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70.21pt"/>
    </style:style>
    <style:style style:name="co8" style:family="table-column">
      <style:table-column-properties fo:break-before="auto" style:column-width="94.96pt"/>
    </style:style>
    <style:style style:name="co9" style:family="table-column">
      <style:table-column-properties fo:break-before="auto" style:column-width="74.1pt"/>
    </style:style>
    <style:style style:name="co10" style:family="table-column">
      <style:table-column-properties fo:break-before="auto" style:column-width="97.99pt"/>
    </style:style>
    <style:style style:name="co11" style:family="table-column">
      <style:table-column-properties fo:break-before="auto" style:column-width="71.74pt"/>
    </style:style>
    <style:style style:name="co12" style:family="table-column">
      <style:table-column-properties fo:break-before="auto" style:column-width="96.46pt"/>
    </style:style>
    <style:style style:name="co13" style:family="table-column">
      <style:table-column-properties fo:break-before="auto" style:column-width="72.54pt"/>
    </style:style>
    <style:style style:name="co14" style:family="table-column">
      <style:table-column-properties fo:break-before="auto" style:column-width="95.7pt"/>
    </style:style>
    <style:style style:name="co15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mZu_Abgewa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formula="of:=AVERAGE([.B4:.B212])" office:value-type="float" office:value="520758.315789474" calcext:value-type="float">
            <text:p>520758.315789474</text:p>
          </table:table-cell>
          <table:table-cell table:formula="of:=AVERAGE([.C4:.C212])" office:value-type="float" office:value="156.119416669856" calcext:value-type="float">
            <text:p>156.1194166699</text:p>
          </table:table-cell>
          <table:table-cell/>
          <table:table-cell table:formula="of:=AVERAGE([.E4:.E259])" office:value-type="float" office:value="520925.51953125" calcext:value-type="float">
            <text:p>520925.51953125</text:p>
          </table:table-cell>
          <table:table-cell table:formula="of:=AVERAGE([.F4:.F259])" office:value-type="float" office:value="156.169544417969" calcext:value-type="float">
            <text:p>156.169544418</text:p>
          </table:table-cell>
        </table:table-row>
        <table:table-row table:style-name="ro1">
          <table:table-cell/>
          <table:table-cell office:value-type="string" calcext:value-type="string">
            <text:p>Zugewandt</text:p>
          </table:table-cell>
          <table:table-cell office:value-type="string" calcext:value-type="string">
            <text:p>1 Messfehler</text:p>
          </table:table-cell>
          <table:table-cell/>
          <table:table-cell office:value-type="string" calcext:value-type="string">
            <text:p>Abgewandt</text:p>
          </table:table-cell>
          <table:table-cell office:value-type="string" calcext:value-type="string">
            <text:p>4 Messfehler</text:p>
          </table:table-cell>
        </table:table-row>
        <table:table-row table:style-name="ro1">
          <table:table-cell/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/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</table:table-row>
        <table:table-row table:style-name="ro1">
          <table:table-cell/>
          <table:table-cell office:value-type="float" office:value="519656" calcext:value-type="float">
            <text:p>519656</text:p>
          </table:table-cell>
          <table:table-cell office:value-type="float" office:value="155.788845" calcext:value-type="float">
            <text:p>155.788845</text:p>
          </table:table-cell>
          <table:table-cell/>
          <table:table-cell office:value-type="float" office:value="519415" calcext:value-type="float">
            <text:p>519415</text:p>
          </table:table-cell>
          <table:table-cell office:value-type="float" office:value="155.716698" calcext:value-type="float">
            <text:p>155.716698</text:p>
          </table:table-cell>
        </table:table-row>
        <table:table-row table:style-name="ro1">
          <table:table-cell/>
          <table:table-cell office:value-type="float" office:value="520312" calcext:value-type="float">
            <text:p>520312</text:p>
          </table:table-cell>
          <table:table-cell office:value-type="float" office:value="155.985744" calcext:value-type="float">
            <text:p>155.985744</text:p>
          </table:table-cell>
          <table:table-cell/>
          <table:table-cell office:value-type="float" office:value="520218" calcext:value-type="float">
            <text:p>520218</text:p>
          </table:table-cell>
          <table:table-cell office:value-type="float" office:value="155.957468" calcext:value-type="float">
            <text:p>155.957468</text:p>
          </table:table-cell>
        </table:table-row>
        <table:table-row table:style-name="ro1">
          <table:table-cell/>
          <table:table-cell office:value-type="float" office:value="520455" calcext:value-type="float">
            <text:p>520455</text:p>
          </table:table-cell>
          <table:table-cell office:value-type="float" office:value="156.02846" calcext:value-type="float">
            <text:p>156.02846</text:p>
          </table:table-cell>
          <table:table-cell/>
          <table:table-cell office:value-type="float" office:value="519525" calcext:value-type="float">
            <text:p>519525</text:p>
          </table:table-cell>
          <table:table-cell office:value-type="float" office:value="155.749811" calcext:value-type="float">
            <text:p>155.749811</text:p>
          </table:table-cell>
        </table:table-row>
        <table:table-row table:style-name="ro1">
          <table:table-cell/>
          <table:table-cell office:value-type="float" office:value="519922" calcext:value-type="float">
            <text:p>519922</text:p>
          </table:table-cell>
          <table:table-cell office:value-type="float" office:value="155.868825" calcext:value-type="float">
            <text:p>155.868825</text:p>
          </table:table-cell>
          <table:table-cell/>
          <table:table-cell office:value-type="float" office:value="519263" calcext:value-type="float">
            <text:p>519263</text:p>
          </table:table-cell>
          <table:table-cell office:value-type="float" office:value="155.671162" calcext:value-type="float">
            <text:p>155.671162</text:p>
          </table:table-cell>
        </table:table-row>
        <table:table-row table:style-name="ro1">
          <table:table-cell/>
          <table:table-cell office:value-type="float" office:value="519970" calcext:value-type="float">
            <text:p>519970</text:p>
          </table:table-cell>
          <table:table-cell office:value-type="float" office:value="155.883153" calcext:value-type="float">
            <text:p>155.883153</text:p>
          </table:table-cell>
          <table:table-cell/>
          <table:table-cell office:value-type="float" office:value="521478" calcext:value-type="float">
            <text:p>521478</text:p>
          </table:table-cell>
          <table:table-cell office:value-type="float" office:value="156.335022" calcext:value-type="float">
            <text:p>156.335022</text:p>
          </table:table-cell>
        </table:table-row>
        <table:table-row table:style-name="ro1">
          <table:table-cell/>
          <table:table-cell office:value-type="float" office:value="520988" calcext:value-type="float">
            <text:p>520988</text:p>
          </table:table-cell>
          <table:table-cell office:value-type="float" office:value="156.188298" calcext:value-type="float">
            <text:p>156.188298</text:p>
          </table:table-cell>
          <table:table-cell/>
          <table:table-cell office:value-type="float" office:value="520686" calcext:value-type="float">
            <text:p>520686</text:p>
          </table:table-cell>
          <table:table-cell office:value-type="float" office:value="156.097713" calcext:value-type="float">
            <text:p>156.097713</text:p>
          </table:table-cell>
        </table:table-row>
        <table:table-row table:style-name="ro1">
          <table:table-cell/>
          <table:table-cell office:value-type="float" office:value="520975" calcext:value-type="float">
            <text:p>520975</text:p>
          </table:table-cell>
          <table:table-cell office:value-type="float" office:value="156.184226" calcext:value-type="float">
            <text:p>156.184226</text:p>
          </table:table-cell>
          <table:table-cell/>
          <table:table-cell office:value-type="float" office:value="520678" calcext:value-type="float">
            <text:p>520678</text:p>
          </table:table-cell>
          <table:table-cell office:value-type="float" office:value="156.09546" calcext:value-type="float">
            <text:p>156.09546</text:p>
          </table:table-cell>
        </table:table-row>
        <table:table-row table:style-name="ro1">
          <table:table-cell/>
          <table:table-cell office:value-type="float" office:value="520991" calcext:value-type="float">
            <text:p>520991</text:p>
          </table:table-cell>
          <table:table-cell office:value-type="float" office:value="156.189231" calcext:value-type="float">
            <text:p>156.189231</text:p>
          </table:table-cell>
          <table:table-cell/>
          <table:table-cell office:value-type="float" office:value="526609" calcext:value-type="float">
            <text:p>526609</text:p>
          </table:table-cell>
          <table:table-cell office:value-type="float" office:value="157.873407" calcext:value-type="float">
            <text:p>157.873407</text:p>
          </table:table-cell>
        </table:table-row>
        <table:table-row table:style-name="ro1">
          <table:table-cell/>
          <table:table-cell office:value-type="float" office:value="521161" calcext:value-type="float">
            <text:p>521161</text:p>
          </table:table-cell>
          <table:table-cell office:value-type="float" office:value="156.24012" calcext:value-type="float">
            <text:p>156.24012</text:p>
          </table:table-cell>
          <table:table-cell/>
          <table:table-cell office:value-type="float" office:value="521992" calcext:value-type="float">
            <text:p>521992</text:p>
          </table:table-cell>
          <table:table-cell office:value-type="float" office:value="156.489407" calcext:value-type="float">
            <text:p>156.489407</text:p>
          </table:table-cell>
        </table:table-row>
        <table:table-row table:style-name="ro1">
          <table:table-cell/>
          <table:table-cell office:value-type="float" office:value="521077" calcext:value-type="float">
            <text:p>521077</text:p>
          </table:table-cell>
          <table:table-cell office:value-type="float" office:value="156.214956" calcext:value-type="float">
            <text:p>156.214956</text:p>
          </table:table-cell>
          <table:table-cell/>
          <table:table-cell office:value-type="float" office:value="523149" calcext:value-type="float">
            <text:p>523149</text:p>
          </table:table-cell>
          <table:table-cell office:value-type="float" office:value="156.836152" calcext:value-type="float">
            <text:p>156.836152</text:p>
          </table:table-cell>
        </table:table-row>
        <table:table-row table:style-name="ro1">
          <table:table-cell/>
          <table:table-cell office:value-type="float" office:value="521020" calcext:value-type="float">
            <text:p>521020</text:p>
          </table:table-cell>
          <table:table-cell office:value-type="float" office:value="156.197717" calcext:value-type="float">
            <text:p>156.197717</text:p>
          </table:table-cell>
          <table:table-cell/>
          <table:table-cell office:value-type="float" office:value="524673" calcext:value-type="float">
            <text:p>524673</text:p>
          </table:table-cell>
          <table:table-cell office:value-type="float" office:value="157.292964" calcext:value-type="float">
            <text:p>157.292964</text:p>
          </table:table-cell>
        </table:table-row>
        <table:table-row table:style-name="ro1">
          <table:table-cell/>
          <table:table-cell office:value-type="float" office:value="521049" calcext:value-type="float">
            <text:p>521049</text:p>
          </table:table-cell>
          <table:table-cell office:value-type="float" office:value="156.206465" calcext:value-type="float">
            <text:p>156.206465</text:p>
          </table:table-cell>
          <table:table-cell/>
          <table:table-cell office:value-type="float" office:value="523318" calcext:value-type="float">
            <text:p>523318</text:p>
          </table:table-cell>
          <table:table-cell office:value-type="float" office:value="156.886872" calcext:value-type="float">
            <text:p>156.886872</text:p>
          </table:table-cell>
        </table:table-row>
        <table:table-row table:style-name="ro1">
          <table:table-cell/>
          <table:table-cell office:value-type="float" office:value="520994" calcext:value-type="float">
            <text:p>520994</text:p>
          </table:table-cell>
          <table:table-cell office:value-type="float" office:value="156.189989" calcext:value-type="float">
            <text:p>156.189989</text:p>
          </table:table-cell>
          <table:table-cell/>
          <table:table-cell office:value-type="float" office:value="526178" calcext:value-type="float">
            <text:p>526178</text:p>
          </table:table-cell>
          <table:table-cell office:value-type="float" office:value="157.74415" calcext:value-type="float">
            <text:p>157.74415</text:p>
          </table:table-cell>
        </table:table-row>
        <table:table-row table:style-name="ro1">
          <table:table-cell/>
          <table:table-cell office:value-type="float" office:value="520981" calcext:value-type="float">
            <text:p>520981</text:p>
          </table:table-cell>
          <table:table-cell office:value-type="float" office:value="156.186161" calcext:value-type="float">
            <text:p>156.186161</text:p>
          </table:table-cell>
          <table:table-cell/>
          <table:table-cell office:value-type="float" office:value="521855" calcext:value-type="float">
            <text:p>521855</text:p>
          </table:table-cell>
          <table:table-cell office:value-type="float" office:value="156.448071" calcext:value-type="float">
            <text:p>156.448071</text:p>
          </table:table-cell>
        </table:table-row>
        <table:table-row table:style-name="ro1">
          <table:table-cell/>
          <table:table-cell office:value-type="float" office:value="520988" calcext:value-type="float">
            <text:p>520988</text:p>
          </table:table-cell>
          <table:table-cell office:value-type="float" office:value="156.188198" calcext:value-type="float">
            <text:p>156.188198</text:p>
          </table:table-cell>
          <table:table-cell/>
          <table:table-cell office:value-type="float" office:value="521705" calcext:value-type="float">
            <text:p>521705</text:p>
          </table:table-cell>
          <table:table-cell office:value-type="float" office:value="156.403226" calcext:value-type="float">
            <text:p>156.403226</text:p>
          </table:table-cell>
        </table:table-row>
        <table:table-row table:style-name="ro1">
          <table:table-cell/>
          <table:table-cell office:value-type="float" office:value="520958" calcext:value-type="float">
            <text:p>520958</text:p>
          </table:table-cell>
          <table:table-cell office:value-type="float" office:value="156.179258" calcext:value-type="float">
            <text:p>156.179258</text:p>
          </table:table-cell>
          <table:table-cell/>
          <table:table-cell office:value-type="float" office:value="524612" calcext:value-type="float">
            <text:p>524612</text:p>
          </table:table-cell>
          <table:table-cell office:value-type="float" office:value="157.27476" calcext:value-type="float">
            <text:p>157.27476</text:p>
          </table:table-cell>
        </table:table-row>
        <table:table-row table:style-name="ro1">
          <table:table-cell/>
          <table:table-cell office:value-type="float" office:value="521036" calcext:value-type="float">
            <text:p>521036</text:p>
          </table:table-cell>
          <table:table-cell office:value-type="float" office:value="156.202652" calcext:value-type="float">
            <text:p>156.202652</text:p>
          </table:table-cell>
          <table:table-cell/>
          <table:table-cell office:value-type="float" office:value="526112" calcext:value-type="float">
            <text:p>526112</text:p>
          </table:table-cell>
          <table:table-cell office:value-type="float" office:value="157.724559" calcext:value-type="float">
            <text:p>157.724559</text:p>
          </table:table-cell>
        </table:table-row>
        <table:table-row table:style-name="ro1">
          <table:table-cell/>
          <table:table-cell office:value-type="float" office:value="521050" calcext:value-type="float">
            <text:p>521050</text:p>
          </table:table-cell>
          <table:table-cell office:value-type="float" office:value="156.206964" calcext:value-type="float">
            <text:p>156.206964</text:p>
          </table:table-cell>
          <table:table-cell/>
          <table:table-cell office:value-type="float" office:value="526232" calcext:value-type="float">
            <text:p>526232</text:p>
          </table:table-cell>
          <table:table-cell office:value-type="float" office:value="157.760426" calcext:value-type="float">
            <text:p>157.760426</text:p>
          </table:table-cell>
        </table:table-row>
        <table:table-row table:style-name="ro1">
          <table:table-cell/>
          <table:table-cell office:value-type="float" office:value="521207" calcext:value-type="float">
            <text:p>521207</text:p>
          </table:table-cell>
          <table:table-cell office:value-type="float" office:value="156.253954" calcext:value-type="float">
            <text:p>156.253954</text:p>
          </table:table-cell>
          <table:table-cell/>
          <table:table-cell office:value-type="float" office:value="525881" calcext:value-type="float">
            <text:p>525881</text:p>
          </table:table-cell>
          <table:table-cell office:value-type="float" office:value="157.655028" calcext:value-type="float">
            <text:p>157.655028</text:p>
          </table:table-cell>
        </table:table-row>
        <table:table-row table:style-name="ro1">
          <table:table-cell/>
          <table:table-cell office:value-type="float" office:value="521112" calcext:value-type="float">
            <text:p>521112</text:p>
          </table:table-cell>
          <table:table-cell office:value-type="float" office:value="156.225487" calcext:value-type="float">
            <text:p>156.225487</text:p>
          </table:table-cell>
          <table:table-cell/>
          <table:table-cell office:value-type="float" office:value="521753" calcext:value-type="float">
            <text:p>521753</text:p>
          </table:table-cell>
          <table:table-cell office:value-type="float" office:value="156.417593" calcext:value-type="float">
            <text:p>156.417593</text:p>
          </table:table-cell>
        </table:table-row>
        <table:table-row table:style-name="ro1">
          <table:table-cell/>
          <table:table-cell office:value-type="float" office:value="520912" calcext:value-type="float">
            <text:p>520912</text:p>
          </table:table-cell>
          <table:table-cell office:value-type="float" office:value="156.165621" calcext:value-type="float">
            <text:p>156.165621</text:p>
          </table:table-cell>
          <table:table-cell/>
          <table:table-cell office:value-type="float" office:value="521868" calcext:value-type="float">
            <text:p>521868</text:p>
          </table:table-cell>
          <table:table-cell office:value-type="float" office:value="156.452198" calcext:value-type="float">
            <text:p>156.452198</text:p>
          </table:table-cell>
        </table:table-row>
        <table:table-row table:style-name="ro1">
          <table:table-cell/>
          <table:table-cell office:value-type="float" office:value="520788" calcext:value-type="float">
            <text:p>520788</text:p>
          </table:table-cell>
          <table:table-cell office:value-type="float" office:value="156.128242" calcext:value-type="float">
            <text:p>156.128242</text:p>
          </table:table-cell>
          <table:table-cell/>
          <table:table-cell office:value-type="float" office:value="522584" calcext:value-type="float">
            <text:p>522584</text:p>
          </table:table-cell>
          <table:table-cell office:value-type="float" office:value="156.666792" calcext:value-type="float">
            <text:p>156.666792</text:p>
          </table:table-cell>
        </table:table-row>
        <table:table-row table:style-name="ro1">
          <table:table-cell/>
          <table:table-cell office:value-type="float" office:value="521067" calcext:value-type="float">
            <text:p>521067</text:p>
          </table:table-cell>
          <table:table-cell office:value-type="float" office:value="156.211953" calcext:value-type="float">
            <text:p>156.211953</text:p>
          </table:table-cell>
          <table:table-cell/>
          <table:table-cell office:value-type="float" office:value="521769" calcext:value-type="float">
            <text:p>521769</text:p>
          </table:table-cell>
          <table:table-cell office:value-type="float" office:value="156.422343" calcext:value-type="float">
            <text:p>156.422343</text:p>
          </table:table-cell>
        </table:table-row>
        <table:table-row table:style-name="ro1">
          <table:table-cell/>
          <table:table-cell office:value-type="float" office:value="521074" calcext:value-type="float">
            <text:p>521074</text:p>
          </table:table-cell>
          <table:table-cell office:value-type="float" office:value="156.214205" calcext:value-type="float">
            <text:p>156.214205</text:p>
          </table:table-cell>
          <table:table-cell/>
          <table:table-cell office:value-type="float" office:value="521674" calcext:value-type="float">
            <text:p>521674</text:p>
          </table:table-cell>
          <table:table-cell office:value-type="float" office:value="156.394061" calcext:value-type="float">
            <text:p>156.394061</text:p>
          </table:table-cell>
        </table:table-row>
        <table:table-row table:style-name="ro1">
          <table:table-cell/>
          <table:table-cell office:value-type="float" office:value="521016" calcext:value-type="float">
            <text:p>521016</text:p>
          </table:table-cell>
          <table:table-cell office:value-type="float" office:value="156.196803" calcext:value-type="float">
            <text:p>156.196803</text:p>
          </table:table-cell>
          <table:table-cell/>
          <table:table-cell office:value-type="float" office:value="520616" calcext:value-type="float">
            <text:p>520616</text:p>
          </table:table-cell>
          <table:table-cell office:value-type="float" office:value="156.076799" calcext:value-type="float">
            <text:p>156.076799</text:p>
          </table:table-cell>
        </table:table-row>
        <table:table-row table:style-name="ro1">
          <table:table-cell/>
          <table:table-cell office:value-type="float" office:value="524134" calcext:value-type="float">
            <text:p>524134</text:p>
          </table:table-cell>
          <table:table-cell office:value-type="float" office:value="157.131307" calcext:value-type="float">
            <text:p>157.131307</text:p>
          </table:table-cell>
          <table:table-cell/>
          <table:table-cell office:value-type="float" office:value="520736" calcext:value-type="float">
            <text:p>520736</text:p>
          </table:table-cell>
          <table:table-cell office:value-type="float" office:value="156.112618" calcext:value-type="float">
            <text:p>156.112618</text:p>
          </table:table-cell>
        </table:table-row>
        <table:table-row table:style-name="ro1">
          <table:table-cell/>
          <table:table-cell office:value-type="float" office:value="520770" calcext:value-type="float">
            <text:p>520770</text:p>
          </table:table-cell>
          <table:table-cell office:value-type="float" office:value="156.122939" calcext:value-type="float">
            <text:p>156.122939</text:p>
          </table:table-cell>
          <table:table-cell/>
          <table:table-cell office:value-type="float" office:value="520863" calcext:value-type="float">
            <text:p>520863</text:p>
          </table:table-cell>
          <table:table-cell office:value-type="float" office:value="156.150751" calcext:value-type="float">
            <text:p>156.150751</text:p>
          </table:table-cell>
        </table:table-row>
        <table:table-row table:style-name="ro1">
          <table:table-cell/>
          <table:table-cell office:value-type="float" office:value="521112" calcext:value-type="float">
            <text:p>521112</text:p>
          </table:table-cell>
          <table:table-cell office:value-type="float" office:value="156.225361" calcext:value-type="float">
            <text:p>156.225361</text:p>
          </table:table-cell>
          <table:table-cell/>
          <table:table-cell office:value-type="float" office:value="520622" calcext:value-type="float">
            <text:p>520622</text:p>
          </table:table-cell>
          <table:table-cell office:value-type="float" office:value="156.078679" calcext:value-type="float">
            <text:p>156.078679</text:p>
          </table:table-cell>
        </table:table-row>
        <table:table-row table:style-name="ro1">
          <table:table-cell/>
          <table:table-cell office:value-type="float" office:value="520717" calcext:value-type="float">
            <text:p>520717</text:p>
          </table:table-cell>
          <table:table-cell office:value-type="float" office:value="156.106913" calcext:value-type="float">
            <text:p>156.106913</text:p>
          </table:table-cell>
          <table:table-cell/>
          <table:table-cell office:value-type="float" office:value="521904" calcext:value-type="float">
            <text:p>521904</text:p>
          </table:table-cell>
          <table:table-cell office:value-type="float" office:value="156.462926" calcext:value-type="float">
            <text:p>156.462926</text:p>
          </table:table-cell>
        </table:table-row>
        <table:table-row table:style-name="ro1">
          <table:table-cell/>
          <table:table-cell office:value-type="float" office:value="520934" calcext:value-type="float">
            <text:p>520934</text:p>
          </table:table-cell>
          <table:table-cell office:value-type="float" office:value="156.172022" calcext:value-type="float">
            <text:p>156.172022</text:p>
          </table:table-cell>
          <table:table-cell/>
          <table:table-cell office:value-type="float" office:value="523365" calcext:value-type="float">
            <text:p>523365</text:p>
          </table:table-cell>
          <table:table-cell office:value-type="float" office:value="156.900831" calcext:value-type="float">
            <text:p>156.900831</text:p>
          </table:table-cell>
        </table:table-row>
        <table:table-row table:style-name="ro1">
          <table:table-cell/>
          <table:table-cell office:value-type="float" office:value="521015" calcext:value-type="float">
            <text:p>521015</text:p>
          </table:table-cell>
          <table:table-cell office:value-type="float" office:value="156.196463" calcext:value-type="float">
            <text:p>156.196463</text:p>
          </table:table-cell>
          <table:table-cell/>
          <table:table-cell office:value-type="float" office:value="523587" calcext:value-type="float">
            <text:p>523587</text:p>
          </table:table-cell>
          <table:table-cell office:value-type="float" office:value="156.967302" calcext:value-type="float">
            <text:p>156.967302</text:p>
          </table:table-cell>
        </table:table-row>
        <table:table-row table:style-name="ro1">
          <table:table-cell/>
          <table:table-cell office:value-type="float" office:value="521260" calcext:value-type="float">
            <text:p>521260</text:p>
          </table:table-cell>
          <table:table-cell office:value-type="float" office:value="156.269945" calcext:value-type="float">
            <text:p>156.269945</text:p>
          </table:table-cell>
          <table:table-cell/>
          <table:table-cell office:value-type="float" office:value="521533" calcext:value-type="float">
            <text:p>521533</text:p>
          </table:table-cell>
          <table:table-cell office:value-type="float" office:value="156.351773" calcext:value-type="float">
            <text:p>156.351773</text:p>
          </table:table-cell>
        </table:table-row>
        <table:table-row table:style-name="ro1">
          <table:table-cell/>
          <table:table-cell office:value-type="float" office:value="521322" calcext:value-type="float">
            <text:p>521322</text:p>
          </table:table-cell>
          <table:table-cell office:value-type="float" office:value="156.288346" calcext:value-type="float">
            <text:p>156.288346</text:p>
          </table:table-cell>
          <table:table-cell/>
          <table:table-cell office:value-type="float" office:value="519837" calcext:value-type="float">
            <text:p>519837</text:p>
          </table:table-cell>
          <table:table-cell office:value-type="float" office:value="155.843089" calcext:value-type="float">
            <text:p>155.843089</text:p>
          </table:table-cell>
        </table:table-row>
        <table:table-row table:style-name="ro1">
          <table:table-cell/>
          <table:table-cell office:value-type="float" office:value="521010" calcext:value-type="float">
            <text:p>521010</text:p>
          </table:table-cell>
          <table:table-cell office:value-type="float" office:value="156.19486" calcext:value-type="float">
            <text:p>156.19486</text:p>
          </table:table-cell>
          <table:table-cell/>
          <table:table-cell office:value-type="float" office:value="520718" calcext:value-type="float">
            <text:p>520718</text:p>
          </table:table-cell>
          <table:table-cell office:value-type="float" office:value="156.107404" calcext:value-type="float">
            <text:p>156.107404</text:p>
          </table:table-cell>
        </table:table-row>
        <table:table-row table:style-name="ro1">
          <table:table-cell/>
          <table:table-cell office:value-type="float" office:value="521111" calcext:value-type="float">
            <text:p>521111</text:p>
          </table:table-cell>
          <table:table-cell office:value-type="float" office:value="156.225239" calcext:value-type="float">
            <text:p>156.225239</text:p>
          </table:table-cell>
          <table:table-cell/>
          <table:table-cell office:value-type="float" office:value="520807" calcext:value-type="float">
            <text:p>520807</text:p>
          </table:table-cell>
          <table:table-cell office:value-type="float" office:value="156.134015" calcext:value-type="float">
            <text:p>156.134015</text:p>
          </table:table-cell>
        </table:table-row>
        <table:table-row table:style-name="ro1">
          <table:table-cell/>
          <table:table-cell office:value-type="float" office:value="521096" calcext:value-type="float">
            <text:p>521096</text:p>
          </table:table-cell>
          <table:table-cell office:value-type="float" office:value="156.220645" calcext:value-type="float">
            <text:p>156.220645</text:p>
          </table:table-cell>
          <table:table-cell/>
          <table:table-cell office:value-type="float" office:value="520559" calcext:value-type="float">
            <text:p>520559</text:p>
          </table:table-cell>
          <table:table-cell office:value-type="float" office:value="156.05969" calcext:value-type="float">
            <text:p>156.05969</text:p>
          </table:table-cell>
        </table:table-row>
        <table:table-row table:style-name="ro1">
          <table:table-cell/>
          <table:table-cell office:value-type="float" office:value="521081" calcext:value-type="float">
            <text:p>521081</text:p>
          </table:table-cell>
          <table:table-cell office:value-type="float" office:value="156.21627" calcext:value-type="float">
            <text:p>156.21627</text:p>
          </table:table-cell>
          <table:table-cell/>
          <table:table-cell office:value-type="float" office:value="520774" calcext:value-type="float">
            <text:p>520774</text:p>
          </table:table-cell>
          <table:table-cell office:value-type="float" office:value="156.12416" calcext:value-type="float">
            <text:p>156.12416</text:p>
          </table:table-cell>
        </table:table-row>
        <table:table-row table:style-name="ro1">
          <table:table-cell/>
          <table:table-cell office:value-type="float" office:value="521065" calcext:value-type="float">
            <text:p>521065</text:p>
          </table:table-cell>
          <table:table-cell office:value-type="float" office:value="156.211249" calcext:value-type="float">
            <text:p>156.211249</text:p>
          </table:table-cell>
          <table:table-cell/>
          <table:table-cell office:value-type="float" office:value="520836" calcext:value-type="float">
            <text:p>520836</text:p>
          </table:table-cell>
          <table:table-cell office:value-type="float" office:value="156.142735" calcext:value-type="float">
            <text:p>156.142735</text:p>
          </table:table-cell>
        </table:table-row>
        <table:table-row table:style-name="ro1">
          <table:table-cell/>
          <table:table-cell office:value-type="float" office:value="521202" calcext:value-type="float">
            <text:p>521202</text:p>
          </table:table-cell>
          <table:table-cell office:value-type="float" office:value="156.252493" calcext:value-type="float">
            <text:p>156.252493</text:p>
          </table:table-cell>
          <table:table-cell/>
          <table:table-cell office:value-type="float" office:value="520672" calcext:value-type="float">
            <text:p>520672</text:p>
          </table:table-cell>
          <table:table-cell office:value-type="float" office:value="156.093584" calcext:value-type="float">
            <text:p>156.093584</text:p>
          </table:table-cell>
        </table:table-row>
        <table:table-row table:style-name="ro1">
          <table:table-cell/>
          <table:table-cell office:value-type="float" office:value="521217" calcext:value-type="float">
            <text:p>521217</text:p>
          </table:table-cell>
          <table:table-cell office:value-type="float" office:value="156.256882" calcext:value-type="float">
            <text:p>156.256882</text:p>
          </table:table-cell>
          <table:table-cell/>
          <table:table-cell office:value-type="float" office:value="520671" calcext:value-type="float">
            <text:p>520671</text:p>
          </table:table-cell>
          <table:table-cell office:value-type="float" office:value="156.093296" calcext:value-type="float">
            <text:p>156.093296</text:p>
          </table:table-cell>
        </table:table-row>
        <table:table-row table:style-name="ro1">
          <table:table-cell/>
          <table:table-cell office:value-type="float" office:value="521228" calcext:value-type="float">
            <text:p>521228</text:p>
          </table:table-cell>
          <table:table-cell office:value-type="float" office:value="156.260148" calcext:value-type="float">
            <text:p>156.260148</text:p>
          </table:table-cell>
          <table:table-cell/>
          <table:table-cell office:value-type="float" office:value="521001" calcext:value-type="float">
            <text:p>521001</text:p>
          </table:table-cell>
          <table:table-cell office:value-type="float" office:value="156.192167" calcext:value-type="float">
            <text:p>156.192167</text:p>
          </table:table-cell>
        </table:table-row>
        <table:table-row table:style-name="ro1">
          <table:table-cell/>
          <table:table-cell office:value-type="float" office:value="521332" calcext:value-type="float">
            <text:p>521332</text:p>
          </table:table-cell>
          <table:table-cell office:value-type="float" office:value="156.291274" calcext:value-type="float">
            <text:p>156.291274</text:p>
          </table:table-cell>
          <table:table-cell/>
          <table:table-cell office:value-type="float" office:value="520601" calcext:value-type="float">
            <text:p>520601</text:p>
          </table:table-cell>
          <table:table-cell office:value-type="float" office:value="156.072277" calcext:value-type="float">
            <text:p>156.072277</text:p>
          </table:table-cell>
        </table:table-row>
        <table:table-row table:style-name="ro1">
          <table:table-cell/>
          <table:table-cell office:value-type="float" office:value="521177" calcext:value-type="float">
            <text:p>521177</text:p>
          </table:table-cell>
          <table:table-cell office:value-type="float" office:value="156.245025" calcext:value-type="float">
            <text:p>156.245025</text:p>
          </table:table-cell>
          <table:table-cell/>
          <table:table-cell office:value-type="float" office:value="520457" calcext:value-type="float">
            <text:p>520457</text:p>
          </table:table-cell>
          <table:table-cell office:value-type="float" office:value="156.029201" calcext:value-type="float">
            <text:p>156.029201</text:p>
          </table:table-cell>
        </table:table-row>
        <table:table-row table:style-name="ro1">
          <table:table-cell/>
          <table:table-cell office:value-type="float" office:value="521265" calcext:value-type="float">
            <text:p>521265</text:p>
          </table:table-cell>
          <table:table-cell office:value-type="float" office:value="156.271362" calcext:value-type="float">
            <text:p>156.271362</text:p>
          </table:table-cell>
          <table:table-cell/>
          <table:table-cell office:value-type="float" office:value="520672" calcext:value-type="float">
            <text:p>520672</text:p>
          </table:table-cell>
          <table:table-cell office:value-type="float" office:value="156.093391" calcext:value-type="float">
            <text:p>156.093391</text:p>
          </table:table-cell>
        </table:table-row>
        <table:table-row table:style-name="ro1">
          <table:table-cell/>
          <table:table-cell office:value-type="float" office:value="521110" calcext:value-type="float">
            <text:p>521110</text:p>
          </table:table-cell>
          <table:table-cell office:value-type="float" office:value="156.224738" calcext:value-type="float">
            <text:p>156.224738</text:p>
          </table:table-cell>
          <table:table-cell/>
          <table:table-cell office:value-type="float" office:value="520877" calcext:value-type="float">
            <text:p>520877</text:p>
          </table:table-cell>
          <table:table-cell office:value-type="float" office:value="156.154889" calcext:value-type="float">
            <text:p>156.154889</text:p>
          </table:table-cell>
        </table:table-row>
        <table:table-row table:style-name="ro1">
          <table:table-cell/>
          <table:table-cell office:value-type="float" office:value="521229" calcext:value-type="float">
            <text:p>521229</text:p>
          </table:table-cell>
          <table:table-cell office:value-type="float" office:value="156.260527" calcext:value-type="float">
            <text:p>156.260527</text:p>
          </table:table-cell>
          <table:table-cell/>
          <table:table-cell office:value-type="float" office:value="520830" calcext:value-type="float">
            <text:p>520830</text:p>
          </table:table-cell>
          <table:table-cell office:value-type="float" office:value="156.140887" calcext:value-type="float">
            <text:p>156.140887</text:p>
          </table:table-cell>
        </table:table-row>
        <table:table-row table:style-name="ro1">
          <table:table-cell/>
          <table:table-cell office:value-type="float" office:value="521110" calcext:value-type="float">
            <text:p>521110</text:p>
          </table:table-cell>
          <table:table-cell office:value-type="float" office:value="156.224956" calcext:value-type="float">
            <text:p>156.224956</text:p>
          </table:table-cell>
          <table:table-cell/>
          <table:table-cell office:value-type="float" office:value="520736" calcext:value-type="float">
            <text:p>520736</text:p>
          </table:table-cell>
          <table:table-cell office:value-type="float" office:value="156.112679" calcext:value-type="float">
            <text:p>156.112679</text:p>
          </table:table-cell>
        </table:table-row>
        <table:table-row table:style-name="ro1">
          <table:table-cell/>
          <table:table-cell office:value-type="float" office:value="521098" calcext:value-type="float">
            <text:p>521098</text:p>
          </table:table-cell>
          <table:table-cell office:value-type="float" office:value="156.221179" calcext:value-type="float">
            <text:p>156.221179</text:p>
          </table:table-cell>
          <table:table-cell/>
          <table:table-cell office:value-type="float" office:value="520785" calcext:value-type="float">
            <text:p>520785</text:p>
          </table:table-cell>
          <table:table-cell office:value-type="float" office:value="156.127428" calcext:value-type="float">
            <text:p>156.127428</text:p>
          </table:table-cell>
        </table:table-row>
        <table:table-row table:style-name="ro1">
          <table:table-cell/>
          <table:table-cell office:value-type="float" office:value="521205" calcext:value-type="float">
            <text:p>521205</text:p>
          </table:table-cell>
          <table:table-cell office:value-type="float" office:value="156.253228" calcext:value-type="float">
            <text:p>156.253228</text:p>
          </table:table-cell>
          <table:table-cell/>
          <table:table-cell office:value-type="float" office:value="520709" calcext:value-type="float">
            <text:p>520709</text:p>
          </table:table-cell>
          <table:table-cell office:value-type="float" office:value="156.104514" calcext:value-type="float">
            <text:p>156.104514</text:p>
          </table:table-cell>
        </table:table-row>
        <table:table-row table:style-name="ro1">
          <table:table-cell/>
          <table:table-cell office:value-type="float" office:value="521193" calcext:value-type="float">
            <text:p>521193</text:p>
          </table:table-cell>
          <table:table-cell office:value-type="float" office:value="156.249744" calcext:value-type="float">
            <text:p>156.249744</text:p>
          </table:table-cell>
          <table:table-cell/>
          <table:table-cell office:value-type="float" office:value="520466" calcext:value-type="float">
            <text:p>520466</text:p>
          </table:table-cell>
          <table:table-cell office:value-type="float" office:value="156.031731" calcext:value-type="float">
            <text:p>156.031731</text:p>
          </table:table-cell>
        </table:table-row>
        <table:table-row table:style-name="ro1">
          <table:table-cell/>
          <table:table-cell office:value-type="float" office:value="521225" calcext:value-type="float">
            <text:p>521225</text:p>
          </table:table-cell>
          <table:table-cell office:value-type="float" office:value="156.259432" calcext:value-type="float">
            <text:p>156.259432</text:p>
          </table:table-cell>
          <table:table-cell/>
          <table:table-cell office:value-type="float" office:value="520666" calcext:value-type="float">
            <text:p>520666</text:p>
          </table:table-cell>
          <table:table-cell office:value-type="float" office:value="156.091734" calcext:value-type="float">
            <text:p>156.091734</text:p>
          </table:table-cell>
        </table:table-row>
        <table:table-row table:style-name="ro1">
          <table:table-cell/>
          <table:table-cell office:value-type="float" office:value="521112" calcext:value-type="float">
            <text:p>521112</text:p>
          </table:table-cell>
          <table:table-cell office:value-type="float" office:value="156.225392" calcext:value-type="float">
            <text:p>156.225392</text:p>
          </table:table-cell>
          <table:table-cell/>
          <table:table-cell office:value-type="float" office:value="520730" calcext:value-type="float">
            <text:p>520730</text:p>
          </table:table-cell>
          <table:table-cell office:value-type="float" office:value="156.110839" calcext:value-type="float">
            <text:p>156.110839</text:p>
          </table:table-cell>
        </table:table-row>
        <table:table-row table:style-name="ro1">
          <table:table-cell/>
          <table:table-cell office:value-type="float" office:value="521235" calcext:value-type="float">
            <text:p>521235</text:p>
          </table:table-cell>
          <table:table-cell office:value-type="float" office:value="156.262397" calcext:value-type="float">
            <text:p>156.262397</text:p>
          </table:table-cell>
          <table:table-cell/>
          <table:table-cell office:value-type="float" office:value="520535" calcext:value-type="float">
            <text:p>520535</text:p>
          </table:table-cell>
          <table:table-cell office:value-type="float" office:value="156.052502" calcext:value-type="float">
            <text:p>156.052502</text:p>
          </table:table-cell>
        </table:table-row>
        <table:table-row table:style-name="ro1">
          <table:table-cell/>
          <table:table-cell office:value-type="float" office:value="521098" calcext:value-type="float">
            <text:p>521098</text:p>
          </table:table-cell>
          <table:table-cell office:value-type="float" office:value="156.221301" calcext:value-type="float">
            <text:p>156.221301</text:p>
          </table:table-cell>
          <table:table-cell/>
          <table:table-cell office:value-type="float" office:value="520949" calcext:value-type="float">
            <text:p>520949</text:p>
          </table:table-cell>
          <table:table-cell office:value-type="float" office:value="156.17661" calcext:value-type="float">
            <text:p>156.17661</text:p>
          </table:table-cell>
        </table:table-row>
        <table:table-row table:style-name="ro1">
          <table:table-cell/>
          <table:table-cell office:value-type="float" office:value="521106" calcext:value-type="float">
            <text:p>521106</text:p>
          </table:table-cell>
          <table:table-cell office:value-type="float" office:value="156.223595" calcext:value-type="float">
            <text:p>156.223595</text:p>
          </table:table-cell>
          <table:table-cell/>
          <table:table-cell office:value-type="float" office:value="520765" calcext:value-type="float">
            <text:p>520765</text:p>
          </table:table-cell>
          <table:table-cell office:value-type="float" office:value="156.121481" calcext:value-type="float">
            <text:p>156.121481</text:p>
          </table:table-cell>
        </table:table-row>
        <table:table-row table:style-name="ro1">
          <table:table-cell/>
          <table:table-cell office:value-type="float" office:value="521150" calcext:value-type="float">
            <text:p>521150</text:p>
          </table:table-cell>
          <table:table-cell office:value-type="float" office:value="156.236813" calcext:value-type="float">
            <text:p>156.236813</text:p>
          </table:table-cell>
          <table:table-cell/>
          <table:table-cell office:value-type="float" office:value="520754" calcext:value-type="float">
            <text:p>520754</text:p>
          </table:table-cell>
          <table:table-cell office:value-type="float" office:value="156.118259" calcext:value-type="float">
            <text:p>156.118259</text:p>
          </table:table-cell>
        </table:table-row>
        <table:table-row table:style-name="ro1">
          <table:table-cell/>
          <table:table-cell office:value-type="float" office:value="520944" calcext:value-type="float">
            <text:p>520944</text:p>
          </table:table-cell>
          <table:table-cell office:value-type="float" office:value="156.175003" calcext:value-type="float">
            <text:p>156.175003</text:p>
          </table:table-cell>
          <table:table-cell/>
          <table:table-cell office:value-type="float" office:value="520773" calcext:value-type="float">
            <text:p>520773</text:p>
          </table:table-cell>
          <table:table-cell office:value-type="float" office:value="156.123692" calcext:value-type="float">
            <text:p>156.123692</text:p>
          </table:table-cell>
        </table:table-row>
        <table:table-row table:style-name="ro1">
          <table:table-cell/>
          <table:table-cell office:value-type="float" office:value="521297" calcext:value-type="float">
            <text:p>521297</text:p>
          </table:table-cell>
          <table:table-cell office:value-type="float" office:value="156.280945" calcext:value-type="float">
            <text:p>156.280945</text:p>
          </table:table-cell>
          <table:table-cell/>
          <table:table-cell office:value-type="float" office:value="520577" calcext:value-type="float">
            <text:p>520577</text:p>
          </table:table-cell>
          <table:table-cell office:value-type="float" office:value="156.065075" calcext:value-type="float">
            <text:p>156.065075</text:p>
          </table:table-cell>
        </table:table-row>
        <table:table-row table:style-name="ro1">
          <table:table-cell/>
          <table:table-cell office:value-type="float" office:value="521200" calcext:value-type="float">
            <text:p>521200</text:p>
          </table:table-cell>
          <table:table-cell office:value-type="float" office:value="156.251716" calcext:value-type="float">
            <text:p>156.251716</text:p>
          </table:table-cell>
          <table:table-cell/>
          <table:table-cell office:value-type="float" office:value="520750" calcext:value-type="float">
            <text:p>520750</text:p>
          </table:table-cell>
          <table:table-cell office:value-type="float" office:value="156.116836" calcext:value-type="float">
            <text:p>156.116836</text:p>
          </table:table-cell>
        </table:table-row>
        <table:table-row table:style-name="ro1">
          <table:table-cell/>
          <table:table-cell office:value-type="float" office:value="521088" calcext:value-type="float">
            <text:p>521088</text:p>
          </table:table-cell>
          <table:table-cell office:value-type="float" office:value="156.218162" calcext:value-type="float">
            <text:p>156.218162</text:p>
          </table:table-cell>
          <table:table-cell/>
          <table:table-cell office:value-type="float" office:value="520810" calcext:value-type="float">
            <text:p>520810</text:p>
          </table:table-cell>
          <table:table-cell office:value-type="float" office:value="156.134872" calcext:value-type="float">
            <text:p>156.134872</text:p>
          </table:table-cell>
        </table:table-row>
        <table:table-row table:style-name="ro1">
          <table:table-cell/>
          <table:table-cell office:value-type="float" office:value="521144" calcext:value-type="float">
            <text:p>521144</text:p>
          </table:table-cell>
          <table:table-cell office:value-type="float" office:value="156.235183" calcext:value-type="float">
            <text:p>156.235183</text:p>
          </table:table-cell>
          <table:table-cell/>
          <table:table-cell office:value-type="float" office:value="520379" calcext:value-type="float">
            <text:p>520379</text:p>
          </table:table-cell>
          <table:table-cell office:value-type="float" office:value="156.005763" calcext:value-type="float">
            <text:p>156.005763</text:p>
          </table:table-cell>
        </table:table-row>
        <table:table-row table:style-name="ro1">
          <table:table-cell/>
          <table:table-cell office:value-type="float" office:value="521200" calcext:value-type="float">
            <text:p>521200</text:p>
          </table:table-cell>
          <table:table-cell office:value-type="float" office:value="156.251951" calcext:value-type="float">
            <text:p>156.251951</text:p>
          </table:table-cell>
          <table:table-cell/>
          <table:table-cell office:value-type="float" office:value="520779" calcext:value-type="float">
            <text:p>520779</text:p>
          </table:table-cell>
          <table:table-cell office:value-type="float" office:value="156.125571" calcext:value-type="float">
            <text:p>156.125571</text:p>
          </table:table-cell>
        </table:table-row>
        <table:table-row table:style-name="ro1">
          <table:table-cell/>
          <table:table-cell office:value-type="float" office:value="521126" calcext:value-type="float">
            <text:p>521126</text:p>
          </table:table-cell>
          <table:table-cell office:value-type="float" office:value="156.229769" calcext:value-type="float">
            <text:p>156.229769</text:p>
          </table:table-cell>
          <table:table-cell/>
          <table:table-cell office:value-type="float" office:value="520658" calcext:value-type="float">
            <text:p>520658</text:p>
          </table:table-cell>
          <table:table-cell office:value-type="float" office:value="156.089406" calcext:value-type="float">
            <text:p>156.089406</text:p>
          </table:table-cell>
        </table:table-row>
        <table:table-row table:style-name="ro1">
          <table:table-cell/>
          <table:table-cell office:value-type="float" office:value="521217" calcext:value-type="float">
            <text:p>521217</text:p>
          </table:table-cell>
          <table:table-cell office:value-type="float" office:value="156.256954" calcext:value-type="float">
            <text:p>156.256954</text:p>
          </table:table-cell>
          <table:table-cell/>
          <table:table-cell office:value-type="float" office:value="520564" calcext:value-type="float">
            <text:p>520564</text:p>
          </table:table-cell>
          <table:table-cell office:value-type="float" office:value="156.061252" calcext:value-type="float">
            <text:p>156.061252</text:p>
          </table:table-cell>
        </table:table-row>
        <table:table-row table:style-name="ro1">
          <table:table-cell/>
          <table:table-cell office:value-type="float" office:value="521170" calcext:value-type="float">
            <text:p>521170</text:p>
          </table:table-cell>
          <table:table-cell office:value-type="float" office:value="156.242881" calcext:value-type="float">
            <text:p>156.242881</text:p>
          </table:table-cell>
          <table:table-cell/>
          <table:table-cell office:value-type="float" office:value="520944" calcext:value-type="float">
            <text:p>520944</text:p>
          </table:table-cell>
          <table:table-cell office:value-type="float" office:value="156.174978" calcext:value-type="float">
            <text:p>156.174978</text:p>
          </table:table-cell>
        </table:table-row>
        <table:table-row table:style-name="ro1">
          <table:table-cell/>
          <table:table-cell office:value-type="float" office:value="521264" calcext:value-type="float">
            <text:p>521264</text:p>
          </table:table-cell>
          <table:table-cell office:value-type="float" office:value="156.2711" calcext:value-type="float">
            <text:p>156.2711</text:p>
          </table:table-cell>
          <table:table-cell/>
          <table:table-cell office:value-type="float" office:value="520562" calcext:value-type="float">
            <text:p>520562</text:p>
          </table:table-cell>
          <table:table-cell office:value-type="float" office:value="156.060591" calcext:value-type="float">
            <text:p>156.060591</text:p>
          </table:table-cell>
        </table:table-row>
        <table:table-row table:style-name="ro1">
          <table:table-cell/>
          <table:table-cell office:value-type="float" office:value="521211" calcext:value-type="float">
            <text:p>521211</text:p>
          </table:table-cell>
          <table:table-cell office:value-type="float" office:value="156.255241" calcext:value-type="float">
            <text:p>156.255241</text:p>
          </table:table-cell>
          <table:table-cell/>
          <table:table-cell office:value-type="float" office:value="520602" calcext:value-type="float">
            <text:p>520602</text:p>
          </table:table-cell>
          <table:table-cell office:value-type="float" office:value="156.072508" calcext:value-type="float">
            <text:p>156.072508</text:p>
          </table:table-cell>
        </table:table-row>
        <table:table-row table:style-name="ro1">
          <table:table-cell/>
          <table:table-cell office:value-type="float" office:value="521186" calcext:value-type="float">
            <text:p>521186</text:p>
          </table:table-cell>
          <table:table-cell office:value-type="float" office:value="156.247744" calcext:value-type="float">
            <text:p>156.247744</text:p>
          </table:table-cell>
          <table:table-cell/>
          <table:table-cell office:value-type="float" office:value="520602" calcext:value-type="float">
            <text:p>520602</text:p>
          </table:table-cell>
          <table:table-cell office:value-type="float" office:value="156.072651" calcext:value-type="float">
            <text:p>156.072651</text:p>
          </table:table-cell>
        </table:table-row>
        <table:table-row table:style-name="ro1">
          <table:table-cell/>
          <table:table-cell office:value-type="float" office:value="521087" calcext:value-type="float">
            <text:p>521087</text:p>
          </table:table-cell>
          <table:table-cell office:value-type="float" office:value="156.218023" calcext:value-type="float">
            <text:p>156.218023</text:p>
          </table:table-cell>
          <table:table-cell/>
          <table:table-cell office:value-type="float" office:value="520742" calcext:value-type="float">
            <text:p>520742</text:p>
          </table:table-cell>
          <table:table-cell office:value-type="float" office:value="156.114594" calcext:value-type="float">
            <text:p>156.114594</text:p>
          </table:table-cell>
        </table:table-row>
        <table:table-row table:style-name="ro1">
          <table:table-cell/>
          <table:table-cell office:value-type="float" office:value="521168" calcext:value-type="float">
            <text:p>521168</text:p>
          </table:table-cell>
          <table:table-cell office:value-type="float" office:value="156.242152" calcext:value-type="float">
            <text:p>156.242152</text:p>
          </table:table-cell>
          <table:table-cell/>
          <table:table-cell office:value-type="float" office:value="520549" calcext:value-type="float">
            <text:p>520549</text:p>
          </table:table-cell>
          <table:table-cell office:value-type="float" office:value="156.056584" calcext:value-type="float">
            <text:p>156.056584</text:p>
          </table:table-cell>
        </table:table-row>
        <table:table-row table:style-name="ro1">
          <table:table-cell/>
          <table:table-cell office:value-type="float" office:value="521245" calcext:value-type="float">
            <text:p>521245</text:p>
          </table:table-cell>
          <table:table-cell office:value-type="float" office:value="156.265459" calcext:value-type="float">
            <text:p>156.265459</text:p>
          </table:table-cell>
          <table:table-cell/>
          <table:table-cell office:value-type="float" office:value="520774" calcext:value-type="float">
            <text:p>520774</text:p>
          </table:table-cell>
          <table:table-cell office:value-type="float" office:value="156.123972" calcext:value-type="float">
            <text:p>156.123972</text:p>
          </table:table-cell>
        </table:table-row>
        <table:table-row table:style-name="ro1">
          <table:table-cell/>
          <table:table-cell office:value-type="float" office:value="521112" calcext:value-type="float">
            <text:p>521112</text:p>
          </table:table-cell>
          <table:table-cell office:value-type="float" office:value="156.225342" calcext:value-type="float">
            <text:p>156.225342</text:p>
          </table:table-cell>
          <table:table-cell/>
          <table:table-cell office:value-type="float" office:value="520722" calcext:value-type="float">
            <text:p>520722</text:p>
          </table:table-cell>
          <table:table-cell office:value-type="float" office:value="156.108469" calcext:value-type="float">
            <text:p>156.108469</text:p>
          </table:table-cell>
        </table:table-row>
        <table:table-row table:style-name="ro1">
          <table:table-cell/>
          <table:table-cell office:value-type="float" office:value="522439" calcext:value-type="float">
            <text:p>522439</text:p>
          </table:table-cell>
          <table:table-cell office:value-type="float" office:value="156.623142" calcext:value-type="float">
            <text:p>156.623142</text:p>
          </table:table-cell>
          <table:table-cell/>
          <table:table-cell office:value-type="float" office:value="520765" calcext:value-type="float">
            <text:p>520765</text:p>
          </table:table-cell>
          <table:table-cell office:value-type="float" office:value="156.121471" calcext:value-type="float">
            <text:p>156.121471</text:p>
          </table:table-cell>
        </table:table-row>
        <table:table-row table:style-name="ro1">
          <table:table-cell/>
          <table:table-cell office:value-type="float" office:value="522890" calcext:value-type="float">
            <text:p>522890</text:p>
          </table:table-cell>
          <table:table-cell office:value-type="float" office:value="156.758597" calcext:value-type="float">
            <text:p>156.758597</text:p>
          </table:table-cell>
          <table:table-cell/>
          <table:table-cell office:value-type="float" office:value="520392" calcext:value-type="float">
            <text:p>520392</text:p>
          </table:table-cell>
          <table:table-cell office:value-type="float" office:value="156.009541" calcext:value-type="float">
            <text:p>156.009541</text:p>
          </table:table-cell>
        </table:table-row>
        <table:table-row table:style-name="ro1">
          <table:table-cell/>
          <table:table-cell office:value-type="float" office:value="521436" calcext:value-type="float">
            <text:p>521436</text:p>
          </table:table-cell>
          <table:table-cell office:value-type="float" office:value="156.322523" calcext:value-type="float">
            <text:p>156.322523</text:p>
          </table:table-cell>
          <table:table-cell/>
          <table:table-cell office:value-type="float" office:value="520651" calcext:value-type="float">
            <text:p>520651</text:p>
          </table:table-cell>
          <table:table-cell office:value-type="float" office:value="156.087111" calcext:value-type="float">
            <text:p>156.087111</text:p>
          </table:table-cell>
        </table:table-row>
        <table:table-row table:style-name="ro1">
          <table:table-cell/>
          <table:table-cell office:value-type="float" office:value="523997" calcext:value-type="float">
            <text:p>523997</text:p>
          </table:table-cell>
          <table:table-cell office:value-type="float" office:value="157.090297" calcext:value-type="float">
            <text:p>157.090297</text:p>
          </table:table-cell>
          <table:table-cell/>
          <table:table-cell office:value-type="float" office:value="520823" calcext:value-type="float">
            <text:p>520823</text:p>
          </table:table-cell>
          <table:table-cell office:value-type="float" office:value="156.138953" calcext:value-type="float">
            <text:p>156.138953</text:p>
          </table:table-cell>
        </table:table-row>
        <table:table-row table:style-name="ro1">
          <table:table-cell/>
          <table:table-cell office:value-type="float" office:value="523925" calcext:value-type="float">
            <text:p>523925</text:p>
          </table:table-cell>
          <table:table-cell office:value-type="float" office:value="157.068838" calcext:value-type="float">
            <text:p>157.068838</text:p>
          </table:table-cell>
          <table:table-cell/>
          <table:table-cell office:value-type="float" office:value="520641" calcext:value-type="float">
            <text:p>520641</text:p>
          </table:table-cell>
          <table:table-cell office:value-type="float" office:value="156.084157" calcext:value-type="float">
            <text:p>156.084157</text:p>
          </table:table-cell>
        </table:table-row>
        <table:table-row table:style-name="ro1">
          <table:table-cell/>
          <table:table-cell office:value-type="float" office:value="521444" calcext:value-type="float">
            <text:p>521444</text:p>
          </table:table-cell>
          <table:table-cell office:value-type="float" office:value="156.324857" calcext:value-type="float">
            <text:p>156.324857</text:p>
          </table:table-cell>
          <table:table-cell/>
          <table:table-cell office:value-type="float" office:value="520912" calcext:value-type="float">
            <text:p>520912</text:p>
          </table:table-cell>
          <table:table-cell office:value-type="float" office:value="156.165418" calcext:value-type="float">
            <text:p>156.165418</text:p>
          </table:table-cell>
        </table:table-row>
        <table:table-row table:style-name="ro1">
          <table:table-cell/>
          <table:table-cell office:value-type="float" office:value="522469" calcext:value-type="float">
            <text:p>522469</text:p>
          </table:table-cell>
          <table:table-cell office:value-type="float" office:value="156.632251" calcext:value-type="float">
            <text:p>156.632251</text:p>
          </table:table-cell>
          <table:table-cell/>
          <table:table-cell office:value-type="float" office:value="522271" calcext:value-type="float">
            <text:p>522271</text:p>
          </table:table-cell>
          <table:table-cell office:value-type="float" office:value="156.573025" calcext:value-type="float">
            <text:p>156.573025</text:p>
          </table:table-cell>
        </table:table-row>
        <table:table-row table:style-name="ro1">
          <table:table-cell/>
          <table:table-cell office:value-type="float" office:value="523136" calcext:value-type="float">
            <text:p>523136</text:p>
          </table:table-cell>
          <table:table-cell office:value-type="float" office:value="156.832306" calcext:value-type="float">
            <text:p>156.832306</text:p>
          </table:table-cell>
          <table:table-cell/>
          <table:table-cell office:value-type="float" office:value="520743" calcext:value-type="float">
            <text:p>520743</text:p>
          </table:table-cell>
          <table:table-cell office:value-type="float" office:value="156.114843" calcext:value-type="float">
            <text:p>156.114843</text:p>
          </table:table-cell>
        </table:table-row>
        <table:table-row table:style-name="ro1">
          <table:table-cell/>
          <table:table-cell office:value-type="float" office:value="521692" calcext:value-type="float">
            <text:p>521692</text:p>
          </table:table-cell>
          <table:table-cell office:value-type="float" office:value="156.399342" calcext:value-type="float">
            <text:p>156.399342</text:p>
          </table:table-cell>
          <table:table-cell/>
          <table:table-cell office:value-type="float" office:value="520849" calcext:value-type="float">
            <text:p>520849</text:p>
          </table:table-cell>
          <table:table-cell office:value-type="float" office:value="156.146494" calcext:value-type="float">
            <text:p>156.146494</text:p>
          </table:table-cell>
        </table:table-row>
        <table:table-row table:style-name="ro1">
          <table:table-cell/>
          <table:table-cell office:value-type="float" office:value="522943" calcext:value-type="float">
            <text:p>522943</text:p>
          </table:table-cell>
          <table:table-cell office:value-type="float" office:value="156.774313" calcext:value-type="float">
            <text:p>156.774313</text:p>
          </table:table-cell>
          <table:table-cell/>
          <table:table-cell office:value-type="float" office:value="520589" calcext:value-type="float">
            <text:p>520589</text:p>
          </table:table-cell>
          <table:table-cell office:value-type="float" office:value="156.068522" calcext:value-type="float">
            <text:p>156.068522</text:p>
          </table:table-cell>
        </table:table-row>
        <table:table-row table:style-name="ro1">
          <table:table-cell/>
          <table:table-cell office:value-type="float" office:value="523829" calcext:value-type="float">
            <text:p>523829</text:p>
          </table:table-cell>
          <table:table-cell office:value-type="float" office:value="157.040028" calcext:value-type="float">
            <text:p>157.040028</text:p>
          </table:table-cell>
          <table:table-cell/>
          <table:table-cell office:value-type="float" office:value="520677" calcext:value-type="float">
            <text:p>520677</text:p>
          </table:table-cell>
          <table:table-cell office:value-type="float" office:value="156.095106" calcext:value-type="float">
            <text:p>156.095106</text:p>
          </table:table-cell>
        </table:table-row>
        <table:table-row table:style-name="ro1">
          <table:table-cell/>
          <table:table-cell office:value-type="float" office:value="523778" calcext:value-type="float">
            <text:p>523778</text:p>
          </table:table-cell>
          <table:table-cell office:value-type="float" office:value="157.024609" calcext:value-type="float">
            <text:p>157.024609</text:p>
          </table:table-cell>
          <table:table-cell/>
          <table:table-cell office:value-type="float" office:value="520559" calcext:value-type="float">
            <text:p>520559</text:p>
          </table:table-cell>
          <table:table-cell office:value-type="float" office:value="156.05952" calcext:value-type="float">
            <text:p>156.05952</text:p>
          </table:table-cell>
        </table:table-row>
        <table:table-row table:style-name="ro1">
          <table:table-cell/>
          <table:table-cell office:value-type="float" office:value="523088" calcext:value-type="float">
            <text:p>523088</text:p>
          </table:table-cell>
          <table:table-cell office:value-type="float" office:value="156.8179" calcext:value-type="float">
            <text:p>156.8179</text:p>
          </table:table-cell>
          <table:table-cell/>
          <table:table-cell office:value-type="float" office:value="520614" calcext:value-type="float">
            <text:p>520614</text:p>
          </table:table-cell>
          <table:table-cell office:value-type="float" office:value="156.07607" calcext:value-type="float">
            <text:p>156.07607</text:p>
          </table:table-cell>
        </table:table-row>
        <table:table-row table:style-name="ro1">
          <table:table-cell/>
          <table:table-cell office:value-type="float" office:value="521901" calcext:value-type="float">
            <text:p>521901</text:p>
          </table:table-cell>
          <table:table-cell office:value-type="float" office:value="156.461876" calcext:value-type="float">
            <text:p>156.461876</text:p>
          </table:table-cell>
          <table:table-cell/>
          <table:table-cell office:value-type="float" office:value="520705" calcext:value-type="float">
            <text:p>520705</text:p>
          </table:table-cell>
          <table:table-cell office:value-type="float" office:value="156.103313" calcext:value-type="float">
            <text:p>156.103313</text:p>
          </table:table-cell>
        </table:table-row>
        <table:table-row table:style-name="ro1">
          <table:table-cell/>
          <table:table-cell office:value-type="float" office:value="524641" calcext:value-type="float">
            <text:p>524641</text:p>
          </table:table-cell>
          <table:table-cell office:value-type="float" office:value="157.283455" calcext:value-type="float">
            <text:p>157.283455</text:p>
          </table:table-cell>
          <table:table-cell/>
          <table:table-cell office:value-type="float" office:value="520618" calcext:value-type="float">
            <text:p>520618</text:p>
          </table:table-cell>
          <table:table-cell office:value-type="float" office:value="156.07722" calcext:value-type="float">
            <text:p>156.07722</text:p>
          </table:table-cell>
        </table:table-row>
        <table:table-row table:style-name="ro1">
          <table:table-cell/>
          <table:table-cell office:value-type="float" office:value="521419" calcext:value-type="float">
            <text:p>521419</text:p>
          </table:table-cell>
          <table:table-cell office:value-type="float" office:value="156.317517" calcext:value-type="float">
            <text:p>156.317517</text:p>
          </table:table-cell>
          <table:table-cell/>
          <table:table-cell office:value-type="float" office:value="520811" calcext:value-type="float">
            <text:p>520811</text:p>
          </table:table-cell>
          <table:table-cell office:value-type="float" office:value="156.13507" calcext:value-type="float">
            <text:p>156.13507</text:p>
          </table:table-cell>
        </table:table-row>
        <table:table-row table:style-name="ro1">
          <table:table-cell/>
          <table:table-cell office:value-type="float" office:value="521264" calcext:value-type="float">
            <text:p>521264</text:p>
          </table:table-cell>
          <table:table-cell office:value-type="float" office:value="156.270977" calcext:value-type="float">
            <text:p>156.270977</text:p>
          </table:table-cell>
          <table:table-cell/>
          <table:table-cell office:value-type="float" office:value="520884" calcext:value-type="float">
            <text:p>520884</text:p>
          </table:table-cell>
          <table:table-cell office:value-type="float" office:value="156.157145" calcext:value-type="float">
            <text:p>156.157145</text:p>
          </table:table-cell>
        </table:table-row>
        <table:table-row table:style-name="ro1">
          <table:table-cell/>
          <table:table-cell office:value-type="float" office:value="521279" calcext:value-type="float">
            <text:p>521279</text:p>
          </table:table-cell>
          <table:table-cell office:value-type="float" office:value="156.275399" calcext:value-type="float">
            <text:p>156.275399</text:p>
          </table:table-cell>
          <table:table-cell/>
          <table:table-cell office:value-type="float" office:value="520601" calcext:value-type="float">
            <text:p>520601</text:p>
          </table:table-cell>
          <table:table-cell office:value-type="float" office:value="156.072106" calcext:value-type="float">
            <text:p>156.072106</text:p>
          </table:table-cell>
        </table:table-row>
        <table:table-row table:style-name="ro1">
          <table:table-cell/>
          <table:table-cell office:value-type="float" office:value="522958" calcext:value-type="float">
            <text:p>522958</text:p>
          </table:table-cell>
          <table:table-cell office:value-type="float" office:value="156.778918" calcext:value-type="float">
            <text:p>156.778918</text:p>
          </table:table-cell>
          <table:table-cell/>
          <table:table-cell office:value-type="float" office:value="520843" calcext:value-type="float">
            <text:p>520843</text:p>
          </table:table-cell>
          <table:table-cell office:value-type="float" office:value="156.14495" calcext:value-type="float">
            <text:p>156.14495</text:p>
          </table:table-cell>
        </table:table-row>
        <table:table-row table:style-name="ro1">
          <table:table-cell/>
          <table:table-cell office:value-type="float" office:value="521888" calcext:value-type="float">
            <text:p>521888</text:p>
          </table:table-cell>
          <table:table-cell office:value-type="float" office:value="156.457937" calcext:value-type="float">
            <text:p>156.457937</text:p>
          </table:table-cell>
          <table:table-cell/>
          <table:table-cell office:value-type="float" office:value="520885" calcext:value-type="float">
            <text:p>520885</text:p>
          </table:table-cell>
          <table:table-cell office:value-type="float" office:value="156.157405" calcext:value-type="float">
            <text:p>156.157405</text:p>
          </table:table-cell>
        </table:table-row>
        <table:table-row table:style-name="ro1">
          <table:table-cell/>
          <table:table-cell office:value-type="float" office:value="521734" calcext:value-type="float">
            <text:p>521734</text:p>
          </table:table-cell>
          <table:table-cell office:value-type="float" office:value="156.41193" calcext:value-type="float">
            <text:p>156.41193</text:p>
          </table:table-cell>
          <table:table-cell/>
          <table:table-cell office:value-type="float" office:value="520754" calcext:value-type="float">
            <text:p>520754</text:p>
          </table:table-cell>
          <table:table-cell office:value-type="float" office:value="156.118237" calcext:value-type="float">
            <text:p>156.118237</text:p>
          </table:table-cell>
        </table:table-row>
        <table:table-row table:style-name="ro1">
          <table:table-cell/>
          <table:table-cell office:value-type="float" office:value="521395" calcext:value-type="float">
            <text:p>521395</text:p>
          </table:table-cell>
          <table:table-cell office:value-type="float" office:value="156.310366" calcext:value-type="float">
            <text:p>156.310366</text:p>
          </table:table-cell>
          <table:table-cell/>
          <table:table-cell office:value-type="float" office:value="520786" calcext:value-type="float">
            <text:p>520786</text:p>
          </table:table-cell>
          <table:table-cell office:value-type="float" office:value="156.127604" calcext:value-type="float">
            <text:p>156.127604</text:p>
          </table:table-cell>
        </table:table-row>
        <table:table-row table:style-name="ro1">
          <table:table-cell/>
          <table:table-cell office:value-type="float" office:value="521387" calcext:value-type="float">
            <text:p>521387</text:p>
          </table:table-cell>
          <table:table-cell office:value-type="float" office:value="156.307854" calcext:value-type="float">
            <text:p>156.307854</text:p>
          </table:table-cell>
          <table:table-cell/>
          <table:table-cell office:value-type="float" office:value="520871" calcext:value-type="float">
            <text:p>520871</text:p>
          </table:table-cell>
          <table:table-cell office:value-type="float" office:value="156.153056" calcext:value-type="float">
            <text:p>156.153056</text:p>
          </table:table-cell>
        </table:table-row>
        <table:table-row table:style-name="ro1">
          <table:table-cell/>
          <table:table-cell office:value-type="float" office:value="521475" calcext:value-type="float">
            <text:p>521475</text:p>
          </table:table-cell>
          <table:table-cell office:value-type="float" office:value="156.334298" calcext:value-type="float">
            <text:p>156.334298</text:p>
          </table:table-cell>
          <table:table-cell/>
          <table:table-cell office:value-type="float" office:value="520693" calcext:value-type="float">
            <text:p>520693</text:p>
          </table:table-cell>
          <table:table-cell office:value-type="float" office:value="156.099709" calcext:value-type="float">
            <text:p>156.099709</text:p>
          </table:table-cell>
        </table:table-row>
        <table:table-row table:style-name="ro1">
          <table:table-cell/>
          <table:table-cell office:value-type="float" office:value="521117" calcext:value-type="float">
            <text:p>521117</text:p>
          </table:table-cell>
          <table:table-cell office:value-type="float" office:value="156.226973" calcext:value-type="float">
            <text:p>156.226973</text:p>
          </table:table-cell>
          <table:table-cell/>
          <table:table-cell office:value-type="float" office:value="520590" calcext:value-type="float">
            <text:p>520590</text:p>
          </table:table-cell>
          <table:table-cell office:value-type="float" office:value="156.069084" calcext:value-type="float">
            <text:p>156.069084</text:p>
          </table:table-cell>
        </table:table-row>
        <table:table-row table:style-name="ro1">
          <table:table-cell/>
          <table:table-cell office:value-type="float" office:value="521146" calcext:value-type="float">
            <text:p>521146</text:p>
          </table:table-cell>
          <table:table-cell office:value-type="float" office:value="156.235613" calcext:value-type="float">
            <text:p>156.235613</text:p>
          </table:table-cell>
          <table:table-cell/>
          <table:table-cell office:value-type="float" office:value="520807" calcext:value-type="float">
            <text:p>520807</text:p>
          </table:table-cell>
          <table:table-cell office:value-type="float" office:value="156.133916" calcext:value-type="float">
            <text:p>156.133916</text:p>
          </table:table-cell>
        </table:table-row>
        <table:table-row table:style-name="ro1">
          <table:table-cell/>
          <table:table-cell office:value-type="float" office:value="520148" calcext:value-type="float">
            <text:p>520148</text:p>
          </table:table-cell>
          <table:table-cell office:value-type="float" office:value="155.936317" calcext:value-type="float">
            <text:p>155.936317</text:p>
          </table:table-cell>
          <table:table-cell/>
          <table:table-cell office:value-type="float" office:value="520919" calcext:value-type="float">
            <text:p>520919</text:p>
          </table:table-cell>
          <table:table-cell office:value-type="float" office:value="156.167502" calcext:value-type="float">
            <text:p>156.167502</text:p>
          </table:table-cell>
        </table:table-row>
        <table:table-row table:style-name="ro1">
          <table:table-cell/>
          <table:table-cell office:value-type="float" office:value="520213" calcext:value-type="float">
            <text:p>520213</text:p>
          </table:table-cell>
          <table:table-cell office:value-type="float" office:value="155.955886" calcext:value-type="float">
            <text:p>155.955886</text:p>
          </table:table-cell>
          <table:table-cell/>
          <table:table-cell office:value-type="float" office:value="520695" calcext:value-type="float">
            <text:p>520695</text:p>
          </table:table-cell>
          <table:table-cell office:value-type="float" office:value="156.100293" calcext:value-type="float">
            <text:p>156.100293</text:p>
          </table:table-cell>
        </table:table-row>
        <table:table-row table:style-name="ro1">
          <table:table-cell/>
          <table:table-cell office:value-type="float" office:value="519745" calcext:value-type="float">
            <text:p>519745</text:p>
          </table:table-cell>
          <table:table-cell office:value-type="float" office:value="155.815762" calcext:value-type="float">
            <text:p>155.815762</text:p>
          </table:table-cell>
          <table:table-cell/>
          <table:table-cell office:value-type="float" office:value="520579" calcext:value-type="float">
            <text:p>520579</text:p>
          </table:table-cell>
          <table:table-cell office:value-type="float" office:value="156.065602" calcext:value-type="float">
            <text:p>156.065602</text:p>
          </table:table-cell>
        </table:table-row>
        <table:table-row table:style-name="ro1">
          <table:table-cell/>
          <table:table-cell office:value-type="float" office:value="519668" calcext:value-type="float">
            <text:p>519668</text:p>
          </table:table-cell>
          <table:table-cell office:value-type="float" office:value="155.792503" calcext:value-type="float">
            <text:p>155.792503</text:p>
          </table:table-cell>
          <table:table-cell/>
          <table:table-cell office:value-type="float" office:value="520953" calcext:value-type="float">
            <text:p>520953</text:p>
          </table:table-cell>
          <table:table-cell office:value-type="float" office:value="156.177753" calcext:value-type="float">
            <text:p>156.177753</text:p>
          </table:table-cell>
        </table:table-row>
        <table:table-row table:style-name="ro1">
          <table:table-cell/>
          <table:table-cell office:value-type="float" office:value="520002" calcext:value-type="float">
            <text:p>520002</text:p>
          </table:table-cell>
          <table:table-cell office:value-type="float" office:value="155.892818" calcext:value-type="float">
            <text:p>155.892818</text:p>
          </table:table-cell>
          <table:table-cell/>
          <table:table-cell office:value-type="float" office:value="520367" calcext:value-type="float">
            <text:p>520367</text:p>
          </table:table-cell>
          <table:table-cell office:value-type="float" office:value="156.002065" calcext:value-type="float">
            <text:p>156.002065</text:p>
          </table:table-cell>
        </table:table-row>
        <table:table-row table:style-name="ro1">
          <table:table-cell/>
          <table:table-cell office:value-type="float" office:value="520732" calcext:value-type="float">
            <text:p>520732</text:p>
          </table:table-cell>
          <table:table-cell office:value-type="float" office:value="156.111589" calcext:value-type="float">
            <text:p>156.111589</text:p>
          </table:table-cell>
          <table:table-cell/>
          <table:table-cell office:value-type="float" office:value="520683" calcext:value-type="float">
            <text:p>520683</text:p>
          </table:table-cell>
          <table:table-cell office:value-type="float" office:value="156.096961" calcext:value-type="float">
            <text:p>156.096961</text:p>
          </table:table-cell>
        </table:table-row>
        <table:table-row table:style-name="ro1">
          <table:table-cell/>
          <table:table-cell office:value-type="float" office:value="520903" calcext:value-type="float">
            <text:p>520903</text:p>
          </table:table-cell>
          <table:table-cell office:value-type="float" office:value="156.16294" calcext:value-type="float">
            <text:p>156.16294</text:p>
          </table:table-cell>
          <table:table-cell/>
          <table:table-cell office:value-type="float" office:value="520789" calcext:value-type="float">
            <text:p>520789</text:p>
          </table:table-cell>
          <table:table-cell office:value-type="float" office:value="156.12857" calcext:value-type="float">
            <text:p>156.12857</text:p>
          </table:table-cell>
        </table:table-row>
        <table:table-row table:style-name="ro1">
          <table:table-cell/>
          <table:table-cell office:value-type="float" office:value="519484" calcext:value-type="float">
            <text:p>519484</text:p>
          </table:table-cell>
          <table:table-cell office:value-type="float" office:value="155.737344" calcext:value-type="float">
            <text:p>155.737344</text:p>
          </table:table-cell>
          <table:table-cell/>
          <table:table-cell office:value-type="float" office:value="520671" calcext:value-type="float">
            <text:p>520671</text:p>
          </table:table-cell>
          <table:table-cell office:value-type="float" office:value="156.093243" calcext:value-type="float">
            <text:p>156.093243</text:p>
          </table:table-cell>
        </table:table-row>
        <table:table-row table:style-name="ro1">
          <table:table-cell/>
          <table:table-cell office:value-type="float" office:value="519755" calcext:value-type="float">
            <text:p>519755</text:p>
          </table:table-cell>
          <table:table-cell office:value-type="float" office:value="155.818548" calcext:value-type="float">
            <text:p>155.818548</text:p>
          </table:table-cell>
          <table:table-cell/>
          <table:table-cell office:value-type="float" office:value="520614" calcext:value-type="float">
            <text:p>520614</text:p>
          </table:table-cell>
          <table:table-cell office:value-type="float" office:value="156.076163" calcext:value-type="float">
            <text:p>156.076163</text:p>
          </table:table-cell>
        </table:table-row>
        <table:table-row table:style-name="ro1">
          <table:table-cell/>
          <table:table-cell office:value-type="float" office:value="520766" calcext:value-type="float">
            <text:p>520766</text:p>
          </table:table-cell>
          <table:table-cell office:value-type="float" office:value="156.121733" calcext:value-type="float">
            <text:p>156.121733</text:p>
          </table:table-cell>
          <table:table-cell/>
          <table:table-cell office:value-type="float" office:value="520648" calcext:value-type="float">
            <text:p>520648</text:p>
          </table:table-cell>
          <table:table-cell office:value-type="float" office:value="156.086377" calcext:value-type="float">
            <text:p>156.086377</text:p>
          </table:table-cell>
        </table:table-row>
        <table:table-row table:style-name="ro1">
          <table:table-cell/>
          <table:table-cell office:value-type="float" office:value="520952" calcext:value-type="float">
            <text:p>520952</text:p>
          </table:table-cell>
          <table:table-cell office:value-type="float" office:value="156.177456" calcext:value-type="float">
            <text:p>156.177456</text:p>
          </table:table-cell>
          <table:table-cell/>
          <table:table-cell office:value-type="float" office:value="520555" calcext:value-type="float">
            <text:p>520555</text:p>
          </table:table-cell>
          <table:table-cell office:value-type="float" office:value="156.058496" calcext:value-type="float">
            <text:p>156.058496</text:p>
          </table:table-cell>
        </table:table-row>
        <table:table-row table:style-name="ro1">
          <table:table-cell/>
          <table:table-cell office:value-type="float" office:value="519937" calcext:value-type="float">
            <text:p>519937</text:p>
          </table:table-cell>
          <table:table-cell office:value-type="float" office:value="155.873274" calcext:value-type="float">
            <text:p>155.873274</text:p>
          </table:table-cell>
          <table:table-cell/>
          <table:table-cell office:value-type="float" office:value="520553" calcext:value-type="float">
            <text:p>520553</text:p>
          </table:table-cell>
          <table:table-cell office:value-type="float" office:value="156.057794" calcext:value-type="float">
            <text:p>156.057794</text:p>
          </table:table-cell>
        </table:table-row>
        <table:table-row table:style-name="ro1">
          <table:table-cell/>
          <table:table-cell office:value-type="float" office:value="520769" calcext:value-type="float">
            <text:p>520769</text:p>
          </table:table-cell>
          <table:table-cell office:value-type="float" office:value="156.122482" calcext:value-type="float">
            <text:p>156.122482</text:p>
          </table:table-cell>
          <table:table-cell/>
          <table:table-cell office:value-type="float" office:value="520527" calcext:value-type="float">
            <text:p>520527</text:p>
          </table:table-cell>
          <table:table-cell office:value-type="float" office:value="156.050155" calcext:value-type="float">
            <text:p>156.050155</text:p>
          </table:table-cell>
        </table:table-row>
        <table:table-row table:style-name="ro1">
          <table:table-cell/>
          <table:table-cell office:value-type="float" office:value="519510" calcext:value-type="float">
            <text:p>519510</text:p>
          </table:table-cell>
          <table:table-cell office:value-type="float" office:value="155.745055" calcext:value-type="float">
            <text:p>155.745055</text:p>
          </table:table-cell>
          <table:table-cell/>
          <table:table-cell office:value-type="float" office:value="520730" calcext:value-type="float">
            <text:p>520730</text:p>
          </table:table-cell>
          <table:table-cell office:value-type="float" office:value="156.110984" calcext:value-type="float">
            <text:p>156.110984</text:p>
          </table:table-cell>
        </table:table-row>
        <table:table-row table:style-name="ro1">
          <table:table-cell/>
          <table:table-cell office:value-type="float" office:value="519658" calcext:value-type="float">
            <text:p>519658</text:p>
          </table:table-cell>
          <table:table-cell office:value-type="float" office:value="155.789595" calcext:value-type="float">
            <text:p>155.789595</text:p>
          </table:table-cell>
          <table:table-cell/>
          <table:table-cell office:value-type="float" office:value="520625" calcext:value-type="float">
            <text:p>520625</text:p>
          </table:table-cell>
          <table:table-cell office:value-type="float" office:value="156.079467" calcext:value-type="float">
            <text:p>156.079467</text:p>
          </table:table-cell>
        </table:table-row>
        <table:table-row table:style-name="ro1">
          <table:table-cell/>
          <table:table-cell office:value-type="float" office:value="519407" calcext:value-type="float">
            <text:p>519407</text:p>
          </table:table-cell>
          <table:table-cell office:value-type="float" office:value="155.714169" calcext:value-type="float">
            <text:p>155.714169</text:p>
          </table:table-cell>
          <table:table-cell/>
          <table:table-cell office:value-type="float" office:value="520677" calcext:value-type="float">
            <text:p>520677</text:p>
          </table:table-cell>
          <table:table-cell office:value-type="float" office:value="156.095123" calcext:value-type="float">
            <text:p>156.095123</text:p>
          </table:table-cell>
        </table:table-row>
        <table:table-row table:style-name="ro1">
          <table:table-cell/>
          <table:table-cell office:value-type="float" office:value="520740" calcext:value-type="float">
            <text:p>520740</text:p>
          </table:table-cell>
          <table:table-cell office:value-type="float" office:value="156.113839" calcext:value-type="float">
            <text:p>156.113839</text:p>
          </table:table-cell>
          <table:table-cell/>
          <table:table-cell office:value-type="float" office:value="520612" calcext:value-type="float">
            <text:p>520612</text:p>
          </table:table-cell>
          <table:table-cell office:value-type="float" office:value="156.075484" calcext:value-type="float">
            <text:p>156.075484</text:p>
          </table:table-cell>
        </table:table-row>
        <table:table-row table:style-name="ro1">
          <table:table-cell/>
          <table:table-cell office:value-type="float" office:value="519363" calcext:value-type="float">
            <text:p>519363</text:p>
          </table:table-cell>
          <table:table-cell office:value-type="float" office:value="155.701001" calcext:value-type="float">
            <text:p>155.701001</text:p>
          </table:table-cell>
          <table:table-cell/>
          <table:table-cell office:value-type="float" office:value="520515" calcext:value-type="float">
            <text:p>520515</text:p>
          </table:table-cell>
          <table:table-cell office:value-type="float" office:value="156.046589" calcext:value-type="float">
            <text:p>156.046589</text:p>
          </table:table-cell>
        </table:table-row>
        <table:table-row table:style-name="ro1">
          <table:table-cell/>
          <table:table-cell office:value-type="float" office:value="521830" calcext:value-type="float">
            <text:p>521830</text:p>
          </table:table-cell>
          <table:table-cell office:value-type="float" office:value="156.440763" calcext:value-type="float">
            <text:p>156.440763</text:p>
          </table:table-cell>
          <table:table-cell/>
          <table:table-cell office:value-type="float" office:value="520696" calcext:value-type="float">
            <text:p>520696</text:p>
          </table:table-cell>
          <table:table-cell office:value-type="float" office:value="156.100776" calcext:value-type="float">
            <text:p>156.100776</text:p>
          </table:table-cell>
        </table:table-row>
        <table:table-row table:style-name="ro1">
          <table:table-cell/>
          <table:table-cell office:value-type="float" office:value="520283" calcext:value-type="float">
            <text:p>520283</text:p>
          </table:table-cell>
          <table:table-cell office:value-type="float" office:value="155.977033" calcext:value-type="float">
            <text:p>155.977033</text:p>
          </table:table-cell>
          <table:table-cell/>
          <table:table-cell office:value-type="float" office:value="520548" calcext:value-type="float">
            <text:p>520548</text:p>
          </table:table-cell>
          <table:table-cell office:value-type="float" office:value="156.056315" calcext:value-type="float">
            <text:p>156.056315</text:p>
          </table:table-cell>
        </table:table-row>
        <table:table-row table:style-name="ro1">
          <table:table-cell/>
          <table:table-cell office:value-type="float" office:value="519971" calcext:value-type="float">
            <text:p>519971</text:p>
          </table:table-cell>
          <table:table-cell office:value-type="float" office:value="155.883379" calcext:value-type="float">
            <text:p>155.883379</text:p>
          </table:table-cell>
          <table:table-cell/>
          <table:table-cell office:value-type="float" office:value="520643" calcext:value-type="float">
            <text:p>520643</text:p>
          </table:table-cell>
          <table:table-cell office:value-type="float" office:value="156.084946" calcext:value-type="float">
            <text:p>156.084946</text:p>
          </table:table-cell>
        </table:table-row>
        <table:table-row table:style-name="ro1">
          <table:table-cell/>
          <table:table-cell office:value-type="float" office:value="519901" calcext:value-type="float">
            <text:p>519901</text:p>
          </table:table-cell>
          <table:table-cell office:value-type="float" office:value="155.862303" calcext:value-type="float">
            <text:p>155.862303</text:p>
          </table:table-cell>
          <table:table-cell/>
          <table:table-cell office:value-type="float" office:value="520764" calcext:value-type="float">
            <text:p>520764</text:p>
          </table:table-cell>
          <table:table-cell office:value-type="float" office:value="156.121169" calcext:value-type="float">
            <text:p>156.121169</text:p>
          </table:table-cell>
        </table:table-row>
        <table:table-row table:style-name="ro1">
          <table:table-cell/>
          <table:table-cell office:value-type="float" office:value="519968" calcext:value-type="float">
            <text:p>519968</text:p>
          </table:table-cell>
          <table:table-cell office:value-type="float" office:value="155.882445" calcext:value-type="float">
            <text:p>155.882445</text:p>
          </table:table-cell>
          <table:table-cell/>
          <table:table-cell office:value-type="float" office:value="520845" calcext:value-type="float">
            <text:p>520845</text:p>
          </table:table-cell>
          <table:table-cell office:value-type="float" office:value="156.145502" calcext:value-type="float">
            <text:p>156.145502</text:p>
          </table:table-cell>
        </table:table-row>
        <table:table-row table:style-name="ro1">
          <table:table-cell/>
          <table:table-cell office:value-type="float" office:value="519908" calcext:value-type="float">
            <text:p>519908</text:p>
          </table:table-cell>
          <table:table-cell office:value-type="float" office:value="155.864609" calcext:value-type="float">
            <text:p>155.864609</text:p>
          </table:table-cell>
          <table:table-cell/>
          <table:table-cell office:value-type="float" office:value="520544" calcext:value-type="float">
            <text:p>520544</text:p>
          </table:table-cell>
          <table:table-cell office:value-type="float" office:value="156.055164" calcext:value-type="float">
            <text:p>156.055164</text:p>
          </table:table-cell>
        </table:table-row>
        <table:table-row table:style-name="ro1">
          <table:table-cell/>
          <table:table-cell office:value-type="float" office:value="520925" calcext:value-type="float">
            <text:p>520925</text:p>
          </table:table-cell>
          <table:table-cell office:value-type="float" office:value="156.16936" calcext:value-type="float">
            <text:p>156.16936</text:p>
          </table:table-cell>
          <table:table-cell/>
          <table:table-cell office:value-type="float" office:value="520824" calcext:value-type="float">
            <text:p>520824</text:p>
          </table:table-cell>
          <table:table-cell office:value-type="float" office:value="156.1391" calcext:value-type="float">
            <text:p>156.1391</text:p>
          </table:table-cell>
        </table:table-row>
        <table:table-row table:style-name="ro1">
          <table:table-cell/>
          <table:table-cell office:value-type="float" office:value="520523" calcext:value-type="float">
            <text:p>520523</text:p>
          </table:table-cell>
          <table:table-cell office:value-type="float" office:value="156.048944" calcext:value-type="float">
            <text:p>156.048944</text:p>
          </table:table-cell>
          <table:table-cell/>
          <table:table-cell office:value-type="float" office:value="520591" calcext:value-type="float">
            <text:p>520591</text:p>
          </table:table-cell>
          <table:table-cell office:value-type="float" office:value="156.069354" calcext:value-type="float">
            <text:p>156.069354</text:p>
          </table:table-cell>
        </table:table-row>
        <table:table-row table:style-name="ro1">
          <table:table-cell/>
          <table:table-cell office:value-type="float" office:value="519889" calcext:value-type="float">
            <text:p>519889</text:p>
          </table:table-cell>
          <table:table-cell office:value-type="float" office:value="155.858909" calcext:value-type="float">
            <text:p>155.858909</text:p>
          </table:table-cell>
          <table:table-cell/>
          <table:table-cell office:value-type="float" office:value="521049" calcext:value-type="float">
            <text:p>521049</text:p>
          </table:table-cell>
          <table:table-cell office:value-type="float" office:value="156.206418" calcext:value-type="float">
            <text:p>156.206418</text:p>
          </table:table-cell>
        </table:table-row>
        <table:table-row table:style-name="ro1">
          <table:table-cell/>
          <table:table-cell office:value-type="float" office:value="520726" calcext:value-type="float">
            <text:p>520726</text:p>
          </table:table-cell>
          <table:table-cell office:value-type="float" office:value="156.10971" calcext:value-type="float">
            <text:p>156.10971</text:p>
          </table:table-cell>
          <table:table-cell/>
          <table:table-cell office:value-type="float" office:value="520295" calcext:value-type="float">
            <text:p>520295</text:p>
          </table:table-cell>
          <table:table-cell office:value-type="float" office:value="155.980539" calcext:value-type="float">
            <text:p>155.980539</text:p>
          </table:table-cell>
        </table:table-row>
        <table:table-row table:style-name="ro1">
          <table:table-cell/>
          <table:table-cell office:value-type="float" office:value="519789" calcext:value-type="float">
            <text:p>519789</text:p>
          </table:table-cell>
          <table:table-cell office:value-type="float" office:value="155.828853" calcext:value-type="float">
            <text:p>155.828853</text:p>
          </table:table-cell>
          <table:table-cell/>
          <table:table-cell office:value-type="float" office:value="520718" calcext:value-type="float">
            <text:p>520718</text:p>
          </table:table-cell>
          <table:table-cell office:value-type="float" office:value="156.107376" calcext:value-type="float">
            <text:p>156.107376</text:p>
          </table:table-cell>
        </table:table-row>
        <table:table-row table:style-name="ro1">
          <table:table-cell/>
          <table:table-cell office:value-type="float" office:value="520420" calcext:value-type="float">
            <text:p>520420</text:p>
          </table:table-cell>
          <table:table-cell office:value-type="float" office:value="156.017906" calcext:value-type="float">
            <text:p>156.017906</text:p>
          </table:table-cell>
          <table:table-cell/>
          <table:table-cell office:value-type="float" office:value="520495" calcext:value-type="float">
            <text:p>520495</text:p>
          </table:table-cell>
          <table:table-cell office:value-type="float" office:value="156.040601" calcext:value-type="float">
            <text:p>156.040601</text:p>
          </table:table-cell>
        </table:table-row>
        <table:table-row table:style-name="ro1">
          <table:table-cell/>
          <table:table-cell office:value-type="float" office:value="519463" calcext:value-type="float">
            <text:p>519463</text:p>
          </table:table-cell>
          <table:table-cell office:value-type="float" office:value="155.731223" calcext:value-type="float">
            <text:p>155.731223</text:p>
          </table:table-cell>
          <table:table-cell/>
          <table:table-cell office:value-type="float" office:value="520447" calcext:value-type="float">
            <text:p>520447</text:p>
          </table:table-cell>
          <table:table-cell office:value-type="float" office:value="156.025984" calcext:value-type="float">
            <text:p>156.025984</text:p>
          </table:table-cell>
        </table:table-row>
        <table:table-row table:style-name="ro1">
          <table:table-cell/>
          <table:table-cell office:value-type="float" office:value="519325" calcext:value-type="float">
            <text:p>519325</text:p>
          </table:table-cell>
          <table:table-cell office:value-type="float" office:value="155.689572" calcext:value-type="float">
            <text:p>155.689572</text:p>
          </table:table-cell>
          <table:table-cell/>
          <table:table-cell office:value-type="float" office:value="520421" calcext:value-type="float">
            <text:p>520421</text:p>
          </table:table-cell>
          <table:table-cell office:value-type="float" office:value="156.018303" calcext:value-type="float">
            <text:p>156.018303</text:p>
          </table:table-cell>
        </table:table-row>
        <table:table-row table:style-name="ro1">
          <table:table-cell/>
          <table:table-cell office:value-type="float" office:value="521299" calcext:value-type="float">
            <text:p>521299</text:p>
          </table:table-cell>
          <table:table-cell office:value-type="float" office:value="156.281611" calcext:value-type="float">
            <text:p>156.281611</text:p>
          </table:table-cell>
          <table:table-cell/>
          <table:table-cell office:value-type="float" office:value="520925" calcext:value-type="float">
            <text:p>520925</text:p>
          </table:table-cell>
          <table:table-cell office:value-type="float" office:value="156.169284" calcext:value-type="float">
            <text:p>156.169284</text:p>
          </table:table-cell>
        </table:table-row>
        <table:table-row table:style-name="ro1">
          <table:table-cell/>
          <table:table-cell office:value-type="float" office:value="520079" calcext:value-type="float">
            <text:p>520079</text:p>
          </table:table-cell>
          <table:table-cell office:value-type="float" office:value="155.915889" calcext:value-type="float">
            <text:p>155.915889</text:p>
          </table:table-cell>
          <table:table-cell/>
          <table:table-cell office:value-type="float" office:value="520597" calcext:value-type="float">
            <text:p>520597</text:p>
          </table:table-cell>
          <table:table-cell office:value-type="float" office:value="156.071161" calcext:value-type="float">
            <text:p>156.071161</text:p>
          </table:table-cell>
        </table:table-row>
        <table:table-row table:style-name="ro1">
          <table:table-cell/>
          <table:table-cell office:value-type="float" office:value="519555" calcext:value-type="float">
            <text:p>519555</text:p>
          </table:table-cell>
          <table:table-cell office:value-type="float" office:value="155.758743" calcext:value-type="float">
            <text:p>155.758743</text:p>
          </table:table-cell>
          <table:table-cell/>
          <table:table-cell office:value-type="float" office:value="520731" calcext:value-type="float">
            <text:p>520731</text:p>
          </table:table-cell>
          <table:table-cell office:value-type="float" office:value="156.111254" calcext:value-type="float">
            <text:p>156.111254</text:p>
          </table:table-cell>
        </table:table-row>
        <table:table-row table:style-name="ro1">
          <table:table-cell/>
          <table:table-cell office:value-type="float" office:value="519863" calcext:value-type="float">
            <text:p>519863</text:p>
          </table:table-cell>
          <table:table-cell office:value-type="float" office:value="155.85093" calcext:value-type="float">
            <text:p>155.85093</text:p>
          </table:table-cell>
          <table:table-cell/>
          <table:table-cell office:value-type="float" office:value="520744" calcext:value-type="float">
            <text:p>520744</text:p>
          </table:table-cell>
          <table:table-cell office:value-type="float" office:value="156.115241" calcext:value-type="float">
            <text:p>156.115241</text:p>
          </table:table-cell>
        </table:table-row>
        <table:table-row table:style-name="ro1">
          <table:table-cell/>
          <table:table-cell office:value-type="float" office:value="519185" calcext:value-type="float">
            <text:p>519185</text:p>
          </table:table-cell>
          <table:table-cell office:value-type="float" office:value="155.647872" calcext:value-type="float">
            <text:p>155.647872</text:p>
          </table:table-cell>
          <table:table-cell/>
          <table:table-cell office:value-type="float" office:value="520665" calcext:value-type="float">
            <text:p>520665</text:p>
          </table:table-cell>
          <table:table-cell office:value-type="float" office:value="156.091489" calcext:value-type="float">
            <text:p>156.091489</text:p>
          </table:table-cell>
        </table:table-row>
        <table:table-row table:style-name="ro1">
          <table:table-cell/>
          <table:table-cell office:value-type="float" office:value="520133" calcext:value-type="float">
            <text:p>520133</text:p>
          </table:table-cell>
          <table:table-cell office:value-type="float" office:value="155.931961" calcext:value-type="float">
            <text:p>155.931961</text:p>
          </table:table-cell>
          <table:table-cell/>
          <table:table-cell office:value-type="float" office:value="520636" calcext:value-type="float">
            <text:p>520636</text:p>
          </table:table-cell>
          <table:table-cell office:value-type="float" office:value="156.082597" calcext:value-type="float">
            <text:p>156.082597</text:p>
          </table:table-cell>
        </table:table-row>
        <table:table-row table:style-name="ro1">
          <table:table-cell/>
          <table:table-cell office:value-type="float" office:value="520232" calcext:value-type="float">
            <text:p>520232</text:p>
          </table:table-cell>
          <table:table-cell office:value-type="float" office:value="155.961545" calcext:value-type="float">
            <text:p>155.961545</text:p>
          </table:table-cell>
          <table:table-cell/>
          <table:table-cell office:value-type="float" office:value="520789" calcext:value-type="float">
            <text:p>520789</text:p>
          </table:table-cell>
          <table:table-cell office:value-type="float" office:value="156.128734" calcext:value-type="float">
            <text:p>156.128734</text:p>
          </table:table-cell>
        </table:table-row>
        <table:table-row table:style-name="ro1">
          <table:table-cell/>
          <table:table-cell office:value-type="float" office:value="519668" calcext:value-type="float">
            <text:p>519668</text:p>
          </table:table-cell>
          <table:table-cell office:value-type="float" office:value="155.792494" calcext:value-type="float">
            <text:p>155.792494</text:p>
          </table:table-cell>
          <table:table-cell/>
          <table:table-cell office:value-type="float" office:value="520860" calcext:value-type="float">
            <text:p>520860</text:p>
          </table:table-cell>
          <table:table-cell office:value-type="float" office:value="156.149992" calcext:value-type="float">
            <text:p>156.149992</text:p>
          </table:table-cell>
        </table:table-row>
        <table:table-row table:style-name="ro1">
          <table:table-cell/>
          <table:table-cell office:value-type="float" office:value="520745" calcext:value-type="float">
            <text:p>520745</text:p>
          </table:table-cell>
          <table:table-cell office:value-type="float" office:value="156.115352" calcext:value-type="float">
            <text:p>156.115352</text:p>
          </table:table-cell>
          <table:table-cell/>
          <table:table-cell office:value-type="float" office:value="521064" calcext:value-type="float">
            <text:p>521064</text:p>
          </table:table-cell>
          <table:table-cell office:value-type="float" office:value="156.211202" calcext:value-type="float">
            <text:p>156.211202</text:p>
          </table:table-cell>
        </table:table-row>
        <table:table-row table:style-name="ro1">
          <table:table-cell/>
          <table:table-cell office:value-type="float" office:value="519817" calcext:value-type="float">
            <text:p>519817</text:p>
          </table:table-cell>
          <table:table-cell office:value-type="float" office:value="155.837316" calcext:value-type="float">
            <text:p>155.837316</text:p>
          </table:table-cell>
          <table:table-cell/>
          <table:table-cell office:value-type="float" office:value="520610" calcext:value-type="float">
            <text:p>520610</text:p>
          </table:table-cell>
          <table:table-cell office:value-type="float" office:value="156.074987" calcext:value-type="float">
            <text:p>156.074987</text:p>
          </table:table-cell>
        </table:table-row>
        <table:table-row table:style-name="ro1">
          <table:table-cell/>
          <table:table-cell office:value-type="float" office:value="519634" calcext:value-type="float">
            <text:p>519634</text:p>
          </table:table-cell>
          <table:table-cell office:value-type="float" office:value="155.782476" calcext:value-type="float">
            <text:p>155.782476</text:p>
          </table:table-cell>
          <table:table-cell/>
          <table:table-cell office:value-type="float" office:value="520617" calcext:value-type="float">
            <text:p>520617</text:p>
          </table:table-cell>
          <table:table-cell office:value-type="float" office:value="156.077086" calcext:value-type="float">
            <text:p>156.077086</text:p>
          </table:table-cell>
        </table:table-row>
        <table:table-row table:style-name="ro1">
          <table:table-cell/>
          <table:table-cell office:value-type="float" office:value="520364" calcext:value-type="float">
            <text:p>520364</text:p>
          </table:table-cell>
          <table:table-cell office:value-type="float" office:value="156.001286" calcext:value-type="float">
            <text:p>156.001286</text:p>
          </table:table-cell>
          <table:table-cell/>
          <table:table-cell office:value-type="float" office:value="520846" calcext:value-type="float">
            <text:p>520846</text:p>
          </table:table-cell>
          <table:table-cell office:value-type="float" office:value="156.145561" calcext:value-type="float">
            <text:p>156.145561</text:p>
          </table:table-cell>
        </table:table-row>
        <table:table-row table:style-name="ro1">
          <table:table-cell/>
          <table:table-cell office:value-type="float" office:value="520045" calcext:value-type="float">
            <text:p>520045</text:p>
          </table:table-cell>
          <table:table-cell office:value-type="float" office:value="155.905551" calcext:value-type="float">
            <text:p>155.905551</text:p>
          </table:table-cell>
          <table:table-cell/>
          <table:table-cell office:value-type="float" office:value="520919" calcext:value-type="float">
            <text:p>520919</text:p>
          </table:table-cell>
          <table:table-cell office:value-type="float" office:value="156.167525" calcext:value-type="float">
            <text:p>156.167525</text:p>
          </table:table-cell>
        </table:table-row>
        <table:table-row table:style-name="ro1">
          <table:table-cell/>
          <table:table-cell office:value-type="float" office:value="520351" calcext:value-type="float">
            <text:p>520351</text:p>
          </table:table-cell>
          <table:table-cell office:value-type="float" office:value="155.997382" calcext:value-type="float">
            <text:p>155.997382</text:p>
          </table:table-cell>
          <table:table-cell/>
          <table:table-cell office:value-type="float" office:value="520586" calcext:value-type="float">
            <text:p>520586</text:p>
          </table:table-cell>
          <table:table-cell office:value-type="float" office:value="156.067706" calcext:value-type="float">
            <text:p>156.067706</text:p>
          </table:table-cell>
        </table:table-row>
        <table:table-row table:style-name="ro1">
          <table:table-cell/>
          <table:table-cell office:value-type="float" office:value="520299" calcext:value-type="float">
            <text:p>520299</text:p>
          </table:table-cell>
          <table:table-cell office:value-type="float" office:value="155.981651" calcext:value-type="float">
            <text:p>155.981651</text:p>
          </table:table-cell>
          <table:table-cell/>
          <table:table-cell office:value-type="float" office:value="520856" calcext:value-type="float">
            <text:p>520856</text:p>
          </table:table-cell>
          <table:table-cell office:value-type="float" office:value="156.148711" calcext:value-type="float">
            <text:p>156.148711</text:p>
          </table:table-cell>
        </table:table-row>
        <table:table-row table:style-name="ro1">
          <table:table-cell/>
          <table:table-cell office:value-type="float" office:value="520557" calcext:value-type="float">
            <text:p>520557</text:p>
          </table:table-cell>
          <table:table-cell office:value-type="float" office:value="156.059119" calcext:value-type="float">
            <text:p>156.059119</text:p>
          </table:table-cell>
          <table:table-cell/>
          <table:table-cell office:value-type="float" office:value="520662" calcext:value-type="float">
            <text:p>520662</text:p>
          </table:table-cell>
          <table:table-cell office:value-type="float" office:value="156.090673" calcext:value-type="float">
            <text:p>156.090673</text:p>
          </table:table-cell>
        </table:table-row>
        <table:table-row table:style-name="ro1">
          <table:table-cell/>
          <table:table-cell office:value-type="float" office:value="520004" calcext:value-type="float">
            <text:p>520004</text:p>
          </table:table-cell>
          <table:table-cell office:value-type="float" office:value="155.893316" calcext:value-type="float">
            <text:p>155.893316</text:p>
          </table:table-cell>
          <table:table-cell/>
          <table:table-cell office:value-type="float" office:value="520719" calcext:value-type="float">
            <text:p>520719</text:p>
          </table:table-cell>
          <table:table-cell office:value-type="float" office:value="156.107743" calcext:value-type="float">
            <text:p>156.107743</text:p>
          </table:table-cell>
        </table:table-row>
        <table:table-row table:style-name="ro1">
          <table:table-cell/>
          <table:table-cell office:value-type="float" office:value="520363" calcext:value-type="float">
            <text:p>520363</text:p>
          </table:table-cell>
          <table:table-cell office:value-type="float" office:value="156.000927" calcext:value-type="float">
            <text:p>156.000927</text:p>
          </table:table-cell>
          <table:table-cell/>
          <table:table-cell office:value-type="float" office:value="520881" calcext:value-type="float">
            <text:p>520881</text:p>
          </table:table-cell>
          <table:table-cell office:value-type="float" office:value="156.156062" calcext:value-type="float">
            <text:p>156.156062</text:p>
          </table:table-cell>
        </table:table-row>
        <table:table-row table:style-name="ro1">
          <table:table-cell/>
          <table:table-cell office:value-type="float" office:value="519749" calcext:value-type="float">
            <text:p>519749</text:p>
          </table:table-cell>
          <table:table-cell office:value-type="float" office:value="155.81691" calcext:value-type="float">
            <text:p>155.81691</text:p>
          </table:table-cell>
          <table:table-cell/>
          <table:table-cell office:value-type="float" office:value="520532" calcext:value-type="float">
            <text:p>520532</text:p>
          </table:table-cell>
          <table:table-cell office:value-type="float" office:value="156.051592" calcext:value-type="float">
            <text:p>156.051592</text:p>
          </table:table-cell>
        </table:table-row>
        <table:table-row table:style-name="ro1">
          <table:table-cell/>
          <table:table-cell office:value-type="float" office:value="519549" calcext:value-type="float">
            <text:p>519549</text:p>
          </table:table-cell>
          <table:table-cell office:value-type="float" office:value="155.756934" calcext:value-type="float">
            <text:p>155.756934</text:p>
          </table:table-cell>
          <table:table-cell/>
          <table:table-cell office:value-type="float" office:value="520667" calcext:value-type="float">
            <text:p>520667</text:p>
          </table:table-cell>
          <table:table-cell office:value-type="float" office:value="156.091894" calcext:value-type="float">
            <text:p>156.091894</text:p>
          </table:table-cell>
        </table:table-row>
        <table:table-row table:style-name="ro1">
          <table:table-cell/>
          <table:table-cell office:value-type="float" office:value="519405" calcext:value-type="float">
            <text:p>519405</text:p>
          </table:table-cell>
          <table:table-cell office:value-type="float" office:value="155.713807" calcext:value-type="float">
            <text:p>155.713807</text:p>
          </table:table-cell>
          <table:table-cell/>
          <table:table-cell office:value-type="float" office:value="520679" calcext:value-type="float">
            <text:p>520679</text:p>
          </table:table-cell>
          <table:table-cell office:value-type="float" office:value="156.09555" calcext:value-type="float">
            <text:p>156.09555</text:p>
          </table:table-cell>
        </table:table-row>
        <table:table-row table:style-name="ro1">
          <table:table-cell/>
          <table:table-cell office:value-type="float" office:value="519715" calcext:value-type="float">
            <text:p>519715</text:p>
          </table:table-cell>
          <table:table-cell office:value-type="float" office:value="155.806681" calcext:value-type="float">
            <text:p>155.806681</text:p>
          </table:table-cell>
          <table:table-cell/>
          <table:table-cell office:value-type="float" office:value="520670" calcext:value-type="float">
            <text:p>520670</text:p>
          </table:table-cell>
          <table:table-cell office:value-type="float" office:value="156.092994" calcext:value-type="float">
            <text:p>156.092994</text:p>
          </table:table-cell>
        </table:table-row>
        <table:table-row table:style-name="ro1">
          <table:table-cell/>
          <table:table-cell office:value-type="float" office:value="520633" calcext:value-type="float">
            <text:p>520633</text:p>
          </table:table-cell>
          <table:table-cell office:value-type="float" office:value="156.081982" calcext:value-type="float">
            <text:p>156.081982</text:p>
          </table:table-cell>
          <table:table-cell/>
          <table:table-cell office:value-type="float" office:value="520494" calcext:value-type="float">
            <text:p>520494</text:p>
          </table:table-cell>
          <table:table-cell office:value-type="float" office:value="156.040068" calcext:value-type="float">
            <text:p>156.040068</text:p>
          </table:table-cell>
        </table:table-row>
        <table:table-row table:style-name="ro1">
          <table:table-cell/>
          <table:table-cell office:value-type="float" office:value="520580" calcext:value-type="float">
            <text:p>520580</text:p>
          </table:table-cell>
          <table:table-cell office:value-type="float" office:value="156.065957" calcext:value-type="float">
            <text:p>156.065957</text:p>
          </table:table-cell>
          <table:table-cell/>
          <table:table-cell office:value-type="float" office:value="520846" calcext:value-type="float">
            <text:p>520846</text:p>
          </table:table-cell>
          <table:table-cell office:value-type="float" office:value="156.145725" calcext:value-type="float">
            <text:p>156.145725</text:p>
          </table:table-cell>
        </table:table-row>
        <table:table-row table:style-name="ro1">
          <table:table-cell/>
          <table:table-cell office:value-type="float" office:value="520837" calcext:value-type="float">
            <text:p>520837</text:p>
          </table:table-cell>
          <table:table-cell office:value-type="float" office:value="156.14299" calcext:value-type="float">
            <text:p>156.14299</text:p>
          </table:table-cell>
          <table:table-cell/>
          <table:table-cell office:value-type="float" office:value="520657" calcext:value-type="float">
            <text:p>520657</text:p>
          </table:table-cell>
          <table:table-cell office:value-type="float" office:value="156.088997" calcext:value-type="float">
            <text:p>156.088997</text:p>
          </table:table-cell>
        </table:table-row>
        <table:table-row table:style-name="ro1">
          <table:table-cell/>
          <table:table-cell office:value-type="float" office:value="520251" calcext:value-type="float">
            <text:p>520251</text:p>
          </table:table-cell>
          <table:table-cell office:value-type="float" office:value="155.967464" calcext:value-type="float">
            <text:p>155.967464</text:p>
          </table:table-cell>
          <table:table-cell/>
          <table:table-cell office:value-type="float" office:value="520470" calcext:value-type="float">
            <text:p>520470</text:p>
          </table:table-cell>
          <table:table-cell office:value-type="float" office:value="156.033011" calcext:value-type="float">
            <text:p>156.033011</text:p>
          </table:table-cell>
        </table:table-row>
        <table:table-row table:style-name="ro1">
          <table:table-cell/>
          <table:table-cell office:value-type="float" office:value="520365" calcext:value-type="float">
            <text:p>520365</text:p>
          </table:table-cell>
          <table:table-cell office:value-type="float" office:value="156.00152" calcext:value-type="float">
            <text:p>156.00152</text:p>
          </table:table-cell>
          <table:table-cell/>
          <table:table-cell office:value-type="float" office:value="520623" calcext:value-type="float">
            <text:p>520623</text:p>
          </table:table-cell>
          <table:table-cell office:value-type="float" office:value="156.078835" calcext:value-type="float">
            <text:p>156.078835</text:p>
          </table:table-cell>
        </table:table-row>
        <table:table-row table:style-name="ro1">
          <table:table-cell/>
          <table:table-cell office:value-type="float" office:value="519972" calcext:value-type="float">
            <text:p>519972</text:p>
          </table:table-cell>
          <table:table-cell office:value-type="float" office:value="155.88376" calcext:value-type="float">
            <text:p>155.88376</text:p>
          </table:table-cell>
          <table:table-cell/>
          <table:table-cell office:value-type="float" office:value="520678" calcext:value-type="float">
            <text:p>520678</text:p>
          </table:table-cell>
          <table:table-cell office:value-type="float" office:value="156.095287" calcext:value-type="float">
            <text:p>156.095287</text:p>
          </table:table-cell>
        </table:table-row>
        <table:table-row table:style-name="ro1">
          <table:table-cell/>
          <table:table-cell office:value-type="float" office:value="520350" calcext:value-type="float">
            <text:p>520350</text:p>
          </table:table-cell>
          <table:table-cell office:value-type="float" office:value="155.997017" calcext:value-type="float">
            <text:p>155.997017</text:p>
          </table:table-cell>
          <table:table-cell/>
          <table:table-cell office:value-type="float" office:value="521102" calcext:value-type="float">
            <text:p>521102</text:p>
          </table:table-cell>
          <table:table-cell office:value-type="float" office:value="156.222449" calcext:value-type="float">
            <text:p>156.222449</text:p>
          </table:table-cell>
        </table:table-row>
        <table:table-row table:style-name="ro1">
          <table:table-cell/>
          <table:table-cell office:value-type="float" office:value="519597" calcext:value-type="float">
            <text:p>519597</text:p>
          </table:table-cell>
          <table:table-cell office:value-type="float" office:value="155.771206" calcext:value-type="float">
            <text:p>155.771206</text:p>
          </table:table-cell>
          <table:table-cell/>
          <table:table-cell office:value-type="float" office:value="520511" calcext:value-type="float">
            <text:p>520511</text:p>
          </table:table-cell>
          <table:table-cell office:value-type="float" office:value="156.045395" calcext:value-type="float">
            <text:p>156.045395</text:p>
          </table:table-cell>
        </table:table-row>
        <table:table-row table:style-name="ro1">
          <table:table-cell/>
          <table:table-cell office:value-type="float" office:value="521317" calcext:value-type="float">
            <text:p>521317</text:p>
          </table:table-cell>
          <table:table-cell office:value-type="float" office:value="156.286759" calcext:value-type="float">
            <text:p>156.286759</text:p>
          </table:table-cell>
          <table:table-cell/>
          <table:table-cell office:value-type="float" office:value="520562" calcext:value-type="float">
            <text:p>520562</text:p>
          </table:table-cell>
          <table:table-cell office:value-type="float" office:value="156.060593" calcext:value-type="float">
            <text:p>156.060593</text:p>
          </table:table-cell>
        </table:table-row>
        <table:table-row table:style-name="ro1">
          <table:table-cell/>
          <table:table-cell office:value-type="float" office:value="520247" calcext:value-type="float">
            <text:p>520247</text:p>
          </table:table-cell>
          <table:table-cell office:value-type="float" office:value="155.965995" calcext:value-type="float">
            <text:p>155.965995</text:p>
          </table:table-cell>
          <table:table-cell/>
          <table:table-cell office:value-type="float" office:value="520711" calcext:value-type="float">
            <text:p>520711</text:p>
          </table:table-cell>
          <table:table-cell office:value-type="float" office:value="156.10524" calcext:value-type="float">
            <text:p>156.10524</text:p>
          </table:table-cell>
        </table:table-row>
        <table:table-row table:style-name="ro1">
          <table:table-cell/>
          <table:table-cell office:value-type="float" office:value="520596" calcext:value-type="float">
            <text:p>520596</text:p>
          </table:table-cell>
          <table:table-cell office:value-type="float" office:value="156.070722" calcext:value-type="float">
            <text:p>156.070722</text:p>
          </table:table-cell>
          <table:table-cell/>
          <table:table-cell office:value-type="float" office:value="520867" calcext:value-type="float">
            <text:p>520867</text:p>
          </table:table-cell>
          <table:table-cell office:value-type="float" office:value="156.152117" calcext:value-type="float">
            <text:p>156.152117</text:p>
          </table:table-cell>
        </table:table-row>
        <table:table-row table:style-name="ro1">
          <table:table-cell/>
          <table:table-cell office:value-type="float" office:value="519035" calcext:value-type="float">
            <text:p>519035</text:p>
          </table:table-cell>
          <table:table-cell office:value-type="float" office:value="155.60273" calcext:value-type="float">
            <text:p>155.60273</text:p>
          </table:table-cell>
          <table:table-cell/>
          <table:table-cell office:value-type="float" office:value="520811" calcext:value-type="float">
            <text:p>520811</text:p>
          </table:table-cell>
          <table:table-cell office:value-type="float" office:value="156.135142" calcext:value-type="float">
            <text:p>156.135142</text:p>
          </table:table-cell>
        </table:table-row>
        <table:table-row table:style-name="ro1">
          <table:table-cell/>
          <table:table-cell office:value-type="float" office:value="520046" calcext:value-type="float">
            <text:p>520046</text:p>
          </table:table-cell>
          <table:table-cell office:value-type="float" office:value="155.905946" calcext:value-type="float">
            <text:p>155.905946</text:p>
          </table:table-cell>
          <table:table-cell/>
          <table:table-cell office:value-type="float" office:value="520830" calcext:value-type="float">
            <text:p>520830</text:p>
          </table:table-cell>
          <table:table-cell office:value-type="float" office:value="156.140832" calcext:value-type="float">
            <text:p>156.140832</text:p>
          </table:table-cell>
        </table:table-row>
        <table:table-row table:style-name="ro1">
          <table:table-cell/>
          <table:table-cell office:value-type="float" office:value="519566" calcext:value-type="float">
            <text:p>519566</text:p>
          </table:table-cell>
          <table:table-cell office:value-type="float" office:value="155.761825" calcext:value-type="float">
            <text:p>155.761825</text:p>
          </table:table-cell>
          <table:table-cell/>
          <table:table-cell office:value-type="float" office:value="520483" calcext:value-type="float">
            <text:p>520483</text:p>
          </table:table-cell>
          <table:table-cell office:value-type="float" office:value="156.036892" calcext:value-type="float">
            <text:p>156.036892</text:p>
          </table:table-cell>
        </table:table-row>
        <table:table-row table:style-name="ro1">
          <table:table-cell/>
          <table:table-cell office:value-type="float" office:value="519567" calcext:value-type="float">
            <text:p>519567</text:p>
          </table:table-cell>
          <table:table-cell office:value-type="float" office:value="155.762367" calcext:value-type="float">
            <text:p>155.762367</text:p>
          </table:table-cell>
          <table:table-cell/>
          <table:table-cell office:value-type="float" office:value="520374" calcext:value-type="float">
            <text:p>520374</text:p>
          </table:table-cell>
          <table:table-cell office:value-type="float" office:value="156.004219" calcext:value-type="float">
            <text:p>156.004219</text:p>
          </table:table-cell>
        </table:table-row>
        <table:table-row table:style-name="ro1">
          <table:table-cell/>
          <table:table-cell office:value-type="float" office:value="521026" calcext:value-type="float">
            <text:p>521026</text:p>
          </table:table-cell>
          <table:table-cell office:value-type="float" office:value="156.19957" calcext:value-type="float">
            <text:p>156.19957</text:p>
          </table:table-cell>
          <table:table-cell/>
          <table:table-cell office:value-type="float" office:value="520577" calcext:value-type="float">
            <text:p>520577</text:p>
          </table:table-cell>
          <table:table-cell office:value-type="float" office:value="156.06498" calcext:value-type="float">
            <text:p>156.06498</text:p>
          </table:table-cell>
        </table:table-row>
        <table:table-row table:style-name="ro1">
          <table:table-cell/>
          <table:table-cell office:value-type="float" office:value="519577" calcext:value-type="float">
            <text:p>519577</text:p>
          </table:table-cell>
          <table:table-cell office:value-type="float" office:value="155.765163" calcext:value-type="float">
            <text:p>155.765163</text:p>
          </table:table-cell>
          <table:table-cell/>
          <table:table-cell office:value-type="float" office:value="520758" calcext:value-type="float">
            <text:p>520758</text:p>
          </table:table-cell>
          <table:table-cell office:value-type="float" office:value="156.119457" calcext:value-type="float">
            <text:p>156.119457</text:p>
          </table:table-cell>
        </table:table-row>
        <table:table-row table:style-name="ro1">
          <table:table-cell/>
          <table:table-cell office:value-type="float" office:value="519885" calcext:value-type="float">
            <text:p>519885</text:p>
          </table:table-cell>
          <table:table-cell office:value-type="float" office:value="155.857502" calcext:value-type="float">
            <text:p>155.857502</text:p>
          </table:table-cell>
          <table:table-cell/>
          <table:table-cell office:value-type="float" office:value="520710" calcext:value-type="float">
            <text:p>520710</text:p>
          </table:table-cell>
          <table:table-cell office:value-type="float" office:value="156.104932" calcext:value-type="float">
            <text:p>156.104932</text:p>
          </table:table-cell>
        </table:table-row>
        <table:table-row table:style-name="ro1">
          <table:table-cell/>
          <table:table-cell office:value-type="float" office:value="521077" calcext:value-type="float">
            <text:p>521077</text:p>
          </table:table-cell>
          <table:table-cell office:value-type="float" office:value="156.214872" calcext:value-type="float">
            <text:p>156.214872</text:p>
          </table:table-cell>
          <table:table-cell/>
          <table:table-cell office:value-type="float" office:value="520799" calcext:value-type="float">
            <text:p>520799</text:p>
          </table:table-cell>
          <table:table-cell office:value-type="float" office:value="156.131578" calcext:value-type="float">
            <text:p>156.131578</text:p>
          </table:table-cell>
        </table:table-row>
        <table:table-row table:style-name="ro1">
          <table:table-cell/>
          <table:table-cell office:value-type="float" office:value="520144" calcext:value-type="float">
            <text:p>520144</text:p>
          </table:table-cell>
          <table:table-cell office:value-type="float" office:value="155.935136" calcext:value-type="float">
            <text:p>155.935136</text:p>
          </table:table-cell>
          <table:table-cell/>
          <table:table-cell office:value-type="float" office:value="520927" calcext:value-type="float">
            <text:p>520927</text:p>
          </table:table-cell>
          <table:table-cell office:value-type="float" office:value="156.169958" calcext:value-type="float">
            <text:p>156.169958</text:p>
          </table:table-cell>
        </table:table-row>
        <table:table-row table:style-name="ro1">
          <table:table-cell/>
          <table:table-cell office:value-type="float" office:value="520123" calcext:value-type="float">
            <text:p>520123</text:p>
          </table:table-cell>
          <table:table-cell office:value-type="float" office:value="155.929028" calcext:value-type="float">
            <text:p>155.929028</text:p>
          </table:table-cell>
          <table:table-cell/>
          <table:table-cell office:value-type="float" office:value="520894" calcext:value-type="float">
            <text:p>520894</text:p>
          </table:table-cell>
          <table:table-cell office:value-type="float" office:value="156.160177" calcext:value-type="float">
            <text:p>156.160177</text:p>
          </table:table-cell>
        </table:table-row>
        <table:table-row table:style-name="ro1">
          <table:table-cell/>
          <table:table-cell office:value-type="float" office:value="520312" calcext:value-type="float">
            <text:p>520312</text:p>
          </table:table-cell>
          <table:table-cell office:value-type="float" office:value="155.985469" calcext:value-type="float">
            <text:p>155.985469</text:p>
          </table:table-cell>
          <table:table-cell/>
          <table:table-cell office:value-type="float" office:value="520445" calcext:value-type="float">
            <text:p>520445</text:p>
          </table:table-cell>
          <table:table-cell office:value-type="float" office:value="156.02538" calcext:value-type="float">
            <text:p>156.02538</text:p>
          </table:table-cell>
        </table:table-row>
        <table:table-row table:style-name="ro1">
          <table:table-cell/>
          <table:table-cell office:value-type="float" office:value="520349" calcext:value-type="float">
            <text:p>520349</text:p>
          </table:table-cell>
          <table:table-cell office:value-type="float" office:value="155.996733" calcext:value-type="float">
            <text:p>155.996733</text:p>
          </table:table-cell>
          <table:table-cell/>
          <table:table-cell office:value-type="float" office:value="520842" calcext:value-type="float">
            <text:p>520842</text:p>
          </table:table-cell>
          <table:table-cell office:value-type="float" office:value="156.144469" calcext:value-type="float">
            <text:p>156.144469</text:p>
          </table:table-cell>
        </table:table-row>
        <table:table-row table:style-name="ro1">
          <table:table-cell/>
          <table:table-cell office:value-type="float" office:value="520700" calcext:value-type="float">
            <text:p>520700</text:p>
          </table:table-cell>
          <table:table-cell office:value-type="float" office:value="156.101872" calcext:value-type="float">
            <text:p>156.101872</text:p>
          </table:table-cell>
          <table:table-cell/>
          <table:table-cell office:value-type="float" office:value="520853" calcext:value-type="float">
            <text:p>520853</text:p>
          </table:table-cell>
          <table:table-cell office:value-type="float" office:value="156.147696" calcext:value-type="float">
            <text:p>156.147696</text:p>
          </table:table-cell>
        </table:table-row>
        <table:table-row table:style-name="ro1">
          <table:table-cell/>
          <table:table-cell office:value-type="float" office:value="519859" calcext:value-type="float">
            <text:p>519859</text:p>
          </table:table-cell>
          <table:table-cell office:value-type="float" office:value="155.849779" calcext:value-type="float">
            <text:p>155.849779</text:p>
          </table:table-cell>
          <table:table-cell/>
          <table:table-cell office:value-type="float" office:value="520641" calcext:value-type="float">
            <text:p>520641</text:p>
          </table:table-cell>
          <table:table-cell office:value-type="float" office:value="156.084345" calcext:value-type="float">
            <text:p>156.084345</text:p>
          </table:table-cell>
        </table:table-row>
        <table:table-row table:style-name="ro1">
          <table:table-cell/>
          <table:table-cell office:value-type="float" office:value="519552" calcext:value-type="float">
            <text:p>519552</text:p>
          </table:table-cell>
          <table:table-cell office:value-type="float" office:value="155.757661" calcext:value-type="float">
            <text:p>155.757661</text:p>
          </table:table-cell>
          <table:table-cell/>
          <table:table-cell office:value-type="float" office:value="520859" calcext:value-type="float">
            <text:p>520859</text:p>
          </table:table-cell>
          <table:table-cell office:value-type="float" office:value="156.149711" calcext:value-type="float">
            <text:p>156.149711</text:p>
          </table:table-cell>
        </table:table-row>
        <table:table-row table:style-name="ro1">
          <table:table-cell/>
          <table:table-cell office:value-type="float" office:value="520594" calcext:value-type="float">
            <text:p>520594</text:p>
          </table:table-cell>
          <table:table-cell office:value-type="float" office:value="156.070017" calcext:value-type="float">
            <text:p>156.070017</text:p>
          </table:table-cell>
          <table:table-cell/>
          <table:table-cell office:value-type="float" office:value="520334" calcext:value-type="float">
            <text:p>520334</text:p>
          </table:table-cell>
          <table:table-cell office:value-type="float" office:value="155.992075" calcext:value-type="float">
            <text:p>155.992075</text:p>
          </table:table-cell>
        </table:table-row>
        <table:table-row table:style-name="ro1">
          <table:table-cell/>
          <table:table-cell office:value-type="float" office:value="519935" calcext:value-type="float">
            <text:p>519935</text:p>
          </table:table-cell>
          <table:table-cell office:value-type="float" office:value="155.872721" calcext:value-type="float">
            <text:p>155.872721</text:p>
          </table:table-cell>
          <table:table-cell/>
          <table:table-cell office:value-type="float" office:value="520666" calcext:value-type="float">
            <text:p>520666</text:p>
          </table:table-cell>
          <table:table-cell office:value-type="float" office:value="156.091881" calcext:value-type="float">
            <text:p>156.091881</text:p>
          </table:table-cell>
        </table:table-row>
        <table:table-row table:style-name="ro1">
          <table:table-cell/>
          <table:table-cell office:value-type="float" office:value="519663" calcext:value-type="float">
            <text:p>519663</text:p>
          </table:table-cell>
          <table:table-cell office:value-type="float" office:value="155.790997" calcext:value-type="float">
            <text:p>155.790997</text:p>
          </table:table-cell>
          <table:table-cell/>
          <table:table-cell office:value-type="float" office:value="520705" calcext:value-type="float">
            <text:p>520705</text:p>
          </table:table-cell>
          <table:table-cell office:value-type="float" office:value="156.103501" calcext:value-type="float">
            <text:p>156.103501</text:p>
          </table:table-cell>
        </table:table-row>
        <table:table-row table:style-name="ro1">
          <table:table-cell/>
          <table:table-cell office:value-type="float" office:value="519331" calcext:value-type="float">
            <text:p>519331</text:p>
          </table:table-cell>
          <table:table-cell office:value-type="float" office:value="155.691506" calcext:value-type="float">
            <text:p>155.691506</text:p>
          </table:table-cell>
          <table:table-cell/>
          <table:table-cell office:value-type="float" office:value="520818" calcext:value-type="float">
            <text:p>520818</text:p>
          </table:table-cell>
          <table:table-cell office:value-type="float" office:value="156.137196" calcext:value-type="float">
            <text:p>156.137196</text:p>
          </table:table-cell>
        </table:table-row>
        <table:table-row table:style-name="ro1">
          <table:table-cell/>
          <table:table-cell office:value-type="float" office:value="520144" calcext:value-type="float">
            <text:p>520144</text:p>
          </table:table-cell>
          <table:table-cell office:value-type="float" office:value="155.935376" calcext:value-type="float">
            <text:p>155.935376</text:p>
          </table:table-cell>
          <table:table-cell/>
          <table:table-cell office:value-type="float" office:value="520546" calcext:value-type="float">
            <text:p>520546</text:p>
          </table:table-cell>
          <table:table-cell office:value-type="float" office:value="156.055802" calcext:value-type="float">
            <text:p>156.055802</text:p>
          </table:table-cell>
        </table:table-row>
        <table:table-row table:style-name="ro1">
          <table:table-cell/>
          <table:table-cell office:value-type="float" office:value="520458" calcext:value-type="float">
            <text:p>520458</text:p>
          </table:table-cell>
          <table:table-cell office:value-type="float" office:value="156.029329" calcext:value-type="float">
            <text:p>156.029329</text:p>
          </table:table-cell>
          <table:table-cell/>
          <table:table-cell office:value-type="float" office:value="520720" calcext:value-type="float">
            <text:p>520720</text:p>
          </table:table-cell>
          <table:table-cell office:value-type="float" office:value="156.108017" calcext:value-type="float">
            <text:p>156.108017</text:p>
          </table:table-cell>
        </table:table-row>
        <table:table-row table:style-name="ro1">
          <table:table-cell/>
          <table:table-cell office:value-type="float" office:value="520683" calcext:value-type="float">
            <text:p>520683</text:p>
          </table:table-cell>
          <table:table-cell office:value-type="float" office:value="156.096957" calcext:value-type="float">
            <text:p>156.096957</text:p>
          </table:table-cell>
          <table:table-cell/>
          <table:table-cell office:value-type="float" office:value="520532" calcext:value-type="float">
            <text:p>520532</text:p>
          </table:table-cell>
          <table:table-cell office:value-type="float" office:value="156.051525" calcext:value-type="float">
            <text:p>156.051525</text:p>
          </table:table-cell>
        </table:table-row>
        <table:table-row table:style-name="ro1">
          <table:table-cell/>
          <table:table-cell office:value-type="float" office:value="520495" calcext:value-type="float">
            <text:p>520495</text:p>
          </table:table-cell>
          <table:table-cell office:value-type="float" office:value="156.040452" calcext:value-type="float">
            <text:p>156.040452</text:p>
          </table:table-cell>
          <table:table-cell/>
          <table:table-cell office:value-type="float" office:value="520656" calcext:value-type="float">
            <text:p>520656</text:p>
          </table:table-cell>
          <table:table-cell office:value-type="float" office:value="156.088697" calcext:value-type="float">
            <text:p>156.088697</text:p>
          </table:table-cell>
        </table:table-row>
        <table:table-row table:style-name="ro1">
          <table:table-cell/>
          <table:table-cell office:value-type="float" office:value="519470" calcext:value-type="float">
            <text:p>519470</text:p>
          </table:table-cell>
          <table:table-cell office:value-type="float" office:value="155.733233" calcext:value-type="float">
            <text:p>155.733233</text:p>
          </table:table-cell>
          <table:table-cell/>
          <table:table-cell office:value-type="float" office:value="520723" calcext:value-type="float">
            <text:p>520723</text:p>
          </table:table-cell>
          <table:table-cell office:value-type="float" office:value="156.108693" calcext:value-type="float">
            <text:p>156.108693</text:p>
          </table:table-cell>
        </table:table-row>
        <table:table-row table:style-name="ro1">
          <table:table-cell/>
          <table:table-cell office:value-type="float" office:value="519953" calcext:value-type="float">
            <text:p>519953</text:p>
          </table:table-cell>
          <table:table-cell office:value-type="float" office:value="155.878019" calcext:value-type="float">
            <text:p>155.878019</text:p>
          </table:table-cell>
          <table:table-cell/>
          <table:table-cell office:value-type="float" office:value="520831" calcext:value-type="float">
            <text:p>520831</text:p>
          </table:table-cell>
          <table:table-cell office:value-type="float" office:value="156.141176" calcext:value-type="float">
            <text:p>156.141176</text:p>
          </table:table-cell>
        </table:table-row>
        <table:table-row table:style-name="ro1">
          <table:table-cell/>
          <table:table-cell office:value-type="float" office:value="519299" calcext:value-type="float">
            <text:p>519299</text:p>
          </table:table-cell>
          <table:table-cell office:value-type="float" office:value="155.682012" calcext:value-type="float">
            <text:p>155.682012</text:p>
          </table:table-cell>
          <table:table-cell/>
          <table:table-cell office:value-type="float" office:value="520612" calcext:value-type="float">
            <text:p>520612</text:p>
          </table:table-cell>
          <table:table-cell office:value-type="float" office:value="156.075519" calcext:value-type="float">
            <text:p>156.075519</text:p>
          </table:table-cell>
        </table:table-row>
        <table:table-row table:style-name="ro1">
          <table:table-cell/>
          <table:table-cell office:value-type="float" office:value="520229" calcext:value-type="float">
            <text:p>520229</text:p>
          </table:table-cell>
          <table:table-cell office:value-type="float" office:value="155.960858" calcext:value-type="float">
            <text:p>155.960858</text:p>
          </table:table-cell>
          <table:table-cell/>
          <table:table-cell office:value-type="float" office:value="520519" calcext:value-type="float">
            <text:p>520519</text:p>
          </table:table-cell>
          <table:table-cell office:value-type="float" office:value="156.047611" calcext:value-type="float">
            <text:p>156.047611</text:p>
          </table:table-cell>
        </table:table-row>
        <table:table-row table:style-name="ro1">
          <table:table-cell/>
          <table:table-cell office:value-type="float" office:value="520279" calcext:value-type="float">
            <text:p>520279</text:p>
          </table:table-cell>
          <table:table-cell office:value-type="float" office:value="155.975611" calcext:value-type="float">
            <text:p>155.975611</text:p>
          </table:table-cell>
          <table:table-cell/>
          <table:table-cell office:value-type="float" office:value="520398" calcext:value-type="float">
            <text:p>520398</text:p>
          </table:table-cell>
          <table:table-cell office:value-type="float" office:value="156.01146" calcext:value-type="float">
            <text:p>156.01146</text:p>
          </table:table-cell>
        </table:table-row>
        <table:table-row table:style-name="ro1">
          <table:table-cell/>
          <table:table-cell office:value-type="float" office:value="522907" calcext:value-type="float">
            <text:p>522907</text:p>
          </table:table-cell>
          <table:table-cell office:value-type="float" office:value="156.763591" calcext:value-type="float">
            <text:p>156.763591</text:p>
          </table:table-cell>
          <table:table-cell/>
          <table:table-cell office:value-type="float" office:value="520943" calcext:value-type="float">
            <text:p>520943</text:p>
          </table:table-cell>
          <table:table-cell office:value-type="float" office:value="156.174808" calcext:value-type="float">
            <text:p>156.174808</text:p>
          </table:table-cell>
        </table:table-row>
        <table:table-row table:style-name="ro1">
          <table:table-cell/>
          <table:table-cell office:value-type="float" office:value="519613" calcext:value-type="float">
            <text:p>519613</text:p>
          </table:table-cell>
          <table:table-cell office:value-type="float" office:value="155.776093" calcext:value-type="float">
            <text:p>155.776093</text:p>
          </table:table-cell>
          <table:table-cell/>
          <table:table-cell office:value-type="float" office:value="520730" calcext:value-type="float">
            <text:p>520730</text:p>
          </table:table-cell>
          <table:table-cell office:value-type="float" office:value="156.110888" calcext:value-type="float">
            <text:p>156.110888</text:p>
          </table:table-cell>
        </table:table-row>
        <table:table-row table:style-name="ro1">
          <table:table-cell/>
          <table:table-cell office:value-type="float" office:value="519491" calcext:value-type="float">
            <text:p>519491</text:p>
          </table:table-cell>
          <table:table-cell office:value-type="float" office:value="155.739521" calcext:value-type="float">
            <text:p>155.739521</text:p>
          </table:table-cell>
          <table:table-cell/>
          <table:table-cell office:value-type="float" office:value="520825" calcext:value-type="float">
            <text:p>520825</text:p>
          </table:table-cell>
          <table:table-cell office:value-type="float" office:value="156.139488" calcext:value-type="float">
            <text:p>156.139488</text:p>
          </table:table-cell>
        </table:table-row>
        <table:table-row table:style-name="ro1">
          <table:table-cell/>
          <table:table-cell office:value-type="float" office:value="520383" calcext:value-type="float">
            <text:p>520383</text:p>
          </table:table-cell>
          <table:table-cell office:value-type="float" office:value="156.00704" calcext:value-type="float">
            <text:p>156.00704</text:p>
          </table:table-cell>
          <table:table-cell/>
          <table:table-cell office:value-type="float" office:value="520672" calcext:value-type="float">
            <text:p>520672</text:p>
          </table:table-cell>
          <table:table-cell office:value-type="float" office:value="156.093596" calcext:value-type="float">
            <text:p>156.093596</text:p>
          </table:table-cell>
        </table:table-row>
        <table:table-row table:style-name="ro1">
          <table:table-cell/>
          <table:table-cell office:value-type="float" office:value="520353" calcext:value-type="float">
            <text:p>520353</text:p>
          </table:table-cell>
          <table:table-cell office:value-type="float" office:value="155.997874" calcext:value-type="float">
            <text:p>155.997874</text:p>
          </table:table-cell>
          <table:table-cell/>
          <table:table-cell office:value-type="float" office:value="520736" calcext:value-type="float">
            <text:p>520736</text:p>
          </table:table-cell>
          <table:table-cell office:value-type="float" office:value="156.112755" calcext:value-type="float">
            <text:p>156.112755</text:p>
          </table:table-cell>
        </table:table-row>
        <table:table-row table:style-name="ro1">
          <table:table-cell/>
          <table:table-cell office:value-type="float" office:value="519386" calcext:value-type="float">
            <text:p>519386</text:p>
          </table:table-cell>
          <table:table-cell office:value-type="float" office:value="155.70801" calcext:value-type="float">
            <text:p>155.70801</text:p>
          </table:table-cell>
          <table:table-cell/>
          <table:table-cell office:value-type="float" office:value="520921" calcext:value-type="float">
            <text:p>520921</text:p>
          </table:table-cell>
          <table:table-cell office:value-type="float" office:value="156.16817" calcext:value-type="float">
            <text:p>156.16817</text:p>
          </table:table-cell>
        </table:table-row>
        <table:table-row table:style-name="ro1">
          <table:table-cell/>
          <table:table-cell office:value-type="float" office:value="520529" calcext:value-type="float">
            <text:p>520529</text:p>
          </table:table-cell>
          <table:table-cell office:value-type="float" office:value="156.050672" calcext:value-type="float">
            <text:p>156.050672</text:p>
          </table:table-cell>
          <table:table-cell/>
          <table:table-cell office:value-type="float" office:value="520766" calcext:value-type="float">
            <text:p>520766</text:p>
          </table:table-cell>
          <table:table-cell office:value-type="float" office:value="156.121761" calcext:value-type="float">
            <text:p>156.121761</text:p>
          </table:table-cell>
        </table:table-row>
        <table:table-row table:style-name="ro1">
          <table:table-cell/>
          <table:table-cell office:value-type="float" office:value="520783" calcext:value-type="float">
            <text:p>520783</text:p>
          </table:table-cell>
          <table:table-cell office:value-type="float" office:value="156.126801" calcext:value-type="float">
            <text:p>156.126801</text:p>
          </table:table-cell>
          <table:table-cell/>
          <table:table-cell office:value-type="float" office:value="520828" calcext:value-type="float">
            <text:p>520828</text:p>
          </table:table-cell>
          <table:table-cell office:value-type="float" office:value="156.140247" calcext:value-type="float">
            <text:p>156.140247</text:p>
          </table:table-cell>
        </table:table-row>
        <table:table-row table:style-name="ro1">
          <table:table-cell/>
          <table:table-cell office:value-type="float" office:value="520349" calcext:value-type="float">
            <text:p>520349</text:p>
          </table:table-cell>
          <table:table-cell office:value-type="float" office:value="155.99678" calcext:value-type="float">
            <text:p>155.99678</text:p>
          </table:table-cell>
          <table:table-cell/>
          <table:table-cell office:value-type="float" office:value="520743" calcext:value-type="float">
            <text:p>520743</text:p>
          </table:table-cell>
          <table:table-cell office:value-type="float" office:value="156.114893" calcext:value-type="float">
            <text:p>156.114893</text:p>
          </table:table-cell>
        </table:table-row>
        <table:table-row table:style-name="ro1">
          <table:table-cell/>
          <table:table-cell office:value-type="float" office:value="520537" calcext:value-type="float">
            <text:p>520537</text:p>
          </table:table-cell>
          <table:table-cell office:value-type="float" office:value="156.05314" calcext:value-type="float">
            <text:p>156.05314</text:p>
          </table:table-cell>
          <table:table-cell/>
          <table:table-cell office:value-type="float" office:value="520673" calcext:value-type="float">
            <text:p>520673</text:p>
          </table:table-cell>
          <table:table-cell office:value-type="float" office:value="156.093754" calcext:value-type="float">
            <text:p>156.093754</text:p>
          </table:table-cell>
        </table:table-row>
        <table:table-row table:style-name="ro1">
          <table:table-cell/>
          <table:table-cell office:value-type="float" office:value="520107" calcext:value-type="float">
            <text:p>520107</text:p>
          </table:table-cell>
          <table:table-cell office:value-type="float" office:value="155.924021" calcext:value-type="float">
            <text:p>155.924021</text:p>
          </table:table-cell>
          <table:table-cell/>
          <table:table-cell office:value-type="float" office:value="520753" calcext:value-type="float">
            <text:p>520753</text:p>
          </table:table-cell>
          <table:table-cell office:value-type="float" office:value="156.11776" calcext:value-type="float">
            <text:p>156.11776</text:p>
          </table:table-cell>
        </table:table-row>
        <table:table-row table:style-name="ro1">
          <table:table-cell/>
          <table:table-cell office:value-type="float" office:value="520714" calcext:value-type="float">
            <text:p>520714</text:p>
          </table:table-cell>
          <table:table-cell office:value-type="float" office:value="156.106002" calcext:value-type="float">
            <text:p>156.106002</text:p>
          </table:table-cell>
          <table:table-cell/>
          <table:table-cell office:value-type="float" office:value="520589" calcext:value-type="float">
            <text:p>520589</text:p>
          </table:table-cell>
          <table:table-cell office:value-type="float" office:value="156.068703" calcext:value-type="float">
            <text:p>156.068703</text:p>
          </table:table-cell>
        </table:table-row>
        <table:table-row table:style-name="ro1">
          <table:table-cell/>
          <table:table-cell office:value-type="float" office:value="520686" calcext:value-type="float">
            <text:p>520686</text:p>
          </table:table-cell>
          <table:table-cell office:value-type="float" office:value="156.097603" calcext:value-type="float">
            <text:p>156.097603</text:p>
          </table:table-cell>
          <table:table-cell/>
          <table:table-cell office:value-type="float" office:value="522861" calcext:value-type="float">
            <text:p>522861</text:p>
          </table:table-cell>
          <table:table-cell office:value-type="float" office:value="156.749857" calcext:value-type="float">
            <text:p>156.749857</text:p>
          </table:table-cell>
        </table:table-row>
        <table:table-row table:style-name="ro1">
          <table:table-cell/>
          <table:table-cell office:value-type="float" office:value="520820" calcext:value-type="float">
            <text:p>520820</text:p>
          </table:table-cell>
          <table:table-cell office:value-type="float" office:value="156.13792" calcext:value-type="float">
            <text:p>156.13792</text:p>
          </table:table-cell>
          <table:table-cell/>
          <table:table-cell office:value-type="float" office:value="520623" calcext:value-type="float">
            <text:p>520623</text:p>
          </table:table-cell>
          <table:table-cell office:value-type="float" office:value="156.078856" calcext:value-type="float">
            <text:p>156.078856</text:p>
          </table:table-cell>
        </table:table-row>
        <table:table-row table:style-name="ro1">
          <table:table-cell/>
          <table:table-cell office:value-type="float" office:value="520419" calcext:value-type="float">
            <text:p>520419</text:p>
          </table:table-cell>
          <table:table-cell office:value-type="float" office:value="156.01773" calcext:value-type="float">
            <text:p>156.01773</text:p>
          </table:table-cell>
          <table:table-cell/>
          <table:table-cell office:value-type="float" office:value="520582" calcext:value-type="float">
            <text:p>520582</text:p>
          </table:table-cell>
          <table:table-cell office:value-type="float" office:value="156.066446" calcext:value-type="float">
            <text:p>156.066446</text:p>
          </table:table-cell>
        </table:table-row>
        <table:table-row table:style-name="ro1">
          <table:table-cell/>
          <table:table-cell office:value-type="float" office:value="520135" calcext:value-type="float">
            <text:p>520135</text:p>
          </table:table-cell>
          <table:table-cell office:value-type="float" office:value="155.932433" calcext:value-type="float">
            <text:p>155.932433</text:p>
          </table:table-cell>
          <table:table-cell/>
          <table:table-cell office:value-type="float" office:value="520836" calcext:value-type="float">
            <text:p>520836</text:p>
          </table:table-cell>
          <table:table-cell office:value-type="float" office:value="156.142673" calcext:value-type="float">
            <text:p>156.142673</text:p>
          </table:table-cell>
        </table:table-row>
        <table:table-row table:style-name="ro1">
          <table:table-cell/>
          <table:table-cell office:value-type="float" office:value="520626" calcext:value-type="float">
            <text:p>520626</text:p>
          </table:table-cell>
          <table:table-cell office:value-type="float" office:value="156.079782" calcext:value-type="float">
            <text:p>156.079782</text:p>
          </table:table-cell>
          <table:table-cell/>
          <table:table-cell office:value-type="float" office:value="520704" calcext:value-type="float">
            <text:p>520704</text:p>
          </table:table-cell>
          <table:table-cell office:value-type="float" office:value="156.103077" calcext:value-type="float">
            <text:p>156.103077</text:p>
          </table:table-cell>
        </table:table-row>
        <table:table-row table:style-name="ro1">
          <table:table-cell/>
          <table:table-cell office:value-type="float" office:value="521263" calcext:value-type="float">
            <text:p>521263</text:p>
          </table:table-cell>
          <table:table-cell office:value-type="float" office:value="156.270572" calcext:value-type="float">
            <text:p>156.270572</text:p>
          </table:table-cell>
          <table:table-cell/>
          <table:table-cell office:value-type="float" office:value="520828" calcext:value-type="float">
            <text:p>520828</text:p>
          </table:table-cell>
          <table:table-cell office:value-type="float" office:value="156.140395" calcext:value-type="float">
            <text:p>156.140395</text:p>
          </table:table-cell>
        </table:table-row>
        <table:table-row table:style-name="ro1">
          <table:table-cell table:number-columns-repeated="4"/>
          <table:table-cell office:value-type="float" office:value="520803" calcext:value-type="float">
            <text:p>520803</text:p>
          </table:table-cell>
          <table:table-cell office:value-type="float" office:value="156.132688" calcext:value-type="float">
            <text:p>156.132688</text:p>
          </table:table-cell>
        </table:table-row>
        <table:table-row table:style-name="ro1">
          <table:table-cell table:number-columns-repeated="4"/>
          <table:table-cell office:value-type="float" office:value="520698" calcext:value-type="float">
            <text:p>520698</text:p>
          </table:table-cell>
          <table:table-cell office:value-type="float" office:value="156.101368" calcext:value-type="float">
            <text:p>156.101368</text:p>
          </table:table-cell>
        </table:table-row>
        <table:table-row table:style-name="ro1">
          <table:table-cell table:number-columns-repeated="4"/>
          <table:table-cell office:value-type="float" office:value="520499" calcext:value-type="float">
            <text:p>520499</text:p>
          </table:table-cell>
          <table:table-cell office:value-type="float" office:value="156.041758" calcext:value-type="float">
            <text:p>156.041758</text:p>
          </table:table-cell>
        </table:table-row>
        <table:table-row table:style-name="ro1">
          <table:table-cell table:number-columns-repeated="4"/>
          <table:table-cell office:value-type="float" office:value="520740" calcext:value-type="float">
            <text:p>520740</text:p>
          </table:table-cell>
          <table:table-cell office:value-type="float" office:value="156.113843" calcext:value-type="float">
            <text:p>156.113843</text:p>
          </table:table-cell>
        </table:table-row>
        <table:table-row table:style-name="ro1">
          <table:table-cell table:number-columns-repeated="4"/>
          <table:table-cell office:value-type="float" office:value="520978" calcext:value-type="float">
            <text:p>520978</text:p>
          </table:table-cell>
          <table:table-cell office:value-type="float" office:value="156.185198" calcext:value-type="float">
            <text:p>156.185198</text:p>
          </table:table-cell>
        </table:table-row>
        <table:table-row table:style-name="ro1">
          <table:table-cell table:number-columns-repeated="4"/>
          <table:table-cell office:value-type="float" office:value="521074" calcext:value-type="float">
            <text:p>521074</text:p>
          </table:table-cell>
          <table:table-cell office:value-type="float" office:value="156.214128" calcext:value-type="float">
            <text:p>156.214128</text:p>
          </table:table-cell>
        </table:table-row>
        <table:table-row table:style-name="ro1">
          <table:table-cell table:number-columns-repeated="4"/>
          <table:table-cell office:value-type="float" office:value="520683" calcext:value-type="float">
            <text:p>520683</text:p>
          </table:table-cell>
          <table:table-cell office:value-type="float" office:value="156.096753" calcext:value-type="float">
            <text:p>156.096753</text:p>
          </table:table-cell>
        </table:table-row>
        <table:table-row table:style-name="ro1">
          <table:table-cell table:number-columns-repeated="4"/>
          <table:table-cell office:value-type="float" office:value="520884" calcext:value-type="float">
            <text:p>520884</text:p>
          </table:table-cell>
          <table:table-cell office:value-type="float" office:value="156.157208" calcext:value-type="float">
            <text:p>156.157208</text:p>
          </table:table-cell>
        </table:table-row>
        <table:table-row table:style-name="ro1">
          <table:table-cell table:number-columns-repeated="4"/>
          <table:table-cell office:value-type="float" office:value="520687" calcext:value-type="float">
            <text:p>520687</text:p>
          </table:table-cell>
          <table:table-cell office:value-type="float" office:value="156.097936" calcext:value-type="float">
            <text:p>156.097936</text:p>
          </table:table-cell>
        </table:table-row>
        <table:table-row table:style-name="ro1">
          <table:table-cell table:number-columns-repeated="4"/>
          <table:table-cell office:value-type="float" office:value="520581" calcext:value-type="float">
            <text:p>520581</text:p>
          </table:table-cell>
          <table:table-cell office:value-type="float" office:value="156.066281" calcext:value-type="float">
            <text:p>156.066281</text:p>
          </table:table-cell>
        </table:table-row>
        <table:table-row table:style-name="ro1">
          <table:table-cell table:number-columns-repeated="4"/>
          <table:table-cell office:value-type="float" office:value="520593" calcext:value-type="float">
            <text:p>520593</text:p>
          </table:table-cell>
          <table:table-cell office:value-type="float" office:value="156.069872" calcext:value-type="float">
            <text:p>156.069872</text:p>
          </table:table-cell>
        </table:table-row>
        <table:table-row table:style-name="ro1">
          <table:table-cell table:number-columns-repeated="4"/>
          <table:table-cell office:value-type="float" office:value="520607" calcext:value-type="float">
            <text:p>520607</text:p>
          </table:table-cell>
          <table:table-cell office:value-type="float" office:value="156.074161" calcext:value-type="float">
            <text:p>156.074161</text:p>
          </table:table-cell>
        </table:table-row>
        <table:table-row table:style-name="ro1">
          <table:table-cell table:number-columns-repeated="4"/>
          <table:table-cell office:value-type="float" office:value="520707" calcext:value-type="float">
            <text:p>520707</text:p>
          </table:table-cell>
          <table:table-cell office:value-type="float" office:value="156.104155" calcext:value-type="float">
            <text:p>156.104155</text:p>
          </table:table-cell>
        </table:table-row>
        <table:table-row table:style-name="ro1">
          <table:table-cell table:number-columns-repeated="4"/>
          <table:table-cell office:value-type="float" office:value="520855" calcext:value-type="float">
            <text:p>520855</text:p>
          </table:table-cell>
          <table:table-cell office:value-type="float" office:value="156.148501" calcext:value-type="float">
            <text:p>156.148501</text:p>
          </table:table-cell>
        </table:table-row>
        <table:table-row table:style-name="ro1">
          <table:table-cell table:number-columns-repeated="4"/>
          <table:table-cell office:value-type="float" office:value="520713" calcext:value-type="float">
            <text:p>520713</text:p>
          </table:table-cell>
          <table:table-cell office:value-type="float" office:value="156.10596" calcext:value-type="float">
            <text:p>156.10596</text:p>
          </table:table-cell>
        </table:table-row>
        <table:table-row table:style-name="ro1">
          <table:table-cell table:number-columns-repeated="4"/>
          <table:table-cell office:value-type="float" office:value="520544" calcext:value-type="float">
            <text:p>520544</text:p>
          </table:table-cell>
          <table:table-cell office:value-type="float" office:value="156.055186" calcext:value-type="float">
            <text:p>156.055186</text:p>
          </table:table-cell>
        </table:table-row>
        <table:table-row table:style-name="ro1">
          <table:table-cell table:number-columns-repeated="4"/>
          <table:table-cell office:value-type="float" office:value="520899" calcext:value-type="float">
            <text:p>520899</text:p>
          </table:table-cell>
          <table:table-cell office:value-type="float" office:value="156.161487" calcext:value-type="float">
            <text:p>156.161487</text:p>
          </table:table-cell>
        </table:table-row>
        <table:table-row table:style-name="ro1">
          <table:table-cell table:number-columns-repeated="4"/>
          <table:table-cell office:value-type="float" office:value="520753" calcext:value-type="float">
            <text:p>520753</text:p>
          </table:table-cell>
          <table:table-cell office:value-type="float" office:value="156.117825" calcext:value-type="float">
            <text:p>156.117825</text:p>
          </table:table-cell>
        </table:table-row>
        <table:table-row table:style-name="ro1">
          <table:table-cell table:number-columns-repeated="4"/>
          <table:table-cell office:value-type="float" office:value="520847" calcext:value-type="float">
            <text:p>520847</text:p>
          </table:table-cell>
          <table:table-cell office:value-type="float" office:value="156.146005" calcext:value-type="float">
            <text:p>156.146005</text:p>
          </table:table-cell>
        </table:table-row>
        <table:table-row table:style-name="ro1">
          <table:table-cell table:number-columns-repeated="4"/>
          <table:table-cell office:value-type="float" office:value="520802" calcext:value-type="float">
            <text:p>520802</text:p>
          </table:table-cell>
          <table:table-cell office:value-type="float" office:value="156.132532" calcext:value-type="float">
            <text:p>156.132532</text:p>
          </table:table-cell>
        </table:table-row>
        <table:table-row table:style-name="ro1">
          <table:table-cell table:number-columns-repeated="4"/>
          <table:table-cell office:value-type="float" office:value="520808" calcext:value-type="float">
            <text:p>520808</text:p>
          </table:table-cell>
          <table:table-cell office:value-type="float" office:value="156.134445" calcext:value-type="float">
            <text:p>156.134445</text:p>
          </table:table-cell>
        </table:table-row>
        <table:table-row table:style-name="ro1">
          <table:table-cell table:number-columns-repeated="4"/>
          <table:table-cell office:value-type="float" office:value="520803" calcext:value-type="float">
            <text:p>520803</text:p>
          </table:table-cell>
          <table:table-cell office:value-type="float" office:value="156.132763" calcext:value-type="float">
            <text:p>156.132763</text:p>
          </table:table-cell>
        </table:table-row>
        <table:table-row table:style-name="ro1">
          <table:table-cell table:number-columns-repeated="4"/>
          <table:table-cell office:value-type="float" office:value="520941" calcext:value-type="float">
            <text:p>520941</text:p>
          </table:table-cell>
          <table:table-cell office:value-type="float" office:value="156.174217" calcext:value-type="float">
            <text:p>156.174217</text:p>
          </table:table-cell>
        </table:table-row>
        <table:table-row table:style-name="ro1">
          <table:table-cell table:number-columns-repeated="4"/>
          <table:table-cell office:value-type="float" office:value="520896" calcext:value-type="float">
            <text:p>520896</text:p>
          </table:table-cell>
          <table:table-cell office:value-type="float" office:value="156.160715" calcext:value-type="float">
            <text:p>156.160715</text:p>
          </table:table-cell>
        </table:table-row>
        <table:table-row table:style-name="ro1">
          <table:table-cell table:number-columns-repeated="4"/>
          <table:table-cell office:value-type="float" office:value="520629" calcext:value-type="float">
            <text:p>520629</text:p>
          </table:table-cell>
          <table:table-cell office:value-type="float" office:value="156.080712" calcext:value-type="float">
            <text:p>156.080712</text:p>
          </table:table-cell>
        </table:table-row>
        <table:table-row table:style-name="ro1">
          <table:table-cell table:number-columns-repeated="4"/>
          <table:table-cell office:value-type="float" office:value="520779" calcext:value-type="float">
            <text:p>520779</text:p>
          </table:table-cell>
          <table:table-cell office:value-type="float" office:value="156.12559" calcext:value-type="float">
            <text:p>156.12559</text:p>
          </table:table-cell>
        </table:table-row>
        <table:table-row table:style-name="ro1">
          <table:table-cell table:number-columns-repeated="4"/>
          <table:table-cell office:value-type="float" office:value="520944" calcext:value-type="float">
            <text:p>520944</text:p>
          </table:table-cell>
          <table:table-cell office:value-type="float" office:value="156.174949" calcext:value-type="float">
            <text:p>156.174949</text:p>
          </table:table-cell>
        </table:table-row>
        <table:table-row table:style-name="ro1">
          <table:table-cell table:number-columns-repeated="4"/>
          <table:table-cell office:value-type="float" office:value="520431" calcext:value-type="float">
            <text:p>520431</text:p>
          </table:table-cell>
          <table:table-cell office:value-type="float" office:value="156.021231" calcext:value-type="float">
            <text:p>156.021231</text:p>
          </table:table-cell>
        </table:table-row>
        <table:table-row table:style-name="ro1">
          <table:table-cell table:number-columns-repeated="4"/>
          <table:table-cell office:value-type="float" office:value="520596" calcext:value-type="float">
            <text:p>520596</text:p>
          </table:table-cell>
          <table:table-cell office:value-type="float" office:value="156.070887" calcext:value-type="float">
            <text:p>156.070887</text:p>
          </table:table-cell>
        </table:table-row>
        <table:table-row table:style-name="ro1">
          <table:table-cell table:number-columns-repeated="4"/>
          <table:table-cell office:value-type="float" office:value="520875" calcext:value-type="float">
            <text:p>520875</text:p>
          </table:table-cell>
          <table:table-cell office:value-type="float" office:value="156.154374" calcext:value-type="float">
            <text:p>156.154374</text:p>
          </table:table-cell>
        </table:table-row>
        <table:table-row table:style-name="ro1">
          <table:table-cell table:number-columns-repeated="4"/>
          <table:table-cell office:value-type="float" office:value="520733" calcext:value-type="float">
            <text:p>520733</text:p>
          </table:table-cell>
          <table:table-cell office:value-type="float" office:value="156.111905" calcext:value-type="float">
            <text:p>156.111905</text:p>
          </table:table-cell>
        </table:table-row>
        <table:table-row table:style-name="ro1">
          <table:table-cell table:number-columns-repeated="4"/>
          <table:table-cell office:value-type="float" office:value="520577" calcext:value-type="float">
            <text:p>520577</text:p>
          </table:table-cell>
          <table:table-cell office:value-type="float" office:value="156.064994" calcext:value-type="float">
            <text:p>156.064994</text:p>
          </table:table-cell>
        </table:table-row>
        <table:table-row table:style-name="ro1">
          <table:table-cell table:number-columns-repeated="4"/>
          <table:table-cell office:value-type="float" office:value="520851" calcext:value-type="float">
            <text:p>520851</text:p>
          </table:table-cell>
          <table:table-cell office:value-type="float" office:value="156.14734" calcext:value-type="float">
            <text:p>156.14734</text:p>
          </table:table-cell>
        </table:table-row>
        <table:table-row table:style-name="ro1">
          <table:table-cell table:number-columns-repeated="4"/>
          <table:table-cell office:value-type="float" office:value="520700" calcext:value-type="float">
            <text:p>520700</text:p>
          </table:table-cell>
          <table:table-cell office:value-type="float" office:value="156.101946" calcext:value-type="float">
            <text:p>156.101946</text:p>
          </table:table-cell>
        </table:table-row>
        <table:table-row table:style-name="ro1">
          <table:table-cell table:number-columns-repeated="4"/>
          <table:table-cell office:value-type="float" office:value="520828" calcext:value-type="float">
            <text:p>520828</text:p>
          </table:table-cell>
          <table:table-cell office:value-type="float" office:value="156.140367" calcext:value-type="float">
            <text:p>156.140367</text:p>
          </table:table-cell>
        </table:table-row>
        <table:table-row table:style-name="ro1">
          <table:table-cell table:number-columns-repeated="4"/>
          <table:table-cell office:value-type="float" office:value="520705" calcext:value-type="float">
            <text:p>520705</text:p>
          </table:table-cell>
          <table:table-cell office:value-type="float" office:value="156.103573" calcext:value-type="float">
            <text:p>156.103573</text:p>
          </table:table-cell>
        </table:table-row>
        <table:table-row table:style-name="ro1">
          <table:table-cell table:number-columns-repeated="4"/>
          <table:table-cell office:value-type="float" office:value="520690" calcext:value-type="float">
            <text:p>520690</text:p>
          </table:table-cell>
          <table:table-cell office:value-type="float" office:value="156.098948" calcext:value-type="float">
            <text:p>156.098948</text:p>
          </table:table-cell>
        </table:table-row>
        <table:table-row table:style-name="ro1">
          <table:table-cell table:number-columns-repeated="4"/>
          <table:table-cell office:value-type="float" office:value="520721" calcext:value-type="float">
            <text:p>520721</text:p>
          </table:table-cell>
          <table:table-cell office:value-type="float" office:value="156.108204" calcext:value-type="float">
            <text:p>156.108204</text:p>
          </table:table-cell>
        </table:table-row>
        <table:table-row table:style-name="ro1">
          <table:table-cell table:number-columns-repeated="4"/>
          <table:table-cell office:value-type="float" office:value="520843" calcext:value-type="float">
            <text:p>520843</text:p>
          </table:table-cell>
          <table:table-cell office:value-type="float" office:value="156.144878" calcext:value-type="float">
            <text:p>156.144878</text:p>
          </table:table-cell>
        </table:table-row>
        <table:table-row table:style-name="ro1">
          <table:table-cell table:number-columns-repeated="4"/>
          <table:table-cell office:value-type="float" office:value="520602" calcext:value-type="float">
            <text:p>520602</text:p>
          </table:table-cell>
          <table:table-cell office:value-type="float" office:value="156.0726" calcext:value-type="float">
            <text:p>156.0726</text:p>
          </table:table-cell>
        </table:table-row>
        <table:table-row table:style-name="ro1">
          <table:table-cell table:number-columns-repeated="4"/>
          <table:table-cell office:value-type="float" office:value="520646" calcext:value-type="float">
            <text:p>520646</text:p>
          </table:table-cell>
          <table:table-cell office:value-type="float" office:value="156.085763" calcext:value-type="float">
            <text:p>156.085763</text:p>
          </table:table-cell>
        </table:table-row>
        <table:table-row table:style-name="ro1">
          <table:table-cell table:number-columns-repeated="4"/>
          <table:table-cell office:value-type="float" office:value="520654" calcext:value-type="float">
            <text:p>520654</text:p>
          </table:table-cell>
          <table:table-cell office:value-type="float" office:value="156.088254" calcext:value-type="float">
            <text:p>156.088254</text:p>
          </table:table-cell>
        </table:table-row>
        <table:table-row table:style-name="ro1">
          <table:table-cell table:number-columns-repeated="4"/>
          <table:table-cell office:value-type="float" office:value="520685" calcext:value-type="float">
            <text:p>520685</text:p>
          </table:table-cell>
          <table:table-cell office:value-type="float" office:value="156.097477" calcext:value-type="float">
            <text:p>156.097477</text:p>
          </table:table-cell>
        </table:table-row>
        <table:table-row table:style-name="ro1">
          <table:table-cell table:number-columns-repeated="4"/>
          <table:table-cell office:value-type="float" office:value="520991" calcext:value-type="float">
            <text:p>520991</text:p>
          </table:table-cell>
          <table:table-cell office:value-type="float" office:value="156.189163" calcext:value-type="float">
            <text:p>156.189163</text:p>
          </table:table-cell>
        </table:table-row>
        <table:table-row table:style-name="ro1">
          <table:table-cell table:number-columns-repeated="4"/>
          <table:table-cell office:value-type="float" office:value="520251" calcext:value-type="float">
            <text:p>520251</text:p>
          </table:table-cell>
          <table:table-cell office:value-type="float" office:value="155.967431" calcext:value-type="float">
            <text:p>155.967431</text:p>
          </table:table-cell>
        </table:table-row>
        <table:table-row table:style-name="ro1">
          <table:table-cell table:number-columns-repeated="4"/>
          <table:table-cell office:value-type="float" office:value="520627" calcext:value-type="float">
            <text:p>520627</text:p>
          </table:table-cell>
          <table:table-cell office:value-type="float" office:value="156.079976" calcext:value-type="float">
            <text:p>156.079976</text:p>
          </table:table-cell>
        </table:table-row>
        <table:table-row table:style-name="ro1">
          <table:table-cell table:number-columns-repeated="4"/>
          <table:table-cell office:value-type="float" office:value="520355" calcext:value-type="float">
            <text:p>520355</text:p>
          </table:table-cell>
          <table:table-cell office:value-type="float" office:value="155.998409" calcext:value-type="float">
            <text:p>155.998409</text:p>
          </table:table-cell>
        </table:table-row>
      </table:table>
      <table:table table:name="RangeTests" table:style-name="ta1">
        <table:shapes>
          <draw:frame draw:z-index="0" draw:style-name="gr1" draw:text-style-name="P1" svg:width="453.51pt" svg:height="255.09pt" svg:x="2116.74pt" svg:y="50.29pt">
            <loext:p draw:notify-on-update-of-ranges="RangeTests.C1:RangeTests.I1 RangeTests.C2:RangeTests.I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23pt" svg:x="2114.93pt" svg:y="363.69pt">
            <loext:p draw:notify-on-update-of-ranges="RangeTests.Y12:RangeTests.Y12 RangeTests.C1:RangeTests.I1 RangeTests.C3:RangeTests.I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 Distance</text:p>
          </table:table-cell>
          <table:table-cell office:value-type="float" office:value="154.081124115044" calcext:value-type="float">
            <text:p>154.081124115</text:p>
          </table:table-cell>
          <table:table-cell office:value-type="float" office:value="155.321068666667" calcext:value-type="float">
            <text:p>155.3210686667</text:p>
          </table:table-cell>
          <table:table-cell office:value-type="float" office:value="156.119416669856" calcext:value-type="float">
            <text:p>156.1194166699</text:p>
          </table:table-cell>
          <table:table-cell office:value-type="float" office:value="156.666409894273" calcext:value-type="float">
            <text:p>156.6664098943</text:p>
          </table:table-cell>
          <table:table-cell office:value-type="float" office:value="157.514551393701" calcext:value-type="float">
            <text:p>157.5145513937</text:p>
          </table:table-cell>
          <table:table-cell office:value-type="float" office:value="157.843601021053" calcext:value-type="float">
            <text:p>157.8436010211</text:p>
          </table:table-cell>
          <table:table-cell office:value-type="float" office:value="160.168416094406" calcext:value-type="float">
            <text:p>160.168416094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 Propagation</text:p>
          </table:table-cell>
          <table:table-cell office:value-type="float" office:value="513959.265486726" calcext:value-type="float">
            <text:p>513959.265486726</text:p>
          </table:table-cell>
          <table:table-cell office:value-type="float" office:value="518095.319444444" calcext:value-type="float">
            <text:p>518095.319444444</text:p>
          </table:table-cell>
          <table:table-cell office:value-type="float" office:value="520758.315789474" calcext:value-type="float">
            <text:p>520758.315789474</text:p>
          </table:table-cell>
          <table:table-cell office:value-type="float" office:value="522582.920704846" calcext:value-type="float">
            <text:p>522582.920704846</text:p>
          </table:table-cell>
          <table:table-cell office:value-type="float" office:value="525411.964566929" calcext:value-type="float">
            <text:p>525411.964566929</text:p>
          </table:table-cell>
          <table:table-cell office:value-type="float" office:value="526509.575438597" calcext:value-type="float">
            <text:p>526509.575438597</text:p>
          </table:table-cell>
          <table:table-cell office:value-type="float" office:value="534264.318181818" calcext:value-type="float">
            <text:p>534264.318181818</text:p>
          </table:table-cell>
          <table:table-cell table:number-columns-repeated="7"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office:value-type="string" calcext:value-type="string">
            <text:p>Zugewand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4:.C239])" office:value-type="float" office:value="513959.265486726" calcext:value-type="float">
            <text:p>513959.265486726</text:p>
          </table:table-cell>
          <table:table-cell table:formula="of:=AVERAGE([.D14:.D239])" office:value-type="float" office:value="154.081124115044" calcext:value-type="float">
            <text:p>154.081124115</text:p>
          </table:table-cell>
          <table:table-cell table:formula="of:=AVERAGE([.E14:.E301])" office:value-type="float" office:value="518095.319444444" calcext:value-type="float">
            <text:p>518095.319444444</text:p>
          </table:table-cell>
          <table:table-cell table:formula="of:=AVERAGE([.F14:.F301])" office:value-type="float" office:value="155.321068666667" calcext:value-type="float">
            <text:p>155.3210686667</text:p>
          </table:table-cell>
          <table:table-cell table:formula="of:=AVERAGE([.G14:.G222])" office:value-type="float" office:value="520758.315789474" calcext:value-type="float">
            <text:p>520758.315789474</text:p>
          </table:table-cell>
          <table:table-cell table:formula="of:=AVERAGE([.H14:.H222])" office:value-type="float" office:value="156.119416669856" calcext:value-type="float">
            <text:p>156.1194166699</text:p>
          </table:table-cell>
          <table:table-cell table:formula="of:=AVERAGE([.I14:.I240])" office:value-type="float" office:value="522582.920704846" calcext:value-type="float">
            <text:p>522582.920704846</text:p>
          </table:table-cell>
          <table:table-cell table:formula="of:=AVERAGE([.J14:.J240])" office:value-type="float" office:value="156.666409894273" calcext:value-type="float">
            <text:p>156.6664098943</text:p>
          </table:table-cell>
          <table:table-cell table:formula="of:=AVERAGE([.K14:.K267])" office:value-type="float" office:value="525411.964566929" calcext:value-type="float">
            <text:p>525411.964566929</text:p>
          </table:table-cell>
          <table:table-cell table:formula="of:=AVERAGE([.L14:.L267])" office:value-type="float" office:value="157.514551393701" calcext:value-type="float">
            <text:p>157.5145513937</text:p>
          </table:table-cell>
          <table:table-cell table:formula="of:=AVERAGE([.M14:.M298])" office:value-type="float" office:value="526509.575438597" calcext:value-type="float">
            <text:p>526509.575438597</text:p>
          </table:table-cell>
          <table:table-cell table:formula="of:=AVERAGE([.N14:.N298])" office:value-type="float" office:value="157.843601021053" calcext:value-type="float">
            <text:p>157.8436010211</text:p>
          </table:table-cell>
          <table:table-cell table:formula="of:=AVERAGE([.O14:.O299])" office:value-type="float" office:value="534264.318181818" calcext:value-type="float">
            <text:p>534264.318181818</text:p>
          </table:table-cell>
          <table:table-cell table:formula="of:=AVERAGE([.P14:.P299])" office:value-type="float" office:value="160.168416094406" calcext:value-type="float">
            <text:p>160.16841609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 Messfehler</text:p>
          </table:table-cell>
          <table:table-cell/>
          <table:table-cell office:value-type="string" calcext:value-type="string">
            <text:p>5 Messfehler</text:p>
          </table:table-cell>
          <table:table-cell/>
          <table:table-cell office:value-type="string" calcext:value-type="string">
            <text:p>1 Messfehler</text:p>
          </table:table-cell>
          <table:table-cell/>
          <table:table-cell office:value-type="string" calcext:value-type="string">
            <text:p>3 Messfehler</text:p>
          </table:table-cell>
          <table:table-cell/>
          <table:table-cell office:value-type="string" calcext:value-type="string">
            <text:p>0 Messfehler</text:p>
          </table:table-cell>
          <table:table-cell/>
          <table:table-cell office:value-type="string" calcext:value-type="string">
            <text:p>1 Messfehler</text:p>
          </table:table-cell>
          <table:table-cell/>
          <table:table-cell office:value-type="string" calcext:value-type="string">
            <text:p>1 Messfehl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.01m</text:p>
          </table:table-cell>
          <table:table-cell/>
          <table:table-cell office:value-type="string" calcext:value-type="string">
            <text:p>0.5m</text:p>
          </table:table-cell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.5m</text:p>
          </table:table-cell>
          <table:table-cell/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2.5m</text:p>
          </table:table-cell>
          <table:table-cell/>
          <table:table-cell office:value-type="string" calcext:value-type="string">
            <text:p>3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</table:table-row>
        <table:table-row table:style-name="ro1">
          <table:table-cell table:number-columns-repeated="2"/>
          <table:table-cell office:value-type="float" office:value="513881" calcext:value-type="float">
            <text:p>513881</text:p>
          </table:table-cell>
          <table:table-cell office:value-type="float" office:value="154.057777" calcext:value-type="float">
            <text:p>154.057777</text:p>
          </table:table-cell>
          <table:table-cell office:value-type="float" office:value="516945" calcext:value-type="float">
            <text:p>516945</text:p>
          </table:table-cell>
          <table:table-cell office:value-type="float" office:value="154.976114" calcext:value-type="float">
            <text:p>154.976114</text:p>
          </table:table-cell>
          <table:table-cell office:value-type="float" office:value="519656" calcext:value-type="float">
            <text:p>519656</text:p>
          </table:table-cell>
          <table:table-cell office:value-type="float" office:value="155.788845" calcext:value-type="float">
            <text:p>155.788845</text:p>
          </table:table-cell>
          <table:table-cell office:value-type="float" office:value="522457" calcext:value-type="float">
            <text:p>522457</text:p>
          </table:table-cell>
          <table:table-cell office:value-type="float" office:value="156.628722" calcext:value-type="float">
            <text:p>156.628722</text:p>
          </table:table-cell>
          <table:table-cell office:value-type="float" office:value="525394" calcext:value-type="float">
            <text:p>525394</text:p>
          </table:table-cell>
          <table:table-cell office:value-type="float" office:value="157.509212" calcext:value-type="float">
            <text:p>157.509212</text:p>
          </table:table-cell>
          <table:table-cell office:value-type="float" office:value="526441" calcext:value-type="float">
            <text:p>526441</text:p>
          </table:table-cell>
          <table:table-cell office:value-type="float" office:value="157.822976" calcext:value-type="float">
            <text:p>157.822976</text:p>
          </table:table-cell>
          <table:table-cell office:value-type="float" office:value="534159" calcext:value-type="float">
            <text:p>534159</text:p>
          </table:table-cell>
          <table:table-cell office:value-type="float" office:value="160.136832" calcext:value-type="float">
            <text:p>160.136832</text:p>
          </table:table-cell>
        </table:table-row>
        <table:table-row table:style-name="ro1">
          <table:table-cell table:number-columns-repeated="2"/>
          <table:table-cell office:value-type="float" office:value="513955" calcext:value-type="float">
            <text:p>513955</text:p>
          </table:table-cell>
          <table:table-cell office:value-type="float" office:value="154.07994" calcext:value-type="float">
            <text:p>154.07994</text:p>
          </table:table-cell>
          <table:table-cell office:value-type="float" office:value="517080" calcext:value-type="float">
            <text:p>517080</text:p>
          </table:table-cell>
          <table:table-cell office:value-type="float" office:value="155.016624" calcext:value-type="float">
            <text:p>155.016624</text:p>
          </table:table-cell>
          <table:table-cell office:value-type="float" office:value="520312" calcext:value-type="float">
            <text:p>520312</text:p>
          </table:table-cell>
          <table:table-cell office:value-type="float" office:value="155.985744" calcext:value-type="float">
            <text:p>155.985744</text:p>
          </table:table-cell>
          <table:table-cell office:value-type="float" office:value="522221" calcext:value-type="float">
            <text:p>522221</text:p>
          </table:table-cell>
          <table:table-cell office:value-type="float" office:value="156.558018" calcext:value-type="float">
            <text:p>156.558018</text:p>
          </table:table-cell>
          <table:table-cell office:value-type="float" office:value="525773" calcext:value-type="float">
            <text:p>525773</text:p>
          </table:table-cell>
          <table:table-cell office:value-type="float" office:value="157.622928" calcext:value-type="float">
            <text:p>157.622928</text:p>
          </table:table-cell>
          <table:table-cell office:value-type="float" office:value="526776" calcext:value-type="float">
            <text:p>526776</text:p>
          </table:table-cell>
          <table:table-cell office:value-type="float" office:value="157.923534" calcext:value-type="float">
            <text:p>157.923534</text:p>
          </table:table-cell>
          <table:table-cell office:value-type="float" office:value="529237" calcext:value-type="float">
            <text:p>529237</text:p>
          </table:table-cell>
          <table:table-cell office:value-type="float" office:value="158.661123" calcext:value-type="float">
            <text:p>158.661123</text:p>
          </table:table-cell>
        </table:table-row>
        <table:table-row table:style-name="ro1">
          <table:table-cell table:number-columns-repeated="2"/>
          <table:table-cell office:value-type="float" office:value="513925" calcext:value-type="float">
            <text:p>513925</text:p>
          </table:table-cell>
          <table:table-cell office:value-type="float" office:value="154.07077" calcext:value-type="float">
            <text:p>154.07077</text:p>
          </table:table-cell>
          <table:table-cell office:value-type="float" office:value="517741" calcext:value-type="float">
            <text:p>517741</text:p>
          </table:table-cell>
          <table:table-cell office:value-type="float" office:value="155.214962" calcext:value-type="float">
            <text:p>155.214962</text:p>
          </table:table-cell>
          <table:table-cell office:value-type="float" office:value="520455" calcext:value-type="float">
            <text:p>520455</text:p>
          </table:table-cell>
          <table:table-cell office:value-type="float" office:value="156.02846" calcext:value-type="float">
            <text:p>156.02846</text:p>
          </table:table-cell>
          <table:table-cell office:value-type="float" office:value="522173" calcext:value-type="float">
            <text:p>522173</text:p>
          </table:table-cell>
          <table:table-cell office:value-type="float" office:value="156.54357" calcext:value-type="float">
            <text:p>156.54357</text:p>
          </table:table-cell>
          <table:table-cell office:value-type="float" office:value="524948" calcext:value-type="float">
            <text:p>524948</text:p>
          </table:table-cell>
          <table:table-cell office:value-type="float" office:value="157.375362" calcext:value-type="float">
            <text:p>157.375362</text:p>
          </table:table-cell>
          <table:table-cell office:value-type="float" office:value="526299" calcext:value-type="float">
            <text:p>526299</text:p>
          </table:table-cell>
          <table:table-cell office:value-type="float" office:value="157.780542" calcext:value-type="float">
            <text:p>157.780542</text:p>
          </table:table-cell>
          <table:table-cell office:value-type="float" office:value="530362" calcext:value-type="float">
            <text:p>530362</text:p>
          </table:table-cell>
          <table:table-cell office:value-type="float" office:value="158.998629" calcext:value-type="float">
            <text:p>158.998629</text:p>
          </table:table-cell>
        </table:table-row>
        <table:table-row table:style-name="ro1">
          <table:table-cell table:number-columns-repeated="2"/>
          <table:table-cell office:value-type="float" office:value="513958" calcext:value-type="float">
            <text:p>513958</text:p>
          </table:table-cell>
          <table:table-cell office:value-type="float" office:value="154.080605" calcext:value-type="float">
            <text:p>154.080605</text:p>
          </table:table-cell>
          <table:table-cell office:value-type="float" office:value="518199" calcext:value-type="float">
            <text:p>518199</text:p>
          </table:table-cell>
          <table:table-cell office:value-type="float" office:value="155.352123" calcext:value-type="float">
            <text:p>155.352123</text:p>
          </table:table-cell>
          <table:table-cell office:value-type="float" office:value="519922" calcext:value-type="float">
            <text:p>519922</text:p>
          </table:table-cell>
          <table:table-cell office:value-type="float" office:value="155.868825" calcext:value-type="float">
            <text:p>155.868825</text:p>
          </table:table-cell>
          <table:table-cell office:value-type="float" office:value="522553" calcext:value-type="float">
            <text:p>522553</text:p>
          </table:table-cell>
          <table:table-cell office:value-type="float" office:value="156.657548" calcext:value-type="float">
            <text:p>156.657548</text:p>
          </table:table-cell>
          <table:table-cell office:value-type="float" office:value="525102" calcext:value-type="float">
            <text:p>525102</text:p>
          </table:table-cell>
          <table:table-cell office:value-type="float" office:value="157.421682" calcext:value-type="float">
            <text:p>157.421682</text:p>
          </table:table-cell>
          <table:table-cell office:value-type="float" office:value="525807" calcext:value-type="float">
            <text:p>525807</text:p>
          </table:table-cell>
          <table:table-cell office:value-type="float" office:value="157.632915" calcext:value-type="float">
            <text:p>157.632915</text:p>
          </table:table-cell>
          <table:table-cell office:value-type="float" office:value="532122" calcext:value-type="float">
            <text:p>532122</text:p>
          </table:table-cell>
          <table:table-cell office:value-type="float" office:value="159.526096" calcext:value-type="float">
            <text:p>159.526096</text:p>
          </table:table-cell>
        </table:table-row>
        <table:table-row table:style-name="ro1">
          <table:table-cell table:number-columns-repeated="2"/>
          <table:table-cell office:value-type="float" office:value="513919" calcext:value-type="float">
            <text:p>513919</text:p>
          </table:table-cell>
          <table:table-cell office:value-type="float" office:value="154.069108" calcext:value-type="float">
            <text:p>154.069108</text:p>
          </table:table-cell>
          <table:table-cell office:value-type="float" office:value="518074" calcext:value-type="float">
            <text:p>518074</text:p>
          </table:table-cell>
          <table:table-cell office:value-type="float" office:value="155.314673" calcext:value-type="float">
            <text:p>155.314673</text:p>
          </table:table-cell>
          <table:table-cell office:value-type="float" office:value="519970" calcext:value-type="float">
            <text:p>519970</text:p>
          </table:table-cell>
          <table:table-cell office:value-type="float" office:value="155.883153" calcext:value-type="float">
            <text:p>155.883153</text:p>
          </table:table-cell>
          <table:table-cell office:value-type="float" office:value="522574" calcext:value-type="float">
            <text:p>522574</text:p>
          </table:table-cell>
          <table:table-cell office:value-type="float" office:value="156.663784" calcext:value-type="float">
            <text:p>156.663784</text:p>
          </table:table-cell>
          <table:table-cell office:value-type="float" office:value="525329" calcext:value-type="float">
            <text:p>525329</text:p>
          </table:table-cell>
          <table:table-cell office:value-type="float" office:value="157.489798" calcext:value-type="float">
            <text:p>157.489798</text:p>
          </table:table-cell>
          <table:table-cell office:value-type="float" office:value="526371" calcext:value-type="float">
            <text:p>526371</text:p>
          </table:table-cell>
          <table:table-cell office:value-type="float" office:value="157.801965" calcext:value-type="float">
            <text:p>157.801965</text:p>
          </table:table-cell>
          <table:table-cell office:value-type="float" office:value="536000" calcext:value-type="float">
            <text:p>536000</text:p>
          </table:table-cell>
          <table:table-cell office:value-type="float" office:value="160.688778" calcext:value-type="float">
            <text:p>160.688778</text:p>
          </table:table-cell>
        </table:table-row>
        <table:table-row table:style-name="ro1">
          <table:table-cell table:number-columns-repeated="2"/>
          <table:table-cell office:value-type="float" office:value="513993" calcext:value-type="float">
            <text:p>513993</text:p>
          </table:table-cell>
          <table:table-cell office:value-type="float" office:value="154.091375" calcext:value-type="float">
            <text:p>154.091375</text:p>
          </table:table-cell>
          <table:table-cell office:value-type="float" office:value="518183" calcext:value-type="float">
            <text:p>518183</text:p>
          </table:table-cell>
          <table:table-cell office:value-type="float" office:value="155.347431" calcext:value-type="float">
            <text:p>155.347431</text:p>
          </table:table-cell>
          <table:table-cell office:value-type="float" office:value="520988" calcext:value-type="float">
            <text:p>520988</text:p>
          </table:table-cell>
          <table:table-cell office:value-type="float" office:value="156.188298" calcext:value-type="float">
            <text:p>156.188298</text:p>
          </table:table-cell>
          <table:table-cell office:value-type="float" office:value="522809" calcext:value-type="float">
            <text:p>522809</text:p>
          </table:table-cell>
          <table:table-cell office:value-type="float" office:value="156.734077" calcext:value-type="float">
            <text:p>156.734077</text:p>
          </table:table-cell>
          <table:table-cell office:value-type="float" office:value="524933" calcext:value-type="float">
            <text:p>524933</text:p>
          </table:table-cell>
          <table:table-cell office:value-type="float" office:value="157.371047" calcext:value-type="float">
            <text:p>157.371047</text:p>
          </table:table-cell>
          <table:table-cell office:value-type="float" office:value="526365" calcext:value-type="float">
            <text:p>526365</text:p>
          </table:table-cell>
          <table:table-cell office:value-type="float" office:value="157.800355" calcext:value-type="float">
            <text:p>157.800355</text:p>
          </table:table-cell>
          <table:table-cell office:value-type="float" office:value="535890" calcext:value-type="float">
            <text:p>535890</text:p>
          </table:table-cell>
          <table:table-cell office:value-type="float" office:value="160.655861" calcext:value-type="float">
            <text:p>160.655861</text:p>
          </table:table-cell>
        </table:table-row>
        <table:table-row table:style-name="ro1">
          <table:table-cell table:number-columns-repeated="2"/>
          <table:table-cell office:value-type="float" office:value="513970" calcext:value-type="float">
            <text:p>513970</text:p>
          </table:table-cell>
          <table:table-cell office:value-type="float" office:value="154.084217" calcext:value-type="float">
            <text:p>154.084217</text:p>
          </table:table-cell>
          <table:table-cell office:value-type="float" office:value="518103" calcext:value-type="float">
            <text:p>518103</text:p>
          </table:table-cell>
          <table:table-cell office:value-type="float" office:value="155.323518" calcext:value-type="float">
            <text:p>155.323518</text:p>
          </table:table-cell>
          <table:table-cell office:value-type="float" office:value="520975" calcext:value-type="float">
            <text:p>520975</text:p>
          </table:table-cell>
          <table:table-cell office:value-type="float" office:value="156.184226" calcext:value-type="float">
            <text:p>156.184226</text:p>
          </table:table-cell>
          <table:table-cell office:value-type="float" office:value="522938" calcext:value-type="float">
            <text:p>522938</text:p>
          </table:table-cell>
          <table:table-cell office:value-type="float" office:value="156.772835" calcext:value-type="float">
            <text:p>156.772835</text:p>
          </table:table-cell>
          <table:table-cell office:value-type="float" office:value="525277" calcext:value-type="float">
            <text:p>525277</text:p>
          </table:table-cell>
          <table:table-cell office:value-type="float" office:value="157.474078" calcext:value-type="float">
            <text:p>157.474078</text:p>
          </table:table-cell>
          <table:table-cell office:value-type="float" office:value="526591" calcext:value-type="float">
            <text:p>526591</text:p>
          </table:table-cell>
          <table:table-cell office:value-type="float" office:value="157.867868" calcext:value-type="float">
            <text:p>157.867868</text:p>
          </table:table-cell>
          <table:table-cell office:value-type="float" office:value="532341" calcext:value-type="float">
            <text:p>532341</text:p>
          </table:table-cell>
          <table:table-cell office:value-type="float" office:value="159.591751" calcext:value-type="float">
            <text:p>159.591751</text:p>
          </table:table-cell>
        </table:table-row>
        <table:table-row table:style-name="ro1">
          <table:table-cell table:number-columns-repeated="2"/>
          <table:table-cell office:value-type="float" office:value="513964" calcext:value-type="float">
            <text:p>513964</text:p>
          </table:table-cell>
          <table:table-cell office:value-type="float" office:value="154.082548" calcext:value-type="float">
            <text:p>154.082548</text:p>
          </table:table-cell>
          <table:table-cell office:value-type="float" office:value="518510" calcext:value-type="float">
            <text:p>518510</text:p>
          </table:table-cell>
          <table:table-cell office:value-type="float" office:value="155.445438" calcext:value-type="float">
            <text:p>155.445438</text:p>
          </table:table-cell>
          <table:table-cell office:value-type="float" office:value="520991" calcext:value-type="float">
            <text:p>520991</text:p>
          </table:table-cell>
          <table:table-cell office:value-type="float" office:value="156.189231" calcext:value-type="float">
            <text:p>156.189231</text:p>
          </table:table-cell>
          <table:table-cell office:value-type="float" office:value="522919" calcext:value-type="float">
            <text:p>522919</text:p>
          </table:table-cell>
          <table:table-cell office:value-type="float" office:value="156.767135" calcext:value-type="float">
            <text:p>156.767135</text:p>
          </table:table-cell>
          <table:table-cell office:value-type="float" office:value="524935" calcext:value-type="float">
            <text:p>524935</text:p>
          </table:table-cell>
          <table:table-cell office:value-type="float" office:value="157.37165" calcext:value-type="float">
            <text:p>157.37165</text:p>
          </table:table-cell>
          <table:table-cell office:value-type="float" office:value="526561" calcext:value-type="float">
            <text:p>526561</text:p>
          </table:table-cell>
          <table:table-cell office:value-type="float" office:value="157.858941" calcext:value-type="float">
            <text:p>157.858941</text:p>
          </table:table-cell>
          <table:table-cell office:value-type="float" office:value="535927" calcext:value-type="float">
            <text:p>535927</text:p>
          </table:table-cell>
          <table:table-cell office:value-type="float" office:value="160.666994" calcext:value-type="float">
            <text:p>160.666994</text:p>
          </table:table-cell>
        </table:table-row>
        <table:table-row table:style-name="ro1">
          <table:table-cell table:number-columns-repeated="2"/>
          <table:table-cell office:value-type="float" office:value="513962" calcext:value-type="float">
            <text:p>513962</text:p>
          </table:table-cell>
          <table:table-cell office:value-type="float" office:value="154.081956" calcext:value-type="float">
            <text:p>154.081956</text:p>
          </table:table-cell>
          <table:table-cell office:value-type="float" office:value="518256" calcext:value-type="float">
            <text:p>518256</text:p>
          </table:table-cell>
          <table:table-cell office:value-type="float" office:value="155.36932" calcext:value-type="float">
            <text:p>155.36932</text:p>
          </table:table-cell>
          <table:table-cell office:value-type="float" office:value="521161" calcext:value-type="float">
            <text:p>521161</text:p>
          </table:table-cell>
          <table:table-cell office:value-type="float" office:value="156.24012" calcext:value-type="float">
            <text:p>156.24012</text:p>
          </table:table-cell>
          <table:table-cell office:value-type="float" office:value="523023" calcext:value-type="float">
            <text:p>523023</text:p>
          </table:table-cell>
          <table:table-cell office:value-type="float" office:value="156.798298" calcext:value-type="float">
            <text:p>156.798298</text:p>
          </table:table-cell>
          <table:table-cell office:value-type="float" office:value="525333" calcext:value-type="float">
            <text:p>525333</text:p>
          </table:table-cell>
          <table:table-cell office:value-type="float" office:value="157.490972" calcext:value-type="float">
            <text:p>157.490972</text:p>
          </table:table-cell>
          <table:table-cell office:value-type="float" office:value="526493" calcext:value-type="float">
            <text:p>526493</text:p>
          </table:table-cell>
          <table:table-cell office:value-type="float" office:value="157.838695" calcext:value-type="float">
            <text:p>157.838695</text:p>
          </table:table-cell>
          <table:table-cell office:value-type="float" office:value="535985" calcext:value-type="float">
            <text:p>535985</text:p>
          </table:table-cell>
          <table:table-cell office:value-type="float" office:value="160.684406" calcext:value-type="float">
            <text:p>160.684406</text:p>
          </table:table-cell>
        </table:table-row>
        <table:table-row table:style-name="ro1">
          <table:table-cell table:number-columns-repeated="2"/>
          <table:table-cell office:value-type="float" office:value="514002" calcext:value-type="float">
            <text:p>514002</text:p>
          </table:table-cell>
          <table:table-cell office:value-type="float" office:value="154.094063" calcext:value-type="float">
            <text:p>154.094063</text:p>
          </table:table-cell>
          <table:table-cell office:value-type="float" office:value="518229" calcext:value-type="float">
            <text:p>518229</text:p>
          </table:table-cell>
          <table:table-cell office:value-type="float" office:value="155.361136" calcext:value-type="float">
            <text:p>155.361136</text:p>
          </table:table-cell>
          <table:table-cell office:value-type="float" office:value="521077" calcext:value-type="float">
            <text:p>521077</text:p>
          </table:table-cell>
          <table:table-cell office:value-type="float" office:value="156.214956" calcext:value-type="float">
            <text:p>156.214956</text:p>
          </table:table-cell>
          <table:table-cell office:value-type="float" office:value="522661" calcext:value-type="float">
            <text:p>522661</text:p>
          </table:table-cell>
          <table:table-cell office:value-type="float" office:value="156.689851" calcext:value-type="float">
            <text:p>156.689851</text:p>
          </table:table-cell>
          <table:table-cell office:value-type="float" office:value="525251" calcext:value-type="float">
            <text:p>525251</text:p>
          </table:table-cell>
          <table:table-cell office:value-type="float" office:value="157.466307" calcext:value-type="float">
            <text:p>157.466307</text:p>
          </table:table-cell>
          <table:table-cell office:value-type="float" office:value="526090" calcext:value-type="float">
            <text:p>526090</text:p>
          </table:table-cell>
          <table:table-cell office:value-type="float" office:value="157.717765" calcext:value-type="float">
            <text:p>157.717765</text:p>
          </table:table-cell>
          <table:table-cell office:value-type="float" office:value="535917" calcext:value-type="float">
            <text:p>535917</text:p>
          </table:table-cell>
          <table:table-cell office:value-type="float" office:value="160.663906" calcext:value-type="float">
            <text:p>160.663906</text:p>
          </table:table-cell>
        </table:table-row>
        <table:table-row table:style-name="ro1">
          <table:table-cell table:number-columns-repeated="2"/>
          <table:table-cell office:value-type="float" office:value="514048" calcext:value-type="float">
            <text:p>514048</text:p>
          </table:table-cell>
          <table:table-cell office:value-type="float" office:value="154.107667" calcext:value-type="float">
            <text:p>154.107667</text:p>
          </table:table-cell>
          <table:table-cell office:value-type="float" office:value="518191" calcext:value-type="float">
            <text:p>518191</text:p>
          </table:table-cell>
          <table:table-cell office:value-type="float" office:value="155.349726" calcext:value-type="float">
            <text:p>155.349726</text:p>
          </table:table-cell>
          <table:table-cell office:value-type="float" office:value="521020" calcext:value-type="float">
            <text:p>521020</text:p>
          </table:table-cell>
          <table:table-cell office:value-type="float" office:value="156.197717" calcext:value-type="float">
            <text:p>156.197717</text:p>
          </table:table-cell>
          <table:table-cell office:value-type="float" office:value="522812" calcext:value-type="float">
            <text:p>522812</text:p>
          </table:table-cell>
          <table:table-cell office:value-type="float" office:value="156.735084" calcext:value-type="float">
            <text:p>156.735084</text:p>
          </table:table-cell>
          <table:table-cell office:value-type="float" office:value="525188" calcext:value-type="float">
            <text:p>525188</text:p>
          </table:table-cell>
          <table:table-cell office:value-type="float" office:value="157.447448" calcext:value-type="float">
            <text:p>157.447448</text:p>
          </table:table-cell>
          <table:table-cell office:value-type="float" office:value="526310" calcext:value-type="float">
            <text:p>526310</text:p>
          </table:table-cell>
          <table:table-cell office:value-type="float" office:value="157.783886" calcext:value-type="float">
            <text:p>157.783886</text:p>
          </table:table-cell>
          <table:table-cell office:value-type="float" office:value="535909" calcext:value-type="float">
            <text:p>535909</text:p>
          </table:table-cell>
          <table:table-cell office:value-type="float" office:value="160.661595" calcext:value-type="float">
            <text:p>160.661595</text:p>
          </table:table-cell>
        </table:table-row>
        <table:table-row table:style-name="ro1">
          <table:table-cell table:number-columns-repeated="2"/>
          <table:table-cell office:value-type="float" office:value="514100" calcext:value-type="float">
            <text:p>514100</text:p>
          </table:table-cell>
          <table:table-cell office:value-type="float" office:value="154.123251" calcext:value-type="float">
            <text:p>154.123251</text:p>
          </table:table-cell>
          <table:table-cell office:value-type="float" office:value="518143" calcext:value-type="float">
            <text:p>518143</text:p>
          </table:table-cell>
          <table:table-cell office:value-type="float" office:value="155.335217" calcext:value-type="float">
            <text:p>155.335217</text:p>
          </table:table-cell>
          <table:table-cell office:value-type="float" office:value="521049" calcext:value-type="float">
            <text:p>521049</text:p>
          </table:table-cell>
          <table:table-cell office:value-type="float" office:value="156.206465" calcext:value-type="float">
            <text:p>156.206465</text:p>
          </table:table-cell>
          <table:table-cell office:value-type="float" office:value="522894" calcext:value-type="float">
            <text:p>522894</text:p>
          </table:table-cell>
          <table:table-cell office:value-type="float" office:value="156.759761" calcext:value-type="float">
            <text:p>156.759761</text:p>
          </table:table-cell>
          <table:table-cell office:value-type="float" office:value="525275" calcext:value-type="float">
            <text:p>525275</text:p>
          </table:table-cell>
          <table:table-cell office:value-type="float" office:value="157.473522" calcext:value-type="float">
            <text:p>157.473522</text:p>
          </table:table-cell>
          <table:table-cell office:value-type="float" office:value="526279" calcext:value-type="float">
            <text:p>526279</text:p>
          </table:table-cell>
          <table:table-cell office:value-type="float" office:value="157.774403" calcext:value-type="float">
            <text:p>157.774403</text:p>
          </table:table-cell>
          <table:table-cell office:value-type="float" office:value="534076" calcext:value-type="float">
            <text:p>534076</text:p>
          </table:table-cell>
          <table:table-cell office:value-type="float" office:value="160.111971" calcext:value-type="float">
            <text:p>160.111971</text:p>
          </table:table-cell>
        </table:table-row>
        <table:table-row table:style-name="ro1">
          <table:table-cell table:number-columns-repeated="2"/>
          <table:table-cell office:value-type="float" office:value="514031" calcext:value-type="float">
            <text:p>514031</text:p>
          </table:table-cell>
          <table:table-cell office:value-type="float" office:value="154.102496" calcext:value-type="float">
            <text:p>154.102496</text:p>
          </table:table-cell>
          <table:table-cell office:value-type="float" office:value="518048" calcext:value-type="float">
            <text:p>518048</text:p>
          </table:table-cell>
          <table:table-cell office:value-type="float" office:value="155.306968" calcext:value-type="float">
            <text:p>155.306968</text:p>
          </table:table-cell>
          <table:table-cell office:value-type="float" office:value="520994" calcext:value-type="float">
            <text:p>520994</text:p>
          </table:table-cell>
          <table:table-cell office:value-type="float" office:value="156.189989" calcext:value-type="float">
            <text:p>156.189989</text:p>
          </table:table-cell>
          <table:table-cell office:value-type="float" office:value="522472" calcext:value-type="float">
            <text:p>522472</text:p>
          </table:table-cell>
          <table:table-cell office:value-type="float" office:value="156.633019" calcext:value-type="float">
            <text:p>156.633019</text:p>
          </table:table-cell>
          <table:table-cell office:value-type="float" office:value="525381" calcext:value-type="float">
            <text:p>525381</text:p>
          </table:table-cell>
          <table:table-cell office:value-type="float" office:value="157.505325" calcext:value-type="float">
            <text:p>157.505325</text:p>
          </table:table-cell>
          <table:table-cell office:value-type="float" office:value="526439" calcext:value-type="float">
            <text:p>526439</text:p>
          </table:table-cell>
          <table:table-cell office:value-type="float" office:value="157.822498" calcext:value-type="float">
            <text:p>157.822498</text:p>
          </table:table-cell>
          <table:table-cell office:value-type="float" office:value="532252" calcext:value-type="float">
            <text:p>532252</text:p>
          </table:table-cell>
          <table:table-cell office:value-type="float" office:value="159.565102" calcext:value-type="float">
            <text:p>159.565102</text:p>
          </table:table-cell>
        </table:table-row>
        <table:table-row table:style-name="ro1">
          <table:table-cell table:number-columns-repeated="2"/>
          <table:table-cell office:value-type="float" office:value="514157" calcext:value-type="float">
            <text:p>514157</text:p>
          </table:table-cell>
          <table:table-cell office:value-type="float" office:value="154.140365" calcext:value-type="float">
            <text:p>154.140365</text:p>
          </table:table-cell>
          <table:table-cell office:value-type="float" office:value="518109" calcext:value-type="float">
            <text:p>518109</text:p>
          </table:table-cell>
          <table:table-cell office:value-type="float" office:value="155.325196" calcext:value-type="float">
            <text:p>155.325196</text:p>
          </table:table-cell>
          <table:table-cell office:value-type="float" office:value="520981" calcext:value-type="float">
            <text:p>520981</text:p>
          </table:table-cell>
          <table:table-cell office:value-type="float" office:value="156.186161" calcext:value-type="float">
            <text:p>156.186161</text:p>
          </table:table-cell>
          <table:table-cell office:value-type="float" office:value="522682" calcext:value-type="float">
            <text:p>522682</text:p>
          </table:table-cell>
          <table:table-cell office:value-type="float" office:value="156.69619" calcext:value-type="float">
            <text:p>156.69619</text:p>
          </table:table-cell>
          <table:table-cell office:value-type="float" office:value="525067" calcext:value-type="float">
            <text:p>525067</text:p>
          </table:table-cell>
          <table:table-cell office:value-type="float" office:value="157.411038" calcext:value-type="float">
            <text:p>157.411038</text:p>
          </table:table-cell>
          <table:table-cell office:value-type="float" office:value="526405" calcext:value-type="float">
            <text:p>526405</text:p>
          </table:table-cell>
          <table:table-cell office:value-type="float" office:value="157.812291" calcext:value-type="float">
            <text:p>157.812291</text:p>
          </table:table-cell>
          <table:table-cell office:value-type="float" office:value="533995" calcext:value-type="float">
            <text:p>533995</text:p>
          </table:table-cell>
          <table:table-cell office:value-type="float" office:value="160.087621" calcext:value-type="float">
            <text:p>160.087621</text:p>
          </table:table-cell>
        </table:table-row>
        <table:table-row table:style-name="ro1">
          <table:table-cell table:number-columns-repeated="2"/>
          <table:table-cell office:value-type="float" office:value="514046" calcext:value-type="float">
            <text:p>514046</text:p>
          </table:table-cell>
          <table:table-cell office:value-type="float" office:value="154.107055" calcext:value-type="float">
            <text:p>154.107055</text:p>
          </table:table-cell>
          <table:table-cell office:value-type="float" office:value="518079" calcext:value-type="float">
            <text:p>518079</text:p>
          </table:table-cell>
          <table:table-cell office:value-type="float" office:value="155.316292" calcext:value-type="float">
            <text:p>155.316292</text:p>
          </table:table-cell>
          <table:table-cell office:value-type="float" office:value="520988" calcext:value-type="float">
            <text:p>520988</text:p>
          </table:table-cell>
          <table:table-cell office:value-type="float" office:value="156.188198" calcext:value-type="float">
            <text:p>156.188198</text:p>
          </table:table-cell>
          <table:table-cell office:value-type="float" office:value="522824" calcext:value-type="float">
            <text:p>522824</text:p>
          </table:table-cell>
          <table:table-cell office:value-type="float" office:value="156.738567" calcext:value-type="float">
            <text:p>156.738567</text:p>
          </table:table-cell>
          <table:table-cell office:value-type="float" office:value="525155" calcext:value-type="float">
            <text:p>525155</text:p>
          </table:table-cell>
          <table:table-cell office:value-type="float" office:value="157.437615" calcext:value-type="float">
            <text:p>157.437615</text:p>
          </table:table-cell>
          <table:table-cell office:value-type="float" office:value="526595" calcext:value-type="float">
            <text:p>526595</text:p>
          </table:table-cell>
          <table:table-cell office:value-type="float" office:value="157.869263" calcext:value-type="float">
            <text:p>157.869263</text:p>
          </table:table-cell>
          <table:table-cell office:value-type="float" office:value="535923" calcext:value-type="float">
            <text:p>535923</text:p>
          </table:table-cell>
          <table:table-cell office:value-type="float" office:value="160.665765" calcext:value-type="float">
            <text:p>160.665765</text:p>
          </table:table-cell>
        </table:table-row>
        <table:table-row table:style-name="ro1">
          <table:table-cell table:number-columns-repeated="2"/>
          <table:table-cell office:value-type="float" office:value="513974" calcext:value-type="float">
            <text:p>513974</text:p>
          </table:table-cell>
          <table:table-cell office:value-type="float" office:value="154.085625" calcext:value-type="float">
            <text:p>154.085625</text:p>
          </table:table-cell>
          <table:table-cell office:value-type="float" office:value="518430" calcext:value-type="float">
            <text:p>518430</text:p>
          </table:table-cell>
          <table:table-cell office:value-type="float" office:value="155.421509" calcext:value-type="float">
            <text:p>155.421509</text:p>
          </table:table-cell>
          <table:table-cell office:value-type="float" office:value="520958" calcext:value-type="float">
            <text:p>520958</text:p>
          </table:table-cell>
          <table:table-cell office:value-type="float" office:value="156.179258" calcext:value-type="float">
            <text:p>156.179258</text:p>
          </table:table-cell>
          <table:table-cell office:value-type="float" office:value="523200" calcext:value-type="float">
            <text:p>523200</text:p>
          </table:table-cell>
          <table:table-cell office:value-type="float" office:value="156.851344" calcext:value-type="float">
            <text:p>156.851344</text:p>
          </table:table-cell>
          <table:table-cell office:value-type="float" office:value="525275" calcext:value-type="float">
            <text:p>525275</text:p>
          </table:table-cell>
          <table:table-cell office:value-type="float" office:value="157.473617" calcext:value-type="float">
            <text:p>157.473617</text:p>
          </table:table-cell>
          <table:table-cell office:value-type="float" office:value="526593" calcext:value-type="float">
            <text:p>526593</text:p>
          </table:table-cell>
          <table:table-cell office:value-type="float" office:value="157.868533" calcext:value-type="float">
            <text:p>157.868533</text:p>
          </table:table-cell>
          <table:table-cell office:value-type="float" office:value="533897" calcext:value-type="float">
            <text:p>533897</text:p>
          </table:table-cell>
          <table:table-cell office:value-type="float" office:value="160.058214" calcext:value-type="float">
            <text:p>160.058214</text:p>
          </table:table-cell>
        </table:table-row>
        <table:table-row table:style-name="ro1">
          <table:table-cell table:number-columns-repeated="2"/>
          <table:table-cell office:value-type="float" office:value="514051" calcext:value-type="float">
            <text:p>514051</text:p>
          </table:table-cell>
          <table:table-cell office:value-type="float" office:value="154.108746" calcext:value-type="float">
            <text:p>154.108746</text:p>
          </table:table-cell>
          <table:table-cell office:value-type="float" office:value="518360" calcext:value-type="float">
            <text:p>518360</text:p>
          </table:table-cell>
          <table:table-cell office:value-type="float" office:value="155.400484" calcext:value-type="float">
            <text:p>155.400484</text:p>
          </table:table-cell>
          <table:table-cell office:value-type="float" office:value="521036" calcext:value-type="float">
            <text:p>521036</text:p>
          </table:table-cell>
          <table:table-cell office:value-type="float" office:value="156.202652" calcext:value-type="float">
            <text:p>156.202652</text:p>
          </table:table-cell>
          <table:table-cell office:value-type="float" office:value="522789" calcext:value-type="float">
            <text:p>522789</text:p>
          </table:table-cell>
          <table:table-cell office:value-type="float" office:value="156.728285" calcext:value-type="float">
            <text:p>156.728285</text:p>
          </table:table-cell>
          <table:table-cell office:value-type="float" office:value="525128" calcext:value-type="float">
            <text:p>525128</text:p>
          </table:table-cell>
          <table:table-cell office:value-type="float" office:value="157.429312" calcext:value-type="float">
            <text:p>157.429312</text:p>
          </table:table-cell>
          <table:table-cell office:value-type="float" office:value="526734" calcext:value-type="float">
            <text:p>526734</text:p>
          </table:table-cell>
          <table:table-cell office:value-type="float" office:value="157.9109" calcext:value-type="float">
            <text:p>157.9109</text:p>
          </table:table-cell>
          <table:table-cell office:value-type="float" office:value="532324" calcext:value-type="float">
            <text:p>532324</text:p>
          </table:table-cell>
          <table:table-cell office:value-type="float" office:value="159.586675" calcext:value-type="float">
            <text:p>159.586675</text:p>
          </table:table-cell>
        </table:table-row>
        <table:table-row table:style-name="ro1">
          <table:table-cell table:number-columns-repeated="2"/>
          <table:table-cell office:value-type="float" office:value="514070" calcext:value-type="float">
            <text:p>514070</text:p>
          </table:table-cell>
          <table:table-cell office:value-type="float" office:value="154.114407" calcext:value-type="float">
            <text:p>154.114407</text:p>
          </table:table-cell>
          <table:table-cell office:value-type="float" office:value="518132" calcext:value-type="float">
            <text:p>518132</text:p>
          </table:table-cell>
          <table:table-cell office:value-type="float" office:value="155.332125" calcext:value-type="float">
            <text:p>155.332125</text:p>
          </table:table-cell>
          <table:table-cell office:value-type="float" office:value="521050" calcext:value-type="float">
            <text:p>521050</text:p>
          </table:table-cell>
          <table:table-cell office:value-type="float" office:value="156.206964" calcext:value-type="float">
            <text:p>156.206964</text:p>
          </table:table-cell>
          <table:table-cell office:value-type="float" office:value="522509" calcext:value-type="float">
            <text:p>522509</text:p>
          </table:table-cell>
          <table:table-cell office:value-type="float" office:value="156.644331" calcext:value-type="float">
            <text:p>156.644331</text:p>
          </table:table-cell>
          <table:table-cell office:value-type="float" office:value="525306" calcext:value-type="float">
            <text:p>525306</text:p>
          </table:table-cell>
          <table:table-cell office:value-type="float" office:value="157.482917" calcext:value-type="float">
            <text:p>157.482917</text:p>
          </table:table-cell>
          <table:table-cell office:value-type="float" office:value="526520" calcext:value-type="float">
            <text:p>526520</text:p>
          </table:table-cell>
          <table:table-cell office:value-type="float" office:value="157.846847" calcext:value-type="float">
            <text:p>157.846847</text:p>
          </table:table-cell>
          <table:table-cell office:value-type="float" office:value="534029" calcext:value-type="float">
            <text:p>534029</text:p>
          </table:table-cell>
          <table:table-cell office:value-type="float" office:value="160.097805" calcext:value-type="float">
            <text:p>160.097805</text:p>
          </table:table-cell>
        </table:table-row>
        <table:table-row table:style-name="ro1">
          <table:table-cell table:number-columns-repeated="2"/>
          <table:table-cell office:value-type="float" office:value="514101" calcext:value-type="float">
            <text:p>514101</text:p>
          </table:table-cell>
          <table:table-cell office:value-type="float" office:value="154.12359" calcext:value-type="float">
            <text:p>154.12359</text:p>
          </table:table-cell>
          <table:table-cell office:value-type="float" office:value="518318" calcext:value-type="float">
            <text:p>518318</text:p>
          </table:table-cell>
          <table:table-cell office:value-type="float" office:value="155.387901" calcext:value-type="float">
            <text:p>155.387901</text:p>
          </table:table-cell>
          <table:table-cell office:value-type="float" office:value="521207" calcext:value-type="float">
            <text:p>521207</text:p>
          </table:table-cell>
          <table:table-cell office:value-type="float" office:value="156.253954" calcext:value-type="float">
            <text:p>156.253954</text:p>
          </table:table-cell>
          <table:table-cell office:value-type="float" office:value="522806" calcext:value-type="float">
            <text:p>522806</text:p>
          </table:table-cell>
          <table:table-cell office:value-type="float" office:value="156.733318" calcext:value-type="float">
            <text:p>156.733318</text:p>
          </table:table-cell>
          <table:table-cell office:value-type="float" office:value="525440" calcext:value-type="float">
            <text:p>525440</text:p>
          </table:table-cell>
          <table:table-cell office:value-type="float" office:value="157.522878" calcext:value-type="float">
            <text:p>157.522878</text:p>
          </table:table-cell>
          <table:table-cell office:value-type="float" office:value="526856" calcext:value-type="float">
            <text:p>526856</text:p>
          </table:table-cell>
          <table:table-cell office:value-type="float" office:value="157.947481" calcext:value-type="float">
            <text:p>157.947481</text:p>
          </table:table-cell>
          <table:table-cell office:value-type="float" office:value="535780" calcext:value-type="float">
            <text:p>535780</text:p>
          </table:table-cell>
          <table:table-cell office:value-type="float" office:value="160.622708" calcext:value-type="float">
            <text:p>160.622708</text:p>
          </table:table-cell>
        </table:table-row>
        <table:table-row table:style-name="ro1">
          <table:table-cell table:number-columns-repeated="2"/>
          <table:table-cell office:value-type="float" office:value="514008" calcext:value-type="float">
            <text:p>514008</text:p>
          </table:table-cell>
          <table:table-cell office:value-type="float" office:value="154.095617" calcext:value-type="float">
            <text:p>154.095617</text:p>
          </table:table-cell>
          <table:table-cell office:value-type="float" office:value="518407" calcext:value-type="float">
            <text:p>518407</text:p>
          </table:table-cell>
          <table:table-cell office:value-type="float" office:value="155.414367" calcext:value-type="float">
            <text:p>155.414367</text:p>
          </table:table-cell>
          <table:table-cell office:value-type="float" office:value="521112" calcext:value-type="float">
            <text:p>521112</text:p>
          </table:table-cell>
          <table:table-cell office:value-type="float" office:value="156.225487" calcext:value-type="float">
            <text:p>156.225487</text:p>
          </table:table-cell>
          <table:table-cell office:value-type="float" office:value="522884" calcext:value-type="float">
            <text:p>522884</text:p>
          </table:table-cell>
          <table:table-cell office:value-type="float" office:value="156.756665" calcext:value-type="float">
            <text:p>156.756665</text:p>
          </table:table-cell>
          <table:table-cell office:value-type="float" office:value="525319" calcext:value-type="float">
            <text:p>525319</text:p>
          </table:table-cell>
          <table:table-cell office:value-type="float" office:value="157.486615" calcext:value-type="float">
            <text:p>157.486615</text:p>
          </table:table-cell>
          <table:table-cell office:value-type="float" office:value="526849" calcext:value-type="float">
            <text:p>526849</text:p>
          </table:table-cell>
          <table:table-cell office:value-type="float" office:value="157.945438" calcext:value-type="float">
            <text:p>157.945438</text:p>
          </table:table-cell>
          <table:table-cell office:value-type="float" office:value="533970" calcext:value-type="float">
            <text:p>533970</text:p>
          </table:table-cell>
          <table:table-cell office:value-type="float" office:value="160.080153" calcext:value-type="float">
            <text:p>160.080153</text:p>
          </table:table-cell>
        </table:table-row>
        <table:table-row table:style-name="ro1">
          <table:table-cell table:number-columns-repeated="2"/>
          <table:table-cell office:value-type="float" office:value="514018" calcext:value-type="float">
            <text:p>514018</text:p>
          </table:table-cell>
          <table:table-cell office:value-type="float" office:value="154.09868" calcext:value-type="float">
            <text:p>154.09868</text:p>
          </table:table-cell>
          <table:table-cell office:value-type="float" office:value="518029" calcext:value-type="float">
            <text:p>518029</text:p>
          </table:table-cell>
          <table:table-cell office:value-type="float" office:value="155.301189" calcext:value-type="float">
            <text:p>155.301189</text:p>
          </table:table-cell>
          <table:table-cell office:value-type="float" office:value="520912" calcext:value-type="float">
            <text:p>520912</text:p>
          </table:table-cell>
          <table:table-cell office:value-type="float" office:value="156.165621" calcext:value-type="float">
            <text:p>156.165621</text:p>
          </table:table-cell>
          <table:table-cell office:value-type="float" office:value="522987" calcext:value-type="float">
            <text:p>522987</text:p>
          </table:table-cell>
          <table:table-cell office:value-type="float" office:value="156.787623" calcext:value-type="float">
            <text:p>156.787623</text:p>
          </table:table-cell>
          <table:table-cell office:value-type="float" office:value="525279" calcext:value-type="float">
            <text:p>525279</text:p>
          </table:table-cell>
          <table:table-cell office:value-type="float" office:value="157.474608" calcext:value-type="float">
            <text:p>157.474608</text:p>
          </table:table-cell>
          <table:table-cell office:value-type="float" office:value="526976" calcext:value-type="float">
            <text:p>526976</text:p>
          </table:table-cell>
          <table:table-cell office:value-type="float" office:value="157.983344" calcext:value-type="float">
            <text:p>157.983344</text:p>
          </table:table-cell>
          <table:table-cell office:value-type="float" office:value="535674" calcext:value-type="float">
            <text:p>535674</text:p>
          </table:table-cell>
          <table:table-cell office:value-type="float" office:value="160.591038" calcext:value-type="float">
            <text:p>160.591038</text:p>
          </table:table-cell>
        </table:table-row>
        <table:table-row table:style-name="ro1">
          <table:table-cell table:number-columns-repeated="2"/>
          <table:table-cell office:value-type="float" office:value="514182" calcext:value-type="float">
            <text:p>514182</text:p>
          </table:table-cell>
          <table:table-cell office:value-type="float" office:value="154.14799" calcext:value-type="float">
            <text:p>154.14799</text:p>
          </table:table-cell>
          <table:table-cell office:value-type="float" office:value="518344" calcext:value-type="float">
            <text:p>518344</text:p>
          </table:table-cell>
          <table:table-cell office:value-type="float" office:value="155.395553" calcext:value-type="float">
            <text:p>155.395553</text:p>
          </table:table-cell>
          <table:table-cell office:value-type="float" office:value="520788" calcext:value-type="float">
            <text:p>520788</text:p>
          </table:table-cell>
          <table:table-cell office:value-type="float" office:value="156.128242" calcext:value-type="float">
            <text:p>156.128242</text:p>
          </table:table-cell>
          <table:table-cell office:value-type="float" office:value="522869" calcext:value-type="float">
            <text:p>522869</text:p>
          </table:table-cell>
          <table:table-cell office:value-type="float" office:value="156.752096" calcext:value-type="float">
            <text:p>156.752096</text:p>
          </table:table-cell>
          <table:table-cell office:value-type="float" office:value="525445" calcext:value-type="float">
            <text:p>525445</text:p>
          </table:table-cell>
          <table:table-cell office:value-type="float" office:value="157.524433" calcext:value-type="float">
            <text:p>157.524433</text:p>
          </table:table-cell>
          <table:table-cell office:value-type="float" office:value="526178" calcext:value-type="float">
            <text:p>526178</text:p>
          </table:table-cell>
          <table:table-cell office:value-type="float" office:value="157.744275" calcext:value-type="float">
            <text:p>157.744275</text:p>
          </table:table-cell>
          <table:table-cell office:value-type="float" office:value="532287" calcext:value-type="float">
            <text:p>532287</text:p>
          </table:table-cell>
          <table:table-cell office:value-type="float" office:value="159.575624" calcext:value-type="float">
            <text:p>159.575624</text:p>
          </table:table-cell>
        </table:table-row>
        <table:table-row table:style-name="ro1">
          <table:table-cell table:number-columns-repeated="2"/>
          <table:table-cell office:value-type="float" office:value="514122" calcext:value-type="float">
            <text:p>514122</text:p>
          </table:table-cell>
          <table:table-cell office:value-type="float" office:value="154.129967" calcext:value-type="float">
            <text:p>154.129967</text:p>
          </table:table-cell>
          <table:table-cell office:value-type="float" office:value="518314" calcext:value-type="float">
            <text:p>518314</text:p>
          </table:table-cell>
          <table:table-cell office:value-type="float" office:value="155.386509" calcext:value-type="float">
            <text:p>155.386509</text:p>
          </table:table-cell>
          <table:table-cell office:value-type="float" office:value="521067" calcext:value-type="float">
            <text:p>521067</text:p>
          </table:table-cell>
          <table:table-cell office:value-type="float" office:value="156.211953" calcext:value-type="float">
            <text:p>156.211953</text:p>
          </table:table-cell>
          <table:table-cell office:value-type="float" office:value="522413" calcext:value-type="float">
            <text:p>522413</text:p>
          </table:table-cell>
          <table:table-cell office:value-type="float" office:value="156.615329" calcext:value-type="float">
            <text:p>156.615329</text:p>
          </table:table-cell>
          <table:table-cell office:value-type="float" office:value="525294" calcext:value-type="float">
            <text:p>525294</text:p>
          </table:table-cell>
          <table:table-cell office:value-type="float" office:value="157.479293" calcext:value-type="float">
            <text:p>157.479293</text:p>
          </table:table-cell>
          <table:table-cell office:value-type="float" office:value="526992" calcext:value-type="float">
            <text:p>526992</text:p>
          </table:table-cell>
          <table:table-cell office:value-type="float" office:value="157.988276" calcext:value-type="float">
            <text:p>157.988276</text:p>
          </table:table-cell>
          <table:table-cell office:value-type="float" office:value="533916" calcext:value-type="float">
            <text:p>533916</text:p>
          </table:table-cell>
          <table:table-cell office:value-type="float" office:value="160.063925" calcext:value-type="float">
            <text:p>160.063925</text:p>
          </table:table-cell>
        </table:table-row>
        <table:table-row table:style-name="ro1">
          <table:table-cell table:number-columns-repeated="2"/>
          <table:table-cell office:value-type="float" office:value="513982" calcext:value-type="float">
            <text:p>513982</text:p>
          </table:table-cell>
          <table:table-cell office:value-type="float" office:value="154.087952" calcext:value-type="float">
            <text:p>154.087952</text:p>
          </table:table-cell>
          <table:table-cell office:value-type="float" office:value="518015" calcext:value-type="float">
            <text:p>518015</text:p>
          </table:table-cell>
          <table:table-cell office:value-type="float" office:value="155.296961" calcext:value-type="float">
            <text:p>155.296961</text:p>
          </table:table-cell>
          <table:table-cell office:value-type="float" office:value="521074" calcext:value-type="float">
            <text:p>521074</text:p>
          </table:table-cell>
          <table:table-cell office:value-type="float" office:value="156.214205" calcext:value-type="float">
            <text:p>156.214205</text:p>
          </table:table-cell>
          <table:table-cell office:value-type="float" office:value="522222" calcext:value-type="float">
            <text:p>522222</text:p>
          </table:table-cell>
          <table:table-cell office:value-type="float" office:value="156.558296" calcext:value-type="float">
            <text:p>156.558296</text:p>
          </table:table-cell>
          <table:table-cell office:value-type="float" office:value="525248" calcext:value-type="float">
            <text:p>525248</text:p>
          </table:table-cell>
          <table:table-cell office:value-type="float" office:value="157.465412" calcext:value-type="float">
            <text:p>157.465412</text:p>
          </table:table-cell>
          <table:table-cell office:value-type="float" office:value="526274" calcext:value-type="float">
            <text:p>526274</text:p>
          </table:table-cell>
          <table:table-cell office:value-type="float" office:value="157.772862" calcext:value-type="float">
            <text:p>157.772862</text:p>
          </table:table-cell>
          <table:table-cell office:value-type="float" office:value="535832" calcext:value-type="float">
            <text:p>535832</text:p>
          </table:table-cell>
          <table:table-cell office:value-type="float" office:value="160.638256" calcext:value-type="float">
            <text:p>160.638256</text:p>
          </table:table-cell>
        </table:table-row>
        <table:table-row table:style-name="ro1">
          <table:table-cell table:number-columns-repeated="2"/>
          <table:table-cell office:value-type="float" office:value="514142" calcext:value-type="float">
            <text:p>514142</text:p>
          </table:table-cell>
          <table:table-cell office:value-type="float" office:value="154.13592" calcext:value-type="float">
            <text:p>154.13592</text:p>
          </table:table-cell>
          <table:table-cell office:value-type="float" office:value="518277" calcext:value-type="float">
            <text:p>518277</text:p>
          </table:table-cell>
          <table:table-cell office:value-type="float" office:value="155.375649" calcext:value-type="float">
            <text:p>155.375649</text:p>
          </table:table-cell>
          <table:table-cell office:value-type="float" office:value="521016" calcext:value-type="float">
            <text:p>521016</text:p>
          </table:table-cell>
          <table:table-cell office:value-type="float" office:value="156.196803" calcext:value-type="float">
            <text:p>156.196803</text:p>
          </table:table-cell>
          <table:table-cell office:value-type="float" office:value="523116" calcext:value-type="float">
            <text:p>523116</text:p>
          </table:table-cell>
          <table:table-cell office:value-type="float" office:value="156.826313" calcext:value-type="float">
            <text:p>156.826313</text:p>
          </table:table-cell>
          <table:table-cell office:value-type="float" office:value="525346" calcext:value-type="float">
            <text:p>525346</text:p>
          </table:table-cell>
          <table:table-cell office:value-type="float" office:value="157.494652" calcext:value-type="float">
            <text:p>157.494652</text:p>
          </table:table-cell>
          <table:table-cell office:value-type="float" office:value="525758" calcext:value-type="float">
            <text:p>525758</text:p>
          </table:table-cell>
          <table:table-cell office:value-type="float" office:value="157.618215" calcext:value-type="float">
            <text:p>157.618215</text:p>
          </table:table-cell>
          <table:table-cell office:value-type="float" office:value="530497" calcext:value-type="float">
            <text:p>530497</text:p>
          </table:table-cell>
          <table:table-cell office:value-type="float" office:value="159.039007" calcext:value-type="float">
            <text:p>159.039007</text:p>
          </table:table-cell>
        </table:table-row>
        <table:table-row table:style-name="ro1">
          <table:table-cell table:number-columns-repeated="2"/>
          <table:table-cell office:value-type="float" office:value="513954" calcext:value-type="float">
            <text:p>513954</text:p>
          </table:table-cell>
          <table:table-cell office:value-type="float" office:value="154.079612" calcext:value-type="float">
            <text:p>154.079612</text:p>
          </table:table-cell>
          <table:table-cell office:value-type="float" office:value="518103" calcext:value-type="float">
            <text:p>518103</text:p>
          </table:table-cell>
          <table:table-cell office:value-type="float" office:value="155.323245" calcext:value-type="float">
            <text:p>155.323245</text:p>
          </table:table-cell>
          <table:table-cell office:value-type="float" office:value="524134" calcext:value-type="float">
            <text:p>524134</text:p>
          </table:table-cell>
          <table:table-cell office:value-type="float" office:value="157.131307" calcext:value-type="float">
            <text:p>157.131307</text:p>
          </table:table-cell>
          <table:table-cell office:value-type="float" office:value="522491" calcext:value-type="float">
            <text:p>522491</text:p>
          </table:table-cell>
          <table:table-cell office:value-type="float" office:value="156.638737" calcext:value-type="float">
            <text:p>156.638737</text:p>
          </table:table-cell>
          <table:table-cell office:value-type="float" office:value="525780" calcext:value-type="float">
            <text:p>525780</text:p>
          </table:table-cell>
          <table:table-cell office:value-type="float" office:value="157.62495" calcext:value-type="float">
            <text:p>157.62495</text:p>
          </table:table-cell>
          <table:table-cell office:value-type="float" office:value="526274" calcext:value-type="float">
            <text:p>526274</text:p>
          </table:table-cell>
          <table:table-cell office:value-type="float" office:value="157.772917" calcext:value-type="float">
            <text:p>157.772917</text:p>
          </table:table-cell>
          <table:table-cell office:value-type="float" office:value="535844" calcext:value-type="float">
            <text:p>535844</text:p>
          </table:table-cell>
          <table:table-cell office:value-type="float" office:value="160.642132" calcext:value-type="float">
            <text:p>160.642132</text:p>
          </table:table-cell>
        </table:table-row>
        <table:table-row table:style-name="ro1">
          <table:table-cell table:number-columns-repeated="2"/>
          <table:table-cell office:value-type="float" office:value="514178" calcext:value-type="float">
            <text:p>514178</text:p>
          </table:table-cell>
          <table:table-cell office:value-type="float" office:value="154.146571" calcext:value-type="float">
            <text:p>154.146571</text:p>
          </table:table-cell>
          <table:table-cell office:value-type="float" office:value="518237" calcext:value-type="float">
            <text:p>518237</text:p>
          </table:table-cell>
          <table:table-cell office:value-type="float" office:value="155.363439" calcext:value-type="float">
            <text:p>155.363439</text:p>
          </table:table-cell>
          <table:table-cell office:value-type="float" office:value="520770" calcext:value-type="float">
            <text:p>520770</text:p>
          </table:table-cell>
          <table:table-cell office:value-type="float" office:value="156.122939" calcext:value-type="float">
            <text:p>156.122939</text:p>
          </table:table-cell>
          <table:table-cell office:value-type="float" office:value="522765" calcext:value-type="float">
            <text:p>522765</text:p>
          </table:table-cell>
          <table:table-cell office:value-type="float" office:value="156.720957" calcext:value-type="float">
            <text:p>156.720957</text:p>
          </table:table-cell>
          <table:table-cell office:value-type="float" office:value="525464" calcext:value-type="float">
            <text:p>525464</text:p>
          </table:table-cell>
          <table:table-cell office:value-type="float" office:value="157.530251" calcext:value-type="float">
            <text:p>157.530251</text:p>
          </table:table-cell>
          <table:table-cell office:value-type="float" office:value="526863" calcext:value-type="float">
            <text:p>526863</text:p>
          </table:table-cell>
          <table:table-cell office:value-type="float" office:value="157.949468" calcext:value-type="float">
            <text:p>157.949468</text:p>
          </table:table-cell>
          <table:table-cell office:value-type="float" office:value="533983" calcext:value-type="float">
            <text:p>533983</text:p>
          </table:table-cell>
          <table:table-cell office:value-type="float" office:value="160.08399" calcext:value-type="float">
            <text:p>160.08399</text:p>
          </table:table-cell>
        </table:table-row>
        <table:table-row table:style-name="ro1">
          <table:table-cell table:number-columns-repeated="2"/>
          <table:table-cell office:value-type="float" office:value="514053" calcext:value-type="float">
            <text:p>514053</text:p>
          </table:table-cell>
          <table:table-cell office:value-type="float" office:value="154.109273" calcext:value-type="float">
            <text:p>154.109273</text:p>
          </table:table-cell>
          <table:table-cell office:value-type="float" office:value="518413" calcext:value-type="float">
            <text:p>518413</text:p>
          </table:table-cell>
          <table:table-cell office:value-type="float" office:value="155.416395" calcext:value-type="float">
            <text:p>155.416395</text:p>
          </table:table-cell>
          <table:table-cell office:value-type="float" office:value="521112" calcext:value-type="float">
            <text:p>521112</text:p>
          </table:table-cell>
          <table:table-cell office:value-type="float" office:value="156.225361" calcext:value-type="float">
            <text:p>156.225361</text:p>
          </table:table-cell>
          <table:table-cell office:value-type="float" office:value="521454" calcext:value-type="float">
            <text:p>521454</text:p>
          </table:table-cell>
          <table:table-cell office:value-type="float" office:value="156.327924" calcext:value-type="float">
            <text:p>156.327924</text:p>
          </table:table-cell>
          <table:table-cell office:value-type="float" office:value="525565" calcext:value-type="float">
            <text:p>525565</text:p>
          </table:table-cell>
          <table:table-cell office:value-type="float" office:value="157.560556" calcext:value-type="float">
            <text:p>157.560556</text:p>
          </table:table-cell>
          <table:table-cell office:value-type="float" office:value="526533" calcext:value-type="float">
            <text:p>526533</text:p>
          </table:table-cell>
          <table:table-cell office:value-type="float" office:value="157.850554" calcext:value-type="float">
            <text:p>157.850554</text:p>
          </table:table-cell>
          <table:table-cell office:value-type="float" office:value="533791" calcext:value-type="float">
            <text:p>533791</text:p>
          </table:table-cell>
          <table:table-cell office:value-type="float" office:value="160.026559" calcext:value-type="float">
            <text:p>160.026559</text:p>
          </table:table-cell>
        </table:table-row>
        <table:table-row table:style-name="ro1">
          <table:table-cell table:number-columns-repeated="2"/>
          <table:table-cell office:value-type="float" office:value="514055" calcext:value-type="float">
            <text:p>514055</text:p>
          </table:table-cell>
          <table:table-cell office:value-type="float" office:value="154.109938" calcext:value-type="float">
            <text:p>154.109938</text:p>
          </table:table-cell>
          <table:table-cell office:value-type="float" office:value="518083" calcext:value-type="float">
            <text:p>518083</text:p>
          </table:table-cell>
          <table:table-cell office:value-type="float" office:value="155.317317" calcext:value-type="float">
            <text:p>155.317317</text:p>
          </table:table-cell>
          <table:table-cell office:value-type="float" office:value="520717" calcext:value-type="float">
            <text:p>520717</text:p>
          </table:table-cell>
          <table:table-cell office:value-type="float" office:value="156.106913" calcext:value-type="float">
            <text:p>156.106913</text:p>
          </table:table-cell>
          <table:table-cell office:value-type="float" office:value="521433" calcext:value-type="float">
            <text:p>521433</text:p>
          </table:table-cell>
          <table:table-cell office:value-type="float" office:value="156.321553" calcext:value-type="float">
            <text:p>156.321553</text:p>
          </table:table-cell>
          <table:table-cell office:value-type="float" office:value="525481" calcext:value-type="float">
            <text:p>525481</text:p>
          </table:table-cell>
          <table:table-cell office:value-type="float" office:value="157.535175" calcext:value-type="float">
            <text:p>157.535175</text:p>
          </table:table-cell>
          <table:table-cell office:value-type="float" office:value="529130" calcext:value-type="float">
            <text:p>529130</text:p>
          </table:table-cell>
          <table:table-cell office:value-type="float" office:value="158.629259" calcext:value-type="float">
            <text:p>158.629259</text:p>
          </table:table-cell>
          <table:table-cell office:value-type="float" office:value="532324" calcext:value-type="float">
            <text:p>532324</text:p>
          </table:table-cell>
          <table:table-cell office:value-type="float" office:value="159.586712" calcext:value-type="float">
            <text:p>159.586712</text:p>
          </table:table-cell>
        </table:table-row>
        <table:table-row table:style-name="ro1">
          <table:table-cell table:number-columns-repeated="2"/>
          <table:table-cell office:value-type="float" office:value="514065" calcext:value-type="float">
            <text:p>514065</text:p>
          </table:table-cell>
          <table:table-cell office:value-type="float" office:value="154.112944" calcext:value-type="float">
            <text:p>154.112944</text:p>
          </table:table-cell>
          <table:table-cell office:value-type="float" office:value="518239" calcext:value-type="float">
            <text:p>518239</text:p>
          </table:table-cell>
          <table:table-cell office:value-type="float" office:value="155.36407" calcext:value-type="float">
            <text:p>155.36407</text:p>
          </table:table-cell>
          <table:table-cell office:value-type="float" office:value="520934" calcext:value-type="float">
            <text:p>520934</text:p>
          </table:table-cell>
          <table:table-cell office:value-type="float" office:value="156.172022" calcext:value-type="float">
            <text:p>156.172022</text:p>
          </table:table-cell>
          <table:table-cell office:value-type="float" office:value="523418" calcext:value-type="float">
            <text:p>523418</text:p>
          </table:table-cell>
          <table:table-cell office:value-type="float" office:value="156.916689" calcext:value-type="float">
            <text:p>156.916689</text:p>
          </table:table-cell>
          <table:table-cell office:value-type="float" office:value="525609" calcext:value-type="float">
            <text:p>525609</text:p>
          </table:table-cell>
          <table:table-cell office:value-type="float" office:value="157.57367" calcext:value-type="float">
            <text:p>157.57367</text:p>
          </table:table-cell>
          <table:table-cell office:value-type="float" office:value="526635" calcext:value-type="float">
            <text:p>526635</text:p>
          </table:table-cell>
          <table:table-cell office:value-type="float" office:value="157.881166" calcext:value-type="float">
            <text:p>157.881166</text:p>
          </table:table-cell>
          <table:table-cell office:value-type="float" office:value="535860" calcext:value-type="float">
            <text:p>535860</text:p>
          </table:table-cell>
          <table:table-cell office:value-type="float" office:value="160.646904" calcext:value-type="float">
            <text:p>160.646904</text:p>
          </table:table-cell>
        </table:table-row>
        <table:table-row table:style-name="ro1">
          <table:table-cell table:number-columns-repeated="2"/>
          <table:table-cell office:value-type="float" office:value="514198" calcext:value-type="float">
            <text:p>514198</text:p>
          </table:table-cell>
          <table:table-cell office:value-type="float" office:value="154.152822" calcext:value-type="float">
            <text:p>154.152822</text:p>
          </table:table-cell>
          <table:table-cell office:value-type="float" office:value="518135" calcext:value-type="float">
            <text:p>518135</text:p>
          </table:table-cell>
          <table:table-cell office:value-type="float" office:value="155.332865" calcext:value-type="float">
            <text:p>155.332865</text:p>
          </table:table-cell>
          <table:table-cell office:value-type="float" office:value="521015" calcext:value-type="float">
            <text:p>521015</text:p>
          </table:table-cell>
          <table:table-cell office:value-type="float" office:value="156.196463" calcext:value-type="float">
            <text:p>156.196463</text:p>
          </table:table-cell>
          <table:table-cell office:value-type="float" office:value="521379" calcext:value-type="float">
            <text:p>521379</text:p>
          </table:table-cell>
          <table:table-cell office:value-type="float" office:value="156.305626" calcext:value-type="float">
            <text:p>156.305626</text:p>
          </table:table-cell>
          <table:table-cell office:value-type="float" office:value="525510" calcext:value-type="float">
            <text:p>525510</text:p>
          </table:table-cell>
          <table:table-cell office:value-type="float" office:value="157.54394" calcext:value-type="float">
            <text:p>157.54394</text:p>
          </table:table-cell>
          <table:table-cell office:value-type="float" office:value="526647" calcext:value-type="float">
            <text:p>526647</text:p>
          </table:table-cell>
          <table:table-cell office:value-type="float" office:value="157.884895" calcext:value-type="float">
            <text:p>157.884895</text:p>
          </table:table-cell>
          <table:table-cell office:value-type="float" office:value="532318" calcext:value-type="float">
            <text:p>532318</text:p>
          </table:table-cell>
          <table:table-cell office:value-type="float" office:value="159.584915" calcext:value-type="float">
            <text:p>159.584915</text:p>
          </table:table-cell>
        </table:table-row>
        <table:table-row table:style-name="ro1">
          <table:table-cell table:number-columns-repeated="2"/>
          <table:table-cell office:value-type="float" office:value="514157" calcext:value-type="float">
            <text:p>514157</text:p>
          </table:table-cell>
          <table:table-cell office:value-type="float" office:value="154.140244" calcext:value-type="float">
            <text:p>154.140244</text:p>
          </table:table-cell>
          <table:table-cell office:value-type="float" office:value="517876" calcext:value-type="float">
            <text:p>517876</text:p>
          </table:table-cell>
          <table:table-cell office:value-type="float" office:value="155.255244" calcext:value-type="float">
            <text:p>155.255244</text:p>
          </table:table-cell>
          <table:table-cell office:value-type="float" office:value="521260" calcext:value-type="float">
            <text:p>521260</text:p>
          </table:table-cell>
          <table:table-cell office:value-type="float" office:value="156.269945" calcext:value-type="float">
            <text:p>156.269945</text:p>
          </table:table-cell>
          <table:table-cell office:value-type="float" office:value="522661" calcext:value-type="float">
            <text:p>522661</text:p>
          </table:table-cell>
          <table:table-cell office:value-type="float" office:value="156.689748" calcext:value-type="float">
            <text:p>156.689748</text:p>
          </table:table-cell>
          <table:table-cell office:value-type="float" office:value="525585" calcext:value-type="float">
            <text:p>525585</text:p>
          </table:table-cell>
          <table:table-cell office:value-type="float" office:value="157.566527" calcext:value-type="float">
            <text:p>157.566527</text:p>
          </table:table-cell>
          <table:table-cell office:value-type="float" office:value="526127" calcext:value-type="float">
            <text:p>526127</text:p>
          </table:table-cell>
          <table:table-cell office:value-type="float" office:value="157.728765" calcext:value-type="float">
            <text:p>157.728765</text:p>
          </table:table-cell>
          <table:table-cell office:value-type="float" office:value="535925" calcext:value-type="float">
            <text:p>535925</text:p>
          </table:table-cell>
          <table:table-cell office:value-type="float" office:value="160.666258" calcext:value-type="float">
            <text:p>160.666258</text:p>
          </table:table-cell>
        </table:table-row>
        <table:table-row table:style-name="ro1">
          <table:table-cell table:number-columns-repeated="2"/>
          <table:table-cell office:value-type="float" office:value="514135" calcext:value-type="float">
            <text:p>514135</text:p>
          </table:table-cell>
          <table:table-cell office:value-type="float" office:value="154.133776" calcext:value-type="float">
            <text:p>154.133776</text:p>
          </table:table-cell>
          <table:table-cell office:value-type="float" office:value="518135" calcext:value-type="float">
            <text:p>518135</text:p>
          </table:table-cell>
          <table:table-cell office:value-type="float" office:value="155.332826" calcext:value-type="float">
            <text:p>155.332826</text:p>
          </table:table-cell>
          <table:table-cell office:value-type="float" office:value="521322" calcext:value-type="float">
            <text:p>521322</text:p>
          </table:table-cell>
          <table:table-cell office:value-type="float" office:value="156.288346" calcext:value-type="float">
            <text:p>156.288346</text:p>
          </table:table-cell>
          <table:table-cell office:value-type="float" office:value="522743" calcext:value-type="float">
            <text:p>522743</text:p>
          </table:table-cell>
          <table:table-cell office:value-type="float" office:value="156.714465" calcext:value-type="float">
            <text:p>156.714465</text:p>
          </table:table-cell>
          <table:table-cell office:value-type="float" office:value="525591" calcext:value-type="float">
            <text:p>525591</text:p>
          </table:table-cell>
          <table:table-cell office:value-type="float" office:value="157.568315" calcext:value-type="float">
            <text:p>157.568315</text:p>
          </table:table-cell>
          <table:table-cell office:value-type="float" office:value="526659" calcext:value-type="float">
            <text:p>526659</text:p>
          </table:table-cell>
          <table:table-cell office:value-type="float" office:value="157.888313" calcext:value-type="float">
            <text:p>157.888313</text:p>
          </table:table-cell>
          <table:table-cell office:value-type="float" office:value="532192" calcext:value-type="float">
            <text:p>532192</text:p>
          </table:table-cell>
          <table:table-cell office:value-type="float" office:value="159.547258" calcext:value-type="float">
            <text:p>159.547258</text:p>
          </table:table-cell>
        </table:table-row>
        <table:table-row table:style-name="ro1">
          <table:table-cell table:number-columns-repeated="2"/>
          <table:table-cell office:value-type="float" office:value="514137" calcext:value-type="float">
            <text:p>514137</text:p>
          </table:table-cell>
          <table:table-cell office:value-type="float" office:value="154.134424" calcext:value-type="float">
            <text:p>154.134424</text:p>
          </table:table-cell>
          <table:table-cell office:value-type="float" office:value="518208" calcext:value-type="float">
            <text:p>518208</text:p>
          </table:table-cell>
          <table:table-cell office:value-type="float" office:value="155.354782" calcext:value-type="float">
            <text:p>155.354782</text:p>
          </table:table-cell>
          <table:table-cell office:value-type="float" office:value="521010" calcext:value-type="float">
            <text:p>521010</text:p>
          </table:table-cell>
          <table:table-cell office:value-type="float" office:value="156.19486" calcext:value-type="float">
            <text:p>156.19486</text:p>
          </table:table-cell>
          <table:table-cell office:value-type="float" office:value="522506" calcext:value-type="float">
            <text:p>522506</text:p>
          </table:table-cell>
          <table:table-cell office:value-type="float" office:value="156.643221" calcext:value-type="float">
            <text:p>156.643221</text:p>
          </table:table-cell>
          <table:table-cell office:value-type="float" office:value="525652" calcext:value-type="float">
            <text:p>525652</text:p>
          </table:table-cell>
          <table:table-cell office:value-type="float" office:value="157.586413" calcext:value-type="float">
            <text:p>157.586413</text:p>
          </table:table-cell>
          <table:table-cell office:value-type="float" office:value="526290" calcext:value-type="float">
            <text:p>526290</text:p>
          </table:table-cell>
          <table:table-cell office:value-type="float" office:value="157.777749" calcext:value-type="float">
            <text:p>157.777749</text:p>
          </table:table-cell>
          <table:table-cell office:value-type="float" office:value="535808" calcext:value-type="float">
            <text:p>535808</text:p>
          </table:table-cell>
          <table:table-cell office:value-type="float" office:value="160.63123" calcext:value-type="float">
            <text:p>160.63123</text:p>
          </table:table-cell>
        </table:table-row>
        <table:table-row table:style-name="ro1">
          <table:table-cell table:number-columns-repeated="2"/>
          <table:table-cell office:value-type="float" office:value="514150" calcext:value-type="float">
            <text:p>514150</text:p>
          </table:table-cell>
          <table:table-cell office:value-type="float" office:value="154.138196" calcext:value-type="float">
            <text:p>154.138196</text:p>
          </table:table-cell>
          <table:table-cell office:value-type="float" office:value="518072" calcext:value-type="float">
            <text:p>518072</text:p>
          </table:table-cell>
          <table:table-cell office:value-type="float" office:value="155.314151" calcext:value-type="float">
            <text:p>155.314151</text:p>
          </table:table-cell>
          <table:table-cell office:value-type="float" office:value="521111" calcext:value-type="float">
            <text:p>521111</text:p>
          </table:table-cell>
          <table:table-cell office:value-type="float" office:value="156.225239" calcext:value-type="float">
            <text:p>156.225239</text:p>
          </table:table-cell>
          <table:table-cell office:value-type="float" office:value="522759" calcext:value-type="float">
            <text:p>522759</text:p>
          </table:table-cell>
          <table:table-cell office:value-type="float" office:value="156.719216" calcext:value-type="float">
            <text:p>156.719216</text:p>
          </table:table-cell>
          <table:table-cell office:value-type="float" office:value="525347" calcext:value-type="float">
            <text:p>525347</text:p>
          </table:table-cell>
          <table:table-cell office:value-type="float" office:value="157.49515" calcext:value-type="float">
            <text:p>157.49515</text:p>
          </table:table-cell>
          <table:table-cell office:value-type="float" office:value="526532" calcext:value-type="float">
            <text:p>526532</text:p>
          </table:table-cell>
          <table:table-cell office:value-type="float" office:value="157.850394" calcext:value-type="float">
            <text:p>157.850394</text:p>
          </table:table-cell>
          <table:table-cell office:value-type="float" office:value="534119" calcext:value-type="float">
            <text:p>534119</text:p>
          </table:table-cell>
          <table:table-cell office:value-type="float" office:value="160.124823" calcext:value-type="float">
            <text:p>160.124823</text:p>
          </table:table-cell>
        </table:table-row>
        <table:table-row table:style-name="ro1">
          <table:table-cell table:number-columns-repeated="2"/>
          <table:table-cell office:value-type="float" office:value="514240" calcext:value-type="float">
            <text:p>514240</text:p>
          </table:table-cell>
          <table:table-cell office:value-type="float" office:value="154.165373" calcext:value-type="float">
            <text:p>154.165373</text:p>
          </table:table-cell>
          <table:table-cell office:value-type="float" office:value="518093" calcext:value-type="float">
            <text:p>518093</text:p>
          </table:table-cell>
          <table:table-cell office:value-type="float" office:value="155.320376" calcext:value-type="float">
            <text:p>155.320376</text:p>
          </table:table-cell>
          <table:table-cell office:value-type="float" office:value="521096" calcext:value-type="float">
            <text:p>521096</text:p>
          </table:table-cell>
          <table:table-cell office:value-type="float" office:value="156.220645" calcext:value-type="float">
            <text:p>156.220645</text:p>
          </table:table-cell>
          <table:table-cell office:value-type="float" office:value="522839" calcext:value-type="float">
            <text:p>522839</text:p>
          </table:table-cell>
          <table:table-cell office:value-type="float" office:value="156.74314" calcext:value-type="float">
            <text:p>156.74314</text:p>
          </table:table-cell>
          <table:table-cell office:value-type="float" office:value="525379" calcext:value-type="float">
            <text:p>525379</text:p>
          </table:table-cell>
          <table:table-cell office:value-type="float" office:value="157.504737" calcext:value-type="float">
            <text:p>157.504737</text:p>
          </table:table-cell>
          <table:table-cell office:value-type="float" office:value="526404" calcext:value-type="float">
            <text:p>526404</text:p>
          </table:table-cell>
          <table:table-cell office:value-type="float" office:value="157.81202" calcext:value-type="float">
            <text:p>157.81202</text:p>
          </table:table-cell>
          <table:table-cell office:value-type="float" office:value="533850" calcext:value-type="float">
            <text:p>533850</text:p>
          </table:table-cell>
          <table:table-cell office:value-type="float" office:value="160.044264" calcext:value-type="float">
            <text:p>160.044264</text:p>
          </table:table-cell>
        </table:table-row>
        <table:table-row table:style-name="ro1">
          <table:table-cell table:number-columns-repeated="2"/>
          <table:table-cell office:value-type="float" office:value="514191" calcext:value-type="float">
            <text:p>514191</text:p>
          </table:table-cell>
          <table:table-cell office:value-type="float" office:value="154.150603" calcext:value-type="float">
            <text:p>154.150603</text:p>
          </table:table-cell>
          <table:table-cell office:value-type="float" office:value="518067" calcext:value-type="float">
            <text:p>518067</text:p>
          </table:table-cell>
          <table:table-cell office:value-type="float" office:value="155.312437" calcext:value-type="float">
            <text:p>155.312437</text:p>
          </table:table-cell>
          <table:table-cell office:value-type="float" office:value="521081" calcext:value-type="float">
            <text:p>521081</text:p>
          </table:table-cell>
          <table:table-cell office:value-type="float" office:value="156.21627" calcext:value-type="float">
            <text:p>156.21627</text:p>
          </table:table-cell>
          <table:table-cell office:value-type="float" office:value="522931" calcext:value-type="float">
            <text:p>522931</text:p>
          </table:table-cell>
          <table:table-cell office:value-type="float" office:value="156.770844" calcext:value-type="float">
            <text:p>156.770844</text:p>
          </table:table-cell>
          <table:table-cell office:value-type="float" office:value="525624" calcext:value-type="float">
            <text:p>525624</text:p>
          </table:table-cell>
          <table:table-cell office:value-type="float" office:value="157.578044" calcext:value-type="float">
            <text:p>157.578044</text:p>
          </table:table-cell>
          <table:table-cell office:value-type="float" office:value="526762" calcext:value-type="float">
            <text:p>526762</text:p>
          </table:table-cell>
          <table:table-cell office:value-type="float" office:value="157.919369" calcext:value-type="float">
            <text:p>157.919369</text:p>
          </table:table-cell>
          <table:table-cell office:value-type="float" office:value="535775" calcext:value-type="float">
            <text:p>535775</text:p>
          </table:table-cell>
          <table:table-cell office:value-type="float" office:value="160.621155" calcext:value-type="float">
            <text:p>160.621155</text:p>
          </table:table-cell>
        </table:table-row>
        <table:table-row table:style-name="ro1">
          <table:table-cell table:number-columns-repeated="2"/>
          <table:table-cell office:value-type="float" office:value="514020" calcext:value-type="float">
            <text:p>514020</text:p>
          </table:table-cell>
          <table:table-cell office:value-type="float" office:value="154.099313" calcext:value-type="float">
            <text:p>154.099313</text:p>
          </table:table-cell>
          <table:table-cell office:value-type="float" office:value="518157" calcext:value-type="float">
            <text:p>518157</text:p>
          </table:table-cell>
          <table:table-cell office:value-type="float" office:value="155.339508" calcext:value-type="float">
            <text:p>155.339508</text:p>
          </table:table-cell>
          <table:table-cell office:value-type="float" office:value="521065" calcext:value-type="float">
            <text:p>521065</text:p>
          </table:table-cell>
          <table:table-cell office:value-type="float" office:value="156.211249" calcext:value-type="float">
            <text:p>156.211249</text:p>
          </table:table-cell>
          <table:table-cell office:value-type="float" office:value="522558" calcext:value-type="float">
            <text:p>522558</text:p>
          </table:table-cell>
          <table:table-cell office:value-type="float" office:value="156.658833" calcext:value-type="float">
            <text:p>156.658833</text:p>
          </table:table-cell>
          <table:table-cell office:value-type="float" office:value="525424" calcext:value-type="float">
            <text:p>525424</text:p>
          </table:table-cell>
          <table:table-cell office:value-type="float" office:value="157.518147" calcext:value-type="float">
            <text:p>157.518147</text:p>
          </table:table-cell>
          <table:table-cell office:value-type="float" office:value="527083" calcext:value-type="float">
            <text:p>527083</text:p>
          </table:table-cell>
          <table:table-cell office:value-type="float" office:value="158.015489" calcext:value-type="float">
            <text:p>158.015489</text:p>
          </table:table-cell>
          <table:table-cell office:value-type="float" office:value="535918" calcext:value-type="float">
            <text:p>535918</text:p>
          </table:table-cell>
          <table:table-cell office:value-type="float" office:value="160.66432" calcext:value-type="float">
            <text:p>160.66432</text:p>
          </table:table-cell>
        </table:table-row>
        <table:table-row table:style-name="ro1">
          <table:table-cell table:number-columns-repeated="2"/>
          <table:table-cell office:value-type="float" office:value="514221" calcext:value-type="float">
            <text:p>514221</text:p>
          </table:table-cell>
          <table:table-cell office:value-type="float" office:value="154.159685" calcext:value-type="float">
            <text:p>154.159685</text:p>
          </table:table-cell>
          <table:table-cell office:value-type="float" office:value="518162" calcext:value-type="float">
            <text:p>518162</text:p>
          </table:table-cell>
          <table:table-cell office:value-type="float" office:value="155.340947" calcext:value-type="float">
            <text:p>155.340947</text:p>
          </table:table-cell>
          <table:table-cell office:value-type="float" office:value="521202" calcext:value-type="float">
            <text:p>521202</text:p>
          </table:table-cell>
          <table:table-cell office:value-type="float" office:value="156.252493" calcext:value-type="float">
            <text:p>156.252493</text:p>
          </table:table-cell>
          <table:table-cell office:value-type="float" office:value="522714" calcext:value-type="float">
            <text:p>522714</text:p>
          </table:table-cell>
          <table:table-cell office:value-type="float" office:value="156.705652" calcext:value-type="float">
            <text:p>156.705652</text:p>
          </table:table-cell>
          <table:table-cell office:value-type="float" office:value="525318" calcext:value-type="float">
            <text:p>525318</text:p>
          </table:table-cell>
          <table:table-cell office:value-type="float" office:value="157.486326" calcext:value-type="float">
            <text:p>157.486326</text:p>
          </table:table-cell>
          <table:table-cell office:value-type="float" office:value="525932" calcext:value-type="float">
            <text:p>525932</text:p>
          </table:table-cell>
          <table:table-cell office:value-type="float" office:value="157.670373" calcext:value-type="float">
            <text:p>157.670373</text:p>
          </table:table-cell>
          <table:table-cell office:value-type="float" office:value="535842" calcext:value-type="float">
            <text:p>535842</text:p>
          </table:table-cell>
          <table:table-cell office:value-type="float" office:value="160.641494" calcext:value-type="float">
            <text:p>160.641494</text:p>
          </table:table-cell>
        </table:table-row>
        <table:table-row table:style-name="ro1">
          <table:table-cell table:number-columns-repeated="2"/>
          <table:table-cell office:value-type="float" office:value="513921" calcext:value-type="float">
            <text:p>513921</text:p>
          </table:table-cell>
          <table:table-cell office:value-type="float" office:value="154.069686" calcext:value-type="float">
            <text:p>154.069686</text:p>
          </table:table-cell>
          <table:table-cell office:value-type="float" office:value="518120" calcext:value-type="float">
            <text:p>518120</text:p>
          </table:table-cell>
          <table:table-cell office:value-type="float" office:value="155.328331" calcext:value-type="float">
            <text:p>155.328331</text:p>
          </table:table-cell>
          <table:table-cell office:value-type="float" office:value="521217" calcext:value-type="float">
            <text:p>521217</text:p>
          </table:table-cell>
          <table:table-cell office:value-type="float" office:value="156.256882" calcext:value-type="float">
            <text:p>156.256882</text:p>
          </table:table-cell>
          <table:table-cell office:value-type="float" office:value="522801" calcext:value-type="float">
            <text:p>522801</text:p>
          </table:table-cell>
          <table:table-cell office:value-type="float" office:value="156.731813" calcext:value-type="float">
            <text:p>156.731813</text:p>
          </table:table-cell>
          <table:table-cell office:value-type="float" office:value="525508" calcext:value-type="float">
            <text:p>525508</text:p>
          </table:table-cell>
          <table:table-cell office:value-type="float" office:value="157.543406" calcext:value-type="float">
            <text:p>157.543406</text:p>
          </table:table-cell>
          <table:table-cell office:value-type="float" office:value="526304" calcext:value-type="float">
            <text:p>526304</text:p>
          </table:table-cell>
          <table:table-cell office:value-type="float" office:value="157.7819" calcext:value-type="float">
            <text:p>157.7819</text:p>
          </table:table-cell>
          <table:table-cell office:value-type="float" office:value="535881" calcext:value-type="float">
            <text:p>535881</text:p>
          </table:table-cell>
          <table:table-cell office:value-type="float" office:value="160.653037" calcext:value-type="float">
            <text:p>160.653037</text:p>
          </table:table-cell>
        </table:table-row>
        <table:table-row table:style-name="ro1">
          <table:table-cell table:number-columns-repeated="2"/>
          <table:table-cell office:value-type="float" office:value="514080" calcext:value-type="float">
            <text:p>514080</text:p>
          </table:table-cell>
          <table:table-cell office:value-type="float" office:value="154.117434" calcext:value-type="float">
            <text:p>154.117434</text:p>
          </table:table-cell>
          <table:table-cell office:value-type="float" office:value="518048" calcext:value-type="float">
            <text:p>518048</text:p>
          </table:table-cell>
          <table:table-cell office:value-type="float" office:value="155.306792" calcext:value-type="float">
            <text:p>155.306792</text:p>
          </table:table-cell>
          <table:table-cell office:value-type="float" office:value="521228" calcext:value-type="float">
            <text:p>521228</text:p>
          </table:table-cell>
          <table:table-cell office:value-type="float" office:value="156.260148" calcext:value-type="float">
            <text:p>156.260148</text:p>
          </table:table-cell>
          <table:table-cell office:value-type="float" office:value="522720" calcext:value-type="float">
            <text:p>522720</text:p>
          </table:table-cell>
          <table:table-cell office:value-type="float" office:value="156.707621" calcext:value-type="float">
            <text:p>156.707621</text:p>
          </table:table-cell>
          <table:table-cell office:value-type="float" office:value="525238" calcext:value-type="float">
            <text:p>525238</text:p>
          </table:table-cell>
          <table:table-cell office:value-type="float" office:value="157.462498" calcext:value-type="float">
            <text:p>157.462498</text:p>
          </table:table-cell>
          <table:table-cell office:value-type="float" office:value="526867" calcext:value-type="float">
            <text:p>526867</text:p>
          </table:table-cell>
          <table:table-cell office:value-type="float" office:value="157.95063" calcext:value-type="float">
            <text:p>157.95063</text:p>
          </table:table-cell>
          <table:table-cell office:value-type="float" office:value="534012" calcext:value-type="float">
            <text:p>534012</text:p>
          </table:table-cell>
          <table:table-cell office:value-type="float" office:value="160.092621" calcext:value-type="float">
            <text:p>160.092621</text:p>
          </table:table-cell>
        </table:table-row>
        <table:table-row table:style-name="ro1">
          <table:table-cell table:number-columns-repeated="2"/>
          <table:table-cell office:value-type="float" office:value="514040" calcext:value-type="float">
            <text:p>514040</text:p>
          </table:table-cell>
          <table:table-cell office:value-type="float" office:value="154.105247" calcext:value-type="float">
            <text:p>154.105247</text:p>
          </table:table-cell>
          <table:table-cell office:value-type="float" office:value="518116" calcext:value-type="float">
            <text:p>518116</text:p>
          </table:table-cell>
          <table:table-cell office:value-type="float" office:value="155.327388" calcext:value-type="float">
            <text:p>155.327388</text:p>
          </table:table-cell>
          <table:table-cell office:value-type="float" office:value="521332" calcext:value-type="float">
            <text:p>521332</text:p>
          </table:table-cell>
          <table:table-cell office:value-type="float" office:value="156.291274" calcext:value-type="float">
            <text:p>156.291274</text:p>
          </table:table-cell>
          <table:table-cell office:value-type="float" office:value="522810" calcext:value-type="float">
            <text:p>522810</text:p>
          </table:table-cell>
          <table:table-cell office:value-type="float" office:value="156.734396" calcext:value-type="float">
            <text:p>156.734396</text:p>
          </table:table-cell>
          <table:table-cell office:value-type="float" office:value="525337" calcext:value-type="float">
            <text:p>525337</text:p>
          </table:table-cell>
          <table:table-cell office:value-type="float" office:value="157.491925" calcext:value-type="float">
            <text:p>157.491925</text:p>
          </table:table-cell>
          <table:table-cell office:value-type="float" office:value="526469" calcext:value-type="float">
            <text:p>526469</text:p>
          </table:table-cell>
          <table:table-cell office:value-type="float" office:value="157.831365" calcext:value-type="float">
            <text:p>157.831365</text:p>
          </table:table-cell>
          <table:table-cell office:value-type="float" office:value="535980" calcext:value-type="float">
            <text:p>535980</text:p>
          </table:table-cell>
          <table:table-cell office:value-type="float" office:value="160.682813" calcext:value-type="float">
            <text:p>160.682813</text:p>
          </table:table-cell>
        </table:table-row>
        <table:table-row table:style-name="ro1">
          <table:table-cell table:number-columns-repeated="2"/>
          <table:table-cell office:value-type="float" office:value="514173" calcext:value-type="float">
            <text:p>514173</text:p>
          </table:table-cell>
          <table:table-cell office:value-type="float" office:value="154.145238" calcext:value-type="float">
            <text:p>154.145238</text:p>
          </table:table-cell>
          <table:table-cell office:value-type="float" office:value="518081" calcext:value-type="float">
            <text:p>518081</text:p>
          </table:table-cell>
          <table:table-cell office:value-type="float" office:value="155.316643" calcext:value-type="float">
            <text:p>155.316643</text:p>
          </table:table-cell>
          <table:table-cell office:value-type="float" office:value="521177" calcext:value-type="float">
            <text:p>521177</text:p>
          </table:table-cell>
          <table:table-cell office:value-type="float" office:value="156.245025" calcext:value-type="float">
            <text:p>156.245025</text:p>
          </table:table-cell>
          <table:table-cell office:value-type="float" office:value="522917" calcext:value-type="float">
            <text:p>522917</text:p>
          </table:table-cell>
          <table:table-cell office:value-type="float" office:value="156.766656" calcext:value-type="float">
            <text:p>156.766656</text:p>
          </table:table-cell>
          <table:table-cell office:value-type="float" office:value="525204" calcext:value-type="float">
            <text:p>525204</text:p>
          </table:table-cell>
          <table:table-cell office:value-type="float" office:value="157.452346" calcext:value-type="float">
            <text:p>157.452346</text:p>
          </table:table-cell>
          <table:table-cell office:value-type="float" office:value="526763" calcext:value-type="float">
            <text:p>526763</text:p>
          </table:table-cell>
          <table:table-cell office:value-type="float" office:value="157.919508" calcext:value-type="float">
            <text:p>157.919508</text:p>
          </table:table-cell>
          <table:table-cell office:value-type="float" office:value="532129" calcext:value-type="float">
            <text:p>532129</text:p>
          </table:table-cell>
          <table:table-cell office:value-type="float" office:value="159.528133" calcext:value-type="float">
            <text:p>159.528133</text:p>
          </table:table-cell>
        </table:table-row>
        <table:table-row table:style-name="ro1">
          <table:table-cell table:number-columns-repeated="2"/>
          <table:table-cell office:value-type="float" office:value="514216" calcext:value-type="float">
            <text:p>514216</text:p>
          </table:table-cell>
          <table:table-cell office:value-type="float" office:value="154.158091" calcext:value-type="float">
            <text:p>154.158091</text:p>
          </table:table-cell>
          <table:table-cell office:value-type="float" office:value="518324" calcext:value-type="float">
            <text:p>518324</text:p>
          </table:table-cell>
          <table:table-cell office:value-type="float" office:value="155.38972" calcext:value-type="float">
            <text:p>155.38972</text:p>
          </table:table-cell>
          <table:table-cell office:value-type="float" office:value="521265" calcext:value-type="float">
            <text:p>521265</text:p>
          </table:table-cell>
          <table:table-cell office:value-type="float" office:value="156.271362" calcext:value-type="float">
            <text:p>156.271362</text:p>
          </table:table-cell>
          <table:table-cell office:value-type="float" office:value="522526" calcext:value-type="float">
            <text:p>522526</text:p>
          </table:table-cell>
          <table:table-cell office:value-type="float" office:value="156.64939" calcext:value-type="float">
            <text:p>156.64939</text:p>
          </table:table-cell>
          <table:table-cell office:value-type="float" office:value="525358" calcext:value-type="float">
            <text:p>525358</text:p>
          </table:table-cell>
          <table:table-cell office:value-type="float" office:value="157.498302" calcext:value-type="float">
            <text:p>157.498302</text:p>
          </table:table-cell>
          <table:table-cell office:value-type="float" office:value="526777" calcext:value-type="float">
            <text:p>526777</text:p>
          </table:table-cell>
          <table:table-cell office:value-type="float" office:value="157.923791" calcext:value-type="float">
            <text:p>157.923791</text:p>
          </table:table-cell>
          <table:table-cell office:value-type="float" office:value="535883" calcext:value-type="float">
            <text:p>535883</text:p>
          </table:table-cell>
          <table:table-cell office:value-type="float" office:value="160.653777" calcext:value-type="float">
            <text:p>160.653777</text:p>
          </table:table-cell>
        </table:table-row>
        <table:table-row table:style-name="ro1">
          <table:table-cell table:number-columns-repeated="2"/>
          <table:table-cell office:value-type="float" office:value="514209" calcext:value-type="float">
            <text:p>514209</text:p>
          </table:table-cell>
          <table:table-cell office:value-type="float" office:value="154.156058" calcext:value-type="float">
            <text:p>154.156058</text:p>
          </table:table-cell>
          <table:table-cell office:value-type="float" office:value="518285" calcext:value-type="float">
            <text:p>518285</text:p>
          </table:table-cell>
          <table:table-cell office:value-type="float" office:value="155.378043" calcext:value-type="float">
            <text:p>155.378043</text:p>
          </table:table-cell>
          <table:table-cell office:value-type="float" office:value="521110" calcext:value-type="float">
            <text:p>521110</text:p>
          </table:table-cell>
          <table:table-cell office:value-type="float" office:value="156.224738" calcext:value-type="float">
            <text:p>156.224738</text:p>
          </table:table-cell>
          <table:table-cell office:value-type="float" office:value="522417" calcext:value-type="float">
            <text:p>522417</text:p>
          </table:table-cell>
          <table:table-cell office:value-type="float" office:value="156.616762" calcext:value-type="float">
            <text:p>156.616762</text:p>
          </table:table-cell>
          <table:table-cell office:value-type="float" office:value="525649" calcext:value-type="float">
            <text:p>525649</text:p>
          </table:table-cell>
          <table:table-cell office:value-type="float" office:value="157.585651" calcext:value-type="float">
            <text:p>157.585651</text:p>
          </table:table-cell>
          <table:table-cell office:value-type="float" office:value="526689" calcext:value-type="float">
            <text:p>526689</text:p>
          </table:table-cell>
          <table:table-cell office:value-type="float" office:value="157.897492" calcext:value-type="float">
            <text:p>157.897492</text:p>
          </table:table-cell>
          <table:table-cell office:value-type="float" office:value="532299" calcext:value-type="float">
            <text:p>532299</text:p>
          </table:table-cell>
          <table:table-cell office:value-type="float" office:value="159.57911" calcext:value-type="float">
            <text:p>159.57911</text:p>
          </table:table-cell>
        </table:table-row>
        <table:table-row table:style-name="ro1">
          <table:table-cell table:number-columns-repeated="2"/>
          <table:table-cell office:value-type="float" office:value="514198" calcext:value-type="float">
            <text:p>514198</text:p>
          </table:table-cell>
          <table:table-cell office:value-type="float" office:value="154.152824" calcext:value-type="float">
            <text:p>154.152824</text:p>
          </table:table-cell>
          <table:table-cell office:value-type="float" office:value="518351" calcext:value-type="float">
            <text:p>518351</text:p>
          </table:table-cell>
          <table:table-cell office:value-type="float" office:value="155.397841" calcext:value-type="float">
            <text:p>155.397841</text:p>
          </table:table-cell>
          <table:table-cell office:value-type="float" office:value="521229" calcext:value-type="float">
            <text:p>521229</text:p>
          </table:table-cell>
          <table:table-cell office:value-type="float" office:value="156.260527" calcext:value-type="float">
            <text:p>156.260527</text:p>
          </table:table-cell>
          <table:table-cell office:value-type="float" office:value="522979" calcext:value-type="float">
            <text:p>522979</text:p>
          </table:table-cell>
          <table:table-cell office:value-type="float" office:value="156.78503" calcext:value-type="float">
            <text:p>156.78503</text:p>
          </table:table-cell>
          <table:table-cell office:value-type="float" office:value="525492" calcext:value-type="float">
            <text:p>525492</text:p>
          </table:table-cell>
          <table:table-cell office:value-type="float" office:value="157.538545" calcext:value-type="float">
            <text:p>157.538545</text:p>
          </table:table-cell>
          <table:table-cell office:value-type="float" office:value="526911" calcext:value-type="float">
            <text:p>526911</text:p>
          </table:table-cell>
          <table:table-cell office:value-type="float" office:value="157.964057" calcext:value-type="float">
            <text:p>157.964057</text:p>
          </table:table-cell>
          <table:table-cell office:value-type="float" office:value="532170" calcext:value-type="float">
            <text:p>532170</text:p>
          </table:table-cell>
          <table:table-cell office:value-type="float" office:value="159.540607" calcext:value-type="float">
            <text:p>159.540607</text:p>
          </table:table-cell>
        </table:table-row>
        <table:table-row table:style-name="ro1">
          <table:table-cell table:number-columns-repeated="2"/>
          <table:table-cell office:value-type="float" office:value="513978" calcext:value-type="float">
            <text:p>513978</text:p>
          </table:table-cell>
          <table:table-cell office:value-type="float" office:value="154.086817" calcext:value-type="float">
            <text:p>154.086817</text:p>
          </table:table-cell>
          <table:table-cell office:value-type="float" office:value="518248" calcext:value-type="float">
            <text:p>518248</text:p>
          </table:table-cell>
          <table:table-cell office:value-type="float" office:value="155.366816" calcext:value-type="float">
            <text:p>155.366816</text:p>
          </table:table-cell>
          <table:table-cell office:value-type="float" office:value="521110" calcext:value-type="float">
            <text:p>521110</text:p>
          </table:table-cell>
          <table:table-cell office:value-type="float" office:value="156.224956" calcext:value-type="float">
            <text:p>156.224956</text:p>
          </table:table-cell>
          <table:table-cell office:value-type="float" office:value="522705" calcext:value-type="float">
            <text:p>522705</text:p>
          </table:table-cell>
          <table:table-cell office:value-type="float" office:value="156.703012" calcext:value-type="float">
            <text:p>156.703012</text:p>
          </table:table-cell>
          <table:table-cell office:value-type="float" office:value="525320" calcext:value-type="float">
            <text:p>525320</text:p>
          </table:table-cell>
          <table:table-cell office:value-type="float" office:value="157.486921" calcext:value-type="float">
            <text:p>157.486921</text:p>
          </table:table-cell>
          <table:table-cell office:value-type="float" office:value="526604" calcext:value-type="float">
            <text:p>526604</text:p>
          </table:table-cell>
          <table:table-cell office:value-type="float" office:value="157.871996" calcext:value-type="float">
            <text:p>157.871996</text:p>
          </table:table-cell>
          <table:table-cell office:value-type="float" office:value="535796" calcext:value-type="float">
            <text:p>535796</text:p>
          </table:table-cell>
          <table:table-cell office:value-type="float" office:value="160.627615" calcext:value-type="float">
            <text:p>160.627615</text:p>
          </table:table-cell>
        </table:table-row>
        <table:table-row table:style-name="ro1">
          <table:table-cell table:number-columns-repeated="2"/>
          <table:table-cell office:value-type="float" office:value="514140" calcext:value-type="float">
            <text:p>514140</text:p>
          </table:table-cell>
          <table:table-cell office:value-type="float" office:value="154.135328" calcext:value-type="float">
            <text:p>154.135328</text:p>
          </table:table-cell>
          <table:table-cell office:value-type="float" office:value="518293" calcext:value-type="float">
            <text:p>518293</text:p>
          </table:table-cell>
          <table:table-cell office:value-type="float" office:value="155.380356" calcext:value-type="float">
            <text:p>155.380356</text:p>
          </table:table-cell>
          <table:table-cell office:value-type="float" office:value="521098" calcext:value-type="float">
            <text:p>521098</text:p>
          </table:table-cell>
          <table:table-cell office:value-type="float" office:value="156.221179" calcext:value-type="float">
            <text:p>156.221179</text:p>
          </table:table-cell>
          <table:table-cell office:value-type="float" office:value="522504" calcext:value-type="float">
            <text:p>522504</text:p>
          </table:table-cell>
          <table:table-cell office:value-type="float" office:value="156.642861" calcext:value-type="float">
            <text:p>156.642861</text:p>
          </table:table-cell>
          <table:table-cell office:value-type="float" office:value="525615" calcext:value-type="float">
            <text:p>525615</text:p>
          </table:table-cell>
          <table:table-cell office:value-type="float" office:value="157.575285" calcext:value-type="float">
            <text:p>157.575285</text:p>
          </table:table-cell>
          <table:table-cell office:value-type="float" office:value="526175" calcext:value-type="float">
            <text:p>526175</text:p>
          </table:table-cell>
          <table:table-cell office:value-type="float" office:value="157.743394" calcext:value-type="float">
            <text:p>157.743394</text:p>
          </table:table-cell>
          <table:table-cell office:value-type="float" office:value="532323" calcext:value-type="float">
            <text:p>532323</text:p>
          </table:table-cell>
          <table:table-cell office:value-type="float" office:value="159.586316" calcext:value-type="float">
            <text:p>159.586316</text:p>
          </table:table-cell>
        </table:table-row>
        <table:table-row table:style-name="ro1">
          <table:table-cell table:number-columns-repeated="2"/>
          <table:table-cell office:value-type="float" office:value="514041" calcext:value-type="float">
            <text:p>514041</text:p>
          </table:table-cell>
          <table:table-cell office:value-type="float" office:value="154.105731" calcext:value-type="float">
            <text:p>154.105731</text:p>
          </table:table-cell>
          <table:table-cell office:value-type="float" office:value="518110" calcext:value-type="float">
            <text:p>518110</text:p>
          </table:table-cell>
          <table:table-cell office:value-type="float" office:value="155.325481" calcext:value-type="float">
            <text:p>155.325481</text:p>
          </table:table-cell>
          <table:table-cell office:value-type="float" office:value="521205" calcext:value-type="float">
            <text:p>521205</text:p>
          </table:table-cell>
          <table:table-cell office:value-type="float" office:value="156.253228" calcext:value-type="float">
            <text:p>156.253228</text:p>
          </table:table-cell>
          <table:table-cell office:value-type="float" office:value="522097" calcext:value-type="float">
            <text:p>522097</text:p>
          </table:table-cell>
          <table:table-cell office:value-type="float" office:value="156.520608" calcext:value-type="float">
            <text:p>156.520608</text:p>
          </table:table-cell>
          <table:table-cell office:value-type="float" office:value="525598" calcext:value-type="float">
            <text:p>525598</text:p>
          </table:table-cell>
          <table:table-cell office:value-type="float" office:value="157.570289" calcext:value-type="float">
            <text:p>157.570289</text:p>
          </table:table-cell>
          <table:table-cell office:value-type="float" office:value="526194" calcext:value-type="float">
            <text:p>526194</text:p>
          </table:table-cell>
          <table:table-cell office:value-type="float" office:value="157.749055" calcext:value-type="float">
            <text:p>157.749055</text:p>
          </table:table-cell>
          <table:table-cell office:value-type="float" office:value="535736" calcext:value-type="float">
            <text:p>535736</text:p>
          </table:table-cell>
          <table:table-cell office:value-type="float" office:value="160.609605" calcext:value-type="float">
            <text:p>160.609605</text:p>
          </table:table-cell>
        </table:table-row>
        <table:table-row table:style-name="ro1">
          <table:table-cell table:number-columns-repeated="2"/>
          <table:table-cell office:value-type="float" office:value="514145" calcext:value-type="float">
            <text:p>514145</text:p>
          </table:table-cell>
          <table:table-cell office:value-type="float" office:value="154.136677" calcext:value-type="float">
            <text:p>154.136677</text:p>
          </table:table-cell>
          <table:table-cell office:value-type="float" office:value="517923" calcext:value-type="float">
            <text:p>517923</text:p>
          </table:table-cell>
          <table:table-cell office:value-type="float" office:value="155.269314" calcext:value-type="float">
            <text:p>155.269314</text:p>
          </table:table-cell>
          <table:table-cell office:value-type="float" office:value="521193" calcext:value-type="float">
            <text:p>521193</text:p>
          </table:table-cell>
          <table:table-cell office:value-type="float" office:value="156.249744" calcext:value-type="float">
            <text:p>156.249744</text:p>
          </table:table-cell>
          <table:table-cell office:value-type="float" office:value="523382" calcext:value-type="float">
            <text:p>523382</text:p>
          </table:table-cell>
          <table:table-cell office:value-type="float" office:value="156.905939" calcext:value-type="float">
            <text:p>156.905939</text:p>
          </table:table-cell>
          <table:table-cell office:value-type="float" office:value="525205" calcext:value-type="float">
            <text:p>525205</text:p>
          </table:table-cell>
          <table:table-cell office:value-type="float" office:value="157.452472" calcext:value-type="float">
            <text:p>157.452472</text:p>
          </table:table-cell>
          <table:table-cell office:value-type="float" office:value="526366" calcext:value-type="float">
            <text:p>526366</text:p>
          </table:table-cell>
          <table:table-cell office:value-type="float" office:value="157.800425" calcext:value-type="float">
            <text:p>157.800425</text:p>
          </table:table-cell>
          <table:table-cell office:value-type="float" office:value="534183" calcext:value-type="float">
            <text:p>534183</text:p>
          </table:table-cell>
          <table:table-cell office:value-type="float" office:value="160.144132" calcext:value-type="float">
            <text:p>160.144132</text:p>
          </table:table-cell>
        </table:table-row>
        <table:table-row table:style-name="ro1">
          <table:table-cell table:number-columns-repeated="2"/>
          <table:table-cell office:value-type="float" office:value="514079" calcext:value-type="float">
            <text:p>514079</text:p>
          </table:table-cell>
          <table:table-cell office:value-type="float" office:value="154.117041" calcext:value-type="float">
            <text:p>154.117041</text:p>
          </table:table-cell>
          <table:table-cell office:value-type="float" office:value="518327" calcext:value-type="float">
            <text:p>518327</text:p>
          </table:table-cell>
          <table:table-cell office:value-type="float" office:value="155.390642" calcext:value-type="float">
            <text:p>155.390642</text:p>
          </table:table-cell>
          <table:table-cell office:value-type="float" office:value="521225" calcext:value-type="float">
            <text:p>521225</text:p>
          </table:table-cell>
          <table:table-cell office:value-type="float" office:value="156.259432" calcext:value-type="float">
            <text:p>156.259432</text:p>
          </table:table-cell>
          <table:table-cell office:value-type="float" office:value="522360" calcext:value-type="float">
            <text:p>522360</text:p>
          </table:table-cell>
          <table:table-cell office:value-type="float" office:value="156.599734" calcext:value-type="float">
            <text:p>156.599734</text:p>
          </table:table-cell>
          <table:table-cell office:value-type="float" office:value="525585" calcext:value-type="float">
            <text:p>525585</text:p>
          </table:table-cell>
          <table:table-cell office:value-type="float" office:value="157.566397" calcext:value-type="float">
            <text:p>157.566397</text:p>
          </table:table-cell>
          <table:table-cell office:value-type="float" office:value="526395" calcext:value-type="float">
            <text:p>526395</text:p>
          </table:table-cell>
          <table:table-cell office:value-type="float" office:value="157.809255" calcext:value-type="float">
            <text:p>157.809255</text:p>
          </table:table-cell>
          <table:table-cell office:value-type="float" office:value="535827" calcext:value-type="float">
            <text:p>535827</text:p>
          </table:table-cell>
          <table:table-cell office:value-type="float" office:value="160.636974" calcext:value-type="float">
            <text:p>160.636974</text:p>
          </table:table-cell>
        </table:table-row>
        <table:table-row table:style-name="ro1">
          <table:table-cell table:number-columns-repeated="2"/>
          <table:table-cell office:value-type="float" office:value="513902" calcext:value-type="float">
            <text:p>513902</text:p>
          </table:table-cell>
          <table:table-cell office:value-type="float" office:value="154.063977" calcext:value-type="float">
            <text:p>154.063977</text:p>
          </table:table-cell>
          <table:table-cell office:value-type="float" office:value="518083" calcext:value-type="float">
            <text:p>518083</text:p>
          </table:table-cell>
          <table:table-cell office:value-type="float" office:value="155.31728" calcext:value-type="float">
            <text:p>155.31728</text:p>
          </table:table-cell>
          <table:table-cell office:value-type="float" office:value="521112" calcext:value-type="float">
            <text:p>521112</text:p>
          </table:table-cell>
          <table:table-cell office:value-type="float" office:value="156.225392" calcext:value-type="float">
            <text:p>156.225392</text:p>
          </table:table-cell>
          <table:table-cell office:value-type="float" office:value="522909" calcext:value-type="float">
            <text:p>522909</text:p>
          </table:table-cell>
          <table:table-cell office:value-type="float" office:value="156.764094" calcext:value-type="float">
            <text:p>156.764094</text:p>
          </table:table-cell>
          <table:table-cell office:value-type="float" office:value="525315" calcext:value-type="float">
            <text:p>525315</text:p>
          </table:table-cell>
          <table:table-cell office:value-type="float" office:value="157.485471" calcext:value-type="float">
            <text:p>157.485471</text:p>
          </table:table-cell>
          <table:table-cell office:value-type="float" office:value="526352" calcext:value-type="float">
            <text:p>526352</text:p>
          </table:table-cell>
          <table:table-cell office:value-type="float" office:value="157.796485" calcext:value-type="float">
            <text:p>157.796485</text:p>
          </table:table-cell>
          <table:table-cell office:value-type="float" office:value="534003" calcext:value-type="float">
            <text:p>534003</text:p>
          </table:table-cell>
          <table:table-cell office:value-type="float" office:value="160.089991" calcext:value-type="float">
            <text:p>160.089991</text:p>
          </table:table-cell>
        </table:table-row>
        <table:table-row table:style-name="ro1">
          <table:table-cell table:number-columns-repeated="2"/>
          <table:table-cell office:value-type="float" office:value="514155" calcext:value-type="float">
            <text:p>514155</text:p>
          </table:table-cell>
          <table:table-cell office:value-type="float" office:value="154.139852" calcext:value-type="float">
            <text:p>154.139852</text:p>
          </table:table-cell>
          <table:table-cell office:value-type="float" office:value="517999" calcext:value-type="float">
            <text:p>517999</text:p>
          </table:table-cell>
          <table:table-cell office:value-type="float" office:value="155.292329" calcext:value-type="float">
            <text:p>155.292329</text:p>
          </table:table-cell>
          <table:table-cell office:value-type="float" office:value="521235" calcext:value-type="float">
            <text:p>521235</text:p>
          </table:table-cell>
          <table:table-cell office:value-type="float" office:value="156.262397" calcext:value-type="float">
            <text:p>156.262397</text:p>
          </table:table-cell>
          <table:table-cell office:value-type="float" office:value="522299" calcext:value-type="float">
            <text:p>522299</text:p>
          </table:table-cell>
          <table:table-cell office:value-type="float" office:value="156.581202" calcext:value-type="float">
            <text:p>156.581202</text:p>
          </table:table-cell>
          <table:table-cell office:value-type="float" office:value="525367" calcext:value-type="float">
            <text:p>525367</text:p>
          </table:table-cell>
          <table:table-cell office:value-type="float" office:value="157.500991" calcext:value-type="float">
            <text:p>157.500991</text:p>
          </table:table-cell>
          <table:table-cell office:value-type="float" office:value="525686" calcext:value-type="float">
            <text:p>525686</text:p>
          </table:table-cell>
          <table:table-cell office:value-type="float" office:value="157.596667" calcext:value-type="float">
            <text:p>157.596667</text:p>
          </table:table-cell>
          <table:table-cell office:value-type="float" office:value="533965" calcext:value-type="float">
            <text:p>533965</text:p>
          </table:table-cell>
          <table:table-cell office:value-type="float" office:value="160.078589" calcext:value-type="float">
            <text:p>160.078589</text:p>
          </table:table-cell>
        </table:table-row>
        <table:table-row table:style-name="ro1">
          <table:table-cell table:number-columns-repeated="2"/>
          <table:table-cell office:value-type="float" office:value="514142" calcext:value-type="float">
            <text:p>514142</text:p>
          </table:table-cell>
          <table:table-cell office:value-type="float" office:value="154.135939" calcext:value-type="float">
            <text:p>154.135939</text:p>
          </table:table-cell>
          <table:table-cell office:value-type="float" office:value="518045" calcext:value-type="float">
            <text:p>518045</text:p>
          </table:table-cell>
          <table:table-cell office:value-type="float" office:value="155.305907" calcext:value-type="float">
            <text:p>155.305907</text:p>
          </table:table-cell>
          <table:table-cell office:value-type="float" office:value="521098" calcext:value-type="float">
            <text:p>521098</text:p>
          </table:table-cell>
          <table:table-cell office:value-type="float" office:value="156.221301" calcext:value-type="float">
            <text:p>156.221301</text:p>
          </table:table-cell>
          <table:table-cell office:value-type="float" office:value="522699" calcext:value-type="float">
            <text:p>522699</text:p>
          </table:table-cell>
          <table:table-cell office:value-type="float" office:value="156.701107" calcext:value-type="float">
            <text:p>156.701107</text:p>
          </table:table-cell>
          <table:table-cell office:value-type="float" office:value="525483" calcext:value-type="float">
            <text:p>525483</text:p>
          </table:table-cell>
          <table:table-cell office:value-type="float" office:value="157.535869" calcext:value-type="float">
            <text:p>157.535869</text:p>
          </table:table-cell>
          <table:table-cell office:value-type="float" office:value="526674" calcext:value-type="float">
            <text:p>526674</text:p>
          </table:table-cell>
          <table:table-cell office:value-type="float" office:value="157.892767" calcext:value-type="float">
            <text:p>157.892767</text:p>
          </table:table-cell>
          <table:table-cell office:value-type="float" office:value="534106" calcext:value-type="float">
            <text:p>534106</text:p>
          </table:table-cell>
          <table:table-cell office:value-type="float" office:value="160.12094" calcext:value-type="float">
            <text:p>160.12094</text:p>
          </table:table-cell>
        </table:table-row>
        <table:table-row table:style-name="ro1">
          <table:table-cell table:number-columns-repeated="2"/>
          <table:table-cell office:value-type="float" office:value="514126" calcext:value-type="float">
            <text:p>514126</text:p>
          </table:table-cell>
          <table:table-cell office:value-type="float" office:value="154.131245" calcext:value-type="float">
            <text:p>154.131245</text:p>
          </table:table-cell>
          <table:table-cell office:value-type="float" office:value="518322" calcext:value-type="float">
            <text:p>518322</text:p>
          </table:table-cell>
          <table:table-cell office:value-type="float" office:value="155.388901" calcext:value-type="float">
            <text:p>155.388901</text:p>
          </table:table-cell>
          <table:table-cell office:value-type="float" office:value="521106" calcext:value-type="float">
            <text:p>521106</text:p>
          </table:table-cell>
          <table:table-cell office:value-type="float" office:value="156.223595" calcext:value-type="float">
            <text:p>156.223595</text:p>
          </table:table-cell>
          <table:table-cell office:value-type="float" office:value="521209" calcext:value-type="float">
            <text:p>521209</text:p>
          </table:table-cell>
          <table:table-cell office:value-type="float" office:value="156.254521" calcext:value-type="float">
            <text:p>156.254521</text:p>
          </table:table-cell>
          <table:table-cell office:value-type="float" office:value="525535" calcext:value-type="float">
            <text:p>525535</text:p>
          </table:table-cell>
          <table:table-cell office:value-type="float" office:value="157.551531" calcext:value-type="float">
            <text:p>157.551531</text:p>
          </table:table-cell>
          <table:table-cell office:value-type="float" office:value="526456" calcext:value-type="float">
            <text:p>526456</text:p>
          </table:table-cell>
          <table:table-cell office:value-type="float" office:value="157.827544" calcext:value-type="float">
            <text:p>157.827544</text:p>
          </table:table-cell>
          <table:table-cell office:value-type="float" office:value="535798" calcext:value-type="float">
            <text:p>535798</text:p>
          </table:table-cell>
          <table:table-cell office:value-type="float" office:value="160.628302" calcext:value-type="float">
            <text:p>160.628302</text:p>
          </table:table-cell>
        </table:table-row>
        <table:table-row table:style-name="ro1">
          <table:table-cell table:number-columns-repeated="2"/>
          <table:table-cell office:value-type="float" office:value="514122" calcext:value-type="float">
            <text:p>514122</text:p>
          </table:table-cell>
          <table:table-cell office:value-type="float" office:value="154.130018" calcext:value-type="float">
            <text:p>154.130018</text:p>
          </table:table-cell>
          <table:table-cell office:value-type="float" office:value="518146" calcext:value-type="float">
            <text:p>518146</text:p>
          </table:table-cell>
          <table:table-cell office:value-type="float" office:value="155.33632" calcext:value-type="float">
            <text:p>155.33632</text:p>
          </table:table-cell>
          <table:table-cell office:value-type="float" office:value="521150" calcext:value-type="float">
            <text:p>521150</text:p>
          </table:table-cell>
          <table:table-cell office:value-type="float" office:value="156.236813" calcext:value-type="float">
            <text:p>156.236813</text:p>
          </table:table-cell>
          <table:table-cell office:value-type="float" office:value="522485" calcext:value-type="float">
            <text:p>522485</text:p>
          </table:table-cell>
          <table:table-cell office:value-type="float" office:value="156.637189" calcext:value-type="float">
            <text:p>156.637189</text:p>
          </table:table-cell>
          <table:table-cell office:value-type="float" office:value="525734" calcext:value-type="float">
            <text:p>525734</text:p>
          </table:table-cell>
          <table:table-cell office:value-type="float" office:value="157.610984" calcext:value-type="float">
            <text:p>157.610984</text:p>
          </table:table-cell>
          <table:table-cell office:value-type="float" office:value="526914" calcext:value-type="float">
            <text:p>526914</text:p>
          </table:table-cell>
          <table:table-cell office:value-type="float" office:value="157.964719" calcext:value-type="float">
            <text:p>157.964719</text:p>
          </table:table-cell>
          <table:table-cell office:value-type="float" office:value="535848" calcext:value-type="float">
            <text:p>535848</text:p>
          </table:table-cell>
          <table:table-cell office:value-type="float" office:value="160.643245" calcext:value-type="float">
            <text:p>160.643245</text:p>
          </table:table-cell>
        </table:table-row>
        <table:table-row table:style-name="ro1">
          <table:table-cell table:number-columns-repeated="2"/>
          <table:table-cell office:value-type="float" office:value="514076" calcext:value-type="float">
            <text:p>514076</text:p>
          </table:table-cell>
          <table:table-cell office:value-type="float" office:value="154.11617" calcext:value-type="float">
            <text:p>154.11617</text:p>
          </table:table-cell>
          <table:table-cell office:value-type="float" office:value="518144" calcext:value-type="float">
            <text:p>518144</text:p>
          </table:table-cell>
          <table:table-cell office:value-type="float" office:value="155.33566" calcext:value-type="float">
            <text:p>155.33566</text:p>
          </table:table-cell>
          <table:table-cell office:value-type="float" office:value="520944" calcext:value-type="float">
            <text:p>520944</text:p>
          </table:table-cell>
          <table:table-cell office:value-type="float" office:value="156.175003" calcext:value-type="float">
            <text:p>156.175003</text:p>
          </table:table-cell>
          <table:table-cell office:value-type="float" office:value="522909" calcext:value-type="float">
            <text:p>522909</text:p>
          </table:table-cell>
          <table:table-cell office:value-type="float" office:value="156.764125" calcext:value-type="float">
            <text:p>156.764125</text:p>
          </table:table-cell>
          <table:table-cell office:value-type="float" office:value="525833" calcext:value-type="float">
            <text:p>525833</text:p>
          </table:table-cell>
          <table:table-cell office:value-type="float" office:value="157.64079" calcext:value-type="float">
            <text:p>157.64079</text:p>
          </table:table-cell>
          <table:table-cell office:value-type="float" office:value="526325" calcext:value-type="float">
            <text:p>526325</text:p>
          </table:table-cell>
          <table:table-cell office:value-type="float" office:value="157.788203" calcext:value-type="float">
            <text:p>157.788203</text:p>
          </table:table-cell>
          <table:table-cell office:value-type="float" office:value="535938" calcext:value-type="float">
            <text:p>535938</text:p>
          </table:table-cell>
          <table:table-cell office:value-type="float" office:value="160.670252" calcext:value-type="float">
            <text:p>160.670252</text:p>
          </table:table-cell>
        </table:table-row>
        <table:table-row table:style-name="ro1">
          <table:table-cell table:number-columns-repeated="2"/>
          <table:table-cell office:value-type="float" office:value="513937" calcext:value-type="float">
            <text:p>513937</text:p>
          </table:table-cell>
          <table:table-cell office:value-type="float" office:value="154.074583" calcext:value-type="float">
            <text:p>154.074583</text:p>
          </table:table-cell>
          <table:table-cell office:value-type="float" office:value="518088" calcext:value-type="float">
            <text:p>518088</text:p>
          </table:table-cell>
          <table:table-cell office:value-type="float" office:value="155.318901" calcext:value-type="float">
            <text:p>155.318901</text:p>
          </table:table-cell>
          <table:table-cell office:value-type="float" office:value="521297" calcext:value-type="float">
            <text:p>521297</text:p>
          </table:table-cell>
          <table:table-cell office:value-type="float" office:value="156.280945" calcext:value-type="float">
            <text:p>156.280945</text:p>
          </table:table-cell>
          <table:table-cell office:value-type="float" office:value="522704" calcext:value-type="float">
            <text:p>522704</text:p>
          </table:table-cell>
          <table:table-cell office:value-type="float" office:value="156.702682" calcext:value-type="float">
            <text:p>156.702682</text:p>
          </table:table-cell>
          <table:table-cell office:value-type="float" office:value="525567" calcext:value-type="float">
            <text:p>525567</text:p>
          </table:table-cell>
          <table:table-cell office:value-type="float" office:value="157.560911" calcext:value-type="float">
            <text:p>157.560911</text:p>
          </table:table-cell>
          <table:table-cell office:value-type="float" office:value="526851" calcext:value-type="float">
            <text:p>526851</text:p>
          </table:table-cell>
          <table:table-cell office:value-type="float" office:value="157.945889" calcext:value-type="float">
            <text:p>157.945889</text:p>
          </table:table-cell>
          <table:table-cell office:value-type="float" office:value="535807" calcext:value-type="float">
            <text:p>535807</text:p>
          </table:table-cell>
          <table:table-cell office:value-type="float" office:value="160.631022" calcext:value-type="float">
            <text:p>160.631022</text:p>
          </table:table-cell>
        </table:table-row>
        <table:table-row table:style-name="ro1">
          <table:table-cell table:number-columns-repeated="2"/>
          <table:table-cell office:value-type="float" office:value="514104" calcext:value-type="float">
            <text:p>514104</text:p>
          </table:table-cell>
          <table:table-cell office:value-type="float" office:value="154.124546" calcext:value-type="float">
            <text:p>154.124546</text:p>
          </table:table-cell>
          <table:table-cell office:value-type="float" office:value="518319" calcext:value-type="float">
            <text:p>518319</text:p>
          </table:table-cell>
          <table:table-cell office:value-type="float" office:value="155.388129" calcext:value-type="float">
            <text:p>155.388129</text:p>
          </table:table-cell>
          <table:table-cell office:value-type="float" office:value="521200" calcext:value-type="float">
            <text:p>521200</text:p>
          </table:table-cell>
          <table:table-cell office:value-type="float" office:value="156.251716" calcext:value-type="float">
            <text:p>156.251716</text:p>
          </table:table-cell>
          <table:table-cell office:value-type="float" office:value="522732" calcext:value-type="float">
            <text:p>522732</text:p>
          </table:table-cell>
          <table:table-cell office:value-type="float" office:value="156.71102" calcext:value-type="float">
            <text:p>156.71102</text:p>
          </table:table-cell>
          <table:table-cell office:value-type="float" office:value="525565" calcext:value-type="float">
            <text:p>525565</text:p>
          </table:table-cell>
          <table:table-cell office:value-type="float" office:value="157.560327" calcext:value-type="float">
            <text:p>157.560327</text:p>
          </table:table-cell>
          <table:table-cell office:value-type="float" office:value="527040" calcext:value-type="float">
            <text:p>527040</text:p>
          </table:table-cell>
          <table:table-cell office:value-type="float" office:value="158.002634" calcext:value-type="float">
            <text:p>158.002634</text:p>
          </table:table-cell>
          <table:table-cell office:value-type="float" office:value="535739" calcext:value-type="float">
            <text:p>535739</text:p>
          </table:table-cell>
          <table:table-cell office:value-type="float" office:value="160.610374" calcext:value-type="float">
            <text:p>160.610374</text:p>
          </table:table-cell>
        </table:table-row>
        <table:table-row table:style-name="ro1">
          <table:table-cell table:number-columns-repeated="2"/>
          <table:table-cell office:value-type="float" office:value="514151" calcext:value-type="float">
            <text:p>514151</text:p>
          </table:table-cell>
          <table:table-cell office:value-type="float" office:value="154.138541" calcext:value-type="float">
            <text:p>154.138541</text:p>
          </table:table-cell>
          <table:table-cell office:value-type="float" office:value="518080" calcext:value-type="float">
            <text:p>518080</text:p>
          </table:table-cell>
          <table:table-cell office:value-type="float" office:value="155.316572" calcext:value-type="float">
            <text:p>155.316572</text:p>
          </table:table-cell>
          <table:table-cell office:value-type="float" office:value="521088" calcext:value-type="float">
            <text:p>521088</text:p>
          </table:table-cell>
          <table:table-cell office:value-type="float" office:value="156.218162" calcext:value-type="float">
            <text:p>156.218162</text:p>
          </table:table-cell>
          <table:table-cell office:value-type="float" office:value="522810" calcext:value-type="float">
            <text:p>522810</text:p>
          </table:table-cell>
          <table:table-cell office:value-type="float" office:value="156.73447" calcext:value-type="float">
            <text:p>156.73447</text:p>
          </table:table-cell>
          <table:table-cell office:value-type="float" office:value="525821" calcext:value-type="float">
            <text:p>525821</text:p>
          </table:table-cell>
          <table:table-cell office:value-type="float" office:value="157.637308" calcext:value-type="float">
            <text:p>157.637308</text:p>
          </table:table-cell>
          <table:table-cell office:value-type="float" office:value="526598" calcext:value-type="float">
            <text:p>526598</text:p>
          </table:table-cell>
          <table:table-cell office:value-type="float" office:value="157.870112" calcext:value-type="float">
            <text:p>157.870112</text:p>
          </table:table-cell>
          <table:table-cell office:value-type="float" office:value="533961" calcext:value-type="float">
            <text:p>533961</text:p>
          </table:table-cell>
          <table:table-cell office:value-type="float" office:value="160.077573" calcext:value-type="float">
            <text:p>160.077573</text:p>
          </table:table-cell>
        </table:table-row>
        <table:table-row table:style-name="ro1">
          <table:table-cell table:number-columns-repeated="2"/>
          <table:table-cell office:value-type="float" office:value="514074" calcext:value-type="float">
            <text:p>514074</text:p>
          </table:table-cell>
          <table:table-cell office:value-type="float" office:value="154.115455" calcext:value-type="float">
            <text:p>154.115455</text:p>
          </table:table-cell>
          <table:table-cell office:value-type="float" office:value="518286" calcext:value-type="float">
            <text:p>518286</text:p>
          </table:table-cell>
          <table:table-cell office:value-type="float" office:value="155.378232" calcext:value-type="float">
            <text:p>155.378232</text:p>
          </table:table-cell>
          <table:table-cell office:value-type="float" office:value="521144" calcext:value-type="float">
            <text:p>521144</text:p>
          </table:table-cell>
          <table:table-cell office:value-type="float" office:value="156.235183" calcext:value-type="float">
            <text:p>156.235183</text:p>
          </table:table-cell>
          <table:table-cell office:value-type="float" office:value="522393" calcext:value-type="float">
            <text:p>522393</text:p>
          </table:table-cell>
          <table:table-cell office:value-type="float" office:value="156.609443" calcext:value-type="float">
            <text:p>156.609443</text:p>
          </table:table-cell>
          <table:table-cell office:value-type="float" office:value="525670" calcext:value-type="float">
            <text:p>525670</text:p>
          </table:table-cell>
          <table:table-cell office:value-type="float" office:value="157.592027" calcext:value-type="float">
            <text:p>157.592027</text:p>
          </table:table-cell>
          <table:table-cell office:value-type="float" office:value="526320" calcext:value-type="float">
            <text:p>526320</text:p>
          </table:table-cell>
          <table:table-cell office:value-type="float" office:value="157.786822" calcext:value-type="float">
            <text:p>157.786822</text:p>
          </table:table-cell>
          <table:table-cell office:value-type="float" office:value="535738" calcext:value-type="float">
            <text:p>535738</text:p>
          </table:table-cell>
          <table:table-cell office:value-type="float" office:value="160.610357" calcext:value-type="float">
            <text:p>160.610357</text:p>
          </table:table-cell>
        </table:table-row>
        <table:table-row table:style-name="ro1">
          <table:table-cell table:number-columns-repeated="2"/>
          <table:table-cell office:value-type="float" office:value="514074" calcext:value-type="float">
            <text:p>514074</text:p>
          </table:table-cell>
          <table:table-cell office:value-type="float" office:value="154.115648" calcext:value-type="float">
            <text:p>154.115648</text:p>
          </table:table-cell>
          <table:table-cell office:value-type="float" office:value="518196" calcext:value-type="float">
            <text:p>518196</text:p>
          </table:table-cell>
          <table:table-cell office:value-type="float" office:value="155.351171" calcext:value-type="float">
            <text:p>155.351171</text:p>
          </table:table-cell>
          <table:table-cell office:value-type="float" office:value="521200" calcext:value-type="float">
            <text:p>521200</text:p>
          </table:table-cell>
          <table:table-cell office:value-type="float" office:value="156.251951" calcext:value-type="float">
            <text:p>156.251951</text:p>
          </table:table-cell>
          <table:table-cell office:value-type="float" office:value="522731" calcext:value-type="float">
            <text:p>522731</text:p>
          </table:table-cell>
          <table:table-cell office:value-type="float" office:value="156.710705" calcext:value-type="float">
            <text:p>156.710705</text:p>
          </table:table-cell>
          <table:table-cell office:value-type="float" office:value="525478" calcext:value-type="float">
            <text:p>525478</text:p>
          </table:table-cell>
          <table:table-cell office:value-type="float" office:value="157.534268" calcext:value-type="float">
            <text:p>157.534268</text:p>
          </table:table-cell>
          <table:table-cell office:value-type="float" office:value="526207" calcext:value-type="float">
            <text:p>526207</text:p>
          </table:table-cell>
          <table:table-cell office:value-type="float" office:value="157.752917" calcext:value-type="float">
            <text:p>157.752917</text:p>
          </table:table-cell>
          <table:table-cell office:value-type="float" office:value="534135" calcext:value-type="float">
            <text:p>534135</text:p>
          </table:table-cell>
          <table:table-cell office:value-type="float" office:value="160.129619" calcext:value-type="float">
            <text:p>160.129619</text:p>
          </table:table-cell>
        </table:table-row>
        <table:table-row table:style-name="ro1">
          <table:table-cell table:number-columns-repeated="2"/>
          <table:table-cell office:value-type="float" office:value="514035" calcext:value-type="float">
            <text:p>514035</text:p>
          </table:table-cell>
          <table:table-cell office:value-type="float" office:value="154.103776" calcext:value-type="float">
            <text:p>154.103776</text:p>
          </table:table-cell>
          <table:table-cell office:value-type="float" office:value="518117" calcext:value-type="float">
            <text:p>518117</text:p>
          </table:table-cell>
          <table:table-cell office:value-type="float" office:value="155.327422" calcext:value-type="float">
            <text:p>155.327422</text:p>
          </table:table-cell>
          <table:table-cell office:value-type="float" office:value="521126" calcext:value-type="float">
            <text:p>521126</text:p>
          </table:table-cell>
          <table:table-cell office:value-type="float" office:value="156.229769" calcext:value-type="float">
            <text:p>156.229769</text:p>
          </table:table-cell>
          <table:table-cell office:value-type="float" office:value="522579" calcext:value-type="float">
            <text:p>522579</text:p>
          </table:table-cell>
          <table:table-cell office:value-type="float" office:value="156.665337" calcext:value-type="float">
            <text:p>156.665337</text:p>
          </table:table-cell>
          <table:table-cell office:value-type="float" office:value="525329" calcext:value-type="float">
            <text:p>525329</text:p>
          </table:table-cell>
          <table:table-cell office:value-type="float" office:value="157.489733" calcext:value-type="float">
            <text:p>157.489733</text:p>
          </table:table-cell>
          <table:table-cell office:value-type="float" office:value="526764" calcext:value-type="float">
            <text:p>526764</text:p>
          </table:table-cell>
          <table:table-cell office:value-type="float" office:value="157.919855" calcext:value-type="float">
            <text:p>157.919855</text:p>
          </table:table-cell>
          <table:table-cell office:value-type="float" office:value="535817" calcext:value-type="float">
            <text:p>535817</text:p>
          </table:table-cell>
          <table:table-cell office:value-type="float" office:value="160.634" calcext:value-type="float">
            <text:p>160.634</text:p>
          </table:table-cell>
        </table:table-row>
        <table:table-row table:style-name="ro1">
          <table:table-cell table:number-columns-repeated="2"/>
          <table:table-cell office:value-type="float" office:value="514080" calcext:value-type="float">
            <text:p>514080</text:p>
          </table:table-cell>
          <table:table-cell office:value-type="float" office:value="154.117426" calcext:value-type="float">
            <text:p>154.117426</text:p>
          </table:table-cell>
          <table:table-cell office:value-type="float" office:value="518117" calcext:value-type="float">
            <text:p>518117</text:p>
          </table:table-cell>
          <table:table-cell office:value-type="float" office:value="155.327635" calcext:value-type="float">
            <text:p>155.327635</text:p>
          </table:table-cell>
          <table:table-cell office:value-type="float" office:value="521217" calcext:value-type="float">
            <text:p>521217</text:p>
          </table:table-cell>
          <table:table-cell office:value-type="float" office:value="156.256954" calcext:value-type="float">
            <text:p>156.256954</text:p>
          </table:table-cell>
          <table:table-cell office:value-type="float" office:value="522501" calcext:value-type="float">
            <text:p>522501</text:p>
          </table:table-cell>
          <table:table-cell office:value-type="float" office:value="156.641971" calcext:value-type="float">
            <text:p>156.641971</text:p>
          </table:table-cell>
          <table:table-cell office:value-type="float" office:value="525356" calcext:value-type="float">
            <text:p>525356</text:p>
          </table:table-cell>
          <table:table-cell office:value-type="float" office:value="157.497679" calcext:value-type="float">
            <text:p>157.497679</text:p>
          </table:table-cell>
          <table:table-cell office:value-type="float" office:value="529975" calcext:value-type="float">
            <text:p>529975</text:p>
          </table:table-cell>
          <table:table-cell office:value-type="float" office:value="158.882436" calcext:value-type="float">
            <text:p>158.882436</text:p>
          </table:table-cell>
          <table:table-cell office:value-type="float" office:value="533987" calcext:value-type="float">
            <text:p>533987</text:p>
          </table:table-cell>
          <table:table-cell office:value-type="float" office:value="160.085296" calcext:value-type="float">
            <text:p>160.085296</text:p>
          </table:table-cell>
        </table:table-row>
        <table:table-row table:style-name="ro1">
          <table:table-cell table:number-columns-repeated="2"/>
          <table:table-cell office:value-type="float" office:value="514020" calcext:value-type="float">
            <text:p>514020</text:p>
          </table:table-cell>
          <table:table-cell office:value-type="float" office:value="154.099406" calcext:value-type="float">
            <text:p>154.099406</text:p>
          </table:table-cell>
          <table:table-cell office:value-type="float" office:value="518183" calcext:value-type="float">
            <text:p>518183</text:p>
          </table:table-cell>
          <table:table-cell office:value-type="float" office:value="155.347488" calcext:value-type="float">
            <text:p>155.347488</text:p>
          </table:table-cell>
          <table:table-cell office:value-type="float" office:value="521170" calcext:value-type="float">
            <text:p>521170</text:p>
          </table:table-cell>
          <table:table-cell office:value-type="float" office:value="156.242881" calcext:value-type="float">
            <text:p>156.242881</text:p>
          </table:table-cell>
          <table:table-cell office:value-type="float" office:value="522472" calcext:value-type="float">
            <text:p>522472</text:p>
          </table:table-cell>
          <table:table-cell office:value-type="float" office:value="156.633066" calcext:value-type="float">
            <text:p>156.633066</text:p>
          </table:table-cell>
          <table:table-cell office:value-type="float" office:value="525385" calcext:value-type="float">
            <text:p>525385</text:p>
          </table:table-cell>
          <table:table-cell office:value-type="float" office:value="157.506555" calcext:value-type="float">
            <text:p>157.506555</text:p>
          </table:table-cell>
          <table:table-cell office:value-type="float" office:value="526338" calcext:value-type="float">
            <text:p>526338</text:p>
          </table:table-cell>
          <table:table-cell office:value-type="float" office:value="157.792179" calcext:value-type="float">
            <text:p>157.792179</text:p>
          </table:table-cell>
          <table:table-cell office:value-type="float" office:value="535803" calcext:value-type="float">
            <text:p>535803</text:p>
          </table:table-cell>
          <table:table-cell office:value-type="float" office:value="160.629827" calcext:value-type="float">
            <text:p>160.629827</text:p>
          </table:table-cell>
        </table:table-row>
        <table:table-row table:style-name="ro1">
          <table:table-cell table:number-columns-repeated="2"/>
          <table:table-cell office:value-type="float" office:value="514002" calcext:value-type="float">
            <text:p>514002</text:p>
          </table:table-cell>
          <table:table-cell office:value-type="float" office:value="154.093957" calcext:value-type="float">
            <text:p>154.093957</text:p>
          </table:table-cell>
          <table:table-cell office:value-type="float" office:value="518227" calcext:value-type="float">
            <text:p>518227</text:p>
          </table:table-cell>
          <table:table-cell office:value-type="float" office:value="155.360467" calcext:value-type="float">
            <text:p>155.360467</text:p>
          </table:table-cell>
          <table:table-cell office:value-type="float" office:value="521264" calcext:value-type="float">
            <text:p>521264</text:p>
          </table:table-cell>
          <table:table-cell office:value-type="float" office:value="156.2711" calcext:value-type="float">
            <text:p>156.2711</text:p>
          </table:table-cell>
          <table:table-cell office:value-type="float" office:value="522552" calcext:value-type="float">
            <text:p>522552</text:p>
          </table:table-cell>
          <table:table-cell office:value-type="float" office:value="156.657234" calcext:value-type="float">
            <text:p>156.657234</text:p>
          </table:table-cell>
          <table:table-cell office:value-type="float" office:value="525268" calcext:value-type="float">
            <text:p>525268</text:p>
          </table:table-cell>
          <table:table-cell office:value-type="float" office:value="157.471424" calcext:value-type="float">
            <text:p>157.471424</text:p>
          </table:table-cell>
          <table:table-cell office:value-type="float" office:value="526014" calcext:value-type="float">
            <text:p>526014</text:p>
          </table:table-cell>
          <table:table-cell office:value-type="float" office:value="157.694956" calcext:value-type="float">
            <text:p>157.694956</text:p>
          </table:table-cell>
          <table:table-cell office:value-type="float" office:value="535808" calcext:value-type="float">
            <text:p>535808</text:p>
          </table:table-cell>
          <table:table-cell office:value-type="float" office:value="160.631243" calcext:value-type="float">
            <text:p>160.631243</text:p>
          </table:table-cell>
        </table:table-row>
        <table:table-row table:style-name="ro1">
          <table:table-cell table:number-columns-repeated="2"/>
          <table:table-cell office:value-type="float" office:value="514036" calcext:value-type="float">
            <text:p>514036</text:p>
          </table:table-cell>
          <table:table-cell office:value-type="float" office:value="154.103982" calcext:value-type="float">
            <text:p>154.103982</text:p>
          </table:table-cell>
          <table:table-cell office:value-type="float" office:value="518071" calcext:value-type="float">
            <text:p>518071</text:p>
          </table:table-cell>
          <table:table-cell office:value-type="float" office:value="155.313715" calcext:value-type="float">
            <text:p>155.313715</text:p>
          </table:table-cell>
          <table:table-cell office:value-type="float" office:value="521211" calcext:value-type="float">
            <text:p>521211</text:p>
          </table:table-cell>
          <table:table-cell office:value-type="float" office:value="156.255241" calcext:value-type="float">
            <text:p>156.255241</text:p>
          </table:table-cell>
          <table:table-cell office:value-type="float" office:value="522497" calcext:value-type="float">
            <text:p>522497</text:p>
          </table:table-cell>
          <table:table-cell office:value-type="float" office:value="156.64054" calcext:value-type="float">
            <text:p>156.64054</text:p>
          </table:table-cell>
          <table:table-cell office:value-type="float" office:value="525657" calcext:value-type="float">
            <text:p>525657</text:p>
          </table:table-cell>
          <table:table-cell office:value-type="float" office:value="157.588004" calcext:value-type="float">
            <text:p>157.588004</text:p>
          </table:table-cell>
          <table:table-cell office:value-type="float" office:value="526325" calcext:value-type="float">
            <text:p>526325</text:p>
          </table:table-cell>
          <table:table-cell office:value-type="float" office:value="157.788379" calcext:value-type="float">
            <text:p>157.788379</text:p>
          </table:table-cell>
          <table:table-cell office:value-type="float" office:value="533997" calcext:value-type="float">
            <text:p>533997</text:p>
          </table:table-cell>
          <table:table-cell office:value-type="float" office:value="160.088396" calcext:value-type="float">
            <text:p>160.088396</text:p>
          </table:table-cell>
        </table:table-row>
        <table:table-row table:style-name="ro1">
          <table:table-cell table:number-columns-repeated="2"/>
          <table:table-cell office:value-type="float" office:value="514268" calcext:value-type="float">
            <text:p>514268</text:p>
          </table:table-cell>
          <table:table-cell office:value-type="float" office:value="154.17379" calcext:value-type="float">
            <text:p>154.17379</text:p>
          </table:table-cell>
          <table:table-cell office:value-type="float" office:value="518189" calcext:value-type="float">
            <text:p>518189</text:p>
          </table:table-cell>
          <table:table-cell office:value-type="float" office:value="155.349258" calcext:value-type="float">
            <text:p>155.349258</text:p>
          </table:table-cell>
          <table:table-cell office:value-type="float" office:value="521186" calcext:value-type="float">
            <text:p>521186</text:p>
          </table:table-cell>
          <table:table-cell office:value-type="float" office:value="156.247744" calcext:value-type="float">
            <text:p>156.247744</text:p>
          </table:table-cell>
          <table:table-cell office:value-type="float" office:value="522599" calcext:value-type="float">
            <text:p>522599</text:p>
          </table:table-cell>
          <table:table-cell office:value-type="float" office:value="156.671314" calcext:value-type="float">
            <text:p>156.671314</text:p>
          </table:table-cell>
          <table:table-cell office:value-type="float" office:value="525295" calcext:value-type="float">
            <text:p>525295</text:p>
          </table:table-cell>
          <table:table-cell office:value-type="float" office:value="157.479581" calcext:value-type="float">
            <text:p>157.479581</text:p>
          </table:table-cell>
          <table:table-cell office:value-type="float" office:value="526679" calcext:value-type="float">
            <text:p>526679</text:p>
          </table:table-cell>
          <table:table-cell office:value-type="float" office:value="157.894483" calcext:value-type="float">
            <text:p>157.894483</text:p>
          </table:table-cell>
          <table:table-cell office:value-type="float" office:value="532276" calcext:value-type="float">
            <text:p>532276</text:p>
          </table:table-cell>
          <table:table-cell office:value-type="float" office:value="159.572205" calcext:value-type="float">
            <text:p>159.572205</text:p>
          </table:table-cell>
        </table:table-row>
        <table:table-row table:style-name="ro1">
          <table:table-cell table:number-columns-repeated="2"/>
          <table:table-cell office:value-type="float" office:value="514187" calcext:value-type="float">
            <text:p>514187</text:p>
          </table:table-cell>
          <table:table-cell office:value-type="float" office:value="154.149486" calcext:value-type="float">
            <text:p>154.149486</text:p>
          </table:table-cell>
          <table:table-cell office:value-type="float" office:value="518301" calcext:value-type="float">
            <text:p>518301</text:p>
          </table:table-cell>
          <table:table-cell office:value-type="float" office:value="155.382745" calcext:value-type="float">
            <text:p>155.382745</text:p>
          </table:table-cell>
          <table:table-cell office:value-type="float" office:value="521087" calcext:value-type="float">
            <text:p>521087</text:p>
          </table:table-cell>
          <table:table-cell office:value-type="float" office:value="156.218023" calcext:value-type="float">
            <text:p>156.218023</text:p>
          </table:table-cell>
          <table:table-cell office:value-type="float" office:value="522646" calcext:value-type="float">
            <text:p>522646</text:p>
          </table:table-cell>
          <table:table-cell office:value-type="float" office:value="156.685191" calcext:value-type="float">
            <text:p>156.685191</text:p>
          </table:table-cell>
          <table:table-cell office:value-type="float" office:value="525458" calcext:value-type="float">
            <text:p>525458</text:p>
          </table:table-cell>
          <table:table-cell office:value-type="float" office:value="157.528427" calcext:value-type="float">
            <text:p>157.528427</text:p>
          </table:table-cell>
          <table:table-cell office:value-type="float" office:value="526151" calcext:value-type="float">
            <text:p>526151</text:p>
          </table:table-cell>
          <table:table-cell office:value-type="float" office:value="157.735971" calcext:value-type="float">
            <text:p>157.735971</text:p>
          </table:table-cell>
          <table:table-cell office:value-type="float" office:value="534025" calcext:value-type="float">
            <text:p>534025</text:p>
          </table:table-cell>
          <table:table-cell office:value-type="float" office:value="160.096808" calcext:value-type="float">
            <text:p>160.096808</text:p>
          </table:table-cell>
        </table:table-row>
        <table:table-row table:style-name="ro1">
          <table:table-cell table:number-columns-repeated="2"/>
          <table:table-cell office:value-type="float" office:value="513898" calcext:value-type="float">
            <text:p>513898</text:p>
          </table:table-cell>
          <table:table-cell office:value-type="float" office:value="154.062765" calcext:value-type="float">
            <text:p>154.062765</text:p>
          </table:table-cell>
          <table:table-cell office:value-type="float" office:value="518155" calcext:value-type="float">
            <text:p>518155</text:p>
          </table:table-cell>
          <table:table-cell office:value-type="float" office:value="155.338951" calcext:value-type="float">
            <text:p>155.338951</text:p>
          </table:table-cell>
          <table:table-cell office:value-type="float" office:value="521168" calcext:value-type="float">
            <text:p>521168</text:p>
          </table:table-cell>
          <table:table-cell office:value-type="float" office:value="156.242152" calcext:value-type="float">
            <text:p>156.242152</text:p>
          </table:table-cell>
          <table:table-cell office:value-type="float" office:value="522696" calcext:value-type="float">
            <text:p>522696</text:p>
          </table:table-cell>
          <table:table-cell office:value-type="float" office:value="156.700273" calcext:value-type="float">
            <text:p>156.700273</text:p>
          </table:table-cell>
          <table:table-cell office:value-type="float" office:value="525425" calcext:value-type="float">
            <text:p>525425</text:p>
          </table:table-cell>
          <table:table-cell office:value-type="float" office:value="157.518584" calcext:value-type="float">
            <text:p>157.518584</text:p>
          </table:table-cell>
          <table:table-cell office:value-type="float" office:value="526424" calcext:value-type="float">
            <text:p>526424</text:p>
          </table:table-cell>
          <table:table-cell office:value-type="float" office:value="157.817827" calcext:value-type="float">
            <text:p>157.817827</text:p>
          </table:table-cell>
          <table:table-cell office:value-type="float" office:value="532217" calcext:value-type="float">
            <text:p>532217</text:p>
          </table:table-cell>
          <table:table-cell office:value-type="float" office:value="159.554771" calcext:value-type="float">
            <text:p>159.554771</text:p>
          </table:table-cell>
        </table:table-row>
        <table:table-row table:style-name="ro1">
          <table:table-cell table:number-columns-repeated="2"/>
          <table:table-cell office:value-type="float" office:value="514202" calcext:value-type="float">
            <text:p>514202</text:p>
          </table:table-cell>
          <table:table-cell office:value-type="float" office:value="154.153772" calcext:value-type="float">
            <text:p>154.153772</text:p>
          </table:table-cell>
          <table:table-cell office:value-type="float" office:value="518188" calcext:value-type="float">
            <text:p>518188</text:p>
          </table:table-cell>
          <table:table-cell office:value-type="float" office:value="155.348805" calcext:value-type="float">
            <text:p>155.348805</text:p>
          </table:table-cell>
          <table:table-cell office:value-type="float" office:value="521245" calcext:value-type="float">
            <text:p>521245</text:p>
          </table:table-cell>
          <table:table-cell office:value-type="float" office:value="156.265459" calcext:value-type="float">
            <text:p>156.265459</text:p>
          </table:table-cell>
          <table:table-cell office:value-type="float" office:value="522654" calcext:value-type="float">
            <text:p>522654</text:p>
          </table:table-cell>
          <table:table-cell office:value-type="float" office:value="156.687772" calcext:value-type="float">
            <text:p>156.687772</text:p>
          </table:table-cell>
          <table:table-cell office:value-type="float" office:value="525375" calcext:value-type="float">
            <text:p>525375</text:p>
          </table:table-cell>
          <table:table-cell office:value-type="float" office:value="157.503583" calcext:value-type="float">
            <text:p>157.503583</text:p>
          </table:table-cell>
          <table:table-cell office:value-type="float" office:value="526478" calcext:value-type="float">
            <text:p>526478</text:p>
          </table:table-cell>
          <table:table-cell office:value-type="float" office:value="157.834065" calcext:value-type="float">
            <text:p>157.834065</text:p>
          </table:table-cell>
          <table:table-cell office:value-type="float" office:value="535866" calcext:value-type="float">
            <text:p>535866</text:p>
          </table:table-cell>
          <table:table-cell office:value-type="float" office:value="160.648594" calcext:value-type="float">
            <text:p>160.648594</text:p>
          </table:table-cell>
        </table:table-row>
        <table:table-row table:style-name="ro1">
          <table:table-cell table:number-columns-repeated="2"/>
          <table:table-cell office:value-type="float" office:value="514089" calcext:value-type="float">
            <text:p>514089</text:p>
          </table:table-cell>
          <table:table-cell office:value-type="float" office:value="154.120012" calcext:value-type="float">
            <text:p>154.120012</text:p>
          </table:table-cell>
          <table:table-cell office:value-type="float" office:value="518072" calcext:value-type="float">
            <text:p>518072</text:p>
          </table:table-cell>
          <table:table-cell office:value-type="float" office:value="155.314174" calcext:value-type="float">
            <text:p>155.314174</text:p>
          </table:table-cell>
          <table:table-cell office:value-type="float" office:value="521112" calcext:value-type="float">
            <text:p>521112</text:p>
          </table:table-cell>
          <table:table-cell office:value-type="float" office:value="156.225342" calcext:value-type="float">
            <text:p>156.225342</text:p>
          </table:table-cell>
          <table:table-cell office:value-type="float" office:value="522686" calcext:value-type="float">
            <text:p>522686</text:p>
          </table:table-cell>
          <table:table-cell office:value-type="float" office:value="156.697177" calcext:value-type="float">
            <text:p>156.697177</text:p>
          </table:table-cell>
          <table:table-cell office:value-type="float" office:value="525478" calcext:value-type="float">
            <text:p>525478</text:p>
          </table:table-cell>
          <table:table-cell office:value-type="float" office:value="157.534324" calcext:value-type="float">
            <text:p>157.534324</text:p>
          </table:table-cell>
          <table:table-cell office:value-type="float" office:value="526083" calcext:value-type="float">
            <text:p>526083</text:p>
          </table:table-cell>
          <table:table-cell office:value-type="float" office:value="157.71564" calcext:value-type="float">
            <text:p>157.71564</text:p>
          </table:table-cell>
          <table:table-cell office:value-type="float" office:value="530632" calcext:value-type="float">
            <text:p>530632</text:p>
          </table:table-cell>
          <table:table-cell office:value-type="float" office:value="159.079582" calcext:value-type="float">
            <text:p>159.079582</text:p>
          </table:table-cell>
        </table:table-row>
        <table:table-row table:style-name="ro1">
          <table:table-cell table:number-columns-repeated="2"/>
          <table:table-cell office:value-type="float" office:value="514101" calcext:value-type="float">
            <text:p>514101</text:p>
          </table:table-cell>
          <table:table-cell office:value-type="float" office:value="154.123593" calcext:value-type="float">
            <text:p>154.123593</text:p>
          </table:table-cell>
          <table:table-cell office:value-type="float" office:value="518067" calcext:value-type="float">
            <text:p>518067</text:p>
          </table:table-cell>
          <table:table-cell office:value-type="float" office:value="155.312511" calcext:value-type="float">
            <text:p>155.312511</text:p>
          </table:table-cell>
          <table:table-cell office:value-type="float" office:value="522439" calcext:value-type="float">
            <text:p>522439</text:p>
          </table:table-cell>
          <table:table-cell office:value-type="float" office:value="156.623142" calcext:value-type="float">
            <text:p>156.623142</text:p>
          </table:table-cell>
          <table:table-cell office:value-type="float" office:value="522673" calcext:value-type="float">
            <text:p>522673</text:p>
          </table:table-cell>
          <table:table-cell office:value-type="float" office:value="156.693368" calcext:value-type="float">
            <text:p>156.693368</text:p>
          </table:table-cell>
          <table:table-cell office:value-type="float" office:value="525411" calcext:value-type="float">
            <text:p>525411</text:p>
          </table:table-cell>
          <table:table-cell office:value-type="float" office:value="157.514331" calcext:value-type="float">
            <text:p>157.514331</text:p>
          </table:table-cell>
          <table:table-cell office:value-type="float" office:value="526677" calcext:value-type="float">
            <text:p>526677</text:p>
          </table:table-cell>
          <table:table-cell office:value-type="float" office:value="157.893744" calcext:value-type="float">
            <text:p>157.893744</text:p>
          </table:table-cell>
          <table:table-cell office:value-type="float" office:value="535796" calcext:value-type="float">
            <text:p>535796</text:p>
          </table:table-cell>
          <table:table-cell office:value-type="float" office:value="160.62772" calcext:value-type="float">
            <text:p>160.62772</text:p>
          </table:table-cell>
        </table:table-row>
        <table:table-row table:style-name="ro1">
          <table:table-cell table:number-columns-repeated="2"/>
          <table:table-cell office:value-type="float" office:value="514151" calcext:value-type="float">
            <text:p>514151</text:p>
          </table:table-cell>
          <table:table-cell office:value-type="float" office:value="154.13868" calcext:value-type="float">
            <text:p>154.13868</text:p>
          </table:table-cell>
          <table:table-cell office:value-type="float" office:value="517633" calcext:value-type="float">
            <text:p>517633</text:p>
          </table:table-cell>
          <table:table-cell office:value-type="float" office:value="155.182476" calcext:value-type="float">
            <text:p>155.182476</text:p>
          </table:table-cell>
          <table:table-cell office:value-type="float" office:value="522890" calcext:value-type="float">
            <text:p>522890</text:p>
          </table:table-cell>
          <table:table-cell office:value-type="float" office:value="156.758597" calcext:value-type="float">
            <text:p>156.758597</text:p>
          </table:table-cell>
          <table:table-cell office:value-type="float" office:value="522556" calcext:value-type="float">
            <text:p>522556</text:p>
          </table:table-cell>
          <table:table-cell office:value-type="float" office:value="156.658304" calcext:value-type="float">
            <text:p>156.658304</text:p>
          </table:table-cell>
          <table:table-cell office:value-type="float" office:value="525585" calcext:value-type="float">
            <text:p>525585</text:p>
          </table:table-cell>
          <table:table-cell office:value-type="float" office:value="157.566536" calcext:value-type="float">
            <text:p>157.566536</text:p>
          </table:table-cell>
          <table:table-cell office:value-type="float" office:value="526295" calcext:value-type="float">
            <text:p>526295</text:p>
          </table:table-cell>
          <table:table-cell office:value-type="float" office:value="157.779206" calcext:value-type="float">
            <text:p>157.779206</text:p>
          </table:table-cell>
          <table:table-cell office:value-type="float" office:value="535809" calcext:value-type="float">
            <text:p>535809</text:p>
          </table:table-cell>
          <table:table-cell office:value-type="float" office:value="160.631646" calcext:value-type="float">
            <text:p>160.631646</text:p>
          </table:table-cell>
        </table:table-row>
        <table:table-row table:style-name="ro1">
          <table:table-cell table:number-columns-repeated="2"/>
          <table:table-cell office:value-type="float" office:value="514008" calcext:value-type="float">
            <text:p>514008</text:p>
          </table:table-cell>
          <table:table-cell office:value-type="float" office:value="154.095785" calcext:value-type="float">
            <text:p>154.095785</text:p>
          </table:table-cell>
          <table:table-cell office:value-type="float" office:value="518280" calcext:value-type="float">
            <text:p>518280</text:p>
          </table:table-cell>
          <table:table-cell office:value-type="float" office:value="155.376412" calcext:value-type="float">
            <text:p>155.376412</text:p>
          </table:table-cell>
          <table:table-cell office:value-type="float" office:value="521436" calcext:value-type="float">
            <text:p>521436</text:p>
          </table:table-cell>
          <table:table-cell office:value-type="float" office:value="156.322523" calcext:value-type="float">
            <text:p>156.322523</text:p>
          </table:table-cell>
          <table:table-cell office:value-type="float" office:value="522299" calcext:value-type="float">
            <text:p>522299</text:p>
          </table:table-cell>
          <table:table-cell office:value-type="float" office:value="156.581382" calcext:value-type="float">
            <text:p>156.581382</text:p>
          </table:table-cell>
          <table:table-cell office:value-type="float" office:value="525343" calcext:value-type="float">
            <text:p>525343</text:p>
          </table:table-cell>
          <table:table-cell office:value-type="float" office:value="157.49384" calcext:value-type="float">
            <text:p>157.49384</text:p>
          </table:table-cell>
          <table:table-cell office:value-type="float" office:value="526931" calcext:value-type="float">
            <text:p>526931</text:p>
          </table:table-cell>
          <table:table-cell office:value-type="float" office:value="157.970054" calcext:value-type="float">
            <text:p>157.970054</text:p>
          </table:table-cell>
          <table:table-cell office:value-type="float" office:value="535864" calcext:value-type="float">
            <text:p>535864</text:p>
          </table:table-cell>
          <table:table-cell office:value-type="float" office:value="160.647992" calcext:value-type="float">
            <text:p>160.647992</text:p>
          </table:table-cell>
        </table:table-row>
        <table:table-row table:style-name="ro1">
          <table:table-cell table:number-columns-repeated="2"/>
          <table:table-cell office:value-type="float" office:value="514051" calcext:value-type="float">
            <text:p>514051</text:p>
          </table:table-cell>
          <table:table-cell office:value-type="float" office:value="154.108686" calcext:value-type="float">
            <text:p>154.108686</text:p>
          </table:table-cell>
          <table:table-cell office:value-type="float" office:value="518092" calcext:value-type="float">
            <text:p>518092</text:p>
          </table:table-cell>
          <table:table-cell office:value-type="float" office:value="155.319956" calcext:value-type="float">
            <text:p>155.319956</text:p>
          </table:table-cell>
          <table:table-cell office:value-type="float" office:value="523997" calcext:value-type="float">
            <text:p>523997</text:p>
          </table:table-cell>
          <table:table-cell office:value-type="float" office:value="157.090297" calcext:value-type="float">
            <text:p>157.090297</text:p>
          </table:table-cell>
          <table:table-cell office:value-type="float" office:value="522456" calcext:value-type="float">
            <text:p>522456</text:p>
          </table:table-cell>
          <table:table-cell office:value-type="float" office:value="156.628357" calcext:value-type="float">
            <text:p>156.628357</text:p>
          </table:table-cell>
          <table:table-cell office:value-type="float" office:value="525419" calcext:value-type="float">
            <text:p>525419</text:p>
          </table:table-cell>
          <table:table-cell office:value-type="float" office:value="157.516783" calcext:value-type="float">
            <text:p>157.516783</text:p>
          </table:table-cell>
          <table:table-cell office:value-type="float" office:value="525440" calcext:value-type="float">
            <text:p>525440</text:p>
          </table:table-cell>
          <table:table-cell office:value-type="float" office:value="157.52281" calcext:value-type="float">
            <text:p>157.52281</text:p>
          </table:table-cell>
          <table:table-cell office:value-type="float" office:value="535718" calcext:value-type="float">
            <text:p>535718</text:p>
          </table:table-cell>
          <table:table-cell office:value-type="float" office:value="160.604322" calcext:value-type="float">
            <text:p>160.604322</text:p>
          </table:table-cell>
        </table:table-row>
        <table:table-row table:style-name="ro1">
          <table:table-cell table:number-columns-repeated="2"/>
          <table:table-cell office:value-type="float" office:value="514134" calcext:value-type="float">
            <text:p>514134</text:p>
          </table:table-cell>
          <table:table-cell office:value-type="float" office:value="154.133619" calcext:value-type="float">
            <text:p>154.133619</text:p>
          </table:table-cell>
          <table:table-cell office:value-type="float" office:value="518028" calcext:value-type="float">
            <text:p>518028</text:p>
          </table:table-cell>
          <table:table-cell office:value-type="float" office:value="155.300795" calcext:value-type="float">
            <text:p>155.300795</text:p>
          </table:table-cell>
          <table:table-cell office:value-type="float" office:value="523925" calcext:value-type="float">
            <text:p>523925</text:p>
          </table:table-cell>
          <table:table-cell office:value-type="float" office:value="157.068838" calcext:value-type="float">
            <text:p>157.068838</text:p>
          </table:table-cell>
          <table:table-cell office:value-type="float" office:value="522490" calcext:value-type="float">
            <text:p>522490</text:p>
          </table:table-cell>
          <table:table-cell office:value-type="float" office:value="156.638634" calcext:value-type="float">
            <text:p>156.638634</text:p>
          </table:table-cell>
          <table:table-cell office:value-type="float" office:value="525376" calcext:value-type="float">
            <text:p>525376</text:p>
          </table:table-cell>
          <table:table-cell office:value-type="float" office:value="157.503817" calcext:value-type="float">
            <text:p>157.503817</text:p>
          </table:table-cell>
          <table:table-cell office:value-type="float" office:value="526041" calcext:value-type="float">
            <text:p>526041</text:p>
          </table:table-cell>
          <table:table-cell office:value-type="float" office:value="157.70308" calcext:value-type="float">
            <text:p>157.70308</text:p>
          </table:table-cell>
          <table:table-cell office:value-type="float" office:value="533855" calcext:value-type="float">
            <text:p>533855</text:p>
          </table:table-cell>
          <table:table-cell office:value-type="float" office:value="160.045836" calcext:value-type="float">
            <text:p>160.045836</text:p>
          </table:table-cell>
        </table:table-row>
        <table:table-row table:style-name="ro1">
          <table:table-cell table:number-columns-repeated="2"/>
          <table:table-cell office:value-type="float" office:value="513981" calcext:value-type="float">
            <text:p>513981</text:p>
          </table:table-cell>
          <table:table-cell office:value-type="float" office:value="154.087757" calcext:value-type="float">
            <text:p>154.087757</text:p>
          </table:table-cell>
          <table:table-cell office:value-type="float" office:value="518208" calcext:value-type="float">
            <text:p>518208</text:p>
          </table:table-cell>
          <table:table-cell office:value-type="float" office:value="155.354996" calcext:value-type="float">
            <text:p>155.354996</text:p>
          </table:table-cell>
          <table:table-cell office:value-type="float" office:value="521444" calcext:value-type="float">
            <text:p>521444</text:p>
          </table:table-cell>
          <table:table-cell office:value-type="float" office:value="156.324857" calcext:value-type="float">
            <text:p>156.324857</text:p>
          </table:table-cell>
          <table:table-cell office:value-type="float" office:value="522655" calcext:value-type="float">
            <text:p>522655</text:p>
          </table:table-cell>
          <table:table-cell office:value-type="float" office:value="156.687937" calcext:value-type="float">
            <text:p>156.687937</text:p>
          </table:table-cell>
          <table:table-cell office:value-type="float" office:value="525202" calcext:value-type="float">
            <text:p>525202</text:p>
          </table:table-cell>
          <table:table-cell office:value-type="float" office:value="157.451578" calcext:value-type="float">
            <text:p>157.451578</text:p>
          </table:table-cell>
          <table:table-cell office:value-type="float" office:value="526501" calcext:value-type="float">
            <text:p>526501</text:p>
          </table:table-cell>
          <table:table-cell office:value-type="float" office:value="157.84092" calcext:value-type="float">
            <text:p>157.84092</text:p>
          </table:table-cell>
          <table:table-cell office:value-type="float" office:value="535878" calcext:value-type="float">
            <text:p>535878</text:p>
          </table:table-cell>
          <table:table-cell office:value-type="float" office:value="160.652255" calcext:value-type="float">
            <text:p>160.652255</text:p>
          </table:table-cell>
        </table:table-row>
        <table:table-row table:style-name="ro1">
          <table:table-cell table:number-columns-repeated="2"/>
          <table:table-cell office:value-type="float" office:value="514103" calcext:value-type="float">
            <text:p>514103</text:p>
          </table:table-cell>
          <table:table-cell office:value-type="float" office:value="154.124345" calcext:value-type="float">
            <text:p>154.124345</text:p>
          </table:table-cell>
          <table:table-cell office:value-type="float" office:value="517906" calcext:value-type="float">
            <text:p>517906</text:p>
          </table:table-cell>
          <table:table-cell office:value-type="float" office:value="155.264296" calcext:value-type="float">
            <text:p>155.264296</text:p>
          </table:table-cell>
          <table:table-cell office:value-type="float" office:value="522469" calcext:value-type="float">
            <text:p>522469</text:p>
          </table:table-cell>
          <table:table-cell office:value-type="float" office:value="156.632251" calcext:value-type="float">
            <text:p>156.632251</text:p>
          </table:table-cell>
          <table:table-cell office:value-type="float" office:value="522606" calcext:value-type="float">
            <text:p>522606</text:p>
          </table:table-cell>
          <table:table-cell office:value-type="float" office:value="156.673478" calcext:value-type="float">
            <text:p>156.673478</text:p>
          </table:table-cell>
          <table:table-cell office:value-type="float" office:value="525298" calcext:value-type="float">
            <text:p>525298</text:p>
          </table:table-cell>
          <table:table-cell office:value-type="float" office:value="157.480247" calcext:value-type="float">
            <text:p>157.480247</text:p>
          </table:table-cell>
          <table:table-cell office:value-type="float" office:value="526540" calcext:value-type="float">
            <text:p>526540</text:p>
          </table:table-cell>
          <table:table-cell office:value-type="float" office:value="157.85264" calcext:value-type="float">
            <text:p>157.85264</text:p>
          </table:table-cell>
          <table:table-cell office:value-type="float" office:value="535791" calcext:value-type="float">
            <text:p>535791</text:p>
          </table:table-cell>
          <table:table-cell office:value-type="float" office:value="160.626155" calcext:value-type="float">
            <text:p>160.626155</text:p>
          </table:table-cell>
        </table:table-row>
        <table:table-row table:style-name="ro1">
          <table:table-cell table:number-columns-repeated="2"/>
          <table:table-cell office:value-type="float" office:value="514072" calcext:value-type="float">
            <text:p>514072</text:p>
          </table:table-cell>
          <table:table-cell office:value-type="float" office:value="154.11501" calcext:value-type="float">
            <text:p>154.11501</text:p>
          </table:table-cell>
          <table:table-cell office:value-type="float" office:value="518051" calcext:value-type="float">
            <text:p>518051</text:p>
          </table:table-cell>
          <table:table-cell office:value-type="float" office:value="155.307871" calcext:value-type="float">
            <text:p>155.307871</text:p>
          </table:table-cell>
          <table:table-cell office:value-type="float" office:value="523136" calcext:value-type="float">
            <text:p>523136</text:p>
          </table:table-cell>
          <table:table-cell office:value-type="float" office:value="156.832306" calcext:value-type="float">
            <text:p>156.832306</text:p>
          </table:table-cell>
          <table:table-cell office:value-type="float" office:value="522676" calcext:value-type="float">
            <text:p>522676</text:p>
          </table:table-cell>
          <table:table-cell office:value-type="float" office:value="156.694242" calcext:value-type="float">
            <text:p>156.694242</text:p>
          </table:table-cell>
          <table:table-cell office:value-type="float" office:value="525547" calcext:value-type="float">
            <text:p>525547</text:p>
          </table:table-cell>
          <table:table-cell office:value-type="float" office:value="157.555148" calcext:value-type="float">
            <text:p>157.555148</text:p>
          </table:table-cell>
          <table:table-cell office:value-type="float" office:value="526245" calcext:value-type="float">
            <text:p>526245</text:p>
          </table:table-cell>
          <table:table-cell office:value-type="float" office:value="157.764271" calcext:value-type="float">
            <text:p>157.764271</text:p>
          </table:table-cell>
          <table:table-cell office:value-type="float" office:value="535738" calcext:value-type="float">
            <text:p>535738</text:p>
          </table:table-cell>
          <table:table-cell office:value-type="float" office:value="160.610276" calcext:value-type="float">
            <text:p>160.610276</text:p>
          </table:table-cell>
        </table:table-row>
        <table:table-row table:style-name="ro1">
          <table:table-cell table:number-columns-repeated="2"/>
          <table:table-cell office:value-type="float" office:value="513949" calcext:value-type="float">
            <text:p>513949</text:p>
          </table:table-cell>
          <table:table-cell office:value-type="float" office:value="154.077899" calcext:value-type="float">
            <text:p>154.077899</text:p>
          </table:table-cell>
          <table:table-cell office:value-type="float" office:value="518310" calcext:value-type="float">
            <text:p>518310</text:p>
          </table:table-cell>
          <table:table-cell office:value-type="float" office:value="155.385323" calcext:value-type="float">
            <text:p>155.385323</text:p>
          </table:table-cell>
          <table:table-cell office:value-type="float" office:value="521692" calcext:value-type="float">
            <text:p>521692</text:p>
          </table:table-cell>
          <table:table-cell office:value-type="float" office:value="156.399342" calcext:value-type="float">
            <text:p>156.399342</text:p>
          </table:table-cell>
          <table:table-cell office:value-type="float" office:value="522479" calcext:value-type="float">
            <text:p>522479</text:p>
          </table:table-cell>
          <table:table-cell office:value-type="float" office:value="156.635213" calcext:value-type="float">
            <text:p>156.635213</text:p>
          </table:table-cell>
          <table:table-cell office:value-type="float" office:value="525120" calcext:value-type="float">
            <text:p>525120</text:p>
          </table:table-cell>
          <table:table-cell office:value-type="float" office:value="157.426924" calcext:value-type="float">
            <text:p>157.426924</text:p>
          </table:table-cell>
          <table:table-cell office:value-type="float" office:value="526453" calcext:value-type="float">
            <text:p>526453</text:p>
          </table:table-cell>
          <table:table-cell office:value-type="float" office:value="157.826636" calcext:value-type="float">
            <text:p>157.826636</text:p>
          </table:table-cell>
          <table:table-cell office:value-type="float" office:value="532486" calcext:value-type="float">
            <text:p>532486</text:p>
          </table:table-cell>
          <table:table-cell office:value-type="float" office:value="159.635333" calcext:value-type="float">
            <text:p>159.635333</text:p>
          </table:table-cell>
        </table:table-row>
        <table:table-row table:style-name="ro1">
          <table:table-cell table:number-columns-repeated="2"/>
          <table:table-cell office:value-type="float" office:value="514154" calcext:value-type="float">
            <text:p>514154</text:p>
          </table:table-cell>
          <table:table-cell office:value-type="float" office:value="154.139522" calcext:value-type="float">
            <text:p>154.139522</text:p>
          </table:table-cell>
          <table:table-cell office:value-type="float" office:value="518222" calcext:value-type="float">
            <text:p>518222</text:p>
          </table:table-cell>
          <table:table-cell office:value-type="float" office:value="155.358986" calcext:value-type="float">
            <text:p>155.358986</text:p>
          </table:table-cell>
          <table:table-cell office:value-type="float" office:value="522943" calcext:value-type="float">
            <text:p>522943</text:p>
          </table:table-cell>
          <table:table-cell office:value-type="float" office:value="156.774313" calcext:value-type="float">
            <text:p>156.774313</text:p>
          </table:table-cell>
          <table:table-cell office:value-type="float" office:value="522775" calcext:value-type="float">
            <text:p>522775</text:p>
          </table:table-cell>
          <table:table-cell office:value-type="float" office:value="156.723877" calcext:value-type="float">
            <text:p>156.723877</text:p>
          </table:table-cell>
          <table:table-cell office:value-type="float" office:value="525503" calcext:value-type="float">
            <text:p>525503</text:p>
          </table:table-cell>
          <table:table-cell office:value-type="float" office:value="157.54183" calcext:value-type="float">
            <text:p>157.54183</text:p>
          </table:table-cell>
          <table:table-cell office:value-type="float" office:value="526470" calcext:value-type="float">
            <text:p>526470</text:p>
          </table:table-cell>
          <table:table-cell office:value-type="float" office:value="157.831813" calcext:value-type="float">
            <text:p>157.831813</text:p>
          </table:table-cell>
          <table:table-cell office:value-type="float" office:value="532317" calcext:value-type="float">
            <text:p>532317</text:p>
          </table:table-cell>
          <table:table-cell office:value-type="float" office:value="159.584496" calcext:value-type="float">
            <text:p>159.584496</text:p>
          </table:table-cell>
        </table:table-row>
        <table:table-row table:style-name="ro1">
          <table:table-cell table:number-columns-repeated="2"/>
          <table:table-cell office:value-type="float" office:value="514049" calcext:value-type="float">
            <text:p>514049</text:p>
          </table:table-cell>
          <table:table-cell office:value-type="float" office:value="154.108005" calcext:value-type="float">
            <text:p>154.108005</text:p>
          </table:table-cell>
          <table:table-cell office:value-type="float" office:value="518284" calcext:value-type="float">
            <text:p>518284</text:p>
          </table:table-cell>
          <table:table-cell office:value-type="float" office:value="155.377599" calcext:value-type="float">
            <text:p>155.377599</text:p>
          </table:table-cell>
          <table:table-cell office:value-type="float" office:value="523829" calcext:value-type="float">
            <text:p>523829</text:p>
          </table:table-cell>
          <table:table-cell office:value-type="float" office:value="157.040028" calcext:value-type="float">
            <text:p>157.040028</text:p>
          </table:table-cell>
          <table:table-cell office:value-type="float" office:value="522721" calcext:value-type="float">
            <text:p>522721</text:p>
          </table:table-cell>
          <table:table-cell office:value-type="float" office:value="156.707671" calcext:value-type="float">
            <text:p>156.707671</text:p>
          </table:table-cell>
          <table:table-cell office:value-type="float" office:value="525225" calcext:value-type="float">
            <text:p>525225</text:p>
          </table:table-cell>
          <table:table-cell office:value-type="float" office:value="157.45862" calcext:value-type="float">
            <text:p>157.45862</text:p>
          </table:table-cell>
          <table:table-cell office:value-type="float" office:value="526356" calcext:value-type="float">
            <text:p>526356</text:p>
          </table:table-cell>
          <table:table-cell office:value-type="float" office:value="157.797628" calcext:value-type="float">
            <text:p>157.797628</text:p>
          </table:table-cell>
          <table:table-cell office:value-type="float" office:value="535814" calcext:value-type="float">
            <text:p>535814</text:p>
          </table:table-cell>
          <table:table-cell office:value-type="float" office:value="160.633082" calcext:value-type="float">
            <text:p>160.633082</text:p>
          </table:table-cell>
        </table:table-row>
        <table:table-row table:style-name="ro1">
          <table:table-cell table:number-columns-repeated="2"/>
          <table:table-cell office:value-type="float" office:value="514038" calcext:value-type="float">
            <text:p>514038</text:p>
          </table:table-cell>
          <table:table-cell office:value-type="float" office:value="154.104723" calcext:value-type="float">
            <text:p>154.104723</text:p>
          </table:table-cell>
          <table:table-cell office:value-type="float" office:value="518049" calcext:value-type="float">
            <text:p>518049</text:p>
          </table:table-cell>
          <table:table-cell office:value-type="float" office:value="155.307248" calcext:value-type="float">
            <text:p>155.307248</text:p>
          </table:table-cell>
          <table:table-cell office:value-type="float" office:value="523778" calcext:value-type="float">
            <text:p>523778</text:p>
          </table:table-cell>
          <table:table-cell office:value-type="float" office:value="157.024609" calcext:value-type="float">
            <text:p>157.024609</text:p>
          </table:table-cell>
          <table:table-cell office:value-type="float" office:value="522770" calcext:value-type="float">
            <text:p>522770</text:p>
          </table:table-cell>
          <table:table-cell office:value-type="float" office:value="156.722433" calcext:value-type="float">
            <text:p>156.722433</text:p>
          </table:table-cell>
          <table:table-cell office:value-type="float" office:value="525257" calcext:value-type="float">
            <text:p>525257</text:p>
          </table:table-cell>
          <table:table-cell office:value-type="float" office:value="157.468035" calcext:value-type="float">
            <text:p>157.468035</text:p>
          </table:table-cell>
          <table:table-cell office:value-type="float" office:value="526176" calcext:value-type="float">
            <text:p>526176</text:p>
          </table:table-cell>
          <table:table-cell office:value-type="float" office:value="157.743642" calcext:value-type="float">
            <text:p>157.743642</text:p>
          </table:table-cell>
          <table:table-cell office:value-type="float" office:value="535839" calcext:value-type="float">
            <text:p>535839</text:p>
          </table:table-cell>
          <table:table-cell office:value-type="float" office:value="160.640491" calcext:value-type="float">
            <text:p>160.640491</text:p>
          </table:table-cell>
        </table:table-row>
        <table:table-row table:style-name="ro1">
          <table:table-cell table:number-columns-repeated="2"/>
          <table:table-cell office:value-type="float" office:value="514074" calcext:value-type="float">
            <text:p>514074</text:p>
          </table:table-cell>
          <table:table-cell office:value-type="float" office:value="154.115627" calcext:value-type="float">
            <text:p>154.115627</text:p>
          </table:table-cell>
          <table:table-cell office:value-type="float" office:value="518131" calcext:value-type="float">
            <text:p>518131</text:p>
          </table:table-cell>
          <table:table-cell office:value-type="float" office:value="155.331719" calcext:value-type="float">
            <text:p>155.331719</text:p>
          </table:table-cell>
          <table:table-cell office:value-type="float" office:value="523088" calcext:value-type="float">
            <text:p>523088</text:p>
          </table:table-cell>
          <table:table-cell office:value-type="float" office:value="156.8179" calcext:value-type="float">
            <text:p>156.8179</text:p>
          </table:table-cell>
          <table:table-cell office:value-type="float" office:value="522705" calcext:value-type="float">
            <text:p>522705</text:p>
          </table:table-cell>
          <table:table-cell office:value-type="float" office:value="156.703119" calcext:value-type="float">
            <text:p>156.703119</text:p>
          </table:table-cell>
          <table:table-cell office:value-type="float" office:value="525311" calcext:value-type="float">
            <text:p>525311</text:p>
          </table:table-cell>
          <table:table-cell office:value-type="float" office:value="157.48415" calcext:value-type="float">
            <text:p>157.48415</text:p>
          </table:table-cell>
          <table:table-cell office:value-type="float" office:value="526233" calcext:value-type="float">
            <text:p>526233</text:p>
          </table:table-cell>
          <table:table-cell office:value-type="float" office:value="157.760543" calcext:value-type="float">
            <text:p>157.760543</text:p>
          </table:table-cell>
          <table:table-cell office:value-type="float" office:value="535849" calcext:value-type="float">
            <text:p>535849</text:p>
          </table:table-cell>
          <table:table-cell office:value-type="float" office:value="160.643349" calcext:value-type="float">
            <text:p>160.643349</text:p>
          </table:table-cell>
        </table:table-row>
        <table:table-row table:style-name="ro1">
          <table:table-cell table:number-columns-repeated="2"/>
          <table:table-cell office:value-type="float" office:value="514111" calcext:value-type="float">
            <text:p>514111</text:p>
          </table:table-cell>
          <table:table-cell office:value-type="float" office:value="154.126724" calcext:value-type="float">
            <text:p>154.126724</text:p>
          </table:table-cell>
          <table:table-cell office:value-type="float" office:value="518087" calcext:value-type="float">
            <text:p>518087</text:p>
          </table:table-cell>
          <table:table-cell office:value-type="float" office:value="155.318605" calcext:value-type="float">
            <text:p>155.318605</text:p>
          </table:table-cell>
          <table:table-cell office:value-type="float" office:value="521901" calcext:value-type="float">
            <text:p>521901</text:p>
          </table:table-cell>
          <table:table-cell office:value-type="float" office:value="156.461876" calcext:value-type="float">
            <text:p>156.461876</text:p>
          </table:table-cell>
          <table:table-cell office:value-type="float" office:value="522562" calcext:value-type="float">
            <text:p>522562</text:p>
          </table:table-cell>
          <table:table-cell office:value-type="float" office:value="156.660269" calcext:value-type="float">
            <text:p>156.660269</text:p>
          </table:table-cell>
          <table:table-cell office:value-type="float" office:value="525323" calcext:value-type="float">
            <text:p>525323</text:p>
          </table:table-cell>
          <table:table-cell office:value-type="float" office:value="157.487899" calcext:value-type="float">
            <text:p>157.487899</text:p>
          </table:table-cell>
          <table:table-cell office:value-type="float" office:value="526164" calcext:value-type="float">
            <text:p>526164</text:p>
          </table:table-cell>
          <table:table-cell office:value-type="float" office:value="157.739868" calcext:value-type="float">
            <text:p>157.739868</text:p>
          </table:table-cell>
          <table:table-cell office:value-type="float" office:value="534018" calcext:value-type="float">
            <text:p>534018</text:p>
          </table:table-cell>
          <table:table-cell office:value-type="float" office:value="160.094471" calcext:value-type="float">
            <text:p>160.094471</text:p>
          </table:table-cell>
        </table:table-row>
        <table:table-row table:style-name="ro1">
          <table:table-cell table:number-columns-repeated="2"/>
          <table:table-cell office:value-type="float" office:value="514175" calcext:value-type="float">
            <text:p>514175</text:p>
          </table:table-cell>
          <table:table-cell office:value-type="float" office:value="154.145862" calcext:value-type="float">
            <text:p>154.145862</text:p>
          </table:table-cell>
          <table:table-cell office:value-type="float" office:value="517957" calcext:value-type="float">
            <text:p>517957</text:p>
          </table:table-cell>
          <table:table-cell office:value-type="float" office:value="155.279607" calcext:value-type="float">
            <text:p>155.279607</text:p>
          </table:table-cell>
          <table:table-cell office:value-type="float" office:value="524641" calcext:value-type="float">
            <text:p>524641</text:p>
          </table:table-cell>
          <table:table-cell office:value-type="float" office:value="157.283455" calcext:value-type="float">
            <text:p>157.283455</text:p>
          </table:table-cell>
          <table:table-cell office:value-type="float" office:value="522578" calcext:value-type="float">
            <text:p>522578</text:p>
          </table:table-cell>
          <table:table-cell office:value-type="float" office:value="156.664976" calcext:value-type="float">
            <text:p>156.664976</text:p>
          </table:table-cell>
          <table:table-cell office:value-type="float" office:value="525391" calcext:value-type="float">
            <text:p>525391</text:p>
          </table:table-cell>
          <table:table-cell office:value-type="float" office:value="157.508192" calcext:value-type="float">
            <text:p>157.508192</text:p>
          </table:table-cell>
          <table:table-cell office:value-type="float" office:value="526361" calcext:value-type="float">
            <text:p>526361</text:p>
          </table:table-cell>
          <table:table-cell office:value-type="float" office:value="157.799007" calcext:value-type="float">
            <text:p>157.799007</text:p>
          </table:table-cell>
          <table:table-cell office:value-type="float" office:value="535714" calcext:value-type="float">
            <text:p>535714</text:p>
          </table:table-cell>
          <table:table-cell office:value-type="float" office:value="160.602953" calcext:value-type="float">
            <text:p>160.602953</text:p>
          </table:table-cell>
        </table:table-row>
        <table:table-row table:style-name="ro1">
          <table:table-cell table:number-columns-repeated="2"/>
          <table:table-cell office:value-type="float" office:value="514105" calcext:value-type="float">
            <text:p>514105</text:p>
          </table:table-cell>
          <table:table-cell office:value-type="float" office:value="154.124662" calcext:value-type="float">
            <text:p>154.124662</text:p>
          </table:table-cell>
          <table:table-cell office:value-type="float" office:value="518081" calcext:value-type="float">
            <text:p>518081</text:p>
          </table:table-cell>
          <table:table-cell office:value-type="float" office:value="155.316681" calcext:value-type="float">
            <text:p>155.316681</text:p>
          </table:table-cell>
          <table:table-cell office:value-type="float" office:value="521419" calcext:value-type="float">
            <text:p>521419</text:p>
          </table:table-cell>
          <table:table-cell office:value-type="float" office:value="156.317517" calcext:value-type="float">
            <text:p>156.317517</text:p>
          </table:table-cell>
          <table:table-cell office:value-type="float" office:value="522394" calcext:value-type="float">
            <text:p>522394</text:p>
          </table:table-cell>
          <table:table-cell office:value-type="float" office:value="156.609827" calcext:value-type="float">
            <text:p>156.609827</text:p>
          </table:table-cell>
          <table:table-cell office:value-type="float" office:value="525321" calcext:value-type="float">
            <text:p>525321</text:p>
          </table:table-cell>
          <table:table-cell office:value-type="float" office:value="157.48738" calcext:value-type="float">
            <text:p>157.48738</text:p>
          </table:table-cell>
          <table:table-cell office:value-type="float" office:value="526527" calcext:value-type="float">
            <text:p>526527</text:p>
          </table:table-cell>
          <table:table-cell office:value-type="float" office:value="157.848704" calcext:value-type="float">
            <text:p>157.848704</text:p>
          </table:table-cell>
          <table:table-cell office:value-type="float" office:value="532263" calcext:value-type="float">
            <text:p>532263</text:p>
          </table:table-cell>
          <table:table-cell office:value-type="float" office:value="159.56851" calcext:value-type="float">
            <text:p>159.56851</text:p>
          </table:table-cell>
        </table:table-row>
        <table:table-row table:style-name="ro1">
          <table:table-cell table:number-columns-repeated="2"/>
          <table:table-cell office:value-type="float" office:value="514041" calcext:value-type="float">
            <text:p>514041</text:p>
          </table:table-cell>
          <table:table-cell office:value-type="float" office:value="154.105752" calcext:value-type="float">
            <text:p>154.105752</text:p>
          </table:table-cell>
          <table:table-cell office:value-type="float" office:value="518157" calcext:value-type="float">
            <text:p>518157</text:p>
          </table:table-cell>
          <table:table-cell office:value-type="float" office:value="155.339681" calcext:value-type="float">
            <text:p>155.339681</text:p>
          </table:table-cell>
          <table:table-cell office:value-type="float" office:value="521264" calcext:value-type="float">
            <text:p>521264</text:p>
          </table:table-cell>
          <table:table-cell office:value-type="float" office:value="156.270977" calcext:value-type="float">
            <text:p>156.270977</text:p>
          </table:table-cell>
          <table:table-cell office:value-type="float" office:value="522661" calcext:value-type="float">
            <text:p>522661</text:p>
          </table:table-cell>
          <table:table-cell office:value-type="float" office:value="156.689798" calcext:value-type="float">
            <text:p>156.689798</text:p>
          </table:table-cell>
          <table:table-cell office:value-type="float" office:value="525170" calcext:value-type="float">
            <text:p>525170</text:p>
          </table:table-cell>
          <table:table-cell office:value-type="float" office:value="157.442102" calcext:value-type="float">
            <text:p>157.442102</text:p>
          </table:table-cell>
          <table:table-cell office:value-type="float" office:value="526752" calcext:value-type="float">
            <text:p>526752</text:p>
          </table:table-cell>
          <table:table-cell office:value-type="float" office:value="157.916135" calcext:value-type="float">
            <text:p>157.916135</text:p>
          </table:table-cell>
          <table:table-cell office:value-type="float" office:value="532176" calcext:value-type="float">
            <text:p>532176</text:p>
          </table:table-cell>
          <table:table-cell office:value-type="float" office:value="159.542284" calcext:value-type="float">
            <text:p>159.542284</text:p>
          </table:table-cell>
        </table:table-row>
        <table:table-row table:style-name="ro1">
          <table:table-cell table:number-columns-repeated="2"/>
          <table:table-cell office:value-type="float" office:value="514065" calcext:value-type="float">
            <text:p>514065</text:p>
          </table:table-cell>
          <table:table-cell office:value-type="float" office:value="154.112835" calcext:value-type="float">
            <text:p>154.112835</text:p>
          </table:table-cell>
          <table:table-cell office:value-type="float" office:value="518316" calcext:value-type="float">
            <text:p>518316</text:p>
          </table:table-cell>
          <table:table-cell office:value-type="float" office:value="155.387246" calcext:value-type="float">
            <text:p>155.387246</text:p>
          </table:table-cell>
          <table:table-cell office:value-type="float" office:value="521279" calcext:value-type="float">
            <text:p>521279</text:p>
          </table:table-cell>
          <table:table-cell office:value-type="float" office:value="156.275399" calcext:value-type="float">
            <text:p>156.275399</text:p>
          </table:table-cell>
          <table:table-cell office:value-type="float" office:value="522721" calcext:value-type="float">
            <text:p>522721</text:p>
          </table:table-cell>
          <table:table-cell office:value-type="float" office:value="156.707944" calcext:value-type="float">
            <text:p>156.707944</text:p>
          </table:table-cell>
          <table:table-cell office:value-type="float" office:value="525136" calcext:value-type="float">
            <text:p>525136</text:p>
          </table:table-cell>
          <table:table-cell office:value-type="float" office:value="157.431683" calcext:value-type="float">
            <text:p>157.431683</text:p>
          </table:table-cell>
          <table:table-cell office:value-type="float" office:value="525675" calcext:value-type="float">
            <text:p>525675</text:p>
          </table:table-cell>
          <table:table-cell office:value-type="float" office:value="157.593498" calcext:value-type="float">
            <text:p>157.593498</text:p>
          </table:table-cell>
          <table:table-cell office:value-type="float" office:value="534131" calcext:value-type="float">
            <text:p>534131</text:p>
          </table:table-cell>
          <table:table-cell office:value-type="float" office:value="160.128447" calcext:value-type="float">
            <text:p>160.128447</text:p>
          </table:table-cell>
        </table:table-row>
        <table:table-row table:style-name="ro1">
          <table:table-cell table:number-columns-repeated="2"/>
          <table:table-cell office:value-type="float" office:value="514102" calcext:value-type="float">
            <text:p>514102</text:p>
          </table:table-cell>
          <table:table-cell office:value-type="float" office:value="154.123794" calcext:value-type="float">
            <text:p>154.123794</text:p>
          </table:table-cell>
          <table:table-cell office:value-type="float" office:value="518276" calcext:value-type="float">
            <text:p>518276</text:p>
          </table:table-cell>
          <table:table-cell office:value-type="float" office:value="155.375332" calcext:value-type="float">
            <text:p>155.375332</text:p>
          </table:table-cell>
          <table:table-cell office:value-type="float" office:value="522958" calcext:value-type="float">
            <text:p>522958</text:p>
          </table:table-cell>
          <table:table-cell office:value-type="float" office:value="156.778918" calcext:value-type="float">
            <text:p>156.778918</text:p>
          </table:table-cell>
          <table:table-cell office:value-type="float" office:value="522581" calcext:value-type="float">
            <text:p>522581</text:p>
          </table:table-cell>
          <table:table-cell office:value-type="float" office:value="156.665741" calcext:value-type="float">
            <text:p>156.665741</text:p>
          </table:table-cell>
          <table:table-cell office:value-type="float" office:value="525710" calcext:value-type="float">
            <text:p>525710</text:p>
          </table:table-cell>
          <table:table-cell office:value-type="float" office:value="157.603918" calcext:value-type="float">
            <text:p>157.603918</text:p>
          </table:table-cell>
          <table:table-cell office:value-type="float" office:value="526301" calcext:value-type="float">
            <text:p>526301</text:p>
          </table:table-cell>
          <table:table-cell office:value-type="float" office:value="157.780982" calcext:value-type="float">
            <text:p>157.780982</text:p>
          </table:table-cell>
          <table:table-cell office:value-type="float" office:value="535937" calcext:value-type="float">
            <text:p>535937</text:p>
          </table:table-cell>
          <table:table-cell office:value-type="float" office:value="160.669893" calcext:value-type="float">
            <text:p>160.669893</text:p>
          </table:table-cell>
        </table:table-row>
        <table:table-row table:style-name="ro1">
          <table:table-cell table:number-columns-repeated="2"/>
          <table:table-cell office:value-type="float" office:value="514020" calcext:value-type="float">
            <text:p>514020</text:p>
          </table:table-cell>
          <table:table-cell office:value-type="float" office:value="154.099414" calcext:value-type="float">
            <text:p>154.099414</text:p>
          </table:table-cell>
          <table:table-cell office:value-type="float" office:value="517773" calcext:value-type="float">
            <text:p>517773</text:p>
          </table:table-cell>
          <table:table-cell office:value-type="float" office:value="155.224326" calcext:value-type="float">
            <text:p>155.224326</text:p>
          </table:table-cell>
          <table:table-cell office:value-type="float" office:value="521888" calcext:value-type="float">
            <text:p>521888</text:p>
          </table:table-cell>
          <table:table-cell office:value-type="float" office:value="156.457937" calcext:value-type="float">
            <text:p>156.457937</text:p>
          </table:table-cell>
          <table:table-cell office:value-type="float" office:value="522543" calcext:value-type="float">
            <text:p>522543</text:p>
          </table:table-cell>
          <table:table-cell office:value-type="float" office:value="156.654512" calcext:value-type="float">
            <text:p>156.654512</text:p>
          </table:table-cell>
          <table:table-cell office:value-type="float" office:value="525606" calcext:value-type="float">
            <text:p>525606</text:p>
          </table:table-cell>
          <table:table-cell office:value-type="float" office:value="157.572692" calcext:value-type="float">
            <text:p>157.572692</text:p>
          </table:table-cell>
          <table:table-cell office:value-type="float" office:value="526192" calcext:value-type="float">
            <text:p>526192</text:p>
          </table:table-cell>
          <table:table-cell office:value-type="float" office:value="157.748422" calcext:value-type="float">
            <text:p>157.748422</text:p>
          </table:table-cell>
          <table:table-cell office:value-type="float" office:value="532170" calcext:value-type="float">
            <text:p>532170</text:p>
          </table:table-cell>
          <table:table-cell office:value-type="float" office:value="159.540471" calcext:value-type="float">
            <text:p>159.540471</text:p>
          </table:table-cell>
        </table:table-row>
        <table:table-row table:style-name="ro1">
          <table:table-cell table:number-columns-repeated="2"/>
          <table:table-cell office:value-type="float" office:value="514095" calcext:value-type="float">
            <text:p>514095</text:p>
          </table:table-cell>
          <table:table-cell office:value-type="float" office:value="154.121742" calcext:value-type="float">
            <text:p>154.121742</text:p>
          </table:table-cell>
          <table:table-cell office:value-type="float" office:value="518061" calcext:value-type="float">
            <text:p>518061</text:p>
          </table:table-cell>
          <table:table-cell office:value-type="float" office:value="155.310845" calcext:value-type="float">
            <text:p>155.310845</text:p>
          </table:table-cell>
          <table:table-cell office:value-type="float" office:value="521734" calcext:value-type="float">
            <text:p>521734</text:p>
          </table:table-cell>
          <table:table-cell office:value-type="float" office:value="156.41193" calcext:value-type="float">
            <text:p>156.41193</text:p>
          </table:table-cell>
          <table:table-cell office:value-type="float" office:value="522751" calcext:value-type="float">
            <text:p>522751</text:p>
          </table:table-cell>
          <table:table-cell office:value-type="float" office:value="156.716735" calcext:value-type="float">
            <text:p>156.716735</text:p>
          </table:table-cell>
          <table:table-cell office:value-type="float" office:value="525355" calcext:value-type="float">
            <text:p>525355</text:p>
          </table:table-cell>
          <table:table-cell office:value-type="float" office:value="157.497524" calcext:value-type="float">
            <text:p>157.497524</text:p>
          </table:table-cell>
          <table:table-cell office:value-type="float" office:value="526653" calcext:value-type="float">
            <text:p>526653</text:p>
          </table:table-cell>
          <table:table-cell office:value-type="float" office:value="157.886477" calcext:value-type="float">
            <text:p>157.886477</text:p>
          </table:table-cell>
          <table:table-cell office:value-type="float" office:value="533915" calcext:value-type="float">
            <text:p>533915</text:p>
          </table:table-cell>
          <table:table-cell office:value-type="float" office:value="160.063789" calcext:value-type="float">
            <text:p>160.063789</text:p>
          </table:table-cell>
        </table:table-row>
        <table:table-row table:style-name="ro1">
          <table:table-cell table:number-columns-repeated="2"/>
          <table:table-cell office:value-type="float" office:value="514068" calcext:value-type="float">
            <text:p>514068</text:p>
          </table:table-cell>
          <table:table-cell office:value-type="float" office:value="154.113814" calcext:value-type="float">
            <text:p>154.113814</text:p>
          </table:table-cell>
          <table:table-cell office:value-type="float" office:value="518205" calcext:value-type="float">
            <text:p>518205</text:p>
          </table:table-cell>
          <table:table-cell office:value-type="float" office:value="155.353859" calcext:value-type="float">
            <text:p>155.353859</text:p>
          </table:table-cell>
          <table:table-cell office:value-type="float" office:value="521395" calcext:value-type="float">
            <text:p>521395</text:p>
          </table:table-cell>
          <table:table-cell office:value-type="float" office:value="156.310366" calcext:value-type="float">
            <text:p>156.310366</text:p>
          </table:table-cell>
          <table:table-cell office:value-type="float" office:value="522495" calcext:value-type="float">
            <text:p>522495</text:p>
          </table:table-cell>
          <table:table-cell office:value-type="float" office:value="156.639912" calcext:value-type="float">
            <text:p>156.639912</text:p>
          </table:table-cell>
          <table:table-cell office:value-type="float" office:value="525266" calcext:value-type="float">
            <text:p>525266</text:p>
          </table:table-cell>
          <table:table-cell office:value-type="float" office:value="157.470685" calcext:value-type="float">
            <text:p>157.470685</text:p>
          </table:table-cell>
          <table:table-cell office:value-type="float" office:value="526455" calcext:value-type="float">
            <text:p>526455</text:p>
          </table:table-cell>
          <table:table-cell office:value-type="float" office:value="157.827307" calcext:value-type="float">
            <text:p>157.827307</text:p>
          </table:table-cell>
          <table:table-cell office:value-type="float" office:value="535904" calcext:value-type="float">
            <text:p>535904</text:p>
          </table:table-cell>
          <table:table-cell office:value-type="float" office:value="160.660022" calcext:value-type="float">
            <text:p>160.660022</text:p>
          </table:table-cell>
        </table:table-row>
        <table:table-row table:style-name="ro1">
          <table:table-cell table:number-columns-repeated="2"/>
          <table:table-cell office:value-type="float" office:value="514143" calcext:value-type="float">
            <text:p>514143</text:p>
          </table:table-cell>
          <table:table-cell office:value-type="float" office:value="154.136253" calcext:value-type="float">
            <text:p>154.136253</text:p>
          </table:table-cell>
          <table:table-cell office:value-type="float" office:value="518044" calcext:value-type="float">
            <text:p>518044</text:p>
          </table:table-cell>
          <table:table-cell office:value-type="float" office:value="155.305591" calcext:value-type="float">
            <text:p>155.305591</text:p>
          </table:table-cell>
          <table:table-cell office:value-type="float" office:value="521387" calcext:value-type="float">
            <text:p>521387</text:p>
          </table:table-cell>
          <table:table-cell office:value-type="float" office:value="156.307854" calcext:value-type="float">
            <text:p>156.307854</text:p>
          </table:table-cell>
          <table:table-cell office:value-type="float" office:value="522645" calcext:value-type="float">
            <text:p>522645</text:p>
          </table:table-cell>
          <table:table-cell office:value-type="float" office:value="156.684953" calcext:value-type="float">
            <text:p>156.684953</text:p>
          </table:table-cell>
          <table:table-cell office:value-type="float" office:value="525291" calcext:value-type="float">
            <text:p>525291</text:p>
          </table:table-cell>
          <table:table-cell office:value-type="float" office:value="157.478273" calcext:value-type="float">
            <text:p>157.478273</text:p>
          </table:table-cell>
          <table:table-cell office:value-type="float" office:value="526297" calcext:value-type="float">
            <text:p>526297</text:p>
          </table:table-cell>
          <table:table-cell office:value-type="float" office:value="157.779937" calcext:value-type="float">
            <text:p>157.779937</text:p>
          </table:table-cell>
          <table:table-cell office:value-type="float" office:value="535810" calcext:value-type="float">
            <text:p>535810</text:p>
          </table:table-cell>
          <table:table-cell office:value-type="float" office:value="160.631738" calcext:value-type="float">
            <text:p>160.631738</text:p>
          </table:table-cell>
        </table:table-row>
        <table:table-row table:style-name="ro1">
          <table:table-cell table:number-columns-repeated="2"/>
          <table:table-cell office:value-type="float" office:value="513999" calcext:value-type="float">
            <text:p>513999</text:p>
          </table:table-cell>
          <table:table-cell office:value-type="float" office:value="154.093103" calcext:value-type="float">
            <text:p>154.093103</text:p>
          </table:table-cell>
          <table:table-cell office:value-type="float" office:value="517871" calcext:value-type="float">
            <text:p>517871</text:p>
          </table:table-cell>
          <table:table-cell office:value-type="float" office:value="155.253723" calcext:value-type="float">
            <text:p>155.253723</text:p>
          </table:table-cell>
          <table:table-cell office:value-type="float" office:value="521475" calcext:value-type="float">
            <text:p>521475</text:p>
          </table:table-cell>
          <table:table-cell office:value-type="float" office:value="156.334298" calcext:value-type="float">
            <text:p>156.334298</text:p>
          </table:table-cell>
          <table:table-cell office:value-type="float" office:value="522532" calcext:value-type="float">
            <text:p>522532</text:p>
          </table:table-cell>
          <table:table-cell office:value-type="float" office:value="156.651052" calcext:value-type="float">
            <text:p>156.651052</text:p>
          </table:table-cell>
          <table:table-cell office:value-type="float" office:value="525369" calcext:value-type="float">
            <text:p>525369</text:p>
          </table:table-cell>
          <table:table-cell office:value-type="float" office:value="157.501755" calcext:value-type="float">
            <text:p>157.501755</text:p>
          </table:table-cell>
          <table:table-cell office:value-type="float" office:value="526099" calcext:value-type="float">
            <text:p>526099</text:p>
          </table:table-cell>
          <table:table-cell office:value-type="float" office:value="157.720601" calcext:value-type="float">
            <text:p>157.720601</text:p>
          </table:table-cell>
          <table:table-cell office:value-type="float" office:value="534207" calcext:value-type="float">
            <text:p>534207</text:p>
          </table:table-cell>
          <table:table-cell office:value-type="float" office:value="160.151275" calcext:value-type="float">
            <text:p>160.151275</text:p>
          </table:table-cell>
        </table:table-row>
        <table:table-row table:style-name="ro1">
          <table:table-cell table:number-columns-repeated="2"/>
          <table:table-cell office:value-type="float" office:value="514004" calcext:value-type="float">
            <text:p>514004</text:p>
          </table:table-cell>
          <table:table-cell office:value-type="float" office:value="154.094453" calcext:value-type="float">
            <text:p>154.094453</text:p>
          </table:table-cell>
          <table:table-cell office:value-type="float" office:value="517977" calcext:value-type="float">
            <text:p>517977</text:p>
          </table:table-cell>
          <table:table-cell office:value-type="float" office:value="155.285562" calcext:value-type="float">
            <text:p>155.285562</text:p>
          </table:table-cell>
          <table:table-cell office:value-type="float" office:value="521117" calcext:value-type="float">
            <text:p>521117</text:p>
          </table:table-cell>
          <table:table-cell office:value-type="float" office:value="156.226973" calcext:value-type="float">
            <text:p>156.226973</text:p>
          </table:table-cell>
          <table:table-cell office:value-type="float" office:value="522373" calcext:value-type="float">
            <text:p>522373</text:p>
          </table:table-cell>
          <table:table-cell office:value-type="float" office:value="156.603382" calcext:value-type="float">
            <text:p>156.603382</text:p>
          </table:table-cell>
          <table:table-cell office:value-type="float" office:value="525442" calcext:value-type="float">
            <text:p>525442</text:p>
          </table:table-cell>
          <table:table-cell office:value-type="float" office:value="157.523563" calcext:value-type="float">
            <text:p>157.523563</text:p>
          </table:table-cell>
          <table:table-cell office:value-type="float" office:value="526725" calcext:value-type="float">
            <text:p>526725</text:p>
          </table:table-cell>
          <table:table-cell office:value-type="float" office:value="157.908256" calcext:value-type="float">
            <text:p>157.908256</text:p>
          </table:table-cell>
          <table:table-cell office:value-type="float" office:value="532086" calcext:value-type="float">
            <text:p>532086</text:p>
          </table:table-cell>
          <table:table-cell office:value-type="float" office:value="159.515357" calcext:value-type="float">
            <text:p>159.515357</text:p>
          </table:table-cell>
        </table:table-row>
        <table:table-row table:style-name="ro1">
          <table:table-cell table:number-columns-repeated="2"/>
          <table:table-cell office:value-type="float" office:value="514023" calcext:value-type="float">
            <text:p>514023</text:p>
          </table:table-cell>
          <table:table-cell office:value-type="float" office:value="154.100248" calcext:value-type="float">
            <text:p>154.100248</text:p>
          </table:table-cell>
          <table:table-cell office:value-type="float" office:value="518026" calcext:value-type="float">
            <text:p>518026</text:p>
          </table:table-cell>
          <table:table-cell office:value-type="float" office:value="155.300238" calcext:value-type="float">
            <text:p>155.300238</text:p>
          </table:table-cell>
          <table:table-cell office:value-type="float" office:value="521146" calcext:value-type="float">
            <text:p>521146</text:p>
          </table:table-cell>
          <table:table-cell office:value-type="float" office:value="156.235613" calcext:value-type="float">
            <text:p>156.235613</text:p>
          </table:table-cell>
          <table:table-cell office:value-type="float" office:value="522554" calcext:value-type="float">
            <text:p>522554</text:p>
          </table:table-cell>
          <table:table-cell office:value-type="float" office:value="156.65779" calcext:value-type="float">
            <text:p>156.65779</text:p>
          </table:table-cell>
          <table:table-cell office:value-type="float" office:value="525254" calcext:value-type="float">
            <text:p>525254</text:p>
          </table:table-cell>
          <table:table-cell office:value-type="float" office:value="157.467243" calcext:value-type="float">
            <text:p>157.467243</text:p>
          </table:table-cell>
          <table:table-cell office:value-type="float" office:value="526301" calcext:value-type="float">
            <text:p>526301</text:p>
          </table:table-cell>
          <table:table-cell office:value-type="float" office:value="157.781011" calcext:value-type="float">
            <text:p>157.781011</text:p>
          </table:table-cell>
          <table:table-cell office:value-type="float" office:value="532321" calcext:value-type="float">
            <text:p>532321</text:p>
          </table:table-cell>
          <table:table-cell office:value-type="float" office:value="159.585961" calcext:value-type="float">
            <text:p>159.585961</text:p>
          </table:table-cell>
        </table:table-row>
        <table:table-row table:style-name="ro1">
          <table:table-cell table:number-columns-repeated="2"/>
          <table:table-cell office:value-type="float" office:value="514110" calcext:value-type="float">
            <text:p>514110</text:p>
          </table:table-cell>
          <table:table-cell office:value-type="float" office:value="154.126341" calcext:value-type="float">
            <text:p>154.126341</text:p>
          </table:table-cell>
          <table:table-cell office:value-type="float" office:value="518221" calcext:value-type="float">
            <text:p>518221</text:p>
          </table:table-cell>
          <table:table-cell office:value-type="float" office:value="155.358897" calcext:value-type="float">
            <text:p>155.358897</text:p>
          </table:table-cell>
          <table:table-cell office:value-type="float" office:value="520148" calcext:value-type="float">
            <text:p>520148</text:p>
          </table:table-cell>
          <table:table-cell office:value-type="float" office:value="155.936317" calcext:value-type="float">
            <text:p>155.936317</text:p>
          </table:table-cell>
          <table:table-cell office:value-type="float" office:value="522643" calcext:value-type="float">
            <text:p>522643</text:p>
          </table:table-cell>
          <table:table-cell office:value-type="float" office:value="156.684359" calcext:value-type="float">
            <text:p>156.684359</text:p>
          </table:table-cell>
          <table:table-cell office:value-type="float" office:value="525220" calcext:value-type="float">
            <text:p>525220</text:p>
          </table:table-cell>
          <table:table-cell office:value-type="float" office:value="157.456878" calcext:value-type="float">
            <text:p>157.456878</text:p>
          </table:table-cell>
          <table:table-cell office:value-type="float" office:value="526000" calcext:value-type="float">
            <text:p>526000</text:p>
          </table:table-cell>
          <table:table-cell office:value-type="float" office:value="157.690968" calcext:value-type="float">
            <text:p>157.690968</text:p>
          </table:table-cell>
          <table:table-cell office:value-type="float" office:value="535629" calcext:value-type="float">
            <text:p>535629</text:p>
          </table:table-cell>
          <table:table-cell office:value-type="float" office:value="160.57747" calcext:value-type="float">
            <text:p>160.57747</text:p>
          </table:table-cell>
        </table:table-row>
        <table:table-row table:style-name="ro1">
          <table:table-cell table:number-columns-repeated="2"/>
          <table:table-cell office:value-type="float" office:value="514008" calcext:value-type="float">
            <text:p>514008</text:p>
          </table:table-cell>
          <table:table-cell office:value-type="float" office:value="154.095727" calcext:value-type="float">
            <text:p>154.095727</text:p>
          </table:table-cell>
          <table:table-cell office:value-type="float" office:value="518140" calcext:value-type="float">
            <text:p>518140</text:p>
          </table:table-cell>
          <table:table-cell office:value-type="float" office:value="155.334598" calcext:value-type="float">
            <text:p>155.334598</text:p>
          </table:table-cell>
          <table:table-cell office:value-type="float" office:value="520213" calcext:value-type="float">
            <text:p>520213</text:p>
          </table:table-cell>
          <table:table-cell office:value-type="float" office:value="155.955886" calcext:value-type="float">
            <text:p>155.955886</text:p>
          </table:table-cell>
          <table:table-cell office:value-type="float" office:value="522443" calcext:value-type="float">
            <text:p>522443</text:p>
          </table:table-cell>
          <table:table-cell office:value-type="float" office:value="156.624497" calcext:value-type="float">
            <text:p>156.624497</text:p>
          </table:table-cell>
          <table:table-cell office:value-type="float" office:value="525412" calcext:value-type="float">
            <text:p>525412</text:p>
          </table:table-cell>
          <table:table-cell office:value-type="float" office:value="157.514573" calcext:value-type="float">
            <text:p>157.514573</text:p>
          </table:table-cell>
          <table:table-cell office:value-type="float" office:value="526029" calcext:value-type="float">
            <text:p>526029</text:p>
          </table:table-cell>
          <table:table-cell office:value-type="float" office:value="157.699616" calcext:value-type="float">
            <text:p>157.699616</text:p>
          </table:table-cell>
          <table:table-cell office:value-type="float" office:value="535799" calcext:value-type="float">
            <text:p>535799</text:p>
          </table:table-cell>
          <table:table-cell office:value-type="float" office:value="160.628559" calcext:value-type="float">
            <text:p>160.628559</text:p>
          </table:table-cell>
        </table:table-row>
        <table:table-row table:style-name="ro1">
          <table:table-cell table:number-columns-repeated="2"/>
          <table:table-cell office:value-type="float" office:value="513965" calcext:value-type="float">
            <text:p>513965</text:p>
          </table:table-cell>
          <table:table-cell office:value-type="float" office:value="154.082953" calcext:value-type="float">
            <text:p>154.082953</text:p>
          </table:table-cell>
          <table:table-cell office:value-type="float" office:value="518005" calcext:value-type="float">
            <text:p>518005</text:p>
          </table:table-cell>
          <table:table-cell office:value-type="float" office:value="155.294017" calcext:value-type="float">
            <text:p>155.294017</text:p>
          </table:table-cell>
          <table:table-cell office:value-type="float" office:value="519745" calcext:value-type="float">
            <text:p>519745</text:p>
          </table:table-cell>
          <table:table-cell office:value-type="float" office:value="155.815762" calcext:value-type="float">
            <text:p>155.815762</text:p>
          </table:table-cell>
          <table:table-cell office:value-type="float" office:value="522528" calcext:value-type="float">
            <text:p>522528</text:p>
          </table:table-cell>
          <table:table-cell office:value-type="float" office:value="156.649876" calcext:value-type="float">
            <text:p>156.649876</text:p>
          </table:table-cell>
          <table:table-cell office:value-type="float" office:value="525704" calcext:value-type="float">
            <text:p>525704</text:p>
          </table:table-cell>
          <table:table-cell office:value-type="float" office:value="157.602119" calcext:value-type="float">
            <text:p>157.602119</text:p>
          </table:table-cell>
          <table:table-cell office:value-type="float" office:value="526487" calcext:value-type="float">
            <text:p>526487</text:p>
          </table:table-cell>
          <table:table-cell office:value-type="float" office:value="157.836693" calcext:value-type="float">
            <text:p>157.836693</text:p>
          </table:table-cell>
          <table:table-cell office:value-type="float" office:value="535898" calcext:value-type="float">
            <text:p>535898</text:p>
          </table:table-cell>
          <table:table-cell office:value-type="float" office:value="160.658301" calcext:value-type="float">
            <text:p>160.658301</text:p>
          </table:table-cell>
        </table:table-row>
        <table:table-row table:style-name="ro1">
          <table:table-cell table:number-columns-repeated="2"/>
          <table:table-cell office:value-type="float" office:value="513980" calcext:value-type="float">
            <text:p>513980</text:p>
          </table:table-cell>
          <table:table-cell office:value-type="float" office:value="154.087471" calcext:value-type="float">
            <text:p>154.087471</text:p>
          </table:table-cell>
          <table:table-cell office:value-type="float" office:value="518010" calcext:value-type="float">
            <text:p>518010</text:p>
          </table:table-cell>
          <table:table-cell office:value-type="float" office:value="155.295555" calcext:value-type="float">
            <text:p>155.295555</text:p>
          </table:table-cell>
          <table:table-cell office:value-type="float" office:value="519668" calcext:value-type="float">
            <text:p>519668</text:p>
          </table:table-cell>
          <table:table-cell office:value-type="float" office:value="155.792503" calcext:value-type="float">
            <text:p>155.792503</text:p>
          </table:table-cell>
          <table:table-cell office:value-type="float" office:value="522632" calcext:value-type="float">
            <text:p>522632</text:p>
          </table:table-cell>
          <table:table-cell office:value-type="float" office:value="156.681193" calcext:value-type="float">
            <text:p>156.681193</text:p>
          </table:table-cell>
          <table:table-cell office:value-type="float" office:value="525493" calcext:value-type="float">
            <text:p>525493</text:p>
          </table:table-cell>
          <table:table-cell office:value-type="float" office:value="157.538753" calcext:value-type="float">
            <text:p>157.538753</text:p>
          </table:table-cell>
          <table:table-cell office:value-type="float" office:value="526787" calcext:value-type="float">
            <text:p>526787</text:p>
          </table:table-cell>
          <table:table-cell office:value-type="float" office:value="157.926692" calcext:value-type="float">
            <text:p>157.926692</text:p>
          </table:table-cell>
          <table:table-cell office:value-type="float" office:value="535681" calcext:value-type="float">
            <text:p>535681</text:p>
          </table:table-cell>
          <table:table-cell office:value-type="float" office:value="160.59303" calcext:value-type="float">
            <text:p>160.59303</text:p>
          </table:table-cell>
        </table:table-row>
        <table:table-row table:style-name="ro1">
          <table:table-cell table:number-columns-repeated="2"/>
          <table:table-cell office:value-type="float" office:value="514054" calcext:value-type="float">
            <text:p>514054</text:p>
          </table:table-cell>
          <table:table-cell office:value-type="float" office:value="154.109642" calcext:value-type="float">
            <text:p>154.109642</text:p>
          </table:table-cell>
          <table:table-cell office:value-type="float" office:value="518049" calcext:value-type="float">
            <text:p>518049</text:p>
          </table:table-cell>
          <table:table-cell office:value-type="float" office:value="155.307327" calcext:value-type="float">
            <text:p>155.307327</text:p>
          </table:table-cell>
          <table:table-cell office:value-type="float" office:value="520002" calcext:value-type="float">
            <text:p>520002</text:p>
          </table:table-cell>
          <table:table-cell office:value-type="float" office:value="155.892818" calcext:value-type="float">
            <text:p>155.892818</text:p>
          </table:table-cell>
          <table:table-cell office:value-type="float" office:value="522644" calcext:value-type="float">
            <text:p>522644</text:p>
          </table:table-cell>
          <table:table-cell office:value-type="float" office:value="156.68472" calcext:value-type="float">
            <text:p>156.68472</text:p>
          </table:table-cell>
          <table:table-cell office:value-type="float" office:value="525275" calcext:value-type="float">
            <text:p>525275</text:p>
          </table:table-cell>
          <table:table-cell office:value-type="float" office:value="157.473403" calcext:value-type="float">
            <text:p>157.473403</text:p>
          </table:table-cell>
          <table:table-cell office:value-type="float" office:value="526222" calcext:value-type="float">
            <text:p>526222</text:p>
          </table:table-cell>
          <table:table-cell office:value-type="float" office:value="157.757289" calcext:value-type="float">
            <text:p>157.757289</text:p>
          </table:table-cell>
          <table:table-cell office:value-type="float" office:value="535724" calcext:value-type="float">
            <text:p>535724</text:p>
          </table:table-cell>
          <table:table-cell office:value-type="float" office:value="160.605877" calcext:value-type="float">
            <text:p>160.605877</text:p>
          </table:table-cell>
        </table:table-row>
        <table:table-row table:style-name="ro1">
          <table:table-cell table:number-columns-repeated="2"/>
          <table:table-cell office:value-type="float" office:value="514044" calcext:value-type="float">
            <text:p>514044</text:p>
          </table:table-cell>
          <table:table-cell office:value-type="float" office:value="154.106623" calcext:value-type="float">
            <text:p>154.106623</text:p>
          </table:table-cell>
          <table:table-cell office:value-type="float" office:value="518123" calcext:value-type="float">
            <text:p>518123</text:p>
          </table:table-cell>
          <table:table-cell office:value-type="float" office:value="155.329456" calcext:value-type="float">
            <text:p>155.329456</text:p>
          </table:table-cell>
          <table:table-cell office:value-type="float" office:value="520732" calcext:value-type="float">
            <text:p>520732</text:p>
          </table:table-cell>
          <table:table-cell office:value-type="float" office:value="156.111589" calcext:value-type="float">
            <text:p>156.111589</text:p>
          </table:table-cell>
          <table:table-cell office:value-type="float" office:value="522340" calcext:value-type="float">
            <text:p>522340</text:p>
          </table:table-cell>
          <table:table-cell office:value-type="float" office:value="156.593577" calcext:value-type="float">
            <text:p>156.593577</text:p>
          </table:table-cell>
          <table:table-cell office:value-type="float" office:value="525479" calcext:value-type="float">
            <text:p>525479</text:p>
          </table:table-cell>
          <table:table-cell office:value-type="float" office:value="157.534754" calcext:value-type="float">
            <text:p>157.534754</text:p>
          </table:table-cell>
          <table:table-cell office:value-type="float" office:value="526516" calcext:value-type="float">
            <text:p>526516</text:p>
          </table:table-cell>
          <table:table-cell office:value-type="float" office:value="157.845613" calcext:value-type="float">
            <text:p>157.845613</text:p>
          </table:table-cell>
          <table:table-cell office:value-type="float" office:value="535876" calcext:value-type="float">
            <text:p>535876</text:p>
          </table:table-cell>
          <table:table-cell office:value-type="float" office:value="160.651434" calcext:value-type="float">
            <text:p>160.651434</text:p>
          </table:table-cell>
        </table:table-row>
        <table:table-row table:style-name="ro1">
          <table:table-cell table:number-columns-repeated="2"/>
          <table:table-cell office:value-type="float" office:value="513945" calcext:value-type="float">
            <text:p>513945</text:p>
          </table:table-cell>
          <table:table-cell office:value-type="float" office:value="154.076974" calcext:value-type="float">
            <text:p>154.076974</text:p>
          </table:table-cell>
          <table:table-cell office:value-type="float" office:value="518066" calcext:value-type="float">
            <text:p>518066</text:p>
          </table:table-cell>
          <table:table-cell office:value-type="float" office:value="155.312324" calcext:value-type="float">
            <text:p>155.312324</text:p>
          </table:table-cell>
          <table:table-cell office:value-type="float" office:value="520903" calcext:value-type="float">
            <text:p>520903</text:p>
          </table:table-cell>
          <table:table-cell office:value-type="float" office:value="156.16294" calcext:value-type="float">
            <text:p>156.16294</text:p>
          </table:table-cell>
          <table:table-cell office:value-type="float" office:value="522445" calcext:value-type="float">
            <text:p>522445</text:p>
          </table:table-cell>
          <table:table-cell office:value-type="float" office:value="156.625038" calcext:value-type="float">
            <text:p>156.625038</text:p>
          </table:table-cell>
          <table:table-cell office:value-type="float" office:value="525742" calcext:value-type="float">
            <text:p>525742</text:p>
          </table:table-cell>
          <table:table-cell office:value-type="float" office:value="157.613558" calcext:value-type="float">
            <text:p>157.613558</text:p>
          </table:table-cell>
          <table:table-cell office:value-type="float" office:value="526391" calcext:value-type="float">
            <text:p>526391</text:p>
          </table:table-cell>
          <table:table-cell office:value-type="float" office:value="157.808013" calcext:value-type="float">
            <text:p>157.808013</text:p>
          </table:table-cell>
          <table:table-cell office:value-type="float" office:value="535911" calcext:value-type="float">
            <text:p>535911</text:p>
          </table:table-cell>
          <table:table-cell office:value-type="float" office:value="160.662071" calcext:value-type="float">
            <text:p>160.662071</text:p>
          </table:table-cell>
        </table:table-row>
        <table:table-row table:style-name="ro1">
          <table:table-cell table:number-columns-repeated="2"/>
          <table:table-cell office:value-type="float" office:value="514087" calcext:value-type="float">
            <text:p>514087</text:p>
          </table:table-cell>
          <table:table-cell office:value-type="float" office:value="154.119374" calcext:value-type="float">
            <text:p>154.119374</text:p>
          </table:table-cell>
          <table:table-cell office:value-type="float" office:value="517938" calcext:value-type="float">
            <text:p>517938</text:p>
          </table:table-cell>
          <table:table-cell office:value-type="float" office:value="155.274032" calcext:value-type="float">
            <text:p>155.274032</text:p>
          </table:table-cell>
          <table:table-cell office:value-type="float" office:value="519484" calcext:value-type="float">
            <text:p>519484</text:p>
          </table:table-cell>
          <table:table-cell office:value-type="float" office:value="155.737344" calcext:value-type="float">
            <text:p>155.737344</text:p>
          </table:table-cell>
          <table:table-cell office:value-type="float" office:value="522384" calcext:value-type="float">
            <text:p>522384</text:p>
          </table:table-cell>
          <table:table-cell office:value-type="float" office:value="156.606734" calcext:value-type="float">
            <text:p>156.606734</text:p>
          </table:table-cell>
          <table:table-cell office:value-type="float" office:value="525550" calcext:value-type="float">
            <text:p>525550</text:p>
          </table:table-cell>
          <table:table-cell office:value-type="float" office:value="157.555955" calcext:value-type="float">
            <text:p>157.555955</text:p>
          </table:table-cell>
          <table:table-cell office:value-type="float" office:value="526378" calcext:value-type="float">
            <text:p>526378</text:p>
          </table:table-cell>
          <table:table-cell office:value-type="float" office:value="157.804145" calcext:value-type="float">
            <text:p>157.804145</text:p>
          </table:table-cell>
          <table:table-cell office:value-type="float" office:value="532308" calcext:value-type="float">
            <text:p>532308</text:p>
          </table:table-cell>
          <table:table-cell office:value-type="float" office:value="159.581814" calcext:value-type="float">
            <text:p>159.581814</text:p>
          </table:table-cell>
        </table:table-row>
        <table:table-row table:style-name="ro1">
          <table:table-cell table:number-columns-repeated="2"/>
          <table:table-cell office:value-type="float" office:value="514124" calcext:value-type="float">
            <text:p>514124</text:p>
          </table:table-cell>
          <table:table-cell office:value-type="float" office:value="154.130586" calcext:value-type="float">
            <text:p>154.130586</text:p>
          </table:table-cell>
          <table:table-cell office:value-type="float" office:value="517957" calcext:value-type="float">
            <text:p>517957</text:p>
          </table:table-cell>
          <table:table-cell office:value-type="float" office:value="155.279515" calcext:value-type="float">
            <text:p>155.279515</text:p>
          </table:table-cell>
          <table:table-cell office:value-type="float" office:value="519755" calcext:value-type="float">
            <text:p>519755</text:p>
          </table:table-cell>
          <table:table-cell office:value-type="float" office:value="155.818548" calcext:value-type="float">
            <text:p>155.818548</text:p>
          </table:table-cell>
          <table:table-cell office:value-type="float" office:value="522632" calcext:value-type="float">
            <text:p>522632</text:p>
          </table:table-cell>
          <table:table-cell office:value-type="float" office:value="156.681219" calcext:value-type="float">
            <text:p>156.681219</text:p>
          </table:table-cell>
          <table:table-cell office:value-type="float" office:value="525633" calcext:value-type="float">
            <text:p>525633</text:p>
          </table:table-cell>
          <table:table-cell office:value-type="float" office:value="157.580761" calcext:value-type="float">
            <text:p>157.580761</text:p>
          </table:table-cell>
          <table:table-cell office:value-type="float" office:value="526332" calcext:value-type="float">
            <text:p>526332</text:p>
          </table:table-cell>
          <table:table-cell office:value-type="float" office:value="157.79033" calcext:value-type="float">
            <text:p>157.79033</text:p>
          </table:table-cell>
          <table:table-cell office:value-type="float" office:value="535754" calcext:value-type="float">
            <text:p>535754</text:p>
          </table:table-cell>
          <table:table-cell office:value-type="float" office:value="160.615085" calcext:value-type="float">
            <text:p>160.615085</text:p>
          </table:table-cell>
        </table:table-row>
        <table:table-row table:style-name="ro1">
          <table:table-cell table:number-columns-repeated="2"/>
          <table:table-cell office:value-type="float" office:value="514103" calcext:value-type="float">
            <text:p>514103</text:p>
          </table:table-cell>
          <table:table-cell office:value-type="float" office:value="154.124182" calcext:value-type="float">
            <text:p>154.124182</text:p>
          </table:table-cell>
          <table:table-cell office:value-type="float" office:value="518091" calcext:value-type="float">
            <text:p>518091</text:p>
          </table:table-cell>
          <table:table-cell office:value-type="float" office:value="155.319882" calcext:value-type="float">
            <text:p>155.319882</text:p>
          </table:table-cell>
          <table:table-cell office:value-type="float" office:value="520766" calcext:value-type="float">
            <text:p>520766</text:p>
          </table:table-cell>
          <table:table-cell office:value-type="float" office:value="156.121733" calcext:value-type="float">
            <text:p>156.121733</text:p>
          </table:table-cell>
          <table:table-cell office:value-type="float" office:value="522441" calcext:value-type="float">
            <text:p>522441</text:p>
          </table:table-cell>
          <table:table-cell office:value-type="float" office:value="156.62401" calcext:value-type="float">
            <text:p>156.62401</text:p>
          </table:table-cell>
          <table:table-cell office:value-type="float" office:value="525497" calcext:value-type="float">
            <text:p>525497</text:p>
          </table:table-cell>
          <table:table-cell office:value-type="float" office:value="157.53999" calcext:value-type="float">
            <text:p>157.53999</text:p>
          </table:table-cell>
          <table:table-cell office:value-type="float" office:value="526278" calcext:value-type="float">
            <text:p>526278</text:p>
          </table:table-cell>
          <table:table-cell office:value-type="float" office:value="157.774319" calcext:value-type="float">
            <text:p>157.774319</text:p>
          </table:table-cell>
          <table:table-cell office:value-type="float" office:value="533952" calcext:value-type="float">
            <text:p>533952</text:p>
          </table:table-cell>
          <table:table-cell office:value-type="float" office:value="160.074871" calcext:value-type="float">
            <text:p>160.074871</text:p>
          </table:table-cell>
        </table:table-row>
        <table:table-row table:style-name="ro1">
          <table:table-cell table:number-columns-repeated="2"/>
          <table:table-cell office:value-type="float" office:value="513955" calcext:value-type="float">
            <text:p>513955</text:p>
          </table:table-cell>
          <table:table-cell office:value-type="float" office:value="154.079699" calcext:value-type="float">
            <text:p>154.079699</text:p>
          </table:table-cell>
          <table:table-cell office:value-type="float" office:value="518062" calcext:value-type="float">
            <text:p>518062</text:p>
          </table:table-cell>
          <table:table-cell office:value-type="float" office:value="155.311177" calcext:value-type="float">
            <text:p>155.311177</text:p>
          </table:table-cell>
          <table:table-cell office:value-type="float" office:value="520952" calcext:value-type="float">
            <text:p>520952</text:p>
          </table:table-cell>
          <table:table-cell office:value-type="float" office:value="156.177456" calcext:value-type="float">
            <text:p>156.177456</text:p>
          </table:table-cell>
          <table:table-cell office:value-type="float" office:value="522766" calcext:value-type="float">
            <text:p>522766</text:p>
          </table:table-cell>
          <table:table-cell office:value-type="float" office:value="156.721422" calcext:value-type="float">
            <text:p>156.721422</text:p>
          </table:table-cell>
          <table:table-cell office:value-type="float" office:value="525635" calcext:value-type="float">
            <text:p>525635</text:p>
          </table:table-cell>
          <table:table-cell office:value-type="float" office:value="157.581391" calcext:value-type="float">
            <text:p>157.581391</text:p>
          </table:table-cell>
          <table:table-cell office:value-type="float" office:value="526538" calcext:value-type="float">
            <text:p>526538</text:p>
          </table:table-cell>
          <table:table-cell office:value-type="float" office:value="157.852075" calcext:value-type="float">
            <text:p>157.852075</text:p>
          </table:table-cell>
          <table:table-cell office:value-type="float" office:value="535740" calcext:value-type="float">
            <text:p>535740</text:p>
          </table:table-cell>
          <table:table-cell office:value-type="float" office:value="160.610807" calcext:value-type="float">
            <text:p>160.610807</text:p>
          </table:table-cell>
        </table:table-row>
        <table:table-row table:style-name="ro1">
          <table:table-cell table:number-columns-repeated="2"/>
          <table:table-cell office:value-type="float" office:value="514056" calcext:value-type="float">
            <text:p>514056</text:p>
          </table:table-cell>
          <table:table-cell office:value-type="float" office:value="154.109988" calcext:value-type="float">
            <text:p>154.109988</text:p>
          </table:table-cell>
          <table:table-cell office:value-type="float" office:value="518310" calcext:value-type="float">
            <text:p>518310</text:p>
          </table:table-cell>
          <table:table-cell office:value-type="float" office:value="155.385306" calcext:value-type="float">
            <text:p>155.385306</text:p>
          </table:table-cell>
          <table:table-cell office:value-type="float" office:value="519937" calcext:value-type="float">
            <text:p>519937</text:p>
          </table:table-cell>
          <table:table-cell office:value-type="float" office:value="155.873274" calcext:value-type="float">
            <text:p>155.873274</text:p>
          </table:table-cell>
          <table:table-cell office:value-type="float" office:value="522664" calcext:value-type="float">
            <text:p>522664</text:p>
          </table:table-cell>
          <table:table-cell office:value-type="float" office:value="156.690683" calcext:value-type="float">
            <text:p>156.690683</text:p>
          </table:table-cell>
          <table:table-cell office:value-type="float" office:value="525609" calcext:value-type="float">
            <text:p>525609</text:p>
          </table:table-cell>
          <table:table-cell office:value-type="float" office:value="157.573681" calcext:value-type="float">
            <text:p>157.573681</text:p>
          </table:table-cell>
          <table:table-cell office:value-type="float" office:value="526631" calcext:value-type="float">
            <text:p>526631</text:p>
          </table:table-cell>
          <table:table-cell office:value-type="float" office:value="157.879903" calcext:value-type="float">
            <text:p>157.879903</text:p>
          </table:table-cell>
          <table:table-cell office:value-type="float" office:value="532114" calcext:value-type="float">
            <text:p>532114</text:p>
          </table:table-cell>
          <table:table-cell office:value-type="float" office:value="159.523669" calcext:value-type="float">
            <text:p>159.523669</text:p>
          </table:table-cell>
        </table:table-row>
        <table:table-row table:style-name="ro1">
          <table:table-cell table:number-columns-repeated="2"/>
          <table:table-cell office:value-type="float" office:value="513980" calcext:value-type="float">
            <text:p>513980</text:p>
          </table:table-cell>
          <table:table-cell office:value-type="float" office:value="154.087304" calcext:value-type="float">
            <text:p>154.087304</text:p>
          </table:table-cell>
          <table:table-cell office:value-type="float" office:value="518193" calcext:value-type="float">
            <text:p>518193</text:p>
          </table:table-cell>
          <table:table-cell office:value-type="float" office:value="155.35038" calcext:value-type="float">
            <text:p>155.35038</text:p>
          </table:table-cell>
          <table:table-cell office:value-type="float" office:value="520769" calcext:value-type="float">
            <text:p>520769</text:p>
          </table:table-cell>
          <table:table-cell office:value-type="float" office:value="156.122482" calcext:value-type="float">
            <text:p>156.122482</text:p>
          </table:table-cell>
          <table:table-cell office:value-type="float" office:value="522535" calcext:value-type="float">
            <text:p>522535</text:p>
          </table:table-cell>
          <table:table-cell office:value-type="float" office:value="156.652114" calcext:value-type="float">
            <text:p>156.652114</text:p>
          </table:table-cell>
          <table:table-cell office:value-type="float" office:value="525262" calcext:value-type="float">
            <text:p>525262</text:p>
          </table:table-cell>
          <table:table-cell office:value-type="float" office:value="157.469635" calcext:value-type="float">
            <text:p>157.469635</text:p>
          </table:table-cell>
          <table:table-cell office:value-type="float" office:value="526420" calcext:value-type="float">
            <text:p>526420</text:p>
          </table:table-cell>
          <table:table-cell office:value-type="float" office:value="157.816711" calcext:value-type="float">
            <text:p>157.816711</text:p>
          </table:table-cell>
          <table:table-cell office:value-type="float" office:value="535841" calcext:value-type="float">
            <text:p>535841</text:p>
          </table:table-cell>
          <table:table-cell office:value-type="float" office:value="160.641189" calcext:value-type="float">
            <text:p>160.641189</text:p>
          </table:table-cell>
        </table:table-row>
        <table:table-row table:style-name="ro1">
          <table:table-cell table:number-columns-repeated="2"/>
          <table:table-cell office:value-type="float" office:value="514128" calcext:value-type="float">
            <text:p>514128</text:p>
          </table:table-cell>
          <table:table-cell office:value-type="float" office:value="154.131592" calcext:value-type="float">
            <text:p>154.131592</text:p>
          </table:table-cell>
          <table:table-cell office:value-type="float" office:value="518145" calcext:value-type="float">
            <text:p>518145</text:p>
          </table:table-cell>
          <table:table-cell office:value-type="float" office:value="155.336038" calcext:value-type="float">
            <text:p>155.336038</text:p>
          </table:table-cell>
          <table:table-cell office:value-type="float" office:value="519510" calcext:value-type="float">
            <text:p>519510</text:p>
          </table:table-cell>
          <table:table-cell office:value-type="float" office:value="155.745055" calcext:value-type="float">
            <text:p>155.745055</text:p>
          </table:table-cell>
          <table:table-cell office:value-type="float" office:value="522271" calcext:value-type="float">
            <text:p>522271</text:p>
          </table:table-cell>
          <table:table-cell office:value-type="float" office:value="156.572903" calcext:value-type="float">
            <text:p>156.572903</text:p>
          </table:table-cell>
          <table:table-cell office:value-type="float" office:value="525612" calcext:value-type="float">
            <text:p>525612</text:p>
          </table:table-cell>
          <table:table-cell office:value-type="float" office:value="157.574569" calcext:value-type="float">
            <text:p>157.574569</text:p>
          </table:table-cell>
          <table:table-cell office:value-type="float" office:value="525765" calcext:value-type="float">
            <text:p>525765</text:p>
          </table:table-cell>
          <table:table-cell office:value-type="float" office:value="157.62026" calcext:value-type="float">
            <text:p>157.62026</text:p>
          </table:table-cell>
          <table:table-cell office:value-type="float" office:value="532158" calcext:value-type="float">
            <text:p>532158</text:p>
          </table:table-cell>
          <table:table-cell office:value-type="float" office:value="159.537084" calcext:value-type="float">
            <text:p>159.537084</text:p>
          </table:table-cell>
        </table:table-row>
        <table:table-row table:style-name="ro1">
          <table:table-cell table:number-columns-repeated="2"/>
          <table:table-cell office:value-type="float" office:value="514041" calcext:value-type="float">
            <text:p>514041</text:p>
          </table:table-cell>
          <table:table-cell office:value-type="float" office:value="154.105469" calcext:value-type="float">
            <text:p>154.105469</text:p>
          </table:table-cell>
          <table:table-cell office:value-type="float" office:value="517955" calcext:value-type="float">
            <text:p>517955</text:p>
          </table:table-cell>
          <table:table-cell office:value-type="float" office:value="155.279113" calcext:value-type="float">
            <text:p>155.279113</text:p>
          </table:table-cell>
          <table:table-cell office:value-type="float" office:value="519658" calcext:value-type="float">
            <text:p>519658</text:p>
          </table:table-cell>
          <table:table-cell office:value-type="float" office:value="155.789595" calcext:value-type="float">
            <text:p>155.789595</text:p>
          </table:table-cell>
          <table:table-cell office:value-type="float" office:value="522618" calcext:value-type="float">
            <text:p>522618</text:p>
          </table:table-cell>
          <table:table-cell office:value-type="float" office:value="156.677027" calcext:value-type="float">
            <text:p>156.677027</text:p>
          </table:table-cell>
          <table:table-cell office:value-type="float" office:value="525402" calcext:value-type="float">
            <text:p>525402</text:p>
          </table:table-cell>
          <table:table-cell office:value-type="float" office:value="157.511683" calcext:value-type="float">
            <text:p>157.511683</text:p>
          </table:table-cell>
          <table:table-cell office:value-type="float" office:value="526943" calcext:value-type="float">
            <text:p>526943</text:p>
          </table:table-cell>
          <table:table-cell office:value-type="float" office:value="157.973448" calcext:value-type="float">
            <text:p>157.973448</text:p>
          </table:table-cell>
          <table:table-cell office:value-type="float" office:value="535686" calcext:value-type="float">
            <text:p>535686</text:p>
          </table:table-cell>
          <table:table-cell office:value-type="float" office:value="160.594557" calcext:value-type="float">
            <text:p>160.594557</text:p>
          </table:table-cell>
        </table:table-row>
        <table:table-row table:style-name="ro1">
          <table:table-cell table:number-columns-repeated="2"/>
          <table:table-cell office:value-type="float" office:value="514033" calcext:value-type="float">
            <text:p>514033</text:p>
          </table:table-cell>
          <table:table-cell office:value-type="float" office:value="154.103076" calcext:value-type="float">
            <text:p>154.103076</text:p>
          </table:table-cell>
          <table:table-cell office:value-type="float" office:value="518189" calcext:value-type="float">
            <text:p>518189</text:p>
          </table:table-cell>
          <table:table-cell office:value-type="float" office:value="155.349284" calcext:value-type="float">
            <text:p>155.349284</text:p>
          </table:table-cell>
          <table:table-cell office:value-type="float" office:value="519407" calcext:value-type="float">
            <text:p>519407</text:p>
          </table:table-cell>
          <table:table-cell office:value-type="float" office:value="155.714169" calcext:value-type="float">
            <text:p>155.714169</text:p>
          </table:table-cell>
          <table:table-cell office:value-type="float" office:value="522646" calcext:value-type="float">
            <text:p>522646</text:p>
          </table:table-cell>
          <table:table-cell office:value-type="float" office:value="156.685192" calcext:value-type="float">
            <text:p>156.685192</text:p>
          </table:table-cell>
          <table:table-cell office:value-type="float" office:value="525553" calcext:value-type="float">
            <text:p>525553</text:p>
          </table:table-cell>
          <table:table-cell office:value-type="float" office:value="157.556786" calcext:value-type="float">
            <text:p>157.556786</text:p>
          </table:table-cell>
          <table:table-cell office:value-type="float" office:value="526618" calcext:value-type="float">
            <text:p>526618</text:p>
          </table:table-cell>
          <table:table-cell office:value-type="float" office:value="157.876" calcext:value-type="float">
            <text:p>157.876</text:p>
          </table:table-cell>
          <table:table-cell office:value-type="float" office:value="535664" calcext:value-type="float">
            <text:p>535664</text:p>
          </table:table-cell>
          <table:table-cell office:value-type="float" office:value="160.58814" calcext:value-type="float">
            <text:p>160.58814</text:p>
          </table:table-cell>
        </table:table-row>
        <table:table-row table:style-name="ro1">
          <table:table-cell table:number-columns-repeated="2"/>
          <table:table-cell office:value-type="float" office:value="514118" calcext:value-type="float">
            <text:p>514118</text:p>
          </table:table-cell>
          <table:table-cell office:value-type="float" office:value="154.128556" calcext:value-type="float">
            <text:p>154.128556</text:p>
          </table:table-cell>
          <table:table-cell office:value-type="float" office:value="518327" calcext:value-type="float">
            <text:p>518327</text:p>
          </table:table-cell>
          <table:table-cell office:value-type="float" office:value="155.39063" calcext:value-type="float">
            <text:p>155.39063</text:p>
          </table:table-cell>
          <table:table-cell office:value-type="float" office:value="520740" calcext:value-type="float">
            <text:p>520740</text:p>
          </table:table-cell>
          <table:table-cell office:value-type="float" office:value="156.113839" calcext:value-type="float">
            <text:p>156.113839</text:p>
          </table:table-cell>
          <table:table-cell office:value-type="float" office:value="522468" calcext:value-type="float">
            <text:p>522468</text:p>
          </table:table-cell>
          <table:table-cell office:value-type="float" office:value="156.631938" calcext:value-type="float">
            <text:p>156.631938</text:p>
          </table:table-cell>
          <table:table-cell office:value-type="float" office:value="525644" calcext:value-type="float">
            <text:p>525644</text:p>
          </table:table-cell>
          <table:table-cell office:value-type="float" office:value="157.584158" calcext:value-type="float">
            <text:p>157.584158</text:p>
          </table:table-cell>
          <table:table-cell office:value-type="float" office:value="526880" calcext:value-type="float">
            <text:p>526880</text:p>
          </table:table-cell>
          <table:table-cell office:value-type="float" office:value="157.954611" calcext:value-type="float">
            <text:p>157.954611</text:p>
          </table:table-cell>
          <table:table-cell office:value-type="float" office:value="535990" calcext:value-type="float">
            <text:p>535990</text:p>
          </table:table-cell>
          <table:table-cell office:value-type="float" office:value="160.685728" calcext:value-type="float">
            <text:p>160.685728</text:p>
          </table:table-cell>
        </table:table-row>
        <table:table-row table:style-name="ro1">
          <table:table-cell table:number-columns-repeated="2"/>
          <table:table-cell office:value-type="float" office:value="514008" calcext:value-type="float">
            <text:p>514008</text:p>
          </table:table-cell>
          <table:table-cell office:value-type="float" office:value="154.095792" calcext:value-type="float">
            <text:p>154.095792</text:p>
          </table:table-cell>
          <table:table-cell office:value-type="float" office:value="518128" calcext:value-type="float">
            <text:p>518128</text:p>
          </table:table-cell>
          <table:table-cell office:value-type="float" office:value="155.330943" calcext:value-type="float">
            <text:p>155.330943</text:p>
          </table:table-cell>
          <table:table-cell office:value-type="float" office:value="519363" calcext:value-type="float">
            <text:p>519363</text:p>
          </table:table-cell>
          <table:table-cell office:value-type="float" office:value="155.701001" calcext:value-type="float">
            <text:p>155.701001</text:p>
          </table:table-cell>
          <table:table-cell office:value-type="float" office:value="522298" calcext:value-type="float">
            <text:p>522298</text:p>
          </table:table-cell>
          <table:table-cell office:value-type="float" office:value="156.581041" calcext:value-type="float">
            <text:p>156.581041</text:p>
          </table:table-cell>
          <table:table-cell office:value-type="float" office:value="525466" calcext:value-type="float">
            <text:p>525466</text:p>
          </table:table-cell>
          <table:table-cell office:value-type="float" office:value="157.530744" calcext:value-type="float">
            <text:p>157.530744</text:p>
          </table:table-cell>
          <table:table-cell office:value-type="float" office:value="526163" calcext:value-type="float">
            <text:p>526163</text:p>
          </table:table-cell>
          <table:table-cell office:value-type="float" office:value="157.739746" calcext:value-type="float">
            <text:p>157.739746</text:p>
          </table:table-cell>
          <table:table-cell office:value-type="float" office:value="532138" calcext:value-type="float">
            <text:p>532138</text:p>
          </table:table-cell>
          <table:table-cell office:value-type="float" office:value="159.530972" calcext:value-type="float">
            <text:p>159.530972</text:p>
          </table:table-cell>
        </table:table-row>
        <table:table-row table:style-name="ro1">
          <table:table-cell table:number-columns-repeated="2"/>
          <table:table-cell office:value-type="float" office:value="513959" calcext:value-type="float">
            <text:p>513959</text:p>
          </table:table-cell>
          <table:table-cell office:value-type="float" office:value="154.08108" calcext:value-type="float">
            <text:p>154.08108</text:p>
          </table:table-cell>
          <table:table-cell office:value-type="float" office:value="517993" calcext:value-type="float">
            <text:p>517993</text:p>
          </table:table-cell>
          <table:table-cell office:value-type="float" office:value="155.290354" calcext:value-type="float">
            <text:p>155.290354</text:p>
          </table:table-cell>
          <table:table-cell office:value-type="float" office:value="521830" calcext:value-type="float">
            <text:p>521830</text:p>
          </table:table-cell>
          <table:table-cell office:value-type="float" office:value="156.440763" calcext:value-type="float">
            <text:p>156.440763</text:p>
          </table:table-cell>
          <table:table-cell office:value-type="float" office:value="522788" calcext:value-type="float">
            <text:p>522788</text:p>
          </table:table-cell>
          <table:table-cell office:value-type="float" office:value="156.727956" calcext:value-type="float">
            <text:p>156.727956</text:p>
          </table:table-cell>
          <table:table-cell office:value-type="float" office:value="525488" calcext:value-type="float">
            <text:p>525488</text:p>
          </table:table-cell>
          <table:table-cell office:value-type="float" office:value="157.53741" calcext:value-type="float">
            <text:p>157.53741</text:p>
          </table:table-cell>
          <table:table-cell office:value-type="float" office:value="526526" calcext:value-type="float">
            <text:p>526526</text:p>
          </table:table-cell>
          <table:table-cell office:value-type="float" office:value="157.848608" calcext:value-type="float">
            <text:p>157.848608</text:p>
          </table:table-cell>
          <table:table-cell office:value-type="float" office:value="528710" calcext:value-type="float">
            <text:p>528710</text:p>
          </table:table-cell>
          <table:table-cell office:value-type="float" office:value="158.503386" calcext:value-type="float">
            <text:p>158.503386</text:p>
          </table:table-cell>
        </table:table-row>
        <table:table-row table:style-name="ro1">
          <table:table-cell table:number-columns-repeated="2"/>
          <table:table-cell office:value-type="float" office:value="514027" calcext:value-type="float">
            <text:p>514027</text:p>
          </table:table-cell>
          <table:table-cell office:value-type="float" office:value="154.101531" calcext:value-type="float">
            <text:p>154.101531</text:p>
          </table:table-cell>
          <table:table-cell office:value-type="float" office:value="518219" calcext:value-type="float">
            <text:p>518219</text:p>
          </table:table-cell>
          <table:table-cell office:value-type="float" office:value="155.358038" calcext:value-type="float">
            <text:p>155.358038</text:p>
          </table:table-cell>
          <table:table-cell office:value-type="float" office:value="520283" calcext:value-type="float">
            <text:p>520283</text:p>
          </table:table-cell>
          <table:table-cell office:value-type="float" office:value="155.977033" calcext:value-type="float">
            <text:p>155.977033</text:p>
          </table:table-cell>
          <table:table-cell office:value-type="float" office:value="522480" calcext:value-type="float">
            <text:p>522480</text:p>
          </table:table-cell>
          <table:table-cell office:value-type="float" office:value="156.635431" calcext:value-type="float">
            <text:p>156.635431</text:p>
          </table:table-cell>
          <table:table-cell office:value-type="float" office:value="525183" calcext:value-type="float">
            <text:p>525183</text:p>
          </table:table-cell>
          <table:table-cell office:value-type="float" office:value="157.445945" calcext:value-type="float">
            <text:p>157.445945</text:p>
          </table:table-cell>
          <table:table-cell office:value-type="float" office:value="526189" calcext:value-type="float">
            <text:p>526189</text:p>
          </table:table-cell>
          <table:table-cell office:value-type="float" office:value="157.747396" calcext:value-type="float">
            <text:p>157.747396</text:p>
          </table:table-cell>
          <table:table-cell office:value-type="float" office:value="533903" calcext:value-type="float">
            <text:p>533903</text:p>
          </table:table-cell>
          <table:table-cell office:value-type="float" office:value="160.06005" calcext:value-type="float">
            <text:p>160.06005</text:p>
          </table:table-cell>
        </table:table-row>
        <table:table-row table:style-name="ro1">
          <table:table-cell table:number-columns-repeated="2"/>
          <table:table-cell office:value-type="float" office:value="514063" calcext:value-type="float">
            <text:p>514063</text:p>
          </table:table-cell>
          <table:table-cell office:value-type="float" office:value="154.1121" calcext:value-type="float">
            <text:p>154.1121</text:p>
          </table:table-cell>
          <table:table-cell office:value-type="float" office:value="518078" calcext:value-type="float">
            <text:p>518078</text:p>
          </table:table-cell>
          <table:table-cell office:value-type="float" office:value="155.31595" calcext:value-type="float">
            <text:p>155.31595</text:p>
          </table:table-cell>
          <table:table-cell office:value-type="float" office:value="519971" calcext:value-type="float">
            <text:p>519971</text:p>
          </table:table-cell>
          <table:table-cell office:value-type="float" office:value="155.883379" calcext:value-type="float">
            <text:p>155.883379</text:p>
          </table:table-cell>
          <table:table-cell office:value-type="float" office:value="522489" calcext:value-type="float">
            <text:p>522489</text:p>
          </table:table-cell>
          <table:table-cell office:value-type="float" office:value="156.638337" calcext:value-type="float">
            <text:p>156.638337</text:p>
          </table:table-cell>
          <table:table-cell office:value-type="float" office:value="525286" calcext:value-type="float">
            <text:p>525286</text:p>
          </table:table-cell>
          <table:table-cell office:value-type="float" office:value="157.476763" calcext:value-type="float">
            <text:p>157.476763</text:p>
          </table:table-cell>
          <table:table-cell office:value-type="float" office:value="526494" calcext:value-type="float">
            <text:p>526494</text:p>
          </table:table-cell>
          <table:table-cell office:value-type="float" office:value="157.839061" calcext:value-type="float">
            <text:p>157.839061</text:p>
          </table:table-cell>
          <table:table-cell office:value-type="float" office:value="532235" calcext:value-type="float">
            <text:p>532235</text:p>
          </table:table-cell>
          <table:table-cell office:value-type="float" office:value="159.559959" calcext:value-type="float">
            <text:p>159.559959</text:p>
          </table:table-cell>
        </table:table-row>
        <table:table-row table:style-name="ro1">
          <table:table-cell table:number-columns-repeated="2"/>
          <table:table-cell office:value-type="float" office:value="514030" calcext:value-type="float">
            <text:p>514030</text:p>
          </table:table-cell>
          <table:table-cell office:value-type="float" office:value="154.102278" calcext:value-type="float">
            <text:p>154.102278</text:p>
          </table:table-cell>
          <table:table-cell office:value-type="float" office:value="518310" calcext:value-type="float">
            <text:p>518310</text:p>
          </table:table-cell>
          <table:table-cell office:value-type="float" office:value="155.385288" calcext:value-type="float">
            <text:p>155.385288</text:p>
          </table:table-cell>
          <table:table-cell office:value-type="float" office:value="519901" calcext:value-type="float">
            <text:p>519901</text:p>
          </table:table-cell>
          <table:table-cell office:value-type="float" office:value="155.862303" calcext:value-type="float">
            <text:p>155.862303</text:p>
          </table:table-cell>
          <table:table-cell office:value-type="float" office:value="522729" calcext:value-type="float">
            <text:p>522729</text:p>
          </table:table-cell>
          <table:table-cell office:value-type="float" office:value="156.710064" calcext:value-type="float">
            <text:p>156.710064</text:p>
          </table:table-cell>
          <table:table-cell office:value-type="float" office:value="525172" calcext:value-type="float">
            <text:p>525172</text:p>
          </table:table-cell>
          <table:table-cell office:value-type="float" office:value="157.442613" calcext:value-type="float">
            <text:p>157.442613</text:p>
          </table:table-cell>
          <table:table-cell office:value-type="float" office:value="527005" calcext:value-type="float">
            <text:p>527005</text:p>
          </table:table-cell>
          <table:table-cell office:value-type="float" office:value="157.992074" calcext:value-type="float">
            <text:p>157.992074</text:p>
          </table:table-cell>
          <table:table-cell office:value-type="float" office:value="535815" calcext:value-type="float">
            <text:p>535815</text:p>
          </table:table-cell>
          <table:table-cell office:value-type="float" office:value="160.633187" calcext:value-type="float">
            <text:p>160.633187</text:p>
          </table:table-cell>
        </table:table-row>
        <table:table-row table:style-name="ro1">
          <table:table-cell table:number-columns-repeated="2"/>
          <table:table-cell office:value-type="float" office:value="514096" calcext:value-type="float">
            <text:p>514096</text:p>
          </table:table-cell>
          <table:table-cell office:value-type="float" office:value="154.122084" calcext:value-type="float">
            <text:p>154.122084</text:p>
          </table:table-cell>
          <table:table-cell office:value-type="float" office:value="517942" calcext:value-type="float">
            <text:p>517942</text:p>
          </table:table-cell>
          <table:table-cell office:value-type="float" office:value="155.275254" calcext:value-type="float">
            <text:p>155.275254</text:p>
          </table:table-cell>
          <table:table-cell office:value-type="float" office:value="519968" calcext:value-type="float">
            <text:p>519968</text:p>
          </table:table-cell>
          <table:table-cell office:value-type="float" office:value="155.882445" calcext:value-type="float">
            <text:p>155.882445</text:p>
          </table:table-cell>
          <table:table-cell office:value-type="float" office:value="522497" calcext:value-type="float">
            <text:p>522497</text:p>
          </table:table-cell>
          <table:table-cell office:value-type="float" office:value="156.640648" calcext:value-type="float">
            <text:p>156.640648</text:p>
          </table:table-cell>
          <table:table-cell office:value-type="float" office:value="525474" calcext:value-type="float">
            <text:p>525474</text:p>
          </table:table-cell>
          <table:table-cell office:value-type="float" office:value="157.53302" calcext:value-type="float">
            <text:p>157.53302</text:p>
          </table:table-cell>
          <table:table-cell office:value-type="float" office:value="526810" calcext:value-type="float">
            <text:p>526810</text:p>
          </table:table-cell>
          <table:table-cell office:value-type="float" office:value="157.933755" calcext:value-type="float">
            <text:p>157.933755</text:p>
          </table:table-cell>
          <table:table-cell office:value-type="float" office:value="535874" calcext:value-type="float">
            <text:p>535874</text:p>
          </table:table-cell>
          <table:table-cell office:value-type="float" office:value="160.650966" calcext:value-type="float">
            <text:p>160.650966</text:p>
          </table:table-cell>
        </table:table-row>
        <table:table-row table:style-name="ro1">
          <table:table-cell table:number-columns-repeated="2"/>
          <table:table-cell office:value-type="float" office:value="513992" calcext:value-type="float">
            <text:p>513992</text:p>
          </table:table-cell>
          <table:table-cell office:value-type="float" office:value="154.09105" calcext:value-type="float">
            <text:p>154.09105</text:p>
          </table:table-cell>
          <table:table-cell office:value-type="float" office:value="517776" calcext:value-type="float">
            <text:p>517776</text:p>
          </table:table-cell>
          <table:table-cell office:value-type="float" office:value="155.22541" calcext:value-type="float">
            <text:p>155.22541</text:p>
          </table:table-cell>
          <table:table-cell office:value-type="float" office:value="519908" calcext:value-type="float">
            <text:p>519908</text:p>
          </table:table-cell>
          <table:table-cell office:value-type="float" office:value="155.864609" calcext:value-type="float">
            <text:p>155.864609</text:p>
          </table:table-cell>
          <table:table-cell office:value-type="float" office:value="522660" calcext:value-type="float">
            <text:p>522660</text:p>
          </table:table-cell>
          <table:table-cell office:value-type="float" office:value="156.689434" calcext:value-type="float">
            <text:p>156.689434</text:p>
          </table:table-cell>
          <table:table-cell office:value-type="float" office:value="525349" calcext:value-type="float">
            <text:p>525349</text:p>
          </table:table-cell>
          <table:table-cell office:value-type="float" office:value="157.495736" calcext:value-type="float">
            <text:p>157.495736</text:p>
          </table:table-cell>
          <table:table-cell office:value-type="float" office:value="525905" calcext:value-type="float">
            <text:p>525905</text:p>
          </table:table-cell>
          <table:table-cell office:value-type="float" office:value="157.662401" calcext:value-type="float">
            <text:p>157.662401</text:p>
          </table:table-cell>
          <table:table-cell office:value-type="float" office:value="532170" calcext:value-type="float">
            <text:p>532170</text:p>
          </table:table-cell>
          <table:table-cell office:value-type="float" office:value="159.540543" calcext:value-type="float">
            <text:p>159.540543</text:p>
          </table:table-cell>
        </table:table-row>
        <table:table-row table:style-name="ro1">
          <table:table-cell table:number-columns-repeated="2"/>
          <table:table-cell office:value-type="float" office:value="514050" calcext:value-type="float">
            <text:p>514050</text:p>
          </table:table-cell>
          <table:table-cell office:value-type="float" office:value="154.108386" calcext:value-type="float">
            <text:p>154.108386</text:p>
          </table:table-cell>
          <table:table-cell office:value-type="float" office:value="518045" calcext:value-type="float">
            <text:p>518045</text:p>
          </table:table-cell>
          <table:table-cell office:value-type="float" office:value="155.305861" calcext:value-type="float">
            <text:p>155.305861</text:p>
          </table:table-cell>
          <table:table-cell office:value-type="float" office:value="520925" calcext:value-type="float">
            <text:p>520925</text:p>
          </table:table-cell>
          <table:table-cell office:value-type="float" office:value="156.16936" calcext:value-type="float">
            <text:p>156.16936</text:p>
          </table:table-cell>
          <table:table-cell office:value-type="float" office:value="522526" calcext:value-type="float">
            <text:p>522526</text:p>
          </table:table-cell>
          <table:table-cell office:value-type="float" office:value="156.649422" calcext:value-type="float">
            <text:p>156.649422</text:p>
          </table:table-cell>
          <table:table-cell office:value-type="float" office:value="525335" calcext:value-type="float">
            <text:p>525335</text:p>
          </table:table-cell>
          <table:table-cell office:value-type="float" office:value="157.491556" calcext:value-type="float">
            <text:p>157.491556</text:p>
          </table:table-cell>
          <table:table-cell office:value-type="float" office:value="526655" calcext:value-type="float">
            <text:p>526655</text:p>
          </table:table-cell>
          <table:table-cell office:value-type="float" office:value="157.887109" calcext:value-type="float">
            <text:p>157.887109</text:p>
          </table:table-cell>
          <table:table-cell office:value-type="float" office:value="535966" calcext:value-type="float">
            <text:p>535966</text:p>
          </table:table-cell>
          <table:table-cell office:value-type="float" office:value="160.678598" calcext:value-type="float">
            <text:p>160.678598</text:p>
          </table:table-cell>
        </table:table-row>
        <table:table-row table:style-name="ro1">
          <table:table-cell table:number-columns-repeated="2"/>
          <table:table-cell office:value-type="float" office:value="513976" calcext:value-type="float">
            <text:p>513976</text:p>
          </table:table-cell>
          <table:table-cell office:value-type="float" office:value="154.086166" calcext:value-type="float">
            <text:p>154.086166</text:p>
          </table:table-cell>
          <table:table-cell office:value-type="float" office:value="517688" calcext:value-type="float">
            <text:p>517688</text:p>
          </table:table-cell>
          <table:table-cell office:value-type="float" office:value="155.198831" calcext:value-type="float">
            <text:p>155.198831</text:p>
          </table:table-cell>
          <table:table-cell office:value-type="float" office:value="520523" calcext:value-type="float">
            <text:p>520523</text:p>
          </table:table-cell>
          <table:table-cell office:value-type="float" office:value="156.048944" calcext:value-type="float">
            <text:p>156.048944</text:p>
          </table:table-cell>
          <table:table-cell office:value-type="float" office:value="522415" calcext:value-type="float">
            <text:p>522415</text:p>
          </table:table-cell>
          <table:table-cell office:value-type="float" office:value="156.616052" calcext:value-type="float">
            <text:p>156.616052</text:p>
          </table:table-cell>
          <table:table-cell office:value-type="float" office:value="525480" calcext:value-type="float">
            <text:p>525480</text:p>
          </table:table-cell>
          <table:table-cell office:value-type="float" office:value="157.534797" calcext:value-type="float">
            <text:p>157.534797</text:p>
          </table:table-cell>
          <table:table-cell office:value-type="float" office:value="526279" calcext:value-type="float">
            <text:p>526279</text:p>
          </table:table-cell>
          <table:table-cell office:value-type="float" office:value="157.774432" calcext:value-type="float">
            <text:p>157.774432</text:p>
          </table:table-cell>
          <table:table-cell office:value-type="float" office:value="535831" calcext:value-type="float">
            <text:p>535831</text:p>
          </table:table-cell>
          <table:table-cell office:value-type="float" office:value="160.638169" calcext:value-type="float">
            <text:p>160.638169</text:p>
          </table:table-cell>
        </table:table-row>
        <table:table-row table:style-name="ro1">
          <table:table-cell table:number-columns-repeated="2"/>
          <table:table-cell office:value-type="float" office:value="513998" calcext:value-type="float">
            <text:p>513998</text:p>
          </table:table-cell>
          <table:table-cell office:value-type="float" office:value="154.092735" calcext:value-type="float">
            <text:p>154.092735</text:p>
          </table:table-cell>
          <table:table-cell office:value-type="float" office:value="518130" calcext:value-type="float">
            <text:p>518130</text:p>
          </table:table-cell>
          <table:table-cell office:value-type="float" office:value="155.331514" calcext:value-type="float">
            <text:p>155.331514</text:p>
          </table:table-cell>
          <table:table-cell office:value-type="float" office:value="519889" calcext:value-type="float">
            <text:p>519889</text:p>
          </table:table-cell>
          <table:table-cell office:value-type="float" office:value="155.858909" calcext:value-type="float">
            <text:p>155.858909</text:p>
          </table:table-cell>
          <table:table-cell office:value-type="float" office:value="522719" calcext:value-type="float">
            <text:p>522719</text:p>
          </table:table-cell>
          <table:table-cell office:value-type="float" office:value="156.707247" calcext:value-type="float">
            <text:p>156.707247</text:p>
          </table:table-cell>
          <table:table-cell office:value-type="float" office:value="525636" calcext:value-type="float">
            <text:p>525636</text:p>
          </table:table-cell>
          <table:table-cell office:value-type="float" office:value="157.581846" calcext:value-type="float">
            <text:p>157.581846</text:p>
          </table:table-cell>
          <table:table-cell office:value-type="float" office:value="527163" calcext:value-type="float">
            <text:p>527163</text:p>
          </table:table-cell>
          <table:table-cell office:value-type="float" office:value="158.039342" calcext:value-type="float">
            <text:p>158.039342</text:p>
          </table:table-cell>
          <table:table-cell office:value-type="float" office:value="534148" calcext:value-type="float">
            <text:p>534148</text:p>
          </table:table-cell>
          <table:table-cell office:value-type="float" office:value="160.133431" calcext:value-type="float">
            <text:p>160.133431</text:p>
          </table:table-cell>
        </table:table-row>
        <table:table-row table:style-name="ro1">
          <table:table-cell table:number-columns-repeated="2"/>
          <table:table-cell office:value-type="float" office:value="514057" calcext:value-type="float">
            <text:p>514057</text:p>
          </table:table-cell>
          <table:table-cell office:value-type="float" office:value="154.110463" calcext:value-type="float">
            <text:p>154.110463</text:p>
          </table:table-cell>
          <table:table-cell office:value-type="float" office:value="517802" calcext:value-type="float">
            <text:p>517802</text:p>
          </table:table-cell>
          <table:table-cell office:value-type="float" office:value="155.233159" calcext:value-type="float">
            <text:p>155.233159</text:p>
          </table:table-cell>
          <table:table-cell office:value-type="float" office:value="520726" calcext:value-type="float">
            <text:p>520726</text:p>
          </table:table-cell>
          <table:table-cell office:value-type="float" office:value="156.10971" calcext:value-type="float">
            <text:p>156.10971</text:p>
          </table:table-cell>
          <table:table-cell office:value-type="float" office:value="522354" calcext:value-type="float">
            <text:p>522354</text:p>
          </table:table-cell>
          <table:table-cell office:value-type="float" office:value="156.59765" calcext:value-type="float">
            <text:p>156.59765</text:p>
          </table:table-cell>
          <table:table-cell office:value-type="float" office:value="525235" calcext:value-type="float">
            <text:p>525235</text:p>
          </table:table-cell>
          <table:table-cell office:value-type="float" office:value="157.461482" calcext:value-type="float">
            <text:p>157.461482</text:p>
          </table:table-cell>
          <table:table-cell office:value-type="float" office:value="526370" calcext:value-type="float">
            <text:p>526370</text:p>
          </table:table-cell>
          <table:table-cell office:value-type="float" office:value="157.801844" calcext:value-type="float">
            <text:p>157.801844</text:p>
          </table:table-cell>
          <table:table-cell office:value-type="float" office:value="532129" calcext:value-type="float">
            <text:p>532129</text:p>
          </table:table-cell>
          <table:table-cell office:value-type="float" office:value="159.528289" calcext:value-type="float">
            <text:p>159.528289</text:p>
          </table:table-cell>
        </table:table-row>
        <table:table-row table:style-name="ro1">
          <table:table-cell table:number-columns-repeated="2"/>
          <table:table-cell office:value-type="float" office:value="514136" calcext:value-type="float">
            <text:p>514136</text:p>
          </table:table-cell>
          <table:table-cell office:value-type="float" office:value="154.134232" calcext:value-type="float">
            <text:p>154.134232</text:p>
          </table:table-cell>
          <table:table-cell office:value-type="float" office:value="518261" calcext:value-type="float">
            <text:p>518261</text:p>
          </table:table-cell>
          <table:table-cell office:value-type="float" office:value="155.370878" calcext:value-type="float">
            <text:p>155.370878</text:p>
          </table:table-cell>
          <table:table-cell office:value-type="float" office:value="519789" calcext:value-type="float">
            <text:p>519789</text:p>
          </table:table-cell>
          <table:table-cell office:value-type="float" office:value="155.828853" calcext:value-type="float">
            <text:p>155.828853</text:p>
          </table:table-cell>
          <table:table-cell office:value-type="float" office:value="522618" calcext:value-type="float">
            <text:p>522618</text:p>
          </table:table-cell>
          <table:table-cell office:value-type="float" office:value="156.676923" calcext:value-type="float">
            <text:p>156.676923</text:p>
          </table:table-cell>
          <table:table-cell office:value-type="float" office:value="525714" calcext:value-type="float">
            <text:p>525714</text:p>
          </table:table-cell>
          <table:table-cell office:value-type="float" office:value="157.604964" calcext:value-type="float">
            <text:p>157.604964</text:p>
          </table:table-cell>
          <table:table-cell office:value-type="float" office:value="526235" calcext:value-type="float">
            <text:p>526235</text:p>
          </table:table-cell>
          <table:table-cell office:value-type="float" office:value="157.761176" calcext:value-type="float">
            <text:p>157.761176</text:p>
          </table:table-cell>
          <table:table-cell office:value-type="float" office:value="535673" calcext:value-type="float">
            <text:p>535673</text:p>
          </table:table-cell>
          <table:table-cell office:value-type="float" office:value="160.59084" calcext:value-type="float">
            <text:p>160.59084</text:p>
          </table:table-cell>
        </table:table-row>
        <table:table-row table:style-name="ro1">
          <table:table-cell table:number-columns-repeated="2"/>
          <table:table-cell office:value-type="float" office:value="514039" calcext:value-type="float">
            <text:p>514039</text:p>
          </table:table-cell>
          <table:table-cell office:value-type="float" office:value="154.105043" calcext:value-type="float">
            <text:p>154.105043</text:p>
          </table:table-cell>
          <table:table-cell office:value-type="float" office:value="518115" calcext:value-type="float">
            <text:p>518115</text:p>
          </table:table-cell>
          <table:table-cell office:value-type="float" office:value="155.327079" calcext:value-type="float">
            <text:p>155.327079</text:p>
          </table:table-cell>
          <table:table-cell office:value-type="float" office:value="520420" calcext:value-type="float">
            <text:p>520420</text:p>
          </table:table-cell>
          <table:table-cell office:value-type="float" office:value="156.017906" calcext:value-type="float">
            <text:p>156.017906</text:p>
          </table:table-cell>
          <table:table-cell office:value-type="float" office:value="522457" calcext:value-type="float">
            <text:p>522457</text:p>
          </table:table-cell>
          <table:table-cell office:value-type="float" office:value="156.628679" calcext:value-type="float">
            <text:p>156.628679</text:p>
          </table:table-cell>
          <table:table-cell office:value-type="float" office:value="525588" calcext:value-type="float">
            <text:p>525588</text:p>
          </table:table-cell>
          <table:table-cell office:value-type="float" office:value="157.567358" calcext:value-type="float">
            <text:p>157.567358</text:p>
          </table:table-cell>
          <table:table-cell office:value-type="float" office:value="526752" calcext:value-type="float">
            <text:p>526752</text:p>
          </table:table-cell>
          <table:table-cell office:value-type="float" office:value="157.916166" calcext:value-type="float">
            <text:p>157.916166</text:p>
          </table:table-cell>
          <table:table-cell office:value-type="float" office:value="535851" calcext:value-type="float">
            <text:p>535851</text:p>
          </table:table-cell>
          <table:table-cell office:value-type="float" office:value="160.644116" calcext:value-type="float">
            <text:p>160.644116</text:p>
          </table:table-cell>
        </table:table-row>
        <table:table-row table:style-name="ro1">
          <table:table-cell table:number-columns-repeated="2"/>
          <table:table-cell office:value-type="float" office:value="514067" calcext:value-type="float">
            <text:p>514067</text:p>
          </table:table-cell>
          <table:table-cell office:value-type="float" office:value="154.113465" calcext:value-type="float">
            <text:p>154.113465</text:p>
          </table:table-cell>
          <table:table-cell office:value-type="float" office:value="518089" calcext:value-type="float">
            <text:p>518089</text:p>
          </table:table-cell>
          <table:table-cell office:value-type="float" office:value="155.319183" calcext:value-type="float">
            <text:p>155.319183</text:p>
          </table:table-cell>
          <table:table-cell office:value-type="float" office:value="519463" calcext:value-type="float">
            <text:p>519463</text:p>
          </table:table-cell>
          <table:table-cell office:value-type="float" office:value="155.731223" calcext:value-type="float">
            <text:p>155.731223</text:p>
          </table:table-cell>
          <table:table-cell office:value-type="float" office:value="522577" calcext:value-type="float">
            <text:p>522577</text:p>
          </table:table-cell>
          <table:table-cell office:value-type="float" office:value="156.664748" calcext:value-type="float">
            <text:p>156.664748</text:p>
          </table:table-cell>
          <table:table-cell office:value-type="float" office:value="525577" calcext:value-type="float">
            <text:p>525577</text:p>
          </table:table-cell>
          <table:table-cell office:value-type="float" office:value="157.564138" calcext:value-type="float">
            <text:p>157.564138</text:p>
          </table:table-cell>
          <table:table-cell office:value-type="float" office:value="526472" calcext:value-type="float">
            <text:p>526472</text:p>
          </table:table-cell>
          <table:table-cell office:value-type="float" office:value="157.83246" calcext:value-type="float">
            <text:p>157.83246</text:p>
          </table:table-cell>
          <table:table-cell office:value-type="float" office:value="532231" calcext:value-type="float">
            <text:p>532231</text:p>
          </table:table-cell>
          <table:table-cell office:value-type="float" office:value="159.558911" calcext:value-type="float">
            <text:p>159.558911</text:p>
          </table:table-cell>
        </table:table-row>
        <table:table-row table:style-name="ro1">
          <table:table-cell table:number-columns-repeated="2"/>
          <table:table-cell office:value-type="float" office:value="514063" calcext:value-type="float">
            <text:p>514063</text:p>
          </table:table-cell>
          <table:table-cell office:value-type="float" office:value="154.112215" calcext:value-type="float">
            <text:p>154.112215</text:p>
          </table:table-cell>
          <table:table-cell office:value-type="float" office:value="518271" calcext:value-type="float">
            <text:p>518271</text:p>
          </table:table-cell>
          <table:table-cell office:value-type="float" office:value="155.373778" calcext:value-type="float">
            <text:p>155.373778</text:p>
          </table:table-cell>
          <table:table-cell office:value-type="float" office:value="519325" calcext:value-type="float">
            <text:p>519325</text:p>
          </table:table-cell>
          <table:table-cell office:value-type="float" office:value="155.689572" calcext:value-type="float">
            <text:p>155.689572</text:p>
          </table:table-cell>
          <table:table-cell office:value-type="float" office:value="522633" calcext:value-type="float">
            <text:p>522633</text:p>
          </table:table-cell>
          <table:table-cell office:value-type="float" office:value="156.68135" calcext:value-type="float">
            <text:p>156.68135</text:p>
          </table:table-cell>
          <table:table-cell office:value-type="float" office:value="525929" calcext:value-type="float">
            <text:p>525929</text:p>
          </table:table-cell>
          <table:table-cell office:value-type="float" office:value="157.669542" calcext:value-type="float">
            <text:p>157.669542</text:p>
          </table:table-cell>
          <table:table-cell office:value-type="float" office:value="526648" calcext:value-type="float">
            <text:p>526648</text:p>
          </table:table-cell>
          <table:table-cell office:value-type="float" office:value="157.88501" calcext:value-type="float">
            <text:p>157.88501</text:p>
          </table:table-cell>
          <table:table-cell office:value-type="float" office:value="532448" calcext:value-type="float">
            <text:p>532448</text:p>
          </table:table-cell>
          <table:table-cell office:value-type="float" office:value="159.623909" calcext:value-type="float">
            <text:p>159.623909</text:p>
          </table:table-cell>
        </table:table-row>
        <table:table-row table:style-name="ro1">
          <table:table-cell table:number-columns-repeated="2"/>
          <table:table-cell office:value-type="float" office:value="514108" calcext:value-type="float">
            <text:p>514108</text:p>
          </table:table-cell>
          <table:table-cell office:value-type="float" office:value="154.125564" calcext:value-type="float">
            <text:p>154.125564</text:p>
          </table:table-cell>
          <table:table-cell office:value-type="float" office:value="518057" calcext:value-type="float">
            <text:p>518057</text:p>
          </table:table-cell>
          <table:table-cell office:value-type="float" office:value="155.309557" calcext:value-type="float">
            <text:p>155.309557</text:p>
          </table:table-cell>
          <table:table-cell office:value-type="float" office:value="521299" calcext:value-type="float">
            <text:p>521299</text:p>
          </table:table-cell>
          <table:table-cell office:value-type="float" office:value="156.281611" calcext:value-type="float">
            <text:p>156.281611</text:p>
          </table:table-cell>
          <table:table-cell office:value-type="float" office:value="522516" calcext:value-type="float">
            <text:p>522516</text:p>
          </table:table-cell>
          <table:table-cell office:value-type="float" office:value="156.646214" calcext:value-type="float">
            <text:p>156.646214</text:p>
          </table:table-cell>
          <table:table-cell office:value-type="float" office:value="525319" calcext:value-type="float">
            <text:p>525319</text:p>
          </table:table-cell>
          <table:table-cell office:value-type="float" office:value="157.486766" calcext:value-type="float">
            <text:p>157.486766</text:p>
          </table:table-cell>
          <table:table-cell office:value-type="float" office:value="526868" calcext:value-type="float">
            <text:p>526868</text:p>
          </table:table-cell>
          <table:table-cell office:value-type="float" office:value="157.951048" calcext:value-type="float">
            <text:p>157.951048</text:p>
          </table:table-cell>
          <table:table-cell office:value-type="float" office:value="535853" calcext:value-type="float">
            <text:p>535853</text:p>
          </table:table-cell>
          <table:table-cell office:value-type="float" office:value="160.644712" calcext:value-type="float">
            <text:p>160.644712</text:p>
          </table:table-cell>
        </table:table-row>
        <table:table-row table:style-name="ro1">
          <table:table-cell table:number-columns-repeated="2"/>
          <table:table-cell office:value-type="float" office:value="514011" calcext:value-type="float">
            <text:p>514011</text:p>
          </table:table-cell>
          <table:table-cell office:value-type="float" office:value="154.096751" calcext:value-type="float">
            <text:p>154.096751</text:p>
          </table:table-cell>
          <table:table-cell office:value-type="float" office:value="518381" calcext:value-type="float">
            <text:p>518381</text:p>
          </table:table-cell>
          <table:table-cell office:value-type="float" office:value="155.40677" calcext:value-type="float">
            <text:p>155.40677</text:p>
          </table:table-cell>
          <table:table-cell office:value-type="float" office:value="520079" calcext:value-type="float">
            <text:p>520079</text:p>
          </table:table-cell>
          <table:table-cell office:value-type="float" office:value="155.915889" calcext:value-type="float">
            <text:p>155.915889</text:p>
          </table:table-cell>
          <table:table-cell office:value-type="float" office:value="522625" calcext:value-type="float">
            <text:p>522625</text:p>
          </table:table-cell>
          <table:table-cell office:value-type="float" office:value="156.679174" calcext:value-type="float">
            <text:p>156.679174</text:p>
          </table:table-cell>
          <table:table-cell office:value-type="float" office:value="525052" calcext:value-type="float">
            <text:p>525052</text:p>
          </table:table-cell>
          <table:table-cell office:value-type="float" office:value="157.406706" calcext:value-type="float">
            <text:p>157.406706</text:p>
          </table:table-cell>
          <table:table-cell office:value-type="float" office:value="526921" calcext:value-type="float">
            <text:p>526921</text:p>
          </table:table-cell>
          <table:table-cell office:value-type="float" office:value="157.966893" calcext:value-type="float">
            <text:p>157.966893</text:p>
          </table:table-cell>
          <table:table-cell office:value-type="float" office:value="535713" calcext:value-type="float">
            <text:p>535713</text:p>
          </table:table-cell>
          <table:table-cell office:value-type="float" office:value="160.60275" calcext:value-type="float">
            <text:p>160.60275</text:p>
          </table:table-cell>
        </table:table-row>
        <table:table-row table:style-name="ro1">
          <table:table-cell table:number-columns-repeated="2"/>
          <table:table-cell office:value-type="float" office:value="514109" calcext:value-type="float">
            <text:p>514109</text:p>
          </table:table-cell>
          <table:table-cell office:value-type="float" office:value="154.125969" calcext:value-type="float">
            <text:p>154.125969</text:p>
          </table:table-cell>
          <table:table-cell office:value-type="float" office:value="518322" calcext:value-type="float">
            <text:p>518322</text:p>
          </table:table-cell>
          <table:table-cell office:value-type="float" office:value="155.388916" calcext:value-type="float">
            <text:p>155.388916</text:p>
          </table:table-cell>
          <table:table-cell office:value-type="float" office:value="519555" calcext:value-type="float">
            <text:p>519555</text:p>
          </table:table-cell>
          <table:table-cell office:value-type="float" office:value="155.758743" calcext:value-type="float">
            <text:p>155.758743</text:p>
          </table:table-cell>
          <table:table-cell office:value-type="float" office:value="522355" calcext:value-type="float">
            <text:p>522355</text:p>
          </table:table-cell>
          <table:table-cell office:value-type="float" office:value="156.598049" calcext:value-type="float">
            <text:p>156.598049</text:p>
          </table:table-cell>
          <table:table-cell office:value-type="float" office:value="525120" calcext:value-type="float">
            <text:p>525120</text:p>
          </table:table-cell>
          <table:table-cell office:value-type="float" office:value="157.426999" calcext:value-type="float">
            <text:p>157.426999</text:p>
          </table:table-cell>
          <table:table-cell office:value-type="float" office:value="525971" calcext:value-type="float">
            <text:p>525971</text:p>
          </table:table-cell>
          <table:table-cell office:value-type="float" office:value="157.682186" calcext:value-type="float">
            <text:p>157.682186</text:p>
          </table:table-cell>
          <table:table-cell office:value-type="float" office:value="533925" calcext:value-type="float">
            <text:p>533925</text:p>
          </table:table-cell>
          <table:table-cell office:value-type="float" office:value="160.066741" calcext:value-type="float">
            <text:p>160.066741</text:p>
          </table:table-cell>
        </table:table-row>
        <table:table-row table:style-name="ro1">
          <table:table-cell table:number-columns-repeated="2"/>
          <table:table-cell office:value-type="float" office:value="514013" calcext:value-type="float">
            <text:p>514013</text:p>
          </table:table-cell>
          <table:table-cell office:value-type="float" office:value="154.097284" calcext:value-type="float">
            <text:p>154.097284</text:p>
          </table:table-cell>
          <table:table-cell office:value-type="float" office:value="518179" calcext:value-type="float">
            <text:p>518179</text:p>
          </table:table-cell>
          <table:table-cell office:value-type="float" office:value="155.346051" calcext:value-type="float">
            <text:p>155.346051</text:p>
          </table:table-cell>
          <table:table-cell office:value-type="float" office:value="519863" calcext:value-type="float">
            <text:p>519863</text:p>
          </table:table-cell>
          <table:table-cell office:value-type="float" office:value="155.85093" calcext:value-type="float">
            <text:p>155.85093</text:p>
          </table:table-cell>
          <table:table-cell office:value-type="float" office:value="522808" calcext:value-type="float">
            <text:p>522808</text:p>
          </table:table-cell>
          <table:table-cell office:value-type="float" office:value="156.73386" calcext:value-type="float">
            <text:p>156.73386</text:p>
          </table:table-cell>
          <table:table-cell office:value-type="float" office:value="526064" calcext:value-type="float">
            <text:p>526064</text:p>
          </table:table-cell>
          <table:table-cell office:value-type="float" office:value="157.7099" calcext:value-type="float">
            <text:p>157.7099</text:p>
          </table:table-cell>
          <table:table-cell office:value-type="float" office:value="526570" calcext:value-type="float">
            <text:p>526570</text:p>
          </table:table-cell>
          <table:table-cell office:value-type="float" office:value="157.861696" calcext:value-type="float">
            <text:p>157.861696</text:p>
          </table:table-cell>
          <table:table-cell office:value-type="float" office:value="535801" calcext:value-type="float">
            <text:p>535801</text:p>
          </table:table-cell>
          <table:table-cell office:value-type="float" office:value="160.628958" calcext:value-type="float">
            <text:p>160.628958</text:p>
          </table:table-cell>
        </table:table-row>
        <table:table-row table:style-name="ro1">
          <table:table-cell table:number-columns-repeated="2"/>
          <table:table-cell office:value-type="float" office:value="513929" calcext:value-type="float">
            <text:p>513929</text:p>
          </table:table-cell>
          <table:table-cell office:value-type="float" office:value="154.071943" calcext:value-type="float">
            <text:p>154.071943</text:p>
          </table:table-cell>
          <table:table-cell office:value-type="float" office:value="518171" calcext:value-type="float">
            <text:p>518171</text:p>
          </table:table-cell>
          <table:table-cell office:value-type="float" office:value="155.343752" calcext:value-type="float">
            <text:p>155.343752</text:p>
          </table:table-cell>
          <table:table-cell office:value-type="float" office:value="519185" calcext:value-type="float">
            <text:p>519185</text:p>
          </table:table-cell>
          <table:table-cell office:value-type="float" office:value="155.647872" calcext:value-type="float">
            <text:p>155.647872</text:p>
          </table:table-cell>
          <table:table-cell office:value-type="float" office:value="522381" calcext:value-type="float">
            <text:p>522381</text:p>
          </table:table-cell>
          <table:table-cell office:value-type="float" office:value="156.605789" calcext:value-type="float">
            <text:p>156.605789</text:p>
          </table:table-cell>
          <table:table-cell office:value-type="float" office:value="525238" calcext:value-type="float">
            <text:p>525238</text:p>
          </table:table-cell>
          <table:table-cell office:value-type="float" office:value="157.462479" calcext:value-type="float">
            <text:p>157.462479</text:p>
          </table:table-cell>
          <table:table-cell office:value-type="float" office:value="526343" calcext:value-type="float">
            <text:p>526343</text:p>
          </table:table-cell>
          <table:table-cell office:value-type="float" office:value="157.79368" calcext:value-type="float">
            <text:p>157.79368</text:p>
          </table:table-cell>
          <table:table-cell office:value-type="float" office:value="532311" calcext:value-type="float">
            <text:p>532311</text:p>
          </table:table-cell>
          <table:table-cell office:value-type="float" office:value="159.58296" calcext:value-type="float">
            <text:p>159.58296</text:p>
          </table:table-cell>
        </table:table-row>
        <table:table-row table:style-name="ro1">
          <table:table-cell table:number-columns-repeated="2"/>
          <table:table-cell office:value-type="float" office:value="514090" calcext:value-type="float">
            <text:p>514090</text:p>
          </table:table-cell>
          <table:table-cell office:value-type="float" office:value="154.120226" calcext:value-type="float">
            <text:p>154.120226</text:p>
          </table:table-cell>
          <table:table-cell office:value-type="float" office:value="517997" calcext:value-type="float">
            <text:p>517997</text:p>
          </table:table-cell>
          <table:table-cell office:value-type="float" office:value="155.29172" calcext:value-type="float">
            <text:p>155.29172</text:p>
          </table:table-cell>
          <table:table-cell office:value-type="float" office:value="520133" calcext:value-type="float">
            <text:p>520133</text:p>
          </table:table-cell>
          <table:table-cell office:value-type="float" office:value="155.931961" calcext:value-type="float">
            <text:p>155.931961</text:p>
          </table:table-cell>
          <table:table-cell office:value-type="float" office:value="522465" calcext:value-type="float">
            <text:p>522465</text:p>
          </table:table-cell>
          <table:table-cell office:value-type="float" office:value="156.631033" calcext:value-type="float">
            <text:p>156.631033</text:p>
          </table:table-cell>
          <table:table-cell office:value-type="float" office:value="525626" calcext:value-type="float">
            <text:p>525626</text:p>
          </table:table-cell>
          <table:table-cell office:value-type="float" office:value="157.578856" calcext:value-type="float">
            <text:p>157.578856</text:p>
          </table:table-cell>
          <table:table-cell office:value-type="float" office:value="526221" calcext:value-type="float">
            <text:p>526221</text:p>
          </table:table-cell>
          <table:table-cell office:value-type="float" office:value="157.757173" calcext:value-type="float">
            <text:p>157.757173</text:p>
          </table:table-cell>
          <table:table-cell office:value-type="float" office:value="535894" calcext:value-type="float">
            <text:p>535894</text:p>
          </table:table-cell>
          <table:table-cell office:value-type="float" office:value="160.657002" calcext:value-type="float">
            <text:p>160.657002</text:p>
          </table:table-cell>
        </table:table-row>
        <table:table-row table:style-name="ro1">
          <table:table-cell table:number-columns-repeated="2"/>
          <table:table-cell office:value-type="float" office:value="514119" calcext:value-type="float">
            <text:p>514119</text:p>
          </table:table-cell>
          <table:table-cell office:value-type="float" office:value="154.128961" calcext:value-type="float">
            <text:p>154.128961</text:p>
          </table:table-cell>
          <table:table-cell office:value-type="float" office:value="517736" calcext:value-type="float">
            <text:p>517736</text:p>
          </table:table-cell>
          <table:table-cell office:value-type="float" office:value="155.213199" calcext:value-type="float">
            <text:p>155.213199</text:p>
          </table:table-cell>
          <table:table-cell office:value-type="float" office:value="520232" calcext:value-type="float">
            <text:p>520232</text:p>
          </table:table-cell>
          <table:table-cell office:value-type="float" office:value="155.961545" calcext:value-type="float">
            <text:p>155.961545</text:p>
          </table:table-cell>
          <table:table-cell office:value-type="float" office:value="522643" calcext:value-type="float">
            <text:p>522643</text:p>
          </table:table-cell>
          <table:table-cell office:value-type="float" office:value="156.684527" calcext:value-type="float">
            <text:p>156.684527</text:p>
          </table:table-cell>
          <table:table-cell office:value-type="float" office:value="525292" calcext:value-type="float">
            <text:p>525292</text:p>
          </table:table-cell>
          <table:table-cell office:value-type="float" office:value="157.478485" calcext:value-type="float">
            <text:p>157.478485</text:p>
          </table:table-cell>
          <table:table-cell office:value-type="float" office:value="526161" calcext:value-type="float">
            <text:p>526161</text:p>
          </table:table-cell>
          <table:table-cell office:value-type="float" office:value="157.739191" calcext:value-type="float">
            <text:p>157.739191</text:p>
          </table:table-cell>
          <table:table-cell office:value-type="float" office:value="535949" calcext:value-type="float">
            <text:p>535949</text:p>
          </table:table-cell>
          <table:table-cell office:value-type="float" office:value="160.673551" calcext:value-type="float">
            <text:p>160.673551</text:p>
          </table:table-cell>
        </table:table-row>
        <table:table-row table:style-name="ro1">
          <table:table-cell table:number-columns-repeated="2"/>
          <table:table-cell office:value-type="float" office:value="514048" calcext:value-type="float">
            <text:p>514048</text:p>
          </table:table-cell>
          <table:table-cell office:value-type="float" office:value="154.10759" calcext:value-type="float">
            <text:p>154.10759</text:p>
          </table:table-cell>
          <table:table-cell office:value-type="float" office:value="518207" calcext:value-type="float">
            <text:p>518207</text:p>
          </table:table-cell>
          <table:table-cell office:value-type="float" office:value="155.354459" calcext:value-type="float">
            <text:p>155.354459</text:p>
          </table:table-cell>
          <table:table-cell office:value-type="float" office:value="519668" calcext:value-type="float">
            <text:p>519668</text:p>
          </table:table-cell>
          <table:table-cell office:value-type="float" office:value="155.792494" calcext:value-type="float">
            <text:p>155.792494</text:p>
          </table:table-cell>
          <table:table-cell office:value-type="float" office:value="522550" calcext:value-type="float">
            <text:p>522550</text:p>
          </table:table-cell>
          <table:table-cell office:value-type="float" office:value="156.656652" calcext:value-type="float">
            <text:p>156.656652</text:p>
          </table:table-cell>
          <table:table-cell office:value-type="float" office:value="525296" calcext:value-type="float">
            <text:p>525296</text:p>
          </table:table-cell>
          <table:table-cell office:value-type="float" office:value="157.479773" calcext:value-type="float">
            <text:p>157.479773</text:p>
          </table:table-cell>
          <table:table-cell office:value-type="float" office:value="526028" calcext:value-type="float">
            <text:p>526028</text:p>
          </table:table-cell>
          <table:table-cell office:value-type="float" office:value="157.69927" calcext:value-type="float">
            <text:p>157.69927</text:p>
          </table:table-cell>
          <table:table-cell office:value-type="float" office:value="534204" calcext:value-type="float">
            <text:p>534204</text:p>
          </table:table-cell>
          <table:table-cell office:value-type="float" office:value="160.150347" calcext:value-type="float">
            <text:p>160.150347</text:p>
          </table:table-cell>
        </table:table-row>
        <table:table-row table:style-name="ro1">
          <table:table-cell table:number-columns-repeated="2"/>
          <table:table-cell office:value-type="float" office:value="514016" calcext:value-type="float">
            <text:p>514016</text:p>
          </table:table-cell>
          <table:table-cell office:value-type="float" office:value="154.098023" calcext:value-type="float">
            <text:p>154.098023</text:p>
          </table:table-cell>
          <table:table-cell office:value-type="float" office:value="518194" calcext:value-type="float">
            <text:p>518194</text:p>
          </table:table-cell>
          <table:table-cell office:value-type="float" office:value="155.350743" calcext:value-type="float">
            <text:p>155.350743</text:p>
          </table:table-cell>
          <table:table-cell office:value-type="float" office:value="520745" calcext:value-type="float">
            <text:p>520745</text:p>
          </table:table-cell>
          <table:table-cell office:value-type="float" office:value="156.115352" calcext:value-type="float">
            <text:p>156.115352</text:p>
          </table:table-cell>
          <table:table-cell office:value-type="float" office:value="522605" calcext:value-type="float">
            <text:p>522605</text:p>
          </table:table-cell>
          <table:table-cell office:value-type="float" office:value="156.673035" calcext:value-type="float">
            <text:p>156.673035</text:p>
          </table:table-cell>
          <table:table-cell office:value-type="float" office:value="525457" calcext:value-type="float">
            <text:p>525457</text:p>
          </table:table-cell>
          <table:table-cell office:value-type="float" office:value="157.52795" calcext:value-type="float">
            <text:p>157.52795</text:p>
          </table:table-cell>
          <table:table-cell office:value-type="float" office:value="526012" calcext:value-type="float">
            <text:p>526012</text:p>
          </table:table-cell>
          <table:table-cell office:value-type="float" office:value="157.694364" calcext:value-type="float">
            <text:p>157.694364</text:p>
          </table:table-cell>
          <table:table-cell office:value-type="float" office:value="533948" calcext:value-type="float">
            <text:p>533948</text:p>
          </table:table-cell>
          <table:table-cell office:value-type="float" office:value="160.07359" calcext:value-type="float">
            <text:p>160.07359</text:p>
          </table:table-cell>
        </table:table-row>
        <table:table-row table:style-name="ro1">
          <table:table-cell table:number-columns-repeated="2"/>
          <table:table-cell office:value-type="float" office:value="514014" calcext:value-type="float">
            <text:p>514014</text:p>
          </table:table-cell>
          <table:table-cell office:value-type="float" office:value="154.097397" calcext:value-type="float">
            <text:p>154.097397</text:p>
          </table:table-cell>
          <table:table-cell office:value-type="float" office:value="518301" calcext:value-type="float">
            <text:p>518301</text:p>
          </table:table-cell>
          <table:table-cell office:value-type="float" office:value="155.382587" calcext:value-type="float">
            <text:p>155.382587</text:p>
          </table:table-cell>
          <table:table-cell office:value-type="float" office:value="519817" calcext:value-type="float">
            <text:p>519817</text:p>
          </table:table-cell>
          <table:table-cell office:value-type="float" office:value="155.837316" calcext:value-type="float">
            <text:p>155.837316</text:p>
          </table:table-cell>
          <table:table-cell office:value-type="float" office:value="522458" calcext:value-type="float">
            <text:p>522458</text:p>
          </table:table-cell>
          <table:table-cell office:value-type="float" office:value="156.629073" calcext:value-type="float">
            <text:p>156.629073</text:p>
          </table:table-cell>
          <table:table-cell office:value-type="float" office:value="525364" calcext:value-type="float">
            <text:p>525364</text:p>
          </table:table-cell>
          <table:table-cell office:value-type="float" office:value="157.500066" calcext:value-type="float">
            <text:p>157.500066</text:p>
          </table:table-cell>
          <table:table-cell office:value-type="float" office:value="525686" calcext:value-type="float">
            <text:p>525686</text:p>
          </table:table-cell>
          <table:table-cell office:value-type="float" office:value="157.596819" calcext:value-type="float">
            <text:p>157.596819</text:p>
          </table:table-cell>
          <table:table-cell office:value-type="float" office:value="530411" calcext:value-type="float">
            <text:p>530411</text:p>
          </table:table-cell>
          <table:table-cell office:value-type="float" office:value="159.013177" calcext:value-type="float">
            <text:p>159.013177</text:p>
          </table:table-cell>
        </table:table-row>
        <table:table-row table:style-name="ro1">
          <table:table-cell table:number-columns-repeated="2"/>
          <table:table-cell office:value-type="float" office:value="514048" calcext:value-type="float">
            <text:p>514048</text:p>
          </table:table-cell>
          <table:table-cell office:value-type="float" office:value="154.107585" calcext:value-type="float">
            <text:p>154.107585</text:p>
          </table:table-cell>
          <table:table-cell office:value-type="float" office:value="518359" calcext:value-type="float">
            <text:p>518359</text:p>
          </table:table-cell>
          <table:table-cell office:value-type="float" office:value="155.400093" calcext:value-type="float">
            <text:p>155.400093</text:p>
          </table:table-cell>
          <table:table-cell office:value-type="float" office:value="519634" calcext:value-type="float">
            <text:p>519634</text:p>
          </table:table-cell>
          <table:table-cell office:value-type="float" office:value="155.782476" calcext:value-type="float">
            <text:p>155.782476</text:p>
          </table:table-cell>
          <table:table-cell office:value-type="float" office:value="522495" calcext:value-type="float">
            <text:p>522495</text:p>
          </table:table-cell>
          <table:table-cell office:value-type="float" office:value="156.640182" calcext:value-type="float">
            <text:p>156.640182</text:p>
          </table:table-cell>
          <table:table-cell office:value-type="float" office:value="525422" calcext:value-type="float">
            <text:p>525422</text:p>
          </table:table-cell>
          <table:table-cell office:value-type="float" office:value="157.517535" calcext:value-type="float">
            <text:p>157.517535</text:p>
          </table:table-cell>
          <table:table-cell office:value-type="float" office:value="526304" calcext:value-type="float">
            <text:p>526304</text:p>
          </table:table-cell>
          <table:table-cell office:value-type="float" office:value="157.781894" calcext:value-type="float">
            <text:p>157.781894</text:p>
          </table:table-cell>
          <table:table-cell office:value-type="float" office:value="532150" calcext:value-type="float">
            <text:p>532150</text:p>
          </table:table-cell>
          <table:table-cell office:value-type="float" office:value="159.53449" calcext:value-type="float">
            <text:p>159.53449</text:p>
          </table:table-cell>
        </table:table-row>
        <table:table-row table:style-name="ro1">
          <table:table-cell table:number-columns-repeated="2"/>
          <table:table-cell office:value-type="float" office:value="514070" calcext:value-type="float">
            <text:p>514070</text:p>
          </table:table-cell>
          <table:table-cell office:value-type="float" office:value="154.114291" calcext:value-type="float">
            <text:p>154.114291</text:p>
          </table:table-cell>
          <table:table-cell office:value-type="float" office:value="518099" calcext:value-type="float">
            <text:p>518099</text:p>
          </table:table-cell>
          <table:table-cell office:value-type="float" office:value="155.322061" calcext:value-type="float">
            <text:p>155.322061</text:p>
          </table:table-cell>
          <table:table-cell office:value-type="float" office:value="520364" calcext:value-type="float">
            <text:p>520364</text:p>
          </table:table-cell>
          <table:table-cell office:value-type="float" office:value="156.001286" calcext:value-type="float">
            <text:p>156.001286</text:p>
          </table:table-cell>
          <table:table-cell office:value-type="float" office:value="522743" calcext:value-type="float">
            <text:p>522743</text:p>
          </table:table-cell>
          <table:table-cell office:value-type="float" office:value="156.71451" calcext:value-type="float">
            <text:p>156.71451</text:p>
          </table:table-cell>
          <table:table-cell office:value-type="float" office:value="525273" calcext:value-type="float">
            <text:p>525273</text:p>
          </table:table-cell>
          <table:table-cell office:value-type="float" office:value="157.472788" calcext:value-type="float">
            <text:p>157.472788</text:p>
          </table:table-cell>
          <table:table-cell office:value-type="float" office:value="526615" calcext:value-type="float">
            <text:p>526615</text:p>
          </table:table-cell>
          <table:table-cell office:value-type="float" office:value="157.875139" calcext:value-type="float">
            <text:p>157.875139</text:p>
          </table:table-cell>
          <table:table-cell office:value-type="float" office:value="535873" calcext:value-type="float">
            <text:p>535873</text:p>
          </table:table-cell>
          <table:table-cell office:value-type="float" office:value="160.650607" calcext:value-type="float">
            <text:p>160.650607</text:p>
          </table:table-cell>
        </table:table-row>
        <table:table-row table:style-name="ro1">
          <table:table-cell table:number-columns-repeated="2"/>
          <table:table-cell office:value-type="float" office:value="514178" calcext:value-type="float">
            <text:p>514178</text:p>
          </table:table-cell>
          <table:table-cell office:value-type="float" office:value="154.146722" calcext:value-type="float">
            <text:p>154.146722</text:p>
          </table:table-cell>
          <table:table-cell office:value-type="float" office:value="518205" calcext:value-type="float">
            <text:p>518205</text:p>
          </table:table-cell>
          <table:table-cell office:value-type="float" office:value="155.354095" calcext:value-type="float">
            <text:p>155.354095</text:p>
          </table:table-cell>
          <table:table-cell office:value-type="float" office:value="520045" calcext:value-type="float">
            <text:p>520045</text:p>
          </table:table-cell>
          <table:table-cell office:value-type="float" office:value="155.905551" calcext:value-type="float">
            <text:p>155.905551</text:p>
          </table:table-cell>
          <table:table-cell office:value-type="float" office:value="522582" calcext:value-type="float">
            <text:p>522582</text:p>
          </table:table-cell>
          <table:table-cell office:value-type="float" office:value="156.666123" calcext:value-type="float">
            <text:p>156.666123</text:p>
          </table:table-cell>
          <table:table-cell office:value-type="float" office:value="525521" calcext:value-type="float">
            <text:p>525521</text:p>
          </table:table-cell>
          <table:table-cell office:value-type="float" office:value="157.547295" calcext:value-type="float">
            <text:p>157.547295</text:p>
          </table:table-cell>
          <table:table-cell office:value-type="float" office:value="526431" calcext:value-type="float">
            <text:p>526431</text:p>
          </table:table-cell>
          <table:table-cell office:value-type="float" office:value="157.820085" calcext:value-type="float">
            <text:p>157.820085</text:p>
          </table:table-cell>
          <table:table-cell office:value-type="float" office:value="535889" calcext:value-type="float">
            <text:p>535889</text:p>
          </table:table-cell>
          <table:table-cell office:value-type="float" office:value="160.655534" calcext:value-type="float">
            <text:p>160.655534</text:p>
          </table:table-cell>
        </table:table-row>
        <table:table-row table:style-name="ro1">
          <table:table-cell table:number-columns-repeated="2"/>
          <table:table-cell office:value-type="float" office:value="513969" calcext:value-type="float">
            <text:p>513969</text:p>
          </table:table-cell>
          <table:table-cell office:value-type="float" office:value="154.084168" calcext:value-type="float">
            <text:p>154.084168</text:p>
          </table:table-cell>
          <table:table-cell office:value-type="float" office:value="518154" calcext:value-type="float">
            <text:p>518154</text:p>
          </table:table-cell>
          <table:table-cell office:value-type="float" office:value="155.338703" calcext:value-type="float">
            <text:p>155.338703</text:p>
          </table:table-cell>
          <table:table-cell office:value-type="float" office:value="520351" calcext:value-type="float">
            <text:p>520351</text:p>
          </table:table-cell>
          <table:table-cell office:value-type="float" office:value="155.997382" calcext:value-type="float">
            <text:p>155.997382</text:p>
          </table:table-cell>
          <table:table-cell office:value-type="float" office:value="522666" calcext:value-type="float">
            <text:p>522666</text:p>
          </table:table-cell>
          <table:table-cell office:value-type="float" office:value="156.691397" calcext:value-type="float">
            <text:p>156.691397</text:p>
          </table:table-cell>
          <table:table-cell office:value-type="float" office:value="525472" calcext:value-type="float">
            <text:p>525472</text:p>
          </table:table-cell>
          <table:table-cell office:value-type="float" office:value="157.532443" calcext:value-type="float">
            <text:p>157.532443</text:p>
          </table:table-cell>
          <table:table-cell office:value-type="float" office:value="526366" calcext:value-type="float">
            <text:p>526366</text:p>
          </table:table-cell>
          <table:table-cell office:value-type="float" office:value="157.800619" calcext:value-type="float">
            <text:p>157.800619</text:p>
          </table:table-cell>
          <table:table-cell office:value-type="float" office:value="533889" calcext:value-type="float">
            <text:p>533889</text:p>
          </table:table-cell>
          <table:table-cell office:value-type="float" office:value="160.055933" calcext:value-type="float">
            <text:p>160.055933</text:p>
          </table:table-cell>
        </table:table-row>
        <table:table-row table:style-name="ro1">
          <table:table-cell table:number-columns-repeated="2"/>
          <table:table-cell office:value-type="float" office:value="514126" calcext:value-type="float">
            <text:p>514126</text:p>
          </table:table-cell>
          <table:table-cell office:value-type="float" office:value="154.131141" calcext:value-type="float">
            <text:p>154.131141</text:p>
          </table:table-cell>
          <table:table-cell office:value-type="float" office:value="518197" calcext:value-type="float">
            <text:p>518197</text:p>
          </table:table-cell>
          <table:table-cell office:value-type="float" office:value="155.351637" calcext:value-type="float">
            <text:p>155.351637</text:p>
          </table:table-cell>
          <table:table-cell office:value-type="float" office:value="520299" calcext:value-type="float">
            <text:p>520299</text:p>
          </table:table-cell>
          <table:table-cell office:value-type="float" office:value="155.981651" calcext:value-type="float">
            <text:p>155.981651</text:p>
          </table:table-cell>
          <table:table-cell office:value-type="float" office:value="522457" calcext:value-type="float">
            <text:p>522457</text:p>
          </table:table-cell>
          <table:table-cell office:value-type="float" office:value="156.628742" calcext:value-type="float">
            <text:p>156.628742</text:p>
          </table:table-cell>
          <table:table-cell office:value-type="float" office:value="525406" calcext:value-type="float">
            <text:p>525406</text:p>
          </table:table-cell>
          <table:table-cell office:value-type="float" office:value="157.512817" calcext:value-type="float">
            <text:p>157.512817</text:p>
          </table:table-cell>
          <table:table-cell office:value-type="float" office:value="526666" calcext:value-type="float">
            <text:p>526666</text:p>
          </table:table-cell>
          <table:table-cell office:value-type="float" office:value="157.890365" calcext:value-type="float">
            <text:p>157.890365</text:p>
          </table:table-cell>
          <table:table-cell office:value-type="float" office:value="535898" calcext:value-type="float">
            <text:p>535898</text:p>
          </table:table-cell>
          <table:table-cell office:value-type="float" office:value="160.658057" calcext:value-type="float">
            <text:p>160.658057</text:p>
          </table:table-cell>
        </table:table-row>
        <table:table-row table:style-name="ro1">
          <table:table-cell table:number-columns-repeated="2"/>
          <table:table-cell office:value-type="float" office:value="513975" calcext:value-type="float">
            <text:p>513975</text:p>
          </table:table-cell>
          <table:table-cell office:value-type="float" office:value="154.085899" calcext:value-type="float">
            <text:p>154.085899</text:p>
          </table:table-cell>
          <table:table-cell office:value-type="float" office:value="518004" calcext:value-type="float">
            <text:p>518004</text:p>
          </table:table-cell>
          <table:table-cell office:value-type="float" office:value="155.293752" calcext:value-type="float">
            <text:p>155.293752</text:p>
          </table:table-cell>
          <table:table-cell office:value-type="float" office:value="520557" calcext:value-type="float">
            <text:p>520557</text:p>
          </table:table-cell>
          <table:table-cell office:value-type="float" office:value="156.059119" calcext:value-type="float">
            <text:p>156.059119</text:p>
          </table:table-cell>
          <table:table-cell office:value-type="float" office:value="522655" calcext:value-type="float">
            <text:p>522655</text:p>
          </table:table-cell>
          <table:table-cell office:value-type="float" office:value="156.687993" calcext:value-type="float">
            <text:p>156.687993</text:p>
          </table:table-cell>
          <table:table-cell office:value-type="float" office:value="525147" calcext:value-type="float">
            <text:p>525147</text:p>
          </table:table-cell>
          <table:table-cell office:value-type="float" office:value="157.435191" calcext:value-type="float">
            <text:p>157.435191</text:p>
          </table:table-cell>
          <table:table-cell office:value-type="float" office:value="526923" calcext:value-type="float">
            <text:p>526923</text:p>
          </table:table-cell>
          <table:table-cell office:value-type="float" office:value="157.967687" calcext:value-type="float">
            <text:p>157.967687</text:p>
          </table:table-cell>
          <table:table-cell office:value-type="float" office:value="535876" calcext:value-type="float">
            <text:p>535876</text:p>
          </table:table-cell>
          <table:table-cell office:value-type="float" office:value="160.651586" calcext:value-type="float">
            <text:p>160.651586</text:p>
          </table:table-cell>
        </table:table-row>
        <table:table-row table:style-name="ro1">
          <table:table-cell table:number-columns-repeated="2"/>
          <table:table-cell office:value-type="float" office:value="513933" calcext:value-type="float">
            <text:p>513933</text:p>
          </table:table-cell>
          <table:table-cell office:value-type="float" office:value="154.073147" calcext:value-type="float">
            <text:p>154.073147</text:p>
          </table:table-cell>
          <table:table-cell office:value-type="float" office:value="518039" calcext:value-type="float">
            <text:p>518039</text:p>
          </table:table-cell>
          <table:table-cell office:value-type="float" office:value="155.304172" calcext:value-type="float">
            <text:p>155.304172</text:p>
          </table:table-cell>
          <table:table-cell office:value-type="float" office:value="520004" calcext:value-type="float">
            <text:p>520004</text:p>
          </table:table-cell>
          <table:table-cell office:value-type="float" office:value="155.893316" calcext:value-type="float">
            <text:p>155.893316</text:p>
          </table:table-cell>
          <table:table-cell office:value-type="float" office:value="522501" calcext:value-type="float">
            <text:p>522501</text:p>
          </table:table-cell>
          <table:table-cell office:value-type="float" office:value="156.641959" calcext:value-type="float">
            <text:p>156.641959</text:p>
          </table:table-cell>
          <table:table-cell office:value-type="float" office:value="525484" calcext:value-type="float">
            <text:p>525484</text:p>
          </table:table-cell>
          <table:table-cell office:value-type="float" office:value="157.536283" calcext:value-type="float">
            <text:p>157.536283</text:p>
          </table:table-cell>
          <table:table-cell office:value-type="float" office:value="526311" calcext:value-type="float">
            <text:p>526311</text:p>
          </table:table-cell>
          <table:table-cell office:value-type="float" office:value="157.783957" calcext:value-type="float">
            <text:p>157.783957</text:p>
          </table:table-cell>
          <table:table-cell office:value-type="float" office:value="535805" calcext:value-type="float">
            <text:p>535805</text:p>
          </table:table-cell>
          <table:table-cell office:value-type="float" office:value="160.630174" calcext:value-type="float">
            <text:p>160.630174</text:p>
          </table:table-cell>
        </table:table-row>
        <table:table-row table:style-name="ro1">
          <table:table-cell table:number-columns-repeated="2"/>
          <table:table-cell office:value-type="float" office:value="514116" calcext:value-type="float">
            <text:p>514116</text:p>
          </table:table-cell>
          <table:table-cell office:value-type="float" office:value="154.127952" calcext:value-type="float">
            <text:p>154.127952</text:p>
          </table:table-cell>
          <table:table-cell office:value-type="float" office:value="518386" calcext:value-type="float">
            <text:p>518386</text:p>
          </table:table-cell>
          <table:table-cell office:value-type="float" office:value="155.408134" calcext:value-type="float">
            <text:p>155.408134</text:p>
          </table:table-cell>
          <table:table-cell office:value-type="float" office:value="520363" calcext:value-type="float">
            <text:p>520363</text:p>
          </table:table-cell>
          <table:table-cell office:value-type="float" office:value="156.000927" calcext:value-type="float">
            <text:p>156.000927</text:p>
          </table:table-cell>
          <table:table-cell office:value-type="float" office:value="522619" calcext:value-type="float">
            <text:p>522619</text:p>
          </table:table-cell>
          <table:table-cell office:value-type="float" office:value="156.677088" calcext:value-type="float">
            <text:p>156.677088</text:p>
          </table:table-cell>
          <table:table-cell office:value-type="float" office:value="525291" calcext:value-type="float">
            <text:p>525291</text:p>
          </table:table-cell>
          <table:table-cell office:value-type="float" office:value="157.478359" calcext:value-type="float">
            <text:p>157.478359</text:p>
          </table:table-cell>
          <table:table-cell office:value-type="float" office:value="526141" calcext:value-type="float">
            <text:p>526141</text:p>
          </table:table-cell>
          <table:table-cell office:value-type="float" office:value="157.733237" calcext:value-type="float">
            <text:p>157.733237</text:p>
          </table:table-cell>
          <table:table-cell office:value-type="float" office:value="534015" calcext:value-type="float">
            <text:p>534015</text:p>
          </table:table-cell>
          <table:table-cell office:value-type="float" office:value="160.093696" calcext:value-type="float">
            <text:p>160.093696</text:p>
          </table:table-cell>
        </table:table-row>
        <table:table-row table:style-name="ro1">
          <table:table-cell table:number-columns-repeated="2"/>
          <table:table-cell office:value-type="float" office:value="514112" calcext:value-type="float">
            <text:p>514112</text:p>
          </table:table-cell>
          <table:table-cell office:value-type="float" office:value="154.126764" calcext:value-type="float">
            <text:p>154.126764</text:p>
          </table:table-cell>
          <table:table-cell office:value-type="float" office:value="518072" calcext:value-type="float">
            <text:p>518072</text:p>
          </table:table-cell>
          <table:table-cell office:value-type="float" office:value="155.314101" calcext:value-type="float">
            <text:p>155.314101</text:p>
          </table:table-cell>
          <table:table-cell office:value-type="float" office:value="519749" calcext:value-type="float">
            <text:p>519749</text:p>
          </table:table-cell>
          <table:table-cell office:value-type="float" office:value="155.81691" calcext:value-type="float">
            <text:p>155.81691</text:p>
          </table:table-cell>
          <table:table-cell office:value-type="float" office:value="522720" calcext:value-type="float">
            <text:p>522720</text:p>
          </table:table-cell>
          <table:table-cell office:value-type="float" office:value="156.707527" calcext:value-type="float">
            <text:p>156.707527</text:p>
          </table:table-cell>
          <table:table-cell office:value-type="float" office:value="525365" calcext:value-type="float">
            <text:p>525365</text:p>
          </table:table-cell>
          <table:table-cell office:value-type="float" office:value="157.50032" calcext:value-type="float">
            <text:p>157.50032</text:p>
          </table:table-cell>
          <table:table-cell office:value-type="float" office:value="526908" calcext:value-type="float">
            <text:p>526908</text:p>
          </table:table-cell>
          <table:table-cell office:value-type="float" office:value="157.963183" calcext:value-type="float">
            <text:p>157.963183</text:p>
          </table:table-cell>
          <table:table-cell office:value-type="float" office:value="535939" calcext:value-type="float">
            <text:p>535939</text:p>
          </table:table-cell>
          <table:table-cell office:value-type="float" office:value="160.670353" calcext:value-type="float">
            <text:p>160.670353</text:p>
          </table:table-cell>
        </table:table-row>
        <table:table-row table:style-name="ro1">
          <table:table-cell table:number-columns-repeated="2"/>
          <table:table-cell office:value-type="float" office:value="514046" calcext:value-type="float">
            <text:p>514046</text:p>
          </table:table-cell>
          <table:table-cell office:value-type="float" office:value="154.107083" calcext:value-type="float">
            <text:p>154.107083</text:p>
          </table:table-cell>
          <table:table-cell office:value-type="float" office:value="518014" calcext:value-type="float">
            <text:p>518014</text:p>
          </table:table-cell>
          <table:table-cell office:value-type="float" office:value="155.29681" calcext:value-type="float">
            <text:p>155.29681</text:p>
          </table:table-cell>
          <table:table-cell office:value-type="float" office:value="519549" calcext:value-type="float">
            <text:p>519549</text:p>
          </table:table-cell>
          <table:table-cell office:value-type="float" office:value="155.756934" calcext:value-type="float">
            <text:p>155.756934</text:p>
          </table:table-cell>
          <table:table-cell office:value-type="float" office:value="522493" calcext:value-type="float">
            <text:p>522493</text:p>
          </table:table-cell>
          <table:table-cell office:value-type="float" office:value="156.639529" calcext:value-type="float">
            <text:p>156.639529</text:p>
          </table:table-cell>
          <table:table-cell office:value-type="float" office:value="525560" calcext:value-type="float">
            <text:p>525560</text:p>
          </table:table-cell>
          <table:table-cell office:value-type="float" office:value="157.558781" calcext:value-type="float">
            <text:p>157.558781</text:p>
          </table:table-cell>
          <table:table-cell office:value-type="float" office:value="526006" calcext:value-type="float">
            <text:p>526006</text:p>
          </table:table-cell>
          <table:table-cell office:value-type="float" office:value="157.692776" calcext:value-type="float">
            <text:p>157.692776</text:p>
          </table:table-cell>
          <table:table-cell office:value-type="float" office:value="536005" calcext:value-type="float">
            <text:p>536005</text:p>
          </table:table-cell>
          <table:table-cell office:value-type="float" office:value="160.690127" calcext:value-type="float">
            <text:p>160.690127</text:p>
          </table:table-cell>
        </table:table-row>
        <table:table-row table:style-name="ro1">
          <table:table-cell table:number-columns-repeated="2"/>
          <table:table-cell office:value-type="float" office:value="513974" calcext:value-type="float">
            <text:p>513974</text:p>
          </table:table-cell>
          <table:table-cell office:value-type="float" office:value="154.085642" calcext:value-type="float">
            <text:p>154.085642</text:p>
          </table:table-cell>
          <table:table-cell office:value-type="float" office:value="517986" calcext:value-type="float">
            <text:p>517986</text:p>
          </table:table-cell>
          <table:table-cell office:value-type="float" office:value="155.288187" calcext:value-type="float">
            <text:p>155.288187</text:p>
          </table:table-cell>
          <table:table-cell office:value-type="float" office:value="519405" calcext:value-type="float">
            <text:p>519405</text:p>
          </table:table-cell>
          <table:table-cell office:value-type="float" office:value="155.713807" calcext:value-type="float">
            <text:p>155.713807</text:p>
          </table:table-cell>
          <table:table-cell office:value-type="float" office:value="522538" calcext:value-type="float">
            <text:p>522538</text:p>
          </table:table-cell>
          <table:table-cell office:value-type="float" office:value="156.652842" calcext:value-type="float">
            <text:p>156.652842</text:p>
          </table:table-cell>
          <table:table-cell office:value-type="float" office:value="525443" calcext:value-type="float">
            <text:p>525443</text:p>
          </table:table-cell>
          <table:table-cell office:value-type="float" office:value="157.523829" calcext:value-type="float">
            <text:p>157.523829</text:p>
          </table:table-cell>
          <table:table-cell office:value-type="float" office:value="525957" calcext:value-type="float">
            <text:p>525957</text:p>
          </table:table-cell>
          <table:table-cell office:value-type="float" office:value="157.67806" calcext:value-type="float">
            <text:p>157.67806</text:p>
          </table:table-cell>
          <table:table-cell office:value-type="float" office:value="535781" calcext:value-type="float">
            <text:p>535781</text:p>
          </table:table-cell>
          <table:table-cell office:value-type="float" office:value="160.623054" calcext:value-type="float">
            <text:p>160.623054</text:p>
          </table:table-cell>
        </table:table-row>
        <table:table-row table:style-name="ro1">
          <table:table-cell table:number-columns-repeated="2"/>
          <table:table-cell office:value-type="float" office:value="513943" calcext:value-type="float">
            <text:p>513943</text:p>
          </table:table-cell>
          <table:table-cell office:value-type="float" office:value="154.076182" calcext:value-type="float">
            <text:p>154.076182</text:p>
          </table:table-cell>
          <table:table-cell office:value-type="float" office:value="518127" calcext:value-type="float">
            <text:p>518127</text:p>
          </table:table-cell>
          <table:table-cell office:value-type="float" office:value="155.330583" calcext:value-type="float">
            <text:p>155.330583</text:p>
          </table:table-cell>
          <table:table-cell office:value-type="float" office:value="519715" calcext:value-type="float">
            <text:p>519715</text:p>
          </table:table-cell>
          <table:table-cell office:value-type="float" office:value="155.806681" calcext:value-type="float">
            <text:p>155.806681</text:p>
          </table:table-cell>
          <table:table-cell office:value-type="float" office:value="522712" calcext:value-type="float">
            <text:p>522712</text:p>
          </table:table-cell>
          <table:table-cell office:value-type="float" office:value="156.705056" calcext:value-type="float">
            <text:p>156.705056</text:p>
          </table:table-cell>
          <table:table-cell office:value-type="float" office:value="525506" calcext:value-type="float">
            <text:p>525506</text:p>
          </table:table-cell>
          <table:table-cell office:value-type="float" office:value="157.542666" calcext:value-type="float">
            <text:p>157.542666</text:p>
          </table:table-cell>
          <table:table-cell office:value-type="float" office:value="525992" calcext:value-type="float">
            <text:p>525992</text:p>
          </table:table-cell>
          <table:table-cell office:value-type="float" office:value="157.688376" calcext:value-type="float">
            <text:p>157.688376</text:p>
          </table:table-cell>
          <table:table-cell office:value-type="float" office:value="534078" calcext:value-type="float">
            <text:p>534078</text:p>
          </table:table-cell>
          <table:table-cell office:value-type="float" office:value="160.11246" calcext:value-type="float">
            <text:p>160.11246</text:p>
          </table:table-cell>
        </table:table-row>
        <table:table-row table:style-name="ro1">
          <table:table-cell table:number-columns-repeated="2"/>
          <table:table-cell office:value-type="float" office:value="514052" calcext:value-type="float">
            <text:p>514052</text:p>
          </table:table-cell>
          <table:table-cell office:value-type="float" office:value="154.10898" calcext:value-type="float">
            <text:p>154.10898</text:p>
          </table:table-cell>
          <table:table-cell office:value-type="float" office:value="518029" calcext:value-type="float">
            <text:p>518029</text:p>
          </table:table-cell>
          <table:table-cell office:value-type="float" office:value="155.301214" calcext:value-type="float">
            <text:p>155.301214</text:p>
          </table:table-cell>
          <table:table-cell office:value-type="float" office:value="520633" calcext:value-type="float">
            <text:p>520633</text:p>
          </table:table-cell>
          <table:table-cell office:value-type="float" office:value="156.081982" calcext:value-type="float">
            <text:p>156.081982</text:p>
          </table:table-cell>
          <table:table-cell office:value-type="float" office:value="522555" calcext:value-type="float">
            <text:p>522555</text:p>
          </table:table-cell>
          <table:table-cell office:value-type="float" office:value="156.65799" calcext:value-type="float">
            <text:p>156.65799</text:p>
          </table:table-cell>
          <table:table-cell office:value-type="float" office:value="525727" calcext:value-type="float">
            <text:p>525727</text:p>
          </table:table-cell>
          <table:table-cell office:value-type="float" office:value="157.608918" calcext:value-type="float">
            <text:p>157.608918</text:p>
          </table:table-cell>
          <table:table-cell office:value-type="float" office:value="527093" calcext:value-type="float">
            <text:p>527093</text:p>
          </table:table-cell>
          <table:table-cell office:value-type="float" office:value="158.018368" calcext:value-type="float">
            <text:p>158.018368</text:p>
          </table:table-cell>
          <table:table-cell office:value-type="float" office:value="535749" calcext:value-type="float">
            <text:p>535749</text:p>
          </table:table-cell>
          <table:table-cell office:value-type="float" office:value="160.613487" calcext:value-type="float">
            <text:p>160.613487</text:p>
          </table:table-cell>
        </table:table-row>
        <table:table-row table:style-name="ro1">
          <table:table-cell table:number-columns-repeated="2"/>
          <table:table-cell office:value-type="float" office:value="514018" calcext:value-type="float">
            <text:p>514018</text:p>
          </table:table-cell>
          <table:table-cell office:value-type="float" office:value="154.098764" calcext:value-type="float">
            <text:p>154.098764</text:p>
          </table:table-cell>
          <table:table-cell office:value-type="float" office:value="518081" calcext:value-type="float">
            <text:p>518081</text:p>
          </table:table-cell>
          <table:table-cell office:value-type="float" office:value="155.316758" calcext:value-type="float">
            <text:p>155.316758</text:p>
          </table:table-cell>
          <table:table-cell office:value-type="float" office:value="520580" calcext:value-type="float">
            <text:p>520580</text:p>
          </table:table-cell>
          <table:table-cell office:value-type="float" office:value="156.065957" calcext:value-type="float">
            <text:p>156.065957</text:p>
          </table:table-cell>
          <table:table-cell office:value-type="float" office:value="522353" calcext:value-type="float">
            <text:p>522353</text:p>
          </table:table-cell>
          <table:table-cell office:value-type="float" office:value="156.597494" calcext:value-type="float">
            <text:p>156.597494</text:p>
          </table:table-cell>
          <table:table-cell office:value-type="float" office:value="525141" calcext:value-type="float">
            <text:p>525141</text:p>
          </table:table-cell>
          <table:table-cell office:value-type="float" office:value="157.433231" calcext:value-type="float">
            <text:p>157.433231</text:p>
          </table:table-cell>
          <table:table-cell office:value-type="float" office:value="527122" calcext:value-type="float">
            <text:p>527122</text:p>
          </table:table-cell>
          <table:table-cell office:value-type="float" office:value="158.027228" calcext:value-type="float">
            <text:p>158.027228</text:p>
          </table:table-cell>
          <table:table-cell office:value-type="float" office:value="535750" calcext:value-type="float">
            <text:p>535750</text:p>
          </table:table-cell>
          <table:table-cell office:value-type="float" office:value="160.613932" calcext:value-type="float">
            <text:p>160.613932</text:p>
          </table:table-cell>
        </table:table-row>
        <table:table-row table:style-name="ro1">
          <table:table-cell table:number-columns-repeated="2"/>
          <table:table-cell office:value-type="float" office:value="514004" calcext:value-type="float">
            <text:p>514004</text:p>
          </table:table-cell>
          <table:table-cell office:value-type="float" office:value="154.094515" calcext:value-type="float">
            <text:p>154.094515</text:p>
          </table:table-cell>
          <table:table-cell office:value-type="float" office:value="518061" calcext:value-type="float">
            <text:p>518061</text:p>
          </table:table-cell>
          <table:table-cell office:value-type="float" office:value="155.310805" calcext:value-type="float">
            <text:p>155.310805</text:p>
          </table:table-cell>
          <table:table-cell office:value-type="float" office:value="520837" calcext:value-type="float">
            <text:p>520837</text:p>
          </table:table-cell>
          <table:table-cell office:value-type="float" office:value="156.14299" calcext:value-type="float">
            <text:p>156.14299</text:p>
          </table:table-cell>
          <table:table-cell office:value-type="float" office:value="522510" calcext:value-type="float">
            <text:p>522510</text:p>
          </table:table-cell>
          <table:table-cell office:value-type="float" office:value="156.644568" calcext:value-type="float">
            <text:p>156.644568</text:p>
          </table:table-cell>
          <table:table-cell office:value-type="float" office:value="525233" calcext:value-type="float">
            <text:p>525233</text:p>
          </table:table-cell>
          <table:table-cell office:value-type="float" office:value="157.460827" calcext:value-type="float">
            <text:p>157.460827</text:p>
          </table:table-cell>
          <table:table-cell office:value-type="float" office:value="526115" calcext:value-type="float">
            <text:p>526115</text:p>
          </table:table-cell>
          <table:table-cell office:value-type="float" office:value="157.725365" calcext:value-type="float">
            <text:p>157.725365</text:p>
          </table:table-cell>
          <table:table-cell office:value-type="float" office:value="532456" calcext:value-type="float">
            <text:p>532456</text:p>
          </table:table-cell>
          <table:table-cell office:value-type="float" office:value="159.626177" calcext:value-type="float">
            <text:p>159.626177</text:p>
          </table:table-cell>
        </table:table-row>
        <table:table-row table:style-name="ro1">
          <table:table-cell table:number-columns-repeated="2"/>
          <table:table-cell office:value-type="float" office:value="514064" calcext:value-type="float">
            <text:p>514064</text:p>
          </table:table-cell>
          <table:table-cell office:value-type="float" office:value="154.112419" calcext:value-type="float">
            <text:p>154.112419</text:p>
          </table:table-cell>
          <table:table-cell office:value-type="float" office:value="518119" calcext:value-type="float">
            <text:p>518119</text:p>
          </table:table-cell>
          <table:table-cell office:value-type="float" office:value="155.328237" calcext:value-type="float">
            <text:p>155.328237</text:p>
          </table:table-cell>
          <table:table-cell office:value-type="float" office:value="520251" calcext:value-type="float">
            <text:p>520251</text:p>
          </table:table-cell>
          <table:table-cell office:value-type="float" office:value="155.967464" calcext:value-type="float">
            <text:p>155.967464</text:p>
          </table:table-cell>
          <table:table-cell office:value-type="float" office:value="522498" calcext:value-type="float">
            <text:p>522498</text:p>
          </table:table-cell>
          <table:table-cell office:value-type="float" office:value="156.641022" calcext:value-type="float">
            <text:p>156.641022</text:p>
          </table:table-cell>
          <table:table-cell office:value-type="float" office:value="525468" calcext:value-type="float">
            <text:p>525468</text:p>
          </table:table-cell>
          <table:table-cell office:value-type="float" office:value="157.531331" calcext:value-type="float">
            <text:p>157.531331</text:p>
          </table:table-cell>
          <table:table-cell office:value-type="float" office:value="526304" calcext:value-type="float">
            <text:p>526304</text:p>
          </table:table-cell>
          <table:table-cell office:value-type="float" office:value="157.781874" calcext:value-type="float">
            <text:p>157.781874</text:p>
          </table:table-cell>
          <table:table-cell office:value-type="float" office:value="535907" calcext:value-type="float">
            <text:p>535907</text:p>
          </table:table-cell>
          <table:table-cell office:value-type="float" office:value="160.660799" calcext:value-type="float">
            <text:p>160.660799</text:p>
          </table:table-cell>
        </table:table-row>
        <table:table-row table:style-name="ro1">
          <table:table-cell table:number-columns-repeated="2"/>
          <table:table-cell office:value-type="float" office:value="513948" calcext:value-type="float">
            <text:p>513948</text:p>
          </table:table-cell>
          <table:table-cell office:value-type="float" office:value="154.077802" calcext:value-type="float">
            <text:p>154.077802</text:p>
          </table:table-cell>
          <table:table-cell office:value-type="float" office:value="518112" calcext:value-type="float">
            <text:p>518112</text:p>
          </table:table-cell>
          <table:table-cell office:value-type="float" office:value="155.326131" calcext:value-type="float">
            <text:p>155.326131</text:p>
          </table:table-cell>
          <table:table-cell office:value-type="float" office:value="520365" calcext:value-type="float">
            <text:p>520365</text:p>
          </table:table-cell>
          <table:table-cell office:value-type="float" office:value="156.00152" calcext:value-type="float">
            <text:p>156.00152</text:p>
          </table:table-cell>
          <table:table-cell office:value-type="float" office:value="522297" calcext:value-type="float">
            <text:p>522297</text:p>
          </table:table-cell>
          <table:table-cell office:value-type="float" office:value="156.580692" calcext:value-type="float">
            <text:p>156.580692</text:p>
          </table:table-cell>
          <table:table-cell office:value-type="float" office:value="525594" calcext:value-type="float">
            <text:p>525594</text:p>
          </table:table-cell>
          <table:table-cell office:value-type="float" office:value="157.569123" calcext:value-type="float">
            <text:p>157.569123</text:p>
          </table:table-cell>
          <table:table-cell office:value-type="float" office:value="526720" calcext:value-type="float">
            <text:p>526720</text:p>
          </table:table-cell>
          <table:table-cell office:value-type="float" office:value="157.906724" calcext:value-type="float">
            <text:p>157.906724</text:p>
          </table:table-cell>
          <table:table-cell office:value-type="float" office:value="534035" calcext:value-type="float">
            <text:p>534035</text:p>
          </table:table-cell>
          <table:table-cell office:value-type="float" office:value="160.099715" calcext:value-type="float">
            <text:p>160.099715</text:p>
          </table:table-cell>
        </table:table-row>
        <table:table-row table:style-name="ro1">
          <table:table-cell table:number-columns-repeated="2"/>
          <table:table-cell office:value-type="float" office:value="514085" calcext:value-type="float">
            <text:p>514085</text:p>
          </table:table-cell>
          <table:table-cell office:value-type="float" office:value="154.118868" calcext:value-type="float">
            <text:p>154.118868</text:p>
          </table:table-cell>
          <table:table-cell office:value-type="float" office:value="518037" calcext:value-type="float">
            <text:p>518037</text:p>
          </table:table-cell>
          <table:table-cell office:value-type="float" office:value="155.303486" calcext:value-type="float">
            <text:p>155.303486</text:p>
          </table:table-cell>
          <table:table-cell office:value-type="float" office:value="519972" calcext:value-type="float">
            <text:p>519972</text:p>
          </table:table-cell>
          <table:table-cell office:value-type="float" office:value="155.88376" calcext:value-type="float">
            <text:p>155.88376</text:p>
          </table:table-cell>
          <table:table-cell office:value-type="float" office:value="522464" calcext:value-type="float">
            <text:p>522464</text:p>
          </table:table-cell>
          <table:table-cell office:value-type="float" office:value="156.630702" calcext:value-type="float">
            <text:p>156.630702</text:p>
          </table:table-cell>
          <table:table-cell office:value-type="float" office:value="525460" calcext:value-type="float">
            <text:p>525460</text:p>
          </table:table-cell>
          <table:table-cell office:value-type="float" office:value="157.528821" calcext:value-type="float">
            <text:p>157.528821</text:p>
          </table:table-cell>
          <table:table-cell office:value-type="float" office:value="526730" calcext:value-type="float">
            <text:p>526730</text:p>
          </table:table-cell>
          <table:table-cell office:value-type="float" office:value="157.909558" calcext:value-type="float">
            <text:p>157.909558</text:p>
          </table:table-cell>
          <table:table-cell office:value-type="float" office:value="535814" calcext:value-type="float">
            <text:p>535814</text:p>
          </table:table-cell>
          <table:table-cell office:value-type="float" office:value="160.632968" calcext:value-type="float">
            <text:p>160.632968</text:p>
          </table:table-cell>
        </table:table-row>
        <table:table-row table:style-name="ro1">
          <table:table-cell table:number-columns-repeated="2"/>
          <table:table-cell office:value-type="float" office:value="513902" calcext:value-type="float">
            <text:p>513902</text:p>
          </table:table-cell>
          <table:table-cell office:value-type="float" office:value="154.063836" calcext:value-type="float">
            <text:p>154.063836</text:p>
          </table:table-cell>
          <table:table-cell office:value-type="float" office:value="518030" calcext:value-type="float">
            <text:p>518030</text:p>
          </table:table-cell>
          <table:table-cell office:value-type="float" office:value="155.301342" calcext:value-type="float">
            <text:p>155.301342</text:p>
          </table:table-cell>
          <table:table-cell office:value-type="float" office:value="520350" calcext:value-type="float">
            <text:p>520350</text:p>
          </table:table-cell>
          <table:table-cell office:value-type="float" office:value="155.997017" calcext:value-type="float">
            <text:p>155.997017</text:p>
          </table:table-cell>
          <table:table-cell office:value-type="float" office:value="522677" calcext:value-type="float">
            <text:p>522677</text:p>
          </table:table-cell>
          <table:table-cell office:value-type="float" office:value="156.694685" calcext:value-type="float">
            <text:p>156.694685</text:p>
          </table:table-cell>
          <table:table-cell office:value-type="float" office:value="525521" calcext:value-type="float">
            <text:p>525521</text:p>
          </table:table-cell>
          <table:table-cell office:value-type="float" office:value="157.54718" calcext:value-type="float">
            <text:p>157.54718</text:p>
          </table:table-cell>
          <table:table-cell office:value-type="float" office:value="526793" calcext:value-type="float">
            <text:p>526793</text:p>
          </table:table-cell>
          <table:table-cell office:value-type="float" office:value="157.928714" calcext:value-type="float">
            <text:p>157.928714</text:p>
          </table:table-cell>
          <table:table-cell office:value-type="float" office:value="535658" calcext:value-type="float">
            <text:p>535658</text:p>
          </table:table-cell>
          <table:table-cell office:value-type="float" office:value="160.586097" calcext:value-type="float">
            <text:p>160.586097</text:p>
          </table:table-cell>
        </table:table-row>
        <table:table-row table:style-name="ro1">
          <table:table-cell table:number-columns-repeated="2"/>
          <table:table-cell office:value-type="float" office:value="513971" calcext:value-type="float">
            <text:p>513971</text:p>
          </table:table-cell>
          <table:table-cell office:value-type="float" office:value="154.084545" calcext:value-type="float">
            <text:p>154.084545</text:p>
          </table:table-cell>
          <table:table-cell office:value-type="float" office:value="518150" calcext:value-type="float">
            <text:p>518150</text:p>
          </table:table-cell>
          <table:table-cell office:value-type="float" office:value="155.337343" calcext:value-type="float">
            <text:p>155.337343</text:p>
          </table:table-cell>
          <table:table-cell office:value-type="float" office:value="519597" calcext:value-type="float">
            <text:p>519597</text:p>
          </table:table-cell>
          <table:table-cell office:value-type="float" office:value="155.771206" calcext:value-type="float">
            <text:p>155.771206</text:p>
          </table:table-cell>
          <table:table-cell office:value-type="float" office:value="522678" calcext:value-type="float">
            <text:p>522678</text:p>
          </table:table-cell>
          <table:table-cell office:value-type="float" office:value="156.694994" calcext:value-type="float">
            <text:p>156.694994</text:p>
          </table:table-cell>
          <table:table-cell office:value-type="float" office:value="525491" calcext:value-type="float">
            <text:p>525491</text:p>
          </table:table-cell>
          <table:table-cell office:value-type="float" office:value="157.53835" calcext:value-type="float">
            <text:p>157.53835</text:p>
          </table:table-cell>
          <table:table-cell office:value-type="float" office:value="526603" calcext:value-type="float">
            <text:p>526603</text:p>
          </table:table-cell>
          <table:table-cell office:value-type="float" office:value="157.87169" calcext:value-type="float">
            <text:p>157.87169</text:p>
          </table:table-cell>
          <table:table-cell office:value-type="float" office:value="535841" calcext:value-type="float">
            <text:p>535841</text:p>
          </table:table-cell>
          <table:table-cell office:value-type="float" office:value="160.641005" calcext:value-type="float">
            <text:p>160.641005</text:p>
          </table:table-cell>
        </table:table-row>
        <table:table-row table:style-name="ro1">
          <table:table-cell table:number-columns-repeated="2"/>
          <table:table-cell office:value-type="float" office:value="513924" calcext:value-type="float">
            <text:p>513924</text:p>
          </table:table-cell>
          <table:table-cell office:value-type="float" office:value="154.070462" calcext:value-type="float">
            <text:p>154.070462</text:p>
          </table:table-cell>
          <table:table-cell office:value-type="float" office:value="518257" calcext:value-type="float">
            <text:p>518257</text:p>
          </table:table-cell>
          <table:table-cell office:value-type="float" office:value="155.369555" calcext:value-type="float">
            <text:p>155.369555</text:p>
          </table:table-cell>
          <table:table-cell office:value-type="float" office:value="521317" calcext:value-type="float">
            <text:p>521317</text:p>
          </table:table-cell>
          <table:table-cell office:value-type="float" office:value="156.286759" calcext:value-type="float">
            <text:p>156.286759</text:p>
          </table:table-cell>
          <table:table-cell office:value-type="float" office:value="522677" calcext:value-type="float">
            <text:p>522677</text:p>
          </table:table-cell>
          <table:table-cell office:value-type="float" office:value="156.694682" calcext:value-type="float">
            <text:p>156.694682</text:p>
          </table:table-cell>
          <table:table-cell office:value-type="float" office:value="525430" calcext:value-type="float">
            <text:p>525430</text:p>
          </table:table-cell>
          <table:table-cell office:value-type="float" office:value="157.519933" calcext:value-type="float">
            <text:p>157.519933</text:p>
          </table:table-cell>
          <table:table-cell office:value-type="float" office:value="526219" calcext:value-type="float">
            <text:p>526219</text:p>
          </table:table-cell>
          <table:table-cell office:value-type="float" office:value="157.756591" calcext:value-type="float">
            <text:p>157.756591</text:p>
          </table:table-cell>
          <table:table-cell office:value-type="float" office:value="535696" calcext:value-type="float">
            <text:p>535696</text:p>
          </table:table-cell>
          <table:table-cell office:value-type="float" office:value="160.597533" calcext:value-type="float">
            <text:p>160.597533</text:p>
          </table:table-cell>
        </table:table-row>
        <table:table-row table:style-name="ro1">
          <table:table-cell table:number-columns-repeated="2"/>
          <table:table-cell office:value-type="float" office:value="513939" calcext:value-type="float">
            <text:p>513939</text:p>
          </table:table-cell>
          <table:table-cell office:value-type="float" office:value="154.074938" calcext:value-type="float">
            <text:p>154.074938</text:p>
          </table:table-cell>
          <table:table-cell office:value-type="float" office:value="517974" calcext:value-type="float">
            <text:p>517974</text:p>
          </table:table-cell>
          <table:table-cell office:value-type="float" office:value="155.284646" calcext:value-type="float">
            <text:p>155.284646</text:p>
          </table:table-cell>
          <table:table-cell office:value-type="float" office:value="520247" calcext:value-type="float">
            <text:p>520247</text:p>
          </table:table-cell>
          <table:table-cell office:value-type="float" office:value="155.965995" calcext:value-type="float">
            <text:p>155.965995</text:p>
          </table:table-cell>
          <table:table-cell office:value-type="float" office:value="522616" calcext:value-type="float">
            <text:p>522616</text:p>
          </table:table-cell>
          <table:table-cell office:value-type="float" office:value="156.676401" calcext:value-type="float">
            <text:p>156.676401</text:p>
          </table:table-cell>
          <table:table-cell office:value-type="float" office:value="525343" calcext:value-type="float">
            <text:p>525343</text:p>
          </table:table-cell>
          <table:table-cell office:value-type="float" office:value="157.493833" calcext:value-type="float">
            <text:p>157.493833</text:p>
          </table:table-cell>
          <table:table-cell office:value-type="float" office:value="526758" calcext:value-type="float">
            <text:p>526758</text:p>
          </table:table-cell>
          <table:table-cell office:value-type="float" office:value="157.918041" calcext:value-type="float">
            <text:p>157.918041</text:p>
          </table:table-cell>
          <table:table-cell office:value-type="float" office:value="535715" calcext:value-type="float">
            <text:p>535715</text:p>
          </table:table-cell>
          <table:table-cell office:value-type="float" office:value="160.60329" calcext:value-type="float">
            <text:p>160.60329</text:p>
          </table:table-cell>
        </table:table-row>
        <table:table-row table:style-name="ro1">
          <table:table-cell table:number-columns-repeated="2"/>
          <table:table-cell office:value-type="float" office:value="514002" calcext:value-type="float">
            <text:p>514002</text:p>
          </table:table-cell>
          <table:table-cell office:value-type="float" office:value="154.093874" calcext:value-type="float">
            <text:p>154.093874</text:p>
          </table:table-cell>
          <table:table-cell office:value-type="float" office:value="518176" calcext:value-type="float">
            <text:p>518176</text:p>
          </table:table-cell>
          <table:table-cell office:value-type="float" office:value="155.345194" calcext:value-type="float">
            <text:p>155.345194</text:p>
          </table:table-cell>
          <table:table-cell office:value-type="float" office:value="520596" calcext:value-type="float">
            <text:p>520596</text:p>
          </table:table-cell>
          <table:table-cell office:value-type="float" office:value="156.070722" calcext:value-type="float">
            <text:p>156.070722</text:p>
          </table:table-cell>
          <table:table-cell office:value-type="float" office:value="522613" calcext:value-type="float">
            <text:p>522613</text:p>
          </table:table-cell>
          <table:table-cell office:value-type="float" office:value="156.675409" calcext:value-type="float">
            <text:p>156.675409</text:p>
          </table:table-cell>
          <table:table-cell office:value-type="float" office:value="525613" calcext:value-type="float">
            <text:p>525613</text:p>
          </table:table-cell>
          <table:table-cell office:value-type="float" office:value="157.574691" calcext:value-type="float">
            <text:p>157.574691</text:p>
          </table:table-cell>
          <table:table-cell office:value-type="float" office:value="526473" calcext:value-type="float">
            <text:p>526473</text:p>
          </table:table-cell>
          <table:table-cell office:value-type="float" office:value="157.832612" calcext:value-type="float">
            <text:p>157.832612</text:p>
          </table:table-cell>
          <table:table-cell office:value-type="float" office:value="533761" calcext:value-type="float">
            <text:p>533761</text:p>
          </table:table-cell>
          <table:table-cell office:value-type="float" office:value="160.017466" calcext:value-type="float">
            <text:p>160.017466</text:p>
          </table:table-cell>
        </table:table-row>
        <table:table-row table:style-name="ro1">
          <table:table-cell table:number-columns-repeated="2"/>
          <table:table-cell office:value-type="float" office:value="514066" calcext:value-type="float">
            <text:p>514066</text:p>
          </table:table-cell>
          <table:table-cell office:value-type="float" office:value="154.113075" calcext:value-type="float">
            <text:p>154.113075</text:p>
          </table:table-cell>
          <table:table-cell office:value-type="float" office:value="518113" calcext:value-type="float">
            <text:p>518113</text:p>
          </table:table-cell>
          <table:table-cell office:value-type="float" office:value="155.326301" calcext:value-type="float">
            <text:p>155.326301</text:p>
          </table:table-cell>
          <table:table-cell office:value-type="float" office:value="519035" calcext:value-type="float">
            <text:p>519035</text:p>
          </table:table-cell>
          <table:table-cell office:value-type="float" office:value="155.60273" calcext:value-type="float">
            <text:p>155.60273</text:p>
          </table:table-cell>
          <table:table-cell office:value-type="float" office:value="522567" calcext:value-type="float">
            <text:p>522567</text:p>
          </table:table-cell>
          <table:table-cell office:value-type="float" office:value="156.661605" calcext:value-type="float">
            <text:p>156.661605</text:p>
          </table:table-cell>
          <table:table-cell office:value-type="float" office:value="525253" calcext:value-type="float">
            <text:p>525253</text:p>
          </table:table-cell>
          <table:table-cell office:value-type="float" office:value="157.467001" calcext:value-type="float">
            <text:p>157.467001</text:p>
          </table:table-cell>
          <table:table-cell office:value-type="float" office:value="526366" calcext:value-type="float">
            <text:p>526366</text:p>
          </table:table-cell>
          <table:table-cell office:value-type="float" office:value="157.800643" calcext:value-type="float">
            <text:p>157.800643</text:p>
          </table:table-cell>
          <table:table-cell office:value-type="float" office:value="535859" calcext:value-type="float">
            <text:p>535859</text:p>
          </table:table-cell>
          <table:table-cell office:value-type="float" office:value="160.646523" calcext:value-type="float">
            <text:p>160.646523</text:p>
          </table:table-cell>
        </table:table-row>
        <table:table-row table:style-name="ro1">
          <table:table-cell table:number-columns-repeated="2"/>
          <table:table-cell office:value-type="float" office:value="514008" calcext:value-type="float">
            <text:p>514008</text:p>
          </table:table-cell>
          <table:table-cell office:value-type="float" office:value="154.095799" calcext:value-type="float">
            <text:p>154.095799</text:p>
          </table:table-cell>
          <table:table-cell office:value-type="float" office:value="518012" calcext:value-type="float">
            <text:p>518012</text:p>
          </table:table-cell>
          <table:table-cell office:value-type="float" office:value="155.296083" calcext:value-type="float">
            <text:p>155.296083</text:p>
          </table:table-cell>
          <table:table-cell office:value-type="float" office:value="520046" calcext:value-type="float">
            <text:p>520046</text:p>
          </table:table-cell>
          <table:table-cell office:value-type="float" office:value="155.905946" calcext:value-type="float">
            <text:p>155.905946</text:p>
          </table:table-cell>
          <table:table-cell office:value-type="float" office:value="522224" calcext:value-type="float">
            <text:p>522224</text:p>
          </table:table-cell>
          <table:table-cell office:value-type="float" office:value="156.558777" calcext:value-type="float">
            <text:p>156.558777</text:p>
          </table:table-cell>
          <table:table-cell office:value-type="float" office:value="525323" calcext:value-type="float">
            <text:p>525323</text:p>
          </table:table-cell>
          <table:table-cell office:value-type="float" office:value="157.487828" calcext:value-type="float">
            <text:p>157.487828</text:p>
          </table:table-cell>
          <table:table-cell office:value-type="float" office:value="526375" calcext:value-type="float">
            <text:p>526375</text:p>
          </table:table-cell>
          <table:table-cell office:value-type="float" office:value="157.803242" calcext:value-type="float">
            <text:p>157.803242</text:p>
          </table:table-cell>
          <table:table-cell office:value-type="float" office:value="535740" calcext:value-type="float">
            <text:p>535740</text:p>
          </table:table-cell>
          <table:table-cell office:value-type="float" office:value="160.610851" calcext:value-type="float">
            <text:p>160.610851</text:p>
          </table:table-cell>
        </table:table-row>
        <table:table-row table:style-name="ro1">
          <table:table-cell table:number-columns-repeated="2"/>
          <table:table-cell office:value-type="float" office:value="514084" calcext:value-type="float">
            <text:p>514084</text:p>
          </table:table-cell>
          <table:table-cell office:value-type="float" office:value="154.118593" calcext:value-type="float">
            <text:p>154.118593</text:p>
          </table:table-cell>
          <table:table-cell office:value-type="float" office:value="518093" calcext:value-type="float">
            <text:p>518093</text:p>
          </table:table-cell>
          <table:table-cell office:value-type="float" office:value="155.320443" calcext:value-type="float">
            <text:p>155.320443</text:p>
          </table:table-cell>
          <table:table-cell office:value-type="float" office:value="519566" calcext:value-type="float">
            <text:p>519566</text:p>
          </table:table-cell>
          <table:table-cell office:value-type="float" office:value="155.761825" calcext:value-type="float">
            <text:p>155.761825</text:p>
          </table:table-cell>
          <table:table-cell office:value-type="float" office:value="522620" calcext:value-type="float">
            <text:p>522620</text:p>
          </table:table-cell>
          <table:table-cell office:value-type="float" office:value="156.677416" calcext:value-type="float">
            <text:p>156.677416</text:p>
          </table:table-cell>
          <table:table-cell office:value-type="float" office:value="525437" calcext:value-type="float">
            <text:p>525437</text:p>
          </table:table-cell>
          <table:table-cell office:value-type="float" office:value="157.521998" calcext:value-type="float">
            <text:p>157.521998</text:p>
          </table:table-cell>
          <table:table-cell office:value-type="float" office:value="526766" calcext:value-type="float">
            <text:p>526766</text:p>
          </table:table-cell>
          <table:table-cell office:value-type="float" office:value="157.920478" calcext:value-type="float">
            <text:p>157.920478</text:p>
          </table:table-cell>
          <table:table-cell office:value-type="float" office:value="535649" calcext:value-type="float">
            <text:p>535649</text:p>
          </table:table-cell>
          <table:table-cell office:value-type="float" office:value="160.583532" calcext:value-type="float">
            <text:p>160.583532</text:p>
          </table:table-cell>
        </table:table-row>
        <table:table-row table:style-name="ro1">
          <table:table-cell table:number-columns-repeated="2"/>
          <table:table-cell office:value-type="float" office:value="513924" calcext:value-type="float">
            <text:p>513924</text:p>
          </table:table-cell>
          <table:table-cell office:value-type="float" office:value="154.070577" calcext:value-type="float">
            <text:p>154.070577</text:p>
          </table:table-cell>
          <table:table-cell office:value-type="float" office:value="518151" calcext:value-type="float">
            <text:p>518151</text:p>
          </table:table-cell>
          <table:table-cell office:value-type="float" office:value="155.337812" calcext:value-type="float">
            <text:p>155.337812</text:p>
          </table:table-cell>
          <table:table-cell office:value-type="float" office:value="519567" calcext:value-type="float">
            <text:p>519567</text:p>
          </table:table-cell>
          <table:table-cell office:value-type="float" office:value="155.762367" calcext:value-type="float">
            <text:p>155.762367</text:p>
          </table:table-cell>
          <table:table-cell office:value-type="float" office:value="522682" calcext:value-type="float">
            <text:p>522682</text:p>
          </table:table-cell>
          <table:table-cell office:value-type="float" office:value="156.696161" calcext:value-type="float">
            <text:p>156.696161</text:p>
          </table:table-cell>
          <table:table-cell office:value-type="float" office:value="525492" calcext:value-type="float">
            <text:p>525492</text:p>
          </table:table-cell>
          <table:table-cell office:value-type="float" office:value="157.538624" calcext:value-type="float">
            <text:p>157.538624</text:p>
          </table:table-cell>
          <table:table-cell office:value-type="float" office:value="526218" calcext:value-type="float">
            <text:p>526218</text:p>
          </table:table-cell>
          <table:table-cell office:value-type="float" office:value="157.756265" calcext:value-type="float">
            <text:p>157.756265</text:p>
          </table:table-cell>
          <table:table-cell office:value-type="float" office:value="534135" calcext:value-type="float">
            <text:p>534135</text:p>
          </table:table-cell>
          <table:table-cell office:value-type="float" office:value="160.129586" calcext:value-type="float">
            <text:p>160.129586</text:p>
          </table:table-cell>
        </table:table-row>
        <table:table-row table:style-name="ro1">
          <table:table-cell table:number-columns-repeated="2"/>
          <table:table-cell office:value-type="float" office:value="514104" calcext:value-type="float">
            <text:p>514104</text:p>
          </table:table-cell>
          <table:table-cell office:value-type="float" office:value="154.124637" calcext:value-type="float">
            <text:p>154.124637</text:p>
          </table:table-cell>
          <table:table-cell office:value-type="float" office:value="518172" calcext:value-type="float">
            <text:p>518172</text:p>
          </table:table-cell>
          <table:table-cell office:value-type="float" office:value="155.343995" calcext:value-type="float">
            <text:p>155.343995</text:p>
          </table:table-cell>
          <table:table-cell office:value-type="float" office:value="521026" calcext:value-type="float">
            <text:p>521026</text:p>
          </table:table-cell>
          <table:table-cell office:value-type="float" office:value="156.19957" calcext:value-type="float">
            <text:p>156.19957</text:p>
          </table:table-cell>
          <table:table-cell office:value-type="float" office:value="522510" calcext:value-type="float">
            <text:p>522510</text:p>
          </table:table-cell>
          <table:table-cell office:value-type="float" office:value="156.644539" calcext:value-type="float">
            <text:p>156.644539</text:p>
          </table:table-cell>
          <table:table-cell office:value-type="float" office:value="525436" calcext:value-type="float">
            <text:p>525436</text:p>
          </table:table-cell>
          <table:table-cell office:value-type="float" office:value="157.521874" calcext:value-type="float">
            <text:p>157.521874</text:p>
          </table:table-cell>
          <table:table-cell office:value-type="float" office:value="526482" calcext:value-type="float">
            <text:p>526482</text:p>
          </table:table-cell>
          <table:table-cell office:value-type="float" office:value="157.835389" calcext:value-type="float">
            <text:p>157.835389</text:p>
          </table:table-cell>
          <table:table-cell office:value-type="float" office:value="532304" calcext:value-type="float">
            <text:p>532304</text:p>
          </table:table-cell>
          <table:table-cell office:value-type="float" office:value="159.580814" calcext:value-type="float">
            <text:p>159.580814</text:p>
          </table:table-cell>
        </table:table-row>
        <table:table-row table:style-name="ro1">
          <table:table-cell table:number-columns-repeated="2"/>
          <table:table-cell office:value-type="float" office:value="513944" calcext:value-type="float">
            <text:p>513944</text:p>
          </table:table-cell>
          <table:table-cell office:value-type="float" office:value="154.076581" calcext:value-type="float">
            <text:p>154.076581</text:p>
          </table:table-cell>
          <table:table-cell office:value-type="float" office:value="518029" calcext:value-type="float">
            <text:p>518029</text:p>
          </table:table-cell>
          <table:table-cell office:value-type="float" office:value="155.301268" calcext:value-type="float">
            <text:p>155.301268</text:p>
          </table:table-cell>
          <table:table-cell office:value-type="float" office:value="519577" calcext:value-type="float">
            <text:p>519577</text:p>
          </table:table-cell>
          <table:table-cell office:value-type="float" office:value="155.765163" calcext:value-type="float">
            <text:p>155.765163</text:p>
          </table:table-cell>
          <table:table-cell office:value-type="float" office:value="522648" calcext:value-type="float">
            <text:p>522648</text:p>
          </table:table-cell>
          <table:table-cell office:value-type="float" office:value="156.685903" calcext:value-type="float">
            <text:p>156.685903</text:p>
          </table:table-cell>
          <table:table-cell office:value-type="float" office:value="525538" calcext:value-type="float">
            <text:p>525538</text:p>
          </table:table-cell>
          <table:table-cell office:value-type="float" office:value="157.552243" calcext:value-type="float">
            <text:p>157.552243</text:p>
          </table:table-cell>
          <table:table-cell office:value-type="float" office:value="526937" calcext:value-type="float">
            <text:p>526937</text:p>
          </table:table-cell>
          <table:table-cell office:value-type="float" office:value="157.971856" calcext:value-type="float">
            <text:p>157.971856</text:p>
          </table:table-cell>
          <table:table-cell office:value-type="float" office:value="532268" calcext:value-type="float">
            <text:p>532268</text:p>
          </table:table-cell>
          <table:table-cell office:value-type="float" office:value="159.570046" calcext:value-type="float">
            <text:p>159.570046</text:p>
          </table:table-cell>
        </table:table-row>
        <table:table-row table:style-name="ro1">
          <table:table-cell table:number-columns-repeated="2"/>
          <table:table-cell office:value-type="float" office:value="513898" calcext:value-type="float">
            <text:p>513898</text:p>
          </table:table-cell>
          <table:table-cell office:value-type="float" office:value="154.062634" calcext:value-type="float">
            <text:p>154.062634</text:p>
          </table:table-cell>
          <table:table-cell office:value-type="float" office:value="518142" calcext:value-type="float">
            <text:p>518142</text:p>
          </table:table-cell>
          <table:table-cell office:value-type="float" office:value="155.334946" calcext:value-type="float">
            <text:p>155.334946</text:p>
          </table:table-cell>
          <table:table-cell office:value-type="float" office:value="519885" calcext:value-type="float">
            <text:p>519885</text:p>
          </table:table-cell>
          <table:table-cell office:value-type="float" office:value="155.857502" calcext:value-type="float">
            <text:p>155.857502</text:p>
          </table:table-cell>
          <table:table-cell office:value-type="float" office:value="522581" calcext:value-type="float">
            <text:p>522581</text:p>
          </table:table-cell>
          <table:table-cell office:value-type="float" office:value="156.665808" calcext:value-type="float">
            <text:p>156.665808</text:p>
          </table:table-cell>
          <table:table-cell office:value-type="float" office:value="525377" calcext:value-type="float">
            <text:p>525377</text:p>
          </table:table-cell>
          <table:table-cell office:value-type="float" office:value="157.504179" calcext:value-type="float">
            <text:p>157.504179</text:p>
          </table:table-cell>
          <table:table-cell office:value-type="float" office:value="526133" calcext:value-type="float">
            <text:p>526133</text:p>
          </table:table-cell>
          <table:table-cell office:value-type="float" office:value="157.730775" calcext:value-type="float">
            <text:p>157.730775</text:p>
          </table:table-cell>
          <table:table-cell office:value-type="float" office:value="533995" calcext:value-type="float">
            <text:p>533995</text:p>
          </table:table-cell>
          <table:table-cell office:value-type="float" office:value="160.087613" calcext:value-type="float">
            <text:p>160.087613</text:p>
          </table:table-cell>
        </table:table-row>
        <table:table-row table:style-name="ro1">
          <table:table-cell table:number-columns-repeated="2"/>
          <table:table-cell office:value-type="float" office:value="514034" calcext:value-type="float">
            <text:p>514034</text:p>
          </table:table-cell>
          <table:table-cell office:value-type="float" office:value="154.103656" calcext:value-type="float">
            <text:p>154.103656</text:p>
          </table:table-cell>
          <table:table-cell office:value-type="float" office:value="518131" calcext:value-type="float">
            <text:p>518131</text:p>
          </table:table-cell>
          <table:table-cell office:value-type="float" office:value="155.331671" calcext:value-type="float">
            <text:p>155.331671</text:p>
          </table:table-cell>
          <table:table-cell office:value-type="float" office:value="521077" calcext:value-type="float">
            <text:p>521077</text:p>
          </table:table-cell>
          <table:table-cell office:value-type="float" office:value="156.214872" calcext:value-type="float">
            <text:p>156.214872</text:p>
          </table:table-cell>
          <table:table-cell office:value-type="float" office:value="522426" calcext:value-type="float">
            <text:p>522426</text:p>
          </table:table-cell>
          <table:table-cell office:value-type="float" office:value="156.619462" calcext:value-type="float">
            <text:p>156.619462</text:p>
          </table:table-cell>
          <table:table-cell office:value-type="float" office:value="525552" calcext:value-type="float">
            <text:p>525552</text:p>
          </table:table-cell>
          <table:table-cell office:value-type="float" office:value="157.556544" calcext:value-type="float">
            <text:p>157.556544</text:p>
          </table:table-cell>
          <table:table-cell office:value-type="float" office:value="526026" calcext:value-type="float">
            <text:p>526026</text:p>
          </table:table-cell>
          <table:table-cell office:value-type="float" office:value="157.698531" calcext:value-type="float">
            <text:p>157.698531</text:p>
          </table:table-cell>
          <table:table-cell office:value-type="float" office:value="532198" calcext:value-type="float">
            <text:p>532198</text:p>
          </table:table-cell>
          <table:table-cell office:value-type="float" office:value="159.548918" calcext:value-type="float">
            <text:p>159.548918</text:p>
          </table:table-cell>
        </table:table-row>
        <table:table-row table:style-name="ro1">
          <table:table-cell table:number-columns-repeated="2"/>
          <table:table-cell office:value-type="float" office:value="513895" calcext:value-type="float">
            <text:p>513895</text:p>
          </table:table-cell>
          <table:table-cell office:value-type="float" office:value="154.061762" calcext:value-type="float">
            <text:p>154.061762</text:p>
          </table:table-cell>
          <table:table-cell office:value-type="float" office:value="518300" calcext:value-type="float">
            <text:p>518300</text:p>
          </table:table-cell>
          <table:table-cell office:value-type="float" office:value="155.38253" calcext:value-type="float">
            <text:p>155.38253</text:p>
          </table:table-cell>
          <table:table-cell office:value-type="float" office:value="520144" calcext:value-type="float">
            <text:p>520144</text:p>
          </table:table-cell>
          <table:table-cell office:value-type="float" office:value="155.935136" calcext:value-type="float">
            <text:p>155.935136</text:p>
          </table:table-cell>
          <table:table-cell office:value-type="float" office:value="522487" calcext:value-type="float">
            <text:p>522487</text:p>
          </table:table-cell>
          <table:table-cell office:value-type="float" office:value="156.637682" calcext:value-type="float">
            <text:p>156.637682</text:p>
          </table:table-cell>
          <table:table-cell office:value-type="float" office:value="525356" calcext:value-type="float">
            <text:p>525356</text:p>
          </table:table-cell>
          <table:table-cell office:value-type="float" office:value="157.49772" calcext:value-type="float">
            <text:p>157.49772</text:p>
          </table:table-cell>
          <table:table-cell office:value-type="float" office:value="526225" calcext:value-type="float">
            <text:p>526225</text:p>
          </table:table-cell>
          <table:table-cell office:value-type="float" office:value="157.758144" calcext:value-type="float">
            <text:p>157.758144</text:p>
          </table:table-cell>
          <table:table-cell office:value-type="float" office:value="532390" calcext:value-type="float">
            <text:p>532390</text:p>
          </table:table-cell>
          <table:table-cell office:value-type="float" office:value="159.606458" calcext:value-type="float">
            <text:p>159.606458</text:p>
          </table:table-cell>
        </table:table-row>
        <table:table-row table:style-name="ro1">
          <table:table-cell table:number-columns-repeated="2"/>
          <table:table-cell office:value-type="float" office:value="513801" calcext:value-type="float">
            <text:p>513801</text:p>
          </table:table-cell>
          <table:table-cell office:value-type="float" office:value="154.033592" calcext:value-type="float">
            <text:p>154.033592</text:p>
          </table:table-cell>
          <table:table-cell office:value-type="float" office:value="518182" calcext:value-type="float">
            <text:p>518182</text:p>
          </table:table-cell>
          <table:table-cell office:value-type="float" office:value="155.347126" calcext:value-type="float">
            <text:p>155.347126</text:p>
          </table:table-cell>
          <table:table-cell office:value-type="float" office:value="520123" calcext:value-type="float">
            <text:p>520123</text:p>
          </table:table-cell>
          <table:table-cell office:value-type="float" office:value="155.929028" calcext:value-type="float">
            <text:p>155.929028</text:p>
          </table:table-cell>
          <table:table-cell office:value-type="float" office:value="522746" calcext:value-type="float">
            <text:p>522746</text:p>
          </table:table-cell>
          <table:table-cell office:value-type="float" office:value="156.71539" calcext:value-type="float">
            <text:p>156.71539</text:p>
          </table:table-cell>
          <table:table-cell office:value-type="float" office:value="525365" calcext:value-type="float">
            <text:p>525365</text:p>
          </table:table-cell>
          <table:table-cell office:value-type="float" office:value="157.500539" calcext:value-type="float">
            <text:p>157.500539</text:p>
          </table:table-cell>
          <table:table-cell office:value-type="float" office:value="526345" calcext:value-type="float">
            <text:p>526345</text:p>
          </table:table-cell>
          <table:table-cell office:value-type="float" office:value="157.794288" calcext:value-type="float">
            <text:p>157.794288</text:p>
          </table:table-cell>
          <table:table-cell office:value-type="float" office:value="532267" calcext:value-type="float">
            <text:p>532267</text:p>
          </table:table-cell>
          <table:table-cell office:value-type="float" office:value="159.569742" calcext:value-type="float">
            <text:p>159.569742</text:p>
          </table:table-cell>
        </table:table-row>
        <table:table-row table:style-name="ro1">
          <table:table-cell table:number-columns-repeated="2"/>
          <table:table-cell office:value-type="float" office:value="513852" calcext:value-type="float">
            <text:p>513852</text:p>
          </table:table-cell>
          <table:table-cell office:value-type="float" office:value="154.048999" calcext:value-type="float">
            <text:p>154.048999</text:p>
          </table:table-cell>
          <table:table-cell office:value-type="float" office:value="518315" calcext:value-type="float">
            <text:p>518315</text:p>
          </table:table-cell>
          <table:table-cell office:value-type="float" office:value="155.386977" calcext:value-type="float">
            <text:p>155.386977</text:p>
          </table:table-cell>
          <table:table-cell office:value-type="float" office:value="520312" calcext:value-type="float">
            <text:p>520312</text:p>
          </table:table-cell>
          <table:table-cell office:value-type="float" office:value="155.985469" calcext:value-type="float">
            <text:p>155.985469</text:p>
          </table:table-cell>
          <table:table-cell office:value-type="float" office:value="522469" calcext:value-type="float">
            <text:p>522469</text:p>
          </table:table-cell>
          <table:table-cell office:value-type="float" office:value="156.63236" calcext:value-type="float">
            <text:p>156.63236</text:p>
          </table:table-cell>
          <table:table-cell office:value-type="float" office:value="525376" calcext:value-type="float">
            <text:p>525376</text:p>
          </table:table-cell>
          <table:table-cell office:value-type="float" office:value="157.503705" calcext:value-type="float">
            <text:p>157.503705</text:p>
          </table:table-cell>
          <table:table-cell office:value-type="float" office:value="526378" calcext:value-type="float">
            <text:p>526378</text:p>
          </table:table-cell>
          <table:table-cell office:value-type="float" office:value="157.804231" calcext:value-type="float">
            <text:p>157.804231</text:p>
          </table:table-cell>
          <table:table-cell office:value-type="float" office:value="532347" calcext:value-type="float">
            <text:p>532347</text:p>
          </table:table-cell>
          <table:table-cell office:value-type="float" office:value="159.59357" calcext:value-type="float">
            <text:p>159.59357</text:p>
          </table:table-cell>
        </table:table-row>
        <table:table-row table:style-name="ro1">
          <table:table-cell table:number-columns-repeated="2"/>
          <table:table-cell office:value-type="float" office:value="513952" calcext:value-type="float">
            <text:p>513952</text:p>
          </table:table-cell>
          <table:table-cell office:value-type="float" office:value="154.079057" calcext:value-type="float">
            <text:p>154.079057</text:p>
          </table:table-cell>
          <table:table-cell office:value-type="float" office:value="518179" calcext:value-type="float">
            <text:p>518179</text:p>
          </table:table-cell>
          <table:table-cell office:value-type="float" office:value="155.346029" calcext:value-type="float">
            <text:p>155.346029</text:p>
          </table:table-cell>
          <table:table-cell office:value-type="float" office:value="520349" calcext:value-type="float">
            <text:p>520349</text:p>
          </table:table-cell>
          <table:table-cell office:value-type="float" office:value="155.996733" calcext:value-type="float">
            <text:p>155.996733</text:p>
          </table:table-cell>
          <table:table-cell office:value-type="float" office:value="522507" calcext:value-type="float">
            <text:p>522507</text:p>
          </table:table-cell>
          <table:table-cell office:value-type="float" office:value="156.643547" calcext:value-type="float">
            <text:p>156.643547</text:p>
          </table:table-cell>
          <table:table-cell office:value-type="float" office:value="525455" calcext:value-type="float">
            <text:p>525455</text:p>
          </table:table-cell>
          <table:table-cell office:value-type="float" office:value="157.527593" calcext:value-type="float">
            <text:p>157.527593</text:p>
          </table:table-cell>
          <table:table-cell office:value-type="float" office:value="526373" calcext:value-type="float">
            <text:p>526373</text:p>
          </table:table-cell>
          <table:table-cell office:value-type="float" office:value="157.802719" calcext:value-type="float">
            <text:p>157.802719</text:p>
          </table:table-cell>
          <table:table-cell office:value-type="float" office:value="535958" calcext:value-type="float">
            <text:p>535958</text:p>
          </table:table-cell>
          <table:table-cell office:value-type="float" office:value="160.676033" calcext:value-type="float">
            <text:p>160.676033</text:p>
          </table:table-cell>
        </table:table-row>
        <table:table-row table:style-name="ro1">
          <table:table-cell table:number-columns-repeated="2"/>
          <table:table-cell office:value-type="float" office:value="513838" calcext:value-type="float">
            <text:p>513838</text:p>
          </table:table-cell>
          <table:table-cell office:value-type="float" office:value="154.044883" calcext:value-type="float">
            <text:p>154.044883</text:p>
          </table:table-cell>
          <table:table-cell office:value-type="float" office:value="518121" calcext:value-type="float">
            <text:p>518121</text:p>
          </table:table-cell>
          <table:table-cell office:value-type="float" office:value="155.328856" calcext:value-type="float">
            <text:p>155.328856</text:p>
          </table:table-cell>
          <table:table-cell office:value-type="float" office:value="520700" calcext:value-type="float">
            <text:p>520700</text:p>
          </table:table-cell>
          <table:table-cell office:value-type="float" office:value="156.101872" calcext:value-type="float">
            <text:p>156.101872</text:p>
          </table:table-cell>
          <table:table-cell office:value-type="float" office:value="522515" calcext:value-type="float">
            <text:p>522515</text:p>
          </table:table-cell>
          <table:table-cell office:value-type="float" office:value="156.646047" calcext:value-type="float">
            <text:p>156.646047</text:p>
          </table:table-cell>
          <table:table-cell office:value-type="float" office:value="525415" calcext:value-type="float">
            <text:p>525415</text:p>
          </table:table-cell>
          <table:table-cell office:value-type="float" office:value="157.515314" calcext:value-type="float">
            <text:p>157.515314</text:p>
          </table:table-cell>
          <table:table-cell office:value-type="float" office:value="526571" calcext:value-type="float">
            <text:p>526571</text:p>
          </table:table-cell>
          <table:table-cell office:value-type="float" office:value="157.861982" calcext:value-type="float">
            <text:p>157.861982</text:p>
          </table:table-cell>
          <table:table-cell office:value-type="float" office:value="532344" calcext:value-type="float">
            <text:p>532344</text:p>
          </table:table-cell>
          <table:table-cell office:value-type="float" office:value="159.592583" calcext:value-type="float">
            <text:p>159.592583</text:p>
          </table:table-cell>
        </table:table-row>
        <table:table-row table:style-name="ro1">
          <table:table-cell table:number-columns-repeated="2"/>
          <table:table-cell office:value-type="float" office:value="513761" calcext:value-type="float">
            <text:p>513761</text:p>
          </table:table-cell>
          <table:table-cell office:value-type="float" office:value="154.021611" calcext:value-type="float">
            <text:p>154.021611</text:p>
          </table:table-cell>
          <table:table-cell office:value-type="float" office:value="518100" calcext:value-type="float">
            <text:p>518100</text:p>
          </table:table-cell>
          <table:table-cell office:value-type="float" office:value="155.322324" calcext:value-type="float">
            <text:p>155.322324</text:p>
          </table:table-cell>
          <table:table-cell office:value-type="float" office:value="519859" calcext:value-type="float">
            <text:p>519859</text:p>
          </table:table-cell>
          <table:table-cell office:value-type="float" office:value="155.849779" calcext:value-type="float">
            <text:p>155.849779</text:p>
          </table:table-cell>
          <table:table-cell office:value-type="float" office:value="522589" calcext:value-type="float">
            <text:p>522589</text:p>
          </table:table-cell>
          <table:table-cell office:value-type="float" office:value="156.668232" calcext:value-type="float">
            <text:p>156.668232</text:p>
          </table:table-cell>
          <table:table-cell office:value-type="float" office:value="525422" calcext:value-type="float">
            <text:p>525422</text:p>
          </table:table-cell>
          <table:table-cell office:value-type="float" office:value="157.517473" calcext:value-type="float">
            <text:p>157.517473</text:p>
          </table:table-cell>
          <table:table-cell office:value-type="float" office:value="526736" calcext:value-type="float">
            <text:p>526736</text:p>
          </table:table-cell>
          <table:table-cell office:value-type="float" office:value="157.911505" calcext:value-type="float">
            <text:p>157.911505</text:p>
          </table:table-cell>
          <table:table-cell office:value-type="float" office:value="535789" calcext:value-type="float">
            <text:p>535789</text:p>
          </table:table-cell>
          <table:table-cell office:value-type="float" office:value="160.625646" calcext:value-type="float">
            <text:p>160.625646</text:p>
          </table:table-cell>
        </table:table-row>
        <table:table-row table:style-name="ro1">
          <table:table-cell table:number-columns-repeated="2"/>
          <table:table-cell office:value-type="float" office:value="513790" calcext:value-type="float">
            <text:p>513790</text:p>
          </table:table-cell>
          <table:table-cell office:value-type="float" office:value="154.030501" calcext:value-type="float">
            <text:p>154.030501</text:p>
          </table:table-cell>
          <table:table-cell office:value-type="float" office:value="518226" calcext:value-type="float">
            <text:p>518226</text:p>
          </table:table-cell>
          <table:table-cell office:value-type="float" office:value="155.360274" calcext:value-type="float">
            <text:p>155.360274</text:p>
          </table:table-cell>
          <table:table-cell office:value-type="float" office:value="519552" calcext:value-type="float">
            <text:p>519552</text:p>
          </table:table-cell>
          <table:table-cell office:value-type="float" office:value="155.757661" calcext:value-type="float">
            <text:p>155.757661</text:p>
          </table:table-cell>
          <table:table-cell office:value-type="float" office:value="522747" calcext:value-type="float">
            <text:p>522747</text:p>
          </table:table-cell>
          <table:table-cell office:value-type="float" office:value="156.715494" calcext:value-type="float">
            <text:p>156.715494</text:p>
          </table:table-cell>
          <table:table-cell office:value-type="float" office:value="525412" calcext:value-type="float">
            <text:p>525412</text:p>
          </table:table-cell>
          <table:table-cell office:value-type="float" office:value="157.514464" calcext:value-type="float">
            <text:p>157.514464</text:p>
          </table:table-cell>
          <table:table-cell office:value-type="float" office:value="526594" calcext:value-type="float">
            <text:p>526594</text:p>
          </table:table-cell>
          <table:table-cell office:value-type="float" office:value="157.86892" calcext:value-type="float">
            <text:p>157.86892</text:p>
          </table:table-cell>
          <table:table-cell office:value-type="float" office:value="534000" calcext:value-type="float">
            <text:p>534000</text:p>
          </table:table-cell>
          <table:table-cell office:value-type="float" office:value="160.089151" calcext:value-type="float">
            <text:p>160.089151</text:p>
          </table:table-cell>
        </table:table-row>
        <table:table-row table:style-name="ro1">
          <table:table-cell table:number-columns-repeated="2"/>
          <table:table-cell office:value-type="float" office:value="513779" calcext:value-type="float">
            <text:p>513779</text:p>
          </table:table-cell>
          <table:table-cell office:value-type="float" office:value="154.026963" calcext:value-type="float">
            <text:p>154.026963</text:p>
          </table:table-cell>
          <table:table-cell office:value-type="float" office:value="517941" calcext:value-type="float">
            <text:p>517941</text:p>
          </table:table-cell>
          <table:table-cell office:value-type="float" office:value="155.274802" calcext:value-type="float">
            <text:p>155.274802</text:p>
          </table:table-cell>
          <table:table-cell office:value-type="float" office:value="520594" calcext:value-type="float">
            <text:p>520594</text:p>
          </table:table-cell>
          <table:table-cell office:value-type="float" office:value="156.070017" calcext:value-type="float">
            <text:p>156.070017</text:p>
          </table:table-cell>
          <table:table-cell office:value-type="float" office:value="522371" calcext:value-type="float">
            <text:p>522371</text:p>
          </table:table-cell>
          <table:table-cell office:value-type="float" office:value="156.602765" calcext:value-type="float">
            <text:p>156.602765</text:p>
          </table:table-cell>
          <table:table-cell office:value-type="float" office:value="525547" calcext:value-type="float">
            <text:p>525547</text:p>
          </table:table-cell>
          <table:table-cell office:value-type="float" office:value="157.555065" calcext:value-type="float">
            <text:p>157.555065</text:p>
          </table:table-cell>
          <table:table-cell office:value-type="float" office:value="526342" calcext:value-type="float">
            <text:p>526342</text:p>
          </table:table-cell>
          <table:table-cell office:value-type="float" office:value="157.793497" calcext:value-type="float">
            <text:p>157.793497</text:p>
          </table:table-cell>
          <table:table-cell office:value-type="float" office:value="535806" calcext:value-type="float">
            <text:p>535806</text:p>
          </table:table-cell>
          <table:table-cell office:value-type="float" office:value="160.630677" calcext:value-type="float">
            <text:p>160.630677</text:p>
          </table:table-cell>
        </table:table-row>
        <table:table-row table:style-name="ro1">
          <table:table-cell table:number-columns-repeated="2"/>
          <table:table-cell office:value-type="float" office:value="513719" calcext:value-type="float">
            <text:p>513719</text:p>
          </table:table-cell>
          <table:table-cell office:value-type="float" office:value="154.009078" calcext:value-type="float">
            <text:p>154.009078</text:p>
          </table:table-cell>
          <table:table-cell office:value-type="float" office:value="517869" calcext:value-type="float">
            <text:p>517869</text:p>
          </table:table-cell>
          <table:table-cell office:value-type="float" office:value="155.25328" calcext:value-type="float">
            <text:p>155.25328</text:p>
          </table:table-cell>
          <table:table-cell office:value-type="float" office:value="519935" calcext:value-type="float">
            <text:p>519935</text:p>
          </table:table-cell>
          <table:table-cell office:value-type="float" office:value="155.872721" calcext:value-type="float">
            <text:p>155.872721</text:p>
          </table:table-cell>
          <table:table-cell office:value-type="float" office:value="522482" calcext:value-type="float">
            <text:p>522482</text:p>
          </table:table-cell>
          <table:table-cell office:value-type="float" office:value="156.636308" calcext:value-type="float">
            <text:p>156.636308</text:p>
          </table:table-cell>
          <table:table-cell office:value-type="float" office:value="525205" calcext:value-type="float">
            <text:p>525205</text:p>
          </table:table-cell>
          <table:table-cell office:value-type="float" office:value="157.452633" calcext:value-type="float">
            <text:p>157.452633</text:p>
          </table:table-cell>
          <table:table-cell office:value-type="float" office:value="526615" calcext:value-type="float">
            <text:p>526615</text:p>
          </table:table-cell>
          <table:table-cell office:value-type="float" office:value="157.875279" calcext:value-type="float">
            <text:p>157.875279</text:p>
          </table:table-cell>
          <table:table-cell office:value-type="float" office:value="535809" calcext:value-type="float">
            <text:p>535809</text:p>
          </table:table-cell>
          <table:table-cell office:value-type="float" office:value="160.631604" calcext:value-type="float">
            <text:p>160.631604</text:p>
          </table:table-cell>
        </table:table-row>
        <table:table-row table:style-name="ro1">
          <table:table-cell table:number-columns-repeated="2"/>
          <table:table-cell office:value-type="float" office:value="513735" calcext:value-type="float">
            <text:p>513735</text:p>
          </table:table-cell>
          <table:table-cell office:value-type="float" office:value="154.013729" calcext:value-type="float">
            <text:p>154.013729</text:p>
          </table:table-cell>
          <table:table-cell office:value-type="float" office:value="518018" calcext:value-type="float">
            <text:p>518018</text:p>
          </table:table-cell>
          <table:table-cell office:value-type="float" office:value="155.297915" calcext:value-type="float">
            <text:p>155.297915</text:p>
          </table:table-cell>
          <table:table-cell office:value-type="float" office:value="519663" calcext:value-type="float">
            <text:p>519663</text:p>
          </table:table-cell>
          <table:table-cell office:value-type="float" office:value="155.790997" calcext:value-type="float">
            <text:p>155.790997</text:p>
          </table:table-cell>
          <table:table-cell office:value-type="float" office:value="522420" calcext:value-type="float">
            <text:p>522420</text:p>
          </table:table-cell>
          <table:table-cell office:value-type="float" office:value="156.617512" calcext:value-type="float">
            <text:p>156.617512</text:p>
          </table:table-cell>
          <table:table-cell office:value-type="float" office:value="525258" calcext:value-type="float">
            <text:p>525258</text:p>
          </table:table-cell>
          <table:table-cell office:value-type="float" office:value="157.468517" calcext:value-type="float">
            <text:p>157.468517</text:p>
          </table:table-cell>
          <table:table-cell office:value-type="float" office:value="526438" calcext:value-type="float">
            <text:p>526438</text:p>
          </table:table-cell>
          <table:table-cell office:value-type="float" office:value="157.822274" calcext:value-type="float">
            <text:p>157.822274</text:p>
          </table:table-cell>
          <table:table-cell office:value-type="float" office:value="532142" calcext:value-type="float">
            <text:p>532142</text:p>
          </table:table-cell>
          <table:table-cell office:value-type="float" office:value="159.532118" calcext:value-type="float">
            <text:p>159.532118</text:p>
          </table:table-cell>
        </table:table-row>
        <table:table-row table:style-name="ro1">
          <table:table-cell table:number-columns-repeated="2"/>
          <table:table-cell office:value-type="float" office:value="513741" calcext:value-type="float">
            <text:p>513741</text:p>
          </table:table-cell>
          <table:table-cell office:value-type="float" office:value="154.015542" calcext:value-type="float">
            <text:p>154.015542</text:p>
          </table:table-cell>
          <table:table-cell office:value-type="float" office:value="518097" calcext:value-type="float">
            <text:p>518097</text:p>
          </table:table-cell>
          <table:table-cell office:value-type="float" office:value="155.321702" calcext:value-type="float">
            <text:p>155.321702</text:p>
          </table:table-cell>
          <table:table-cell office:value-type="float" office:value="519331" calcext:value-type="float">
            <text:p>519331</text:p>
          </table:table-cell>
          <table:table-cell office:value-type="float" office:value="155.691506" calcext:value-type="float">
            <text:p>155.691506</text:p>
          </table:table-cell>
          <table:table-cell office:value-type="float" office:value="522528" calcext:value-type="float">
            <text:p>522528</text:p>
          </table:table-cell>
          <table:table-cell office:value-type="float" office:value="156.650033" calcext:value-type="float">
            <text:p>156.650033</text:p>
          </table:table-cell>
          <table:table-cell office:value-type="float" office:value="525641" calcext:value-type="float">
            <text:p>525641</text:p>
          </table:table-cell>
          <table:table-cell office:value-type="float" office:value="157.583072" calcext:value-type="float">
            <text:p>157.583072</text:p>
          </table:table-cell>
          <table:table-cell office:value-type="float" office:value="526708" calcext:value-type="float">
            <text:p>526708</text:p>
          </table:table-cell>
          <table:table-cell office:value-type="float" office:value="157.90309" calcext:value-type="float">
            <text:p>157.90309</text:p>
          </table:table-cell>
          <table:table-cell office:value-type="float" office:value="534036" calcext:value-type="float">
            <text:p>534036</text:p>
          </table:table-cell>
          <table:table-cell office:value-type="float" office:value="160.099866" calcext:value-type="float">
            <text:p>160.099866</text:p>
          </table:table-cell>
        </table:table-row>
        <table:table-row table:style-name="ro1">
          <table:table-cell table:number-columns-repeated="2"/>
          <table:table-cell office:value-type="float" office:value="513618" calcext:value-type="float">
            <text:p>513618</text:p>
          </table:table-cell>
          <table:table-cell office:value-type="float" office:value="153.978731" calcext:value-type="float">
            <text:p>153.978731</text:p>
          </table:table-cell>
          <table:table-cell office:value-type="float" office:value="518230" calcext:value-type="float">
            <text:p>518230</text:p>
          </table:table-cell>
          <table:table-cell office:value-type="float" office:value="155.361364" calcext:value-type="float">
            <text:p>155.361364</text:p>
          </table:table-cell>
          <table:table-cell office:value-type="float" office:value="520144" calcext:value-type="float">
            <text:p>520144</text:p>
          </table:table-cell>
          <table:table-cell office:value-type="float" office:value="155.935376" calcext:value-type="float">
            <text:p>155.935376</text:p>
          </table:table-cell>
          <table:table-cell office:value-type="float" office:value="522654" calcext:value-type="float">
            <text:p>522654</text:p>
          </table:table-cell>
          <table:table-cell office:value-type="float" office:value="156.687615" calcext:value-type="float">
            <text:p>156.687615</text:p>
          </table:table-cell>
          <table:table-cell office:value-type="float" office:value="525617" calcext:value-type="float">
            <text:p>525617</text:p>
          </table:table-cell>
          <table:table-cell office:value-type="float" office:value="157.576115" calcext:value-type="float">
            <text:p>157.576115</text:p>
          </table:table-cell>
          <table:table-cell office:value-type="float" office:value="526531" calcext:value-type="float">
            <text:p>526531</text:p>
          </table:table-cell>
          <table:table-cell office:value-type="float" office:value="157.849992" calcext:value-type="float">
            <text:p>157.849992</text:p>
          </table:table-cell>
          <table:table-cell office:value-type="float" office:value="533980" calcext:value-type="float">
            <text:p>533980</text:p>
          </table:table-cell>
          <table:table-cell office:value-type="float" office:value="160.083032" calcext:value-type="float">
            <text:p>160.083032</text:p>
          </table:table-cell>
        </table:table-row>
        <table:table-row table:style-name="ro1">
          <table:table-cell table:number-columns-repeated="2"/>
          <table:table-cell office:value-type="float" office:value="513759" calcext:value-type="float">
            <text:p>513759</text:p>
          </table:table-cell>
          <table:table-cell office:value-type="float" office:value="154.021056" calcext:value-type="float">
            <text:p>154.021056</text:p>
          </table:table-cell>
          <table:table-cell office:value-type="float" office:value="518089" calcext:value-type="float">
            <text:p>518089</text:p>
          </table:table-cell>
          <table:table-cell office:value-type="float" office:value="155.319308" calcext:value-type="float">
            <text:p>155.319308</text:p>
          </table:table-cell>
          <table:table-cell office:value-type="float" office:value="520458" calcext:value-type="float">
            <text:p>520458</text:p>
          </table:table-cell>
          <table:table-cell office:value-type="float" office:value="156.029329" calcext:value-type="float">
            <text:p>156.029329</text:p>
          </table:table-cell>
          <table:table-cell office:value-type="float" office:value="522589" calcext:value-type="float">
            <text:p>522589</text:p>
          </table:table-cell>
          <table:table-cell office:value-type="float" office:value="156.668321" calcext:value-type="float">
            <text:p>156.668321</text:p>
          </table:table-cell>
          <table:table-cell office:value-type="float" office:value="525429" calcext:value-type="float">
            <text:p>525429</text:p>
          </table:table-cell>
          <table:table-cell office:value-type="float" office:value="157.519745" calcext:value-type="float">
            <text:p>157.519745</text:p>
          </table:table-cell>
          <table:table-cell office:value-type="float" office:value="526172" calcext:value-type="float">
            <text:p>526172</text:p>
          </table:table-cell>
          <table:table-cell office:value-type="float" office:value="157.742393" calcext:value-type="float">
            <text:p>157.742393</text:p>
          </table:table-cell>
          <table:table-cell office:value-type="float" office:value="535863" calcext:value-type="float">
            <text:p>535863</text:p>
          </table:table-cell>
          <table:table-cell office:value-type="float" office:value="160.647574" calcext:value-type="float">
            <text:p>160.647574</text:p>
          </table:table-cell>
        </table:table-row>
        <table:table-row table:style-name="ro1">
          <table:table-cell table:number-columns-repeated="2"/>
          <table:table-cell office:value-type="float" office:value="513643" calcext:value-type="float">
            <text:p>513643</text:p>
          </table:table-cell>
          <table:table-cell office:value-type="float" office:value="153.986221" calcext:value-type="float">
            <text:p>153.986221</text:p>
          </table:table-cell>
          <table:table-cell office:value-type="float" office:value="518113" calcext:value-type="float">
            <text:p>518113</text:p>
          </table:table-cell>
          <table:table-cell office:value-type="float" office:value="155.326222" calcext:value-type="float">
            <text:p>155.326222</text:p>
          </table:table-cell>
          <table:table-cell office:value-type="float" office:value="520683" calcext:value-type="float">
            <text:p>520683</text:p>
          </table:table-cell>
          <table:table-cell office:value-type="float" office:value="156.096957" calcext:value-type="float">
            <text:p>156.096957</text:p>
          </table:table-cell>
          <table:table-cell office:value-type="float" office:value="522492" calcext:value-type="float">
            <text:p>522492</text:p>
          </table:table-cell>
          <table:table-cell office:value-type="float" office:value="156.639255" calcext:value-type="float">
            <text:p>156.639255</text:p>
          </table:table-cell>
          <table:table-cell office:value-type="float" office:value="525321" calcext:value-type="float">
            <text:p>525321</text:p>
          </table:table-cell>
          <table:table-cell office:value-type="float" office:value="157.487381" calcext:value-type="float">
            <text:p>157.487381</text:p>
          </table:table-cell>
          <table:table-cell office:value-type="float" office:value="526779" calcext:value-type="float">
            <text:p>526779</text:p>
          </table:table-cell>
          <table:table-cell office:value-type="float" office:value="157.924473" calcext:value-type="float">
            <text:p>157.924473</text:p>
          </table:table-cell>
          <table:table-cell office:value-type="float" office:value="535917" calcext:value-type="float">
            <text:p>535917</text:p>
          </table:table-cell>
          <table:table-cell office:value-type="float" office:value="160.66376" calcext:value-type="float">
            <text:p>160.66376</text:p>
          </table:table-cell>
        </table:table-row>
        <table:table-row table:style-name="ro1">
          <table:table-cell table:number-columns-repeated="2"/>
          <table:table-cell office:value-type="float" office:value="513697" calcext:value-type="float">
            <text:p>513697</text:p>
          </table:table-cell>
          <table:table-cell office:value-type="float" office:value="154.002526" calcext:value-type="float">
            <text:p>154.002526</text:p>
          </table:table-cell>
          <table:table-cell office:value-type="float" office:value="518051" calcext:value-type="float">
            <text:p>518051</text:p>
          </table:table-cell>
          <table:table-cell office:value-type="float" office:value="155.307914" calcext:value-type="float">
            <text:p>155.307914</text:p>
          </table:table-cell>
          <table:table-cell office:value-type="float" office:value="520495" calcext:value-type="float">
            <text:p>520495</text:p>
          </table:table-cell>
          <table:table-cell office:value-type="float" office:value="156.040452" calcext:value-type="float">
            <text:p>156.040452</text:p>
          </table:table-cell>
          <table:table-cell office:value-type="float" office:value="522543" calcext:value-type="float">
            <text:p>522543</text:p>
          </table:table-cell>
          <table:table-cell office:value-type="float" office:value="156.654435" calcext:value-type="float">
            <text:p>156.654435</text:p>
          </table:table-cell>
          <table:table-cell office:value-type="float" office:value="525315" calcext:value-type="float">
            <text:p>525315</text:p>
          </table:table-cell>
          <table:table-cell office:value-type="float" office:value="157.485442" calcext:value-type="float">
            <text:p>157.485442</text:p>
          </table:table-cell>
          <table:table-cell office:value-type="float" office:value="526376" calcext:value-type="float">
            <text:p>526376</text:p>
          </table:table-cell>
          <table:table-cell office:value-type="float" office:value="157.803609" calcext:value-type="float">
            <text:p>157.803609</text:p>
          </table:table-cell>
          <table:table-cell office:value-type="float" office:value="532158" calcext:value-type="float">
            <text:p>532158</text:p>
          </table:table-cell>
          <table:table-cell office:value-type="float" office:value="159.537033" calcext:value-type="float">
            <text:p>159.537033</text:p>
          </table:table-cell>
        </table:table-row>
        <table:table-row table:style-name="ro1">
          <table:table-cell table:number-columns-repeated="2"/>
          <table:table-cell office:value-type="float" office:value="513629" calcext:value-type="float">
            <text:p>513629</text:p>
          </table:table-cell>
          <table:table-cell office:value-type="float" office:value="153.982227" calcext:value-type="float">
            <text:p>153.982227</text:p>
          </table:table-cell>
          <table:table-cell office:value-type="float" office:value="517876" calcext:value-type="float">
            <text:p>517876</text:p>
          </table:table-cell>
          <table:table-cell office:value-type="float" office:value="155.255366" calcext:value-type="float">
            <text:p>155.255366</text:p>
          </table:table-cell>
          <table:table-cell office:value-type="float" office:value="519470" calcext:value-type="float">
            <text:p>519470</text:p>
          </table:table-cell>
          <table:table-cell office:value-type="float" office:value="155.733233" calcext:value-type="float">
            <text:p>155.733233</text:p>
          </table:table-cell>
          <table:table-cell office:value-type="float" office:value="522506" calcext:value-type="float">
            <text:p>522506</text:p>
          </table:table-cell>
          <table:table-cell office:value-type="float" office:value="156.64321" calcext:value-type="float">
            <text:p>156.64321</text:p>
          </table:table-cell>
          <table:table-cell office:value-type="float" office:value="525225" calcext:value-type="float">
            <text:p>525225</text:p>
          </table:table-cell>
          <table:table-cell office:value-type="float" office:value="157.458368" calcext:value-type="float">
            <text:p>157.458368</text:p>
          </table:table-cell>
          <table:table-cell office:value-type="float" office:value="526356" calcext:value-type="float">
            <text:p>526356</text:p>
          </table:table-cell>
          <table:table-cell office:value-type="float" office:value="157.797491" calcext:value-type="float">
            <text:p>157.797491</text:p>
          </table:table-cell>
          <table:table-cell office:value-type="float" office:value="535833" calcext:value-type="float">
            <text:p>535833</text:p>
          </table:table-cell>
          <table:table-cell office:value-type="float" office:value="160.638637" calcext:value-type="float">
            <text:p>160.638637</text:p>
          </table:table-cell>
        </table:table-row>
        <table:table-row table:style-name="ro1">
          <table:table-cell table:number-columns-repeated="2"/>
          <table:table-cell office:value-type="float" office:value="513535" calcext:value-type="float">
            <text:p>513535</text:p>
          </table:table-cell>
          <table:table-cell office:value-type="float" office:value="153.95381" calcext:value-type="float">
            <text:p>153.95381</text:p>
          </table:table-cell>
          <table:table-cell office:value-type="float" office:value="518047" calcext:value-type="float">
            <text:p>518047</text:p>
          </table:table-cell>
          <table:table-cell office:value-type="float" office:value="155.306457" calcext:value-type="float">
            <text:p>155.306457</text:p>
          </table:table-cell>
          <table:table-cell office:value-type="float" office:value="519953" calcext:value-type="float">
            <text:p>519953</text:p>
          </table:table-cell>
          <table:table-cell office:value-type="float" office:value="155.878019" calcext:value-type="float">
            <text:p>155.878019</text:p>
          </table:table-cell>
          <table:table-cell office:value-type="float" office:value="522715" calcext:value-type="float">
            <text:p>522715</text:p>
          </table:table-cell>
          <table:table-cell office:value-type="float" office:value="156.706121" calcext:value-type="float">
            <text:p>156.706121</text:p>
          </table:table-cell>
          <table:table-cell office:value-type="float" office:value="525230" calcext:value-type="float">
            <text:p>525230</text:p>
          </table:table-cell>
          <table:table-cell office:value-type="float" office:value="157.460129" calcext:value-type="float">
            <text:p>157.460129</text:p>
          </table:table-cell>
          <table:table-cell office:value-type="float" office:value="526447" calcext:value-type="float">
            <text:p>526447</text:p>
          </table:table-cell>
          <table:table-cell office:value-type="float" office:value="157.824799" calcext:value-type="float">
            <text:p>157.824799</text:p>
          </table:table-cell>
          <table:table-cell office:value-type="float" office:value="534079" calcext:value-type="float">
            <text:p>534079</text:p>
          </table:table-cell>
          <table:table-cell office:value-type="float" office:value="160.112712" calcext:value-type="float">
            <text:p>160.112712</text:p>
          </table:table-cell>
        </table:table-row>
        <table:table-row table:style-name="ro1">
          <table:table-cell table:number-columns-repeated="2"/>
          <table:table-cell office:value-type="float" office:value="513478" calcext:value-type="float">
            <text:p>513478</text:p>
          </table:table-cell>
          <table:table-cell office:value-type="float" office:value="153.936838" calcext:value-type="float">
            <text:p>153.936838</text:p>
          </table:table-cell>
          <table:table-cell office:value-type="float" office:value="517876" calcext:value-type="float">
            <text:p>517876</text:p>
          </table:table-cell>
          <table:table-cell office:value-type="float" office:value="155.255393" calcext:value-type="float">
            <text:p>155.255393</text:p>
          </table:table-cell>
          <table:table-cell office:value-type="float" office:value="519299" calcext:value-type="float">
            <text:p>519299</text:p>
          </table:table-cell>
          <table:table-cell office:value-type="float" office:value="155.682012" calcext:value-type="float">
            <text:p>155.682012</text:p>
          </table:table-cell>
          <table:table-cell office:value-type="float" office:value="522450" calcext:value-type="float">
            <text:p>522450</text:p>
          </table:table-cell>
          <table:table-cell office:value-type="float" office:value="156.626624" calcext:value-type="float">
            <text:p>156.626624</text:p>
          </table:table-cell>
          <table:table-cell office:value-type="float" office:value="525399" calcext:value-type="float">
            <text:p>525399</text:p>
          </table:table-cell>
          <table:table-cell office:value-type="float" office:value="157.510709" calcext:value-type="float">
            <text:p>157.510709</text:p>
          </table:table-cell>
          <table:table-cell office:value-type="float" office:value="525665" calcext:value-type="float">
            <text:p>525665</text:p>
          </table:table-cell>
          <table:table-cell office:value-type="float" office:value="157.590334" calcext:value-type="float">
            <text:p>157.590334</text:p>
          </table:table-cell>
          <table:table-cell office:value-type="float" office:value="530359" calcext:value-type="float">
            <text:p>530359</text:p>
          </table:table-cell>
          <table:table-cell office:value-type="float" office:value="158.997764" calcext:value-type="float">
            <text:p>158.997764</text:p>
          </table:table-cell>
        </table:table-row>
        <table:table-row table:style-name="ro1">
          <table:table-cell table:number-columns-repeated="2"/>
          <table:table-cell office:value-type="float" office:value="513598" calcext:value-type="float">
            <text:p>513598</text:p>
          </table:table-cell>
          <table:table-cell office:value-type="float" office:value="153.972946" calcext:value-type="float">
            <text:p>153.972946</text:p>
          </table:table-cell>
          <table:table-cell office:value-type="float" office:value="518039" calcext:value-type="float">
            <text:p>518039</text:p>
          </table:table-cell>
          <table:table-cell office:value-type="float" office:value="155.30432" calcext:value-type="float">
            <text:p>155.30432</text:p>
          </table:table-cell>
          <table:table-cell office:value-type="float" office:value="520229" calcext:value-type="float">
            <text:p>520229</text:p>
          </table:table-cell>
          <table:table-cell office:value-type="float" office:value="155.960858" calcext:value-type="float">
            <text:p>155.960858</text:p>
          </table:table-cell>
          <table:table-cell office:value-type="float" office:value="522631" calcext:value-type="float">
            <text:p>522631</text:p>
          </table:table-cell>
          <table:table-cell office:value-type="float" office:value="156.680966" calcext:value-type="float">
            <text:p>156.680966</text:p>
          </table:table-cell>
          <table:table-cell office:value-type="float" office:value="525614" calcext:value-type="float">
            <text:p>525614</text:p>
          </table:table-cell>
          <table:table-cell office:value-type="float" office:value="157.575026" calcext:value-type="float">
            <text:p>157.575026</text:p>
          </table:table-cell>
          <table:table-cell office:value-type="float" office:value="526504" calcext:value-type="float">
            <text:p>526504</text:p>
          </table:table-cell>
          <table:table-cell office:value-type="float" office:value="157.841975" calcext:value-type="float">
            <text:p>157.841975</text:p>
          </table:table-cell>
          <table:table-cell office:value-type="float" office:value="530488" calcext:value-type="float">
            <text:p>530488</text:p>
          </table:table-cell>
          <table:table-cell office:value-type="float" office:value="159.036394" calcext:value-type="float">
            <text:p>159.036394</text:p>
          </table:table-cell>
        </table:table-row>
        <table:table-row table:style-name="ro1">
          <table:table-cell table:number-columns-repeated="2"/>
          <table:table-cell office:value-type="float" office:value="513510" calcext:value-type="float">
            <text:p>513510</text:p>
          </table:table-cell>
          <table:table-cell office:value-type="float" office:value="153.946514" calcext:value-type="float">
            <text:p>153.946514</text:p>
          </table:table-cell>
          <table:table-cell office:value-type="float" office:value="518247" calcext:value-type="float">
            <text:p>518247</text:p>
          </table:table-cell>
          <table:table-cell office:value-type="float" office:value="155.366627" calcext:value-type="float">
            <text:p>155.366627</text:p>
          </table:table-cell>
          <table:table-cell office:value-type="float" office:value="520279" calcext:value-type="float">
            <text:p>520279</text:p>
          </table:table-cell>
          <table:table-cell office:value-type="float" office:value="155.975611" calcext:value-type="float">
            <text:p>155.975611</text:p>
          </table:table-cell>
          <table:table-cell office:value-type="float" office:value="522729" calcext:value-type="float">
            <text:p>522729</text:p>
          </table:table-cell>
          <table:table-cell office:value-type="float" office:value="156.710137" calcext:value-type="float">
            <text:p>156.710137</text:p>
          </table:table-cell>
          <table:table-cell office:value-type="float" office:value="525473" calcext:value-type="float">
            <text:p>525473</text:p>
          </table:table-cell>
          <table:table-cell office:value-type="float" office:value="157.532696" calcext:value-type="float">
            <text:p>157.532696</text:p>
          </table:table-cell>
          <table:table-cell office:value-type="float" office:value="526717" calcext:value-type="float">
            <text:p>526717</text:p>
          </table:table-cell>
          <table:table-cell office:value-type="float" office:value="157.905636" calcext:value-type="float">
            <text:p>157.905636</text:p>
          </table:table-cell>
          <table:table-cell office:value-type="float" office:value="533951" calcext:value-type="float">
            <text:p>533951</text:p>
          </table:table-cell>
          <table:table-cell office:value-type="float" office:value="160.074342" calcext:value-type="float">
            <text:p>160.074342</text:p>
          </table:table-cell>
        </table:table-row>
        <table:table-row table:style-name="ro1">
          <table:table-cell table:number-columns-repeated="2"/>
          <table:table-cell office:value-type="float" office:value="513546" calcext:value-type="float">
            <text:p>513546</text:p>
          </table:table-cell>
          <table:table-cell office:value-type="float" office:value="153.957327" calcext:value-type="float">
            <text:p>153.957327</text:p>
          </table:table-cell>
          <table:table-cell office:value-type="float" office:value="518292" calcext:value-type="float">
            <text:p>518292</text:p>
          </table:table-cell>
          <table:table-cell office:value-type="float" office:value="155.379964" calcext:value-type="float">
            <text:p>155.379964</text:p>
          </table:table-cell>
          <table:table-cell office:value-type="float" office:value="522907" calcext:value-type="float">
            <text:p>522907</text:p>
          </table:table-cell>
          <table:table-cell office:value-type="float" office:value="156.763591" calcext:value-type="float">
            <text:p>156.763591</text:p>
          </table:table-cell>
          <table:table-cell office:value-type="float" office:value="522525" calcext:value-type="float">
            <text:p>522525</text:p>
          </table:table-cell>
          <table:table-cell office:value-type="float" office:value="156.649128" calcext:value-type="float">
            <text:p>156.649128</text:p>
          </table:table-cell>
          <table:table-cell office:value-type="float" office:value="524454" calcext:value-type="float">
            <text:p>524454</text:p>
          </table:table-cell>
          <table:table-cell office:value-type="float" office:value="157.22722" calcext:value-type="float">
            <text:p>157.22722</text:p>
          </table:table-cell>
          <table:table-cell office:value-type="float" office:value="526218" calcext:value-type="float">
            <text:p>526218</text:p>
          </table:table-cell>
          <table:table-cell office:value-type="float" office:value="157.756139" calcext:value-type="float">
            <text:p>157.756139</text:p>
          </table:table-cell>
          <table:table-cell office:value-type="float" office:value="535876" calcext:value-type="float">
            <text:p>535876</text:p>
          </table:table-cell>
          <table:table-cell office:value-type="float" office:value="160.651591" calcext:value-type="float">
            <text:p>160.651591</text:p>
          </table:table-cell>
        </table:table-row>
        <table:table-row table:style-name="ro1">
          <table:table-cell table:number-columns-repeated="2"/>
          <table:table-cell office:value-type="float" office:value="513593" calcext:value-type="float">
            <text:p>513593</text:p>
          </table:table-cell>
          <table:table-cell office:value-type="float" office:value="153.971214" calcext:value-type="float">
            <text:p>153.971214</text:p>
          </table:table-cell>
          <table:table-cell office:value-type="float" office:value="518394" calcext:value-type="float">
            <text:p>518394</text:p>
          </table:table-cell>
          <table:table-cell office:value-type="float" office:value="155.410535" calcext:value-type="float">
            <text:p>155.410535</text:p>
          </table:table-cell>
          <table:table-cell office:value-type="float" office:value="519613" calcext:value-type="float">
            <text:p>519613</text:p>
          </table:table-cell>
          <table:table-cell office:value-type="float" office:value="155.776093" calcext:value-type="float">
            <text:p>155.776093</text:p>
          </table:table-cell>
          <table:table-cell office:value-type="float" office:value="522622" calcext:value-type="float">
            <text:p>522622</text:p>
          </table:table-cell>
          <table:table-cell office:value-type="float" office:value="156.678266" calcext:value-type="float">
            <text:p>156.678266</text:p>
          </table:table-cell>
          <table:table-cell office:value-type="float" office:value="525393" calcext:value-type="float">
            <text:p>525393</text:p>
          </table:table-cell>
          <table:table-cell office:value-type="float" office:value="157.508963" calcext:value-type="float">
            <text:p>157.508963</text:p>
          </table:table-cell>
          <table:table-cell office:value-type="float" office:value="526029" calcext:value-type="float">
            <text:p>526029</text:p>
          </table:table-cell>
          <table:table-cell office:value-type="float" office:value="157.699582" calcext:value-type="float">
            <text:p>157.699582</text:p>
          </table:table-cell>
          <table:table-cell office:value-type="float" office:value="535710" calcext:value-type="float">
            <text:p>535710</text:p>
          </table:table-cell>
          <table:table-cell office:value-type="float" office:value="160.601837" calcext:value-type="float">
            <text:p>160.601837</text:p>
          </table:table-cell>
        </table:table-row>
        <table:table-row table:style-name="ro1">
          <table:table-cell table:number-columns-repeated="2"/>
          <table:table-cell office:value-type="float" office:value="513632" calcext:value-type="float">
            <text:p>513632</text:p>
          </table:table-cell>
          <table:table-cell office:value-type="float" office:value="153.982981" calcext:value-type="float">
            <text:p>153.982981</text:p>
          </table:table-cell>
          <table:table-cell office:value-type="float" office:value="518018" calcext:value-type="float">
            <text:p>518018</text:p>
          </table:table-cell>
          <table:table-cell office:value-type="float" office:value="155.297825" calcext:value-type="float">
            <text:p>155.297825</text:p>
          </table:table-cell>
          <table:table-cell office:value-type="float" office:value="519491" calcext:value-type="float">
            <text:p>519491</text:p>
          </table:table-cell>
          <table:table-cell office:value-type="float" office:value="155.739521" calcext:value-type="float">
            <text:p>155.739521</text:p>
          </table:table-cell>
          <table:table-cell office:value-type="float" office:value="522173" calcext:value-type="float">
            <text:p>522173</text:p>
          </table:table-cell>
          <table:table-cell office:value-type="float" office:value="156.543416" calcext:value-type="float">
            <text:p>156.543416</text:p>
          </table:table-cell>
          <table:table-cell office:value-type="float" office:value="525259" calcext:value-type="float">
            <text:p>525259</text:p>
          </table:table-cell>
          <table:table-cell office:value-type="float" office:value="157.46868" calcext:value-type="float">
            <text:p>157.46868</text:p>
          </table:table-cell>
          <table:table-cell office:value-type="float" office:value="526537" calcext:value-type="float">
            <text:p>526537</text:p>
          </table:table-cell>
          <table:table-cell office:value-type="float" office:value="157.851964" calcext:value-type="float">
            <text:p>157.851964</text:p>
          </table:table-cell>
          <table:table-cell office:value-type="float" office:value="534039" calcext:value-type="float">
            <text:p>534039</text:p>
          </table:table-cell>
          <table:table-cell office:value-type="float" office:value="160.100822" calcext:value-type="float">
            <text:p>160.100822</text:p>
          </table:table-cell>
        </table:table-row>
        <table:table-row table:style-name="ro1">
          <table:table-cell table:number-columns-repeated="2"/>
          <table:table-cell office:value-type="float" office:value="513634" calcext:value-type="float">
            <text:p>513634</text:p>
          </table:table-cell>
          <table:table-cell office:value-type="float" office:value="153.983553" calcext:value-type="float">
            <text:p>153.983553</text:p>
          </table:table-cell>
          <table:table-cell office:value-type="float" office:value="518093" calcext:value-type="float">
            <text:p>518093</text:p>
          </table:table-cell>
          <table:table-cell office:value-type="float" office:value="155.320449" calcext:value-type="float">
            <text:p>155.320449</text:p>
          </table:table-cell>
          <table:table-cell office:value-type="float" office:value="520383" calcext:value-type="float">
            <text:p>520383</text:p>
          </table:table-cell>
          <table:table-cell office:value-type="float" office:value="156.00704" calcext:value-type="float">
            <text:p>156.00704</text:p>
          </table:table-cell>
          <table:table-cell office:value-type="float" office:value="522708" calcext:value-type="float">
            <text:p>522708</text:p>
          </table:table-cell>
          <table:table-cell office:value-type="float" office:value="156.70381" calcext:value-type="float">
            <text:p>156.70381</text:p>
          </table:table-cell>
          <table:table-cell office:value-type="float" office:value="525484" calcext:value-type="float">
            <text:p>525484</text:p>
          </table:table-cell>
          <table:table-cell office:value-type="float" office:value="157.536221" calcext:value-type="float">
            <text:p>157.536221</text:p>
          </table:table-cell>
          <table:table-cell office:value-type="float" office:value="526521" calcext:value-type="float">
            <text:p>526521</text:p>
          </table:table-cell>
          <table:table-cell office:value-type="float" office:value="157.84701" calcext:value-type="float">
            <text:p>157.84701</text:p>
          </table:table-cell>
          <table:table-cell office:value-type="float" office:value="532110" calcext:value-type="float">
            <text:p>532110</text:p>
          </table:table-cell>
          <table:table-cell office:value-type="float" office:value="159.522519" calcext:value-type="float">
            <text:p>159.522519</text:p>
          </table:table-cell>
        </table:table-row>
        <table:table-row table:style-name="ro1">
          <table:table-cell table:number-columns-repeated="2"/>
          <table:table-cell office:value-type="float" office:value="513564" calcext:value-type="float">
            <text:p>513564</text:p>
          </table:table-cell>
          <table:table-cell office:value-type="float" office:value="153.962676" calcext:value-type="float">
            <text:p>153.962676</text:p>
          </table:table-cell>
          <table:table-cell office:value-type="float" office:value="517869" calcext:value-type="float">
            <text:p>517869</text:p>
          </table:table-cell>
          <table:table-cell office:value-type="float" office:value="155.253304" calcext:value-type="float">
            <text:p>155.253304</text:p>
          </table:table-cell>
          <table:table-cell office:value-type="float" office:value="520353" calcext:value-type="float">
            <text:p>520353</text:p>
          </table:table-cell>
          <table:table-cell office:value-type="float" office:value="155.997874" calcext:value-type="float">
            <text:p>155.997874</text:p>
          </table:table-cell>
          <table:table-cell office:value-type="float" office:value="522451" calcext:value-type="float">
            <text:p>522451</text:p>
          </table:table-cell>
          <table:table-cell office:value-type="float" office:value="156.626953" calcext:value-type="float">
            <text:p>156.626953</text:p>
          </table:table-cell>
          <table:table-cell office:value-type="float" office:value="525453" calcext:value-type="float">
            <text:p>525453</text:p>
          </table:table-cell>
          <table:table-cell office:value-type="float" office:value="157.526869" calcext:value-type="float">
            <text:p>157.526869</text:p>
          </table:table-cell>
          <table:table-cell office:value-type="float" office:value="526739" calcext:value-type="float">
            <text:p>526739</text:p>
          </table:table-cell>
          <table:table-cell office:value-type="float" office:value="157.912489" calcext:value-type="float">
            <text:p>157.912489</text:p>
          </table:table-cell>
          <table:table-cell office:value-type="float" office:value="535757" calcext:value-type="float">
            <text:p>535757</text:p>
          </table:table-cell>
          <table:table-cell office:value-type="float" office:value="160.61588" calcext:value-type="float">
            <text:p>160.61588</text:p>
          </table:table-cell>
        </table:table-row>
        <table:table-row table:style-name="ro1">
          <table:table-cell table:number-columns-repeated="2"/>
          <table:table-cell office:value-type="float" office:value="513628" calcext:value-type="float">
            <text:p>513628</text:p>
          </table:table-cell>
          <table:table-cell office:value-type="float" office:value="153.981807" calcext:value-type="float">
            <text:p>153.981807</text:p>
          </table:table-cell>
          <table:table-cell office:value-type="float" office:value="518454" calcext:value-type="float">
            <text:p>518454</text:p>
          </table:table-cell>
          <table:table-cell office:value-type="float" office:value="155.428718" calcext:value-type="float">
            <text:p>155.428718</text:p>
          </table:table-cell>
          <table:table-cell office:value-type="float" office:value="519386" calcext:value-type="float">
            <text:p>519386</text:p>
          </table:table-cell>
          <table:table-cell office:value-type="float" office:value="155.70801" calcext:value-type="float">
            <text:p>155.70801</text:p>
          </table:table-cell>
          <table:table-cell office:value-type="float" office:value="522603" calcext:value-type="float">
            <text:p>522603</text:p>
          </table:table-cell>
          <table:table-cell office:value-type="float" office:value="156.672582" calcext:value-type="float">
            <text:p>156.672582</text:p>
          </table:table-cell>
          <table:table-cell office:value-type="float" office:value="525298" calcext:value-type="float">
            <text:p>525298</text:p>
          </table:table-cell>
          <table:table-cell office:value-type="float" office:value="157.480292" calcext:value-type="float">
            <text:p>157.480292</text:p>
          </table:table-cell>
          <table:table-cell office:value-type="float" office:value="526726" calcext:value-type="float">
            <text:p>526726</text:p>
          </table:table-cell>
          <table:table-cell office:value-type="float" office:value="157.908478" calcext:value-type="float">
            <text:p>157.908478</text:p>
          </table:table-cell>
          <table:table-cell office:value-type="float" office:value="532168" calcext:value-type="float">
            <text:p>532168</text:p>
          </table:table-cell>
          <table:table-cell office:value-type="float" office:value="159.53987" calcext:value-type="float">
            <text:p>159.53987</text:p>
          </table:table-cell>
        </table:table-row>
        <table:table-row table:style-name="ro1">
          <table:table-cell table:number-columns-repeated="2"/>
          <table:table-cell office:value-type="float" office:value="513756" calcext:value-type="float">
            <text:p>513756</text:p>
          </table:table-cell>
          <table:table-cell office:value-type="float" office:value="154.020144" calcext:value-type="float">
            <text:p>154.020144</text:p>
          </table:table-cell>
          <table:table-cell office:value-type="float" office:value="518044" calcext:value-type="float">
            <text:p>518044</text:p>
          </table:table-cell>
          <table:table-cell office:value-type="float" office:value="155.30575" calcext:value-type="float">
            <text:p>155.30575</text:p>
          </table:table-cell>
          <table:table-cell office:value-type="float" office:value="520529" calcext:value-type="float">
            <text:p>520529</text:p>
          </table:table-cell>
          <table:table-cell office:value-type="float" office:value="156.050672" calcext:value-type="float">
            <text:p>156.050672</text:p>
          </table:table-cell>
          <table:table-cell office:value-type="float" office:value="522653" calcext:value-type="float">
            <text:p>522653</text:p>
          </table:table-cell>
          <table:table-cell office:value-type="float" office:value="156.687441" calcext:value-type="float">
            <text:p>156.687441</text:p>
          </table:table-cell>
          <table:table-cell office:value-type="float" office:value="525368" calcext:value-type="float">
            <text:p>525368</text:p>
          </table:table-cell>
          <table:table-cell office:value-type="float" office:value="157.501393" calcext:value-type="float">
            <text:p>157.501393</text:p>
          </table:table-cell>
          <table:table-cell office:value-type="float" office:value="526851" calcext:value-type="float">
            <text:p>526851</text:p>
          </table:table-cell>
          <table:table-cell office:value-type="float" office:value="157.94598" calcext:value-type="float">
            <text:p>157.94598</text:p>
          </table:table-cell>
          <table:table-cell office:value-type="float" office:value="535919" calcext:value-type="float">
            <text:p>535919</text:p>
          </table:table-cell>
          <table:table-cell office:value-type="float" office:value="160.664539" calcext:value-type="float">
            <text:p>160.664539</text:p>
          </table:table-cell>
        </table:table-row>
        <table:table-row table:style-name="ro1">
          <table:table-cell table:number-columns-repeated="2"/>
          <table:table-cell office:value-type="float" office:value="513604" calcext:value-type="float">
            <text:p>513604</text:p>
          </table:table-cell>
          <table:table-cell office:value-type="float" office:value="153.974584" calcext:value-type="float">
            <text:p>153.974584</text:p>
          </table:table-cell>
          <table:table-cell office:value-type="float" office:value="518117" calcext:value-type="float">
            <text:p>518117</text:p>
          </table:table-cell>
          <table:table-cell office:value-type="float" office:value="155.327475" calcext:value-type="float">
            <text:p>155.327475</text:p>
          </table:table-cell>
          <table:table-cell office:value-type="float" office:value="520783" calcext:value-type="float">
            <text:p>520783</text:p>
          </table:table-cell>
          <table:table-cell office:value-type="float" office:value="156.126801" calcext:value-type="float">
            <text:p>156.126801</text:p>
          </table:table-cell>
          <table:table-cell office:value-type="float" office:value="522653" calcext:value-type="float">
            <text:p>522653</text:p>
          </table:table-cell>
          <table:table-cell office:value-type="float" office:value="156.687432" calcext:value-type="float">
            <text:p>156.687432</text:p>
          </table:table-cell>
          <table:table-cell office:value-type="float" office:value="525309" calcext:value-type="float">
            <text:p>525309</text:p>
          </table:table-cell>
          <table:table-cell office:value-type="float" office:value="157.483655" calcext:value-type="float">
            <text:p>157.483655</text:p>
          </table:table-cell>
          <table:table-cell office:value-type="float" office:value="526422" calcext:value-type="float">
            <text:p>526422</text:p>
          </table:table-cell>
          <table:table-cell office:value-type="float" office:value="157.817325" calcext:value-type="float">
            <text:p>157.817325</text:p>
          </table:table-cell>
          <table:table-cell office:value-type="float" office:value="535628" calcext:value-type="float">
            <text:p>535628</text:p>
          </table:table-cell>
          <table:table-cell office:value-type="float" office:value="160.577265" calcext:value-type="float">
            <text:p>160.577265</text:p>
          </table:table-cell>
        </table:table-row>
        <table:table-row table:style-name="ro1">
          <table:table-cell table:number-columns-repeated="2"/>
          <table:table-cell office:value-type="float" office:value="513600" calcext:value-type="float">
            <text:p>513600</text:p>
          </table:table-cell>
          <table:table-cell office:value-type="float" office:value="153.973535" calcext:value-type="float">
            <text:p>153.973535</text:p>
          </table:table-cell>
          <table:table-cell office:value-type="float" office:value="518110" calcext:value-type="float">
            <text:p>518110</text:p>
          </table:table-cell>
          <table:table-cell office:value-type="float" office:value="155.325525" calcext:value-type="float">
            <text:p>155.325525</text:p>
          </table:table-cell>
          <table:table-cell office:value-type="float" office:value="520349" calcext:value-type="float">
            <text:p>520349</text:p>
          </table:table-cell>
          <table:table-cell office:value-type="float" office:value="155.99678" calcext:value-type="float">
            <text:p>155.99678</text:p>
          </table:table-cell>
          <table:table-cell office:value-type="float" office:value="522541" calcext:value-type="float">
            <text:p>522541</text:p>
          </table:table-cell>
          <table:table-cell office:value-type="float" office:value="156.653882" calcext:value-type="float">
            <text:p>156.653882</text:p>
          </table:table-cell>
          <table:table-cell office:value-type="float" office:value="525623" calcext:value-type="float">
            <text:p>525623</text:p>
          </table:table-cell>
          <table:table-cell office:value-type="float" office:value="157.577799" calcext:value-type="float">
            <text:p>157.577799</text:p>
          </table:table-cell>
          <table:table-cell office:value-type="float" office:value="526247" calcext:value-type="float">
            <text:p>526247</text:p>
          </table:table-cell>
          <table:table-cell office:value-type="float" office:value="157.764787" calcext:value-type="float">
            <text:p>157.764787</text:p>
          </table:table-cell>
          <table:table-cell office:value-type="float" office:value="534026" calcext:value-type="float">
            <text:p>534026</text:p>
          </table:table-cell>
          <table:table-cell office:value-type="float" office:value="160.096985" calcext:value-type="float">
            <text:p>160.096985</text:p>
          </table:table-cell>
        </table:table-row>
        <table:table-row table:style-name="ro1">
          <table:table-cell table:number-columns-repeated="2"/>
          <table:table-cell office:value-type="float" office:value="513577" calcext:value-type="float">
            <text:p>513577</text:p>
          </table:table-cell>
          <table:table-cell office:value-type="float" office:value="153.966415" calcext:value-type="float">
            <text:p>153.966415</text:p>
          </table:table-cell>
          <table:table-cell office:value-type="float" office:value="518091" calcext:value-type="float">
            <text:p>518091</text:p>
          </table:table-cell>
          <table:table-cell office:value-type="float" office:value="155.319756" calcext:value-type="float">
            <text:p>155.319756</text:p>
          </table:table-cell>
          <table:table-cell office:value-type="float" office:value="520537" calcext:value-type="float">
            <text:p>520537</text:p>
          </table:table-cell>
          <table:table-cell office:value-type="float" office:value="156.05314" calcext:value-type="float">
            <text:p>156.05314</text:p>
          </table:table-cell>
          <table:table-cell office:value-type="float" office:value="522704" calcext:value-type="float">
            <text:p>522704</text:p>
          </table:table-cell>
          <table:table-cell office:value-type="float" office:value="156.70277" calcext:value-type="float">
            <text:p>156.70277</text:p>
          </table:table-cell>
          <table:table-cell office:value-type="float" office:value="525457" calcext:value-type="float">
            <text:p>525457</text:p>
          </table:table-cell>
          <table:table-cell office:value-type="float" office:value="157.528057" calcext:value-type="float">
            <text:p>157.528057</text:p>
          </table:table-cell>
          <table:table-cell office:value-type="float" office:value="526884" calcext:value-type="float">
            <text:p>526884</text:p>
          </table:table-cell>
          <table:table-cell office:value-type="float" office:value="157.95591" calcext:value-type="float">
            <text:p>157.95591</text:p>
          </table:table-cell>
          <table:table-cell office:value-type="float" office:value="532392" calcext:value-type="float">
            <text:p>532392</text:p>
          </table:table-cell>
          <table:table-cell office:value-type="float" office:value="159.607055" calcext:value-type="float">
            <text:p>159.607055</text:p>
          </table:table-cell>
        </table:table-row>
        <table:table-row table:style-name="ro1">
          <table:table-cell table:number-columns-repeated="2"/>
          <table:table-cell office:value-type="float" office:value="513723" calcext:value-type="float">
            <text:p>513723</text:p>
          </table:table-cell>
          <table:table-cell office:value-type="float" office:value="154.010294" calcext:value-type="float">
            <text:p>154.010294</text:p>
          </table:table-cell>
          <table:table-cell office:value-type="float" office:value="517916" calcext:value-type="float">
            <text:p>517916</text:p>
          </table:table-cell>
          <table:table-cell office:value-type="float" office:value="155.267219" calcext:value-type="float">
            <text:p>155.267219</text:p>
          </table:table-cell>
          <table:table-cell office:value-type="float" office:value="520107" calcext:value-type="float">
            <text:p>520107</text:p>
          </table:table-cell>
          <table:table-cell office:value-type="float" office:value="155.924021" calcext:value-type="float">
            <text:p>155.924021</text:p>
          </table:table-cell>
          <table:table-cell office:value-type="float" office:value="522561" calcext:value-type="float">
            <text:p>522561</text:p>
          </table:table-cell>
          <table:table-cell office:value-type="float" office:value="156.659743" calcext:value-type="float">
            <text:p>156.659743</text:p>
          </table:table-cell>
          <table:table-cell office:value-type="float" office:value="525511" calcext:value-type="float">
            <text:p>525511</text:p>
          </table:table-cell>
          <table:table-cell office:value-type="float" office:value="157.544382" calcext:value-type="float">
            <text:p>157.544382</text:p>
          </table:table-cell>
          <table:table-cell office:value-type="float" office:value="526401" calcext:value-type="float">
            <text:p>526401</text:p>
          </table:table-cell>
          <table:table-cell office:value-type="float" office:value="157.811195" calcext:value-type="float">
            <text:p>157.811195</text:p>
          </table:table-cell>
          <table:table-cell office:value-type="float" office:value="534128" calcext:value-type="float">
            <text:p>534128</text:p>
          </table:table-cell>
          <table:table-cell office:value-type="float" office:value="160.127488" calcext:value-type="float">
            <text:p>160.127488</text:p>
          </table:table-cell>
        </table:table-row>
        <table:table-row table:style-name="ro1">
          <table:table-cell table:number-columns-repeated="2"/>
          <table:table-cell office:value-type="float" office:value="513605" calcext:value-type="float">
            <text:p>513605</text:p>
          </table:table-cell>
          <table:table-cell office:value-type="float" office:value="153.97481" calcext:value-type="float">
            <text:p>153.97481</text:p>
          </table:table-cell>
          <table:table-cell office:value-type="float" office:value="518137" calcext:value-type="float">
            <text:p>518137</text:p>
          </table:table-cell>
          <table:table-cell office:value-type="float" office:value="155.333657" calcext:value-type="float">
            <text:p>155.333657</text:p>
          </table:table-cell>
          <table:table-cell office:value-type="float" office:value="520714" calcext:value-type="float">
            <text:p>520714</text:p>
          </table:table-cell>
          <table:table-cell office:value-type="float" office:value="156.106002" calcext:value-type="float">
            <text:p>156.106002</text:p>
          </table:table-cell>
          <table:table-cell office:value-type="float" office:value="522702" calcext:value-type="float">
            <text:p>522702</text:p>
          </table:table-cell>
          <table:table-cell office:value-type="float" office:value="156.701987" calcext:value-type="float">
            <text:p>156.701987</text:p>
          </table:table-cell>
          <table:table-cell office:value-type="float" office:value="525450" calcext:value-type="float">
            <text:p>525450</text:p>
          </table:table-cell>
          <table:table-cell office:value-type="float" office:value="157.526092" calcext:value-type="float">
            <text:p>157.526092</text:p>
          </table:table-cell>
          <table:table-cell office:value-type="float" office:value="526091" calcext:value-type="float">
            <text:p>526091</text:p>
          </table:table-cell>
          <table:table-cell office:value-type="float" office:value="157.718147" calcext:value-type="float">
            <text:p>157.718147</text:p>
          </table:table-cell>
          <table:table-cell office:value-type="float" office:value="530260" calcext:value-type="float">
            <text:p>530260</text:p>
          </table:table-cell>
          <table:table-cell office:value-type="float" office:value="158.967914" calcext:value-type="float">
            <text:p>158.967914</text:p>
          </table:table-cell>
        </table:table-row>
        <table:table-row table:style-name="ro1">
          <table:table-cell table:number-columns-repeated="2"/>
          <table:table-cell office:value-type="float" office:value="513647" calcext:value-type="float">
            <text:p>513647</text:p>
          </table:table-cell>
          <table:table-cell office:value-type="float" office:value="153.987444" calcext:value-type="float">
            <text:p>153.987444</text:p>
          </table:table-cell>
          <table:table-cell office:value-type="float" office:value="518239" calcext:value-type="float">
            <text:p>518239</text:p>
          </table:table-cell>
          <table:table-cell office:value-type="float" office:value="155.364146" calcext:value-type="float">
            <text:p>155.364146</text:p>
          </table:table-cell>
          <table:table-cell office:value-type="float" office:value="520686" calcext:value-type="float">
            <text:p>520686</text:p>
          </table:table-cell>
          <table:table-cell office:value-type="float" office:value="156.097603" calcext:value-type="float">
            <text:p>156.097603</text:p>
          </table:table-cell>
          <table:table-cell office:value-type="float" office:value="522555" calcext:value-type="float">
            <text:p>522555</text:p>
          </table:table-cell>
          <table:table-cell office:value-type="float" office:value="156.657972" calcext:value-type="float">
            <text:p>156.657972</text:p>
          </table:table-cell>
          <table:table-cell office:value-type="float" office:value="525299" calcext:value-type="float">
            <text:p>525299</text:p>
          </table:table-cell>
          <table:table-cell office:value-type="float" office:value="157.480661" calcext:value-type="float">
            <text:p>157.480661</text:p>
          </table:table-cell>
          <table:table-cell office:value-type="float" office:value="526799" calcext:value-type="float">
            <text:p>526799</text:p>
          </table:table-cell>
          <table:table-cell office:value-type="float" office:value="157.930514" calcext:value-type="float">
            <text:p>157.930514</text:p>
          </table:table-cell>
          <table:table-cell office:value-type="float" office:value="535858" calcext:value-type="float">
            <text:p>535858</text:p>
          </table:table-cell>
          <table:table-cell office:value-type="float" office:value="160.646336" calcext:value-type="float">
            <text:p>160.646336</text:p>
          </table:table-cell>
        </table:table-row>
        <table:table-row table:style-name="ro1">
          <table:table-cell table:number-columns-repeated="2"/>
          <table:table-cell office:value-type="float" office:value="513644" calcext:value-type="float">
            <text:p>513644</text:p>
          </table:table-cell>
          <table:table-cell office:value-type="float" office:value="153.986624" calcext:value-type="float">
            <text:p>153.986624</text:p>
          </table:table-cell>
          <table:table-cell office:value-type="float" office:value="517856" calcext:value-type="float">
            <text:p>517856</text:p>
          </table:table-cell>
          <table:table-cell office:value-type="float" office:value="155.249338" calcext:value-type="float">
            <text:p>155.249338</text:p>
          </table:table-cell>
          <table:table-cell office:value-type="float" office:value="520820" calcext:value-type="float">
            <text:p>520820</text:p>
          </table:table-cell>
          <table:table-cell office:value-type="float" office:value="156.13792" calcext:value-type="float">
            <text:p>156.13792</text:p>
          </table:table-cell>
          <table:table-cell office:value-type="float" office:value="522441" calcext:value-type="float">
            <text:p>522441</text:p>
          </table:table-cell>
          <table:table-cell office:value-type="float" office:value="156.623871" calcext:value-type="float">
            <text:p>156.623871</text:p>
          </table:table-cell>
          <table:table-cell office:value-type="float" office:value="525411" calcext:value-type="float">
            <text:p>525411</text:p>
          </table:table-cell>
          <table:table-cell office:value-type="float" office:value="157.514212" calcext:value-type="float">
            <text:p>157.514212</text:p>
          </table:table-cell>
          <table:table-cell office:value-type="float" office:value="527065" calcext:value-type="float">
            <text:p>527065</text:p>
          </table:table-cell>
          <table:table-cell office:value-type="float" office:value="158.010186" calcext:value-type="float">
            <text:p>158.010186</text:p>
          </table:table-cell>
          <table:table-cell office:value-type="float" office:value="530312" calcext:value-type="float">
            <text:p>530312</text:p>
          </table:table-cell>
          <table:table-cell office:value-type="float" office:value="158.983514" calcext:value-type="float">
            <text:p>158.983514</text:p>
          </table:table-cell>
        </table:table-row>
        <table:table-row table:style-name="ro1">
          <table:table-cell table:number-columns-repeated="2"/>
          <table:table-cell office:value-type="float" office:value="513646" calcext:value-type="float">
            <text:p>513646</text:p>
          </table:table-cell>
          <table:table-cell office:value-type="float" office:value="153.987301" calcext:value-type="float">
            <text:p>153.987301</text:p>
          </table:table-cell>
          <table:table-cell office:value-type="float" office:value="518238" calcext:value-type="float">
            <text:p>518238</text:p>
          </table:table-cell>
          <table:table-cell office:value-type="float" office:value="155.363953" calcext:value-type="float">
            <text:p>155.363953</text:p>
          </table:table-cell>
          <table:table-cell office:value-type="float" office:value="520419" calcext:value-type="float">
            <text:p>520419</text:p>
          </table:table-cell>
          <table:table-cell office:value-type="float" office:value="156.01773" calcext:value-type="float">
            <text:p>156.01773</text:p>
          </table:table-cell>
          <table:table-cell office:value-type="float" office:value="522697" calcext:value-type="float">
            <text:p>522697</text:p>
          </table:table-cell>
          <table:table-cell office:value-type="float" office:value="156.70072" calcext:value-type="float">
            <text:p>156.70072</text:p>
          </table:table-cell>
          <table:table-cell office:value-type="float" office:value="525253" calcext:value-type="float">
            <text:p>525253</text:p>
          </table:table-cell>
          <table:table-cell office:value-type="float" office:value="157.467" calcext:value-type="float">
            <text:p>157.467</text:p>
          </table:table-cell>
          <table:table-cell office:value-type="float" office:value="526456" calcext:value-type="float">
            <text:p>526456</text:p>
          </table:table-cell>
          <table:table-cell office:value-type="float" office:value="157.827589" calcext:value-type="float">
            <text:p>157.827589</text:p>
          </table:table-cell>
          <table:table-cell office:value-type="float" office:value="535832" calcext:value-type="float">
            <text:p>535832</text:p>
          </table:table-cell>
          <table:table-cell office:value-type="float" office:value="160.638469" calcext:value-type="float">
            <text:p>160.638469</text:p>
          </table:table-cell>
        </table:table-row>
        <table:table-row table:style-name="ro1">
          <table:table-cell table:number-columns-repeated="2"/>
          <table:table-cell office:value-type="float" office:value="513588" calcext:value-type="float">
            <text:p>513588</text:p>
          </table:table-cell>
          <table:table-cell office:value-type="float" office:value="153.969819" calcext:value-type="float">
            <text:p>153.969819</text:p>
          </table:table-cell>
          <table:table-cell office:value-type="float" office:value="518121" calcext:value-type="float">
            <text:p>518121</text:p>
          </table:table-cell>
          <table:table-cell office:value-type="float" office:value="155.328853" calcext:value-type="float">
            <text:p>155.328853</text:p>
          </table:table-cell>
          <table:table-cell office:value-type="float" office:value="520135" calcext:value-type="float">
            <text:p>520135</text:p>
          </table:table-cell>
          <table:table-cell office:value-type="float" office:value="155.932433" calcext:value-type="float">
            <text:p>155.932433</text:p>
          </table:table-cell>
          <table:table-cell office:value-type="float" office:value="522759" calcext:value-type="float">
            <text:p>522759</text:p>
          </table:table-cell>
          <table:table-cell office:value-type="float" office:value="156.719236" calcext:value-type="float">
            <text:p>156.719236</text:p>
          </table:table-cell>
          <table:table-cell office:value-type="float" office:value="525606" calcext:value-type="float">
            <text:p>525606</text:p>
          </table:table-cell>
          <table:table-cell office:value-type="float" office:value="157.5727" calcext:value-type="float">
            <text:p>157.5727</text:p>
          </table:table-cell>
          <table:table-cell office:value-type="float" office:value="526685" calcext:value-type="float">
            <text:p>526685</text:p>
          </table:table-cell>
          <table:table-cell office:value-type="float" office:value="157.89634" calcext:value-type="float">
            <text:p>157.89634</text:p>
          </table:table-cell>
          <table:table-cell office:value-type="float" office:value="535822" calcext:value-type="float">
            <text:p>535822</text:p>
          </table:table-cell>
          <table:table-cell office:value-type="float" office:value="160.635407" calcext:value-type="float">
            <text:p>160.635407</text:p>
          </table:table-cell>
        </table:table-row>
        <table:table-row table:style-name="ro1">
          <table:table-cell table:number-columns-repeated="2"/>
          <table:table-cell office:value-type="float" office:value="513559" calcext:value-type="float">
            <text:p>513559</text:p>
          </table:table-cell>
          <table:table-cell office:value-type="float" office:value="153.961004" calcext:value-type="float">
            <text:p>153.961004</text:p>
          </table:table-cell>
          <table:table-cell office:value-type="float" office:value="518271" calcext:value-type="float">
            <text:p>518271</text:p>
          </table:table-cell>
          <table:table-cell office:value-type="float" office:value="155.373631" calcext:value-type="float">
            <text:p>155.373631</text:p>
          </table:table-cell>
          <table:table-cell office:value-type="float" office:value="520626" calcext:value-type="float">
            <text:p>520626</text:p>
          </table:table-cell>
          <table:table-cell office:value-type="float" office:value="156.079782" calcext:value-type="float">
            <text:p>156.079782</text:p>
          </table:table-cell>
          <table:table-cell office:value-type="float" office:value="522586" calcext:value-type="float">
            <text:p>522586</text:p>
          </table:table-cell>
          <table:table-cell office:value-type="float" office:value="156.667338" calcext:value-type="float">
            <text:p>156.667338</text:p>
          </table:table-cell>
          <table:table-cell office:value-type="float" office:value="525499" calcext:value-type="float">
            <text:p>525499</text:p>
          </table:table-cell>
          <table:table-cell office:value-type="float" office:value="157.540669" calcext:value-type="float">
            <text:p>157.540669</text:p>
          </table:table-cell>
          <table:table-cell office:value-type="float" office:value="526544" calcext:value-type="float">
            <text:p>526544</text:p>
          </table:table-cell>
          <table:table-cell office:value-type="float" office:value="157.853773" calcext:value-type="float">
            <text:p>157.853773</text:p>
          </table:table-cell>
          <table:table-cell office:value-type="float" office:value="534125" calcext:value-type="float">
            <text:p>534125</text:p>
          </table:table-cell>
          <table:table-cell office:value-type="float" office:value="160.126631" calcext:value-type="float">
            <text:p>160.126631</text:p>
          </table:table-cell>
        </table:table-row>
        <table:table-row table:style-name="ro1">
          <table:table-cell table:number-columns-repeated="2"/>
          <table:table-cell office:value-type="float" office:value="513602" calcext:value-type="float">
            <text:p>513602</text:p>
          </table:table-cell>
          <table:table-cell office:value-type="float" office:value="153.973866" calcext:value-type="float">
            <text:p>153.973866</text:p>
          </table:table-cell>
          <table:table-cell office:value-type="float" office:value="518008" calcext:value-type="float">
            <text:p>518008</text:p>
          </table:table-cell>
          <table:table-cell office:value-type="float" office:value="155.295036" calcext:value-type="float">
            <text:p>155.295036</text:p>
          </table:table-cell>
          <table:table-cell office:value-type="float" office:value="521263" calcext:value-type="float">
            <text:p>521263</text:p>
          </table:table-cell>
          <table:table-cell office:value-type="float" office:value="156.270572" calcext:value-type="float">
            <text:p>156.270572</text:p>
          </table:table-cell>
          <table:table-cell office:value-type="float" office:value="522510" calcext:value-type="float">
            <text:p>522510</text:p>
          </table:table-cell>
          <table:table-cell office:value-type="float" office:value="156.644643" calcext:value-type="float">
            <text:p>156.644643</text:p>
          </table:table-cell>
          <table:table-cell office:value-type="float" office:value="525393" calcext:value-type="float">
            <text:p>525393</text:p>
          </table:table-cell>
          <table:table-cell office:value-type="float" office:value="157.508813" calcext:value-type="float">
            <text:p>157.508813</text:p>
          </table:table-cell>
          <table:table-cell office:value-type="float" office:value="526844" calcext:value-type="float">
            <text:p>526844</text:p>
          </table:table-cell>
          <table:table-cell office:value-type="float" office:value="157.943749" calcext:value-type="float">
            <text:p>157.943749</text:p>
          </table:table-cell>
          <table:table-cell office:value-type="float" office:value="532190" calcext:value-type="float">
            <text:p>532190</text:p>
          </table:table-cell>
          <table:table-cell office:value-type="float" office:value="159.546687" calcext:value-type="float">
            <text:p>159.546687</text:p>
          </table:table-cell>
        </table:table-row>
        <table:table-row table:style-name="ro1">
          <table:table-cell table:number-columns-repeated="2"/>
          <table:table-cell office:value-type="float" office:value="513635" calcext:value-type="float">
            <text:p>513635</text:p>
          </table:table-cell>
          <table:table-cell office:value-type="float" office:value="153.983942" calcext:value-type="float">
            <text:p>153.983942</text:p>
          </table:table-cell>
          <table:table-cell office:value-type="float" office:value="518086" calcext:value-type="float">
            <text:p>518086</text:p>
          </table:table-cell>
          <table:table-cell office:value-type="float" office:value="155.318198" calcext:value-type="float">
            <text:p>155.318198</text:p>
          </table:table-cell>
          <table:table-cell table:number-columns-repeated="2"/>
          <table:table-cell office:value-type="float" office:value="522848" calcext:value-type="float">
            <text:p>522848</text:p>
          </table:table-cell>
          <table:table-cell office:value-type="float" office:value="156.74595" calcext:value-type="float">
            <text:p>156.74595</text:p>
          </table:table-cell>
          <table:table-cell office:value-type="float" office:value="525472" calcext:value-type="float">
            <text:p>525472</text:p>
          </table:table-cell>
          <table:table-cell office:value-type="float" office:value="157.532415" calcext:value-type="float">
            <text:p>157.532415</text:p>
          </table:table-cell>
          <table:table-cell office:value-type="float" office:value="526217" calcext:value-type="float">
            <text:p>526217</text:p>
          </table:table-cell>
          <table:table-cell office:value-type="float" office:value="157.755875" calcext:value-type="float">
            <text:p>157.755875</text:p>
          </table:table-cell>
          <table:table-cell office:value-type="float" office:value="535854" calcext:value-type="float">
            <text:p>535854</text:p>
          </table:table-cell>
          <table:table-cell office:value-type="float" office:value="160.64509" calcext:value-type="float">
            <text:p>160.64509</text:p>
          </table:table-cell>
        </table:table-row>
        <table:table-row table:style-name="ro1">
          <table:table-cell table:number-columns-repeated="2"/>
          <table:table-cell office:value-type="float" office:value="513701" calcext:value-type="float">
            <text:p>513701</text:p>
          </table:table-cell>
          <table:table-cell office:value-type="float" office:value="154.003803" calcext:value-type="float">
            <text:p>154.003803</text:p>
          </table:table-cell>
          <table:table-cell office:value-type="float" office:value="517995" calcext:value-type="float">
            <text:p>517995</text:p>
          </table:table-cell>
          <table:table-cell office:value-type="float" office:value="155.291138" calcext:value-type="float">
            <text:p>155.291138</text:p>
          </table:table-cell>
          <table:table-cell table:number-columns-repeated="2"/>
          <table:table-cell office:value-type="float" office:value="522521" calcext:value-type="float">
            <text:p>522521</text:p>
          </table:table-cell>
          <table:table-cell office:value-type="float" office:value="156.647832" calcext:value-type="float">
            <text:p>156.647832</text:p>
          </table:table-cell>
          <table:table-cell office:value-type="float" office:value="525662" calcext:value-type="float">
            <text:p>525662</text:p>
          </table:table-cell>
          <table:table-cell office:value-type="float" office:value="157.589376" calcext:value-type="float">
            <text:p>157.589376</text:p>
          </table:table-cell>
          <table:table-cell office:value-type="float" office:value="526473" calcext:value-type="float">
            <text:p>526473</text:p>
          </table:table-cell>
          <table:table-cell office:value-type="float" office:value="157.832597" calcext:value-type="float">
            <text:p>157.832597</text:p>
          </table:table-cell>
          <table:table-cell office:value-type="float" office:value="535919" calcext:value-type="float">
            <text:p>535919</text:p>
          </table:table-cell>
          <table:table-cell office:value-type="float" office:value="160.664484" calcext:value-type="float">
            <text:p>160.664484</text:p>
          </table:table-cell>
        </table:table-row>
        <table:table-row table:style-name="ro1">
          <table:table-cell table:number-columns-repeated="2"/>
          <table:table-cell office:value-type="float" office:value="513588" calcext:value-type="float">
            <text:p>513588</text:p>
          </table:table-cell>
          <table:table-cell office:value-type="float" office:value="153.969838" calcext:value-type="float">
            <text:p>153.969838</text:p>
          </table:table-cell>
          <table:table-cell office:value-type="float" office:value="518217" calcext:value-type="float">
            <text:p>518217</text:p>
          </table:table-cell>
          <table:table-cell office:value-type="float" office:value="155.357499" calcext:value-type="float">
            <text:p>155.357499</text:p>
          </table:table-cell>
          <table:table-cell table:number-columns-repeated="2"/>
          <table:table-cell office:value-type="float" office:value="522756" calcext:value-type="float">
            <text:p>522756</text:p>
          </table:table-cell>
          <table:table-cell office:value-type="float" office:value="156.718423" calcext:value-type="float">
            <text:p>156.718423</text:p>
          </table:table-cell>
          <table:table-cell office:value-type="float" office:value="525277" calcext:value-type="float">
            <text:p>525277</text:p>
          </table:table-cell>
          <table:table-cell office:value-type="float" office:value="157.474092" calcext:value-type="float">
            <text:p>157.474092</text:p>
          </table:table-cell>
          <table:table-cell office:value-type="float" office:value="526743" calcext:value-type="float">
            <text:p>526743</text:p>
          </table:table-cell>
          <table:table-cell office:value-type="float" office:value="157.913624" calcext:value-type="float">
            <text:p>157.913624</text:p>
          </table:table-cell>
          <table:table-cell office:value-type="float" office:value="534233" calcext:value-type="float">
            <text:p>534233</text:p>
          </table:table-cell>
          <table:table-cell office:value-type="float" office:value="160.159031" calcext:value-type="float">
            <text:p>160.159031</text:p>
          </table:table-cell>
        </table:table-row>
        <table:table-row table:style-name="ro1">
          <table:table-cell table:number-columns-repeated="2"/>
          <table:table-cell office:value-type="float" office:value="513669" calcext:value-type="float">
            <text:p>513669</text:p>
          </table:table-cell>
          <table:table-cell office:value-type="float" office:value="153.994179" calcext:value-type="float">
            <text:p>153.994179</text:p>
          </table:table-cell>
          <table:table-cell office:value-type="float" office:value="518292" calcext:value-type="float">
            <text:p>518292</text:p>
          </table:table-cell>
          <table:table-cell office:value-type="float" office:value="155.379944" calcext:value-type="float">
            <text:p>155.379944</text:p>
          </table:table-cell>
          <table:table-cell table:number-columns-repeated="2"/>
          <table:table-cell office:value-type="float" office:value="522602" calcext:value-type="float">
            <text:p>522602</text:p>
          </table:table-cell>
          <table:table-cell office:value-type="float" office:value="156.672016" calcext:value-type="float">
            <text:p>156.672016</text:p>
          </table:table-cell>
          <table:table-cell office:value-type="float" office:value="525263" calcext:value-type="float">
            <text:p>525263</text:p>
          </table:table-cell>
          <table:table-cell office:value-type="float" office:value="157.469867" calcext:value-type="float">
            <text:p>157.469867</text:p>
          </table:table-cell>
          <table:table-cell office:value-type="float" office:value="526047" calcext:value-type="float">
            <text:p>526047</text:p>
          </table:table-cell>
          <table:table-cell office:value-type="float" office:value="157.704801" calcext:value-type="float">
            <text:p>157.704801</text:p>
          </table:table-cell>
          <table:table-cell office:value-type="float" office:value="534168" calcext:value-type="float">
            <text:p>534168</text:p>
          </table:table-cell>
          <table:table-cell office:value-type="float" office:value="160.13966" calcext:value-type="float">
            <text:p>160.13966</text:p>
          </table:table-cell>
        </table:table-row>
        <table:table-row table:style-name="ro1">
          <table:table-cell table:number-columns-repeated="2"/>
          <table:table-cell office:value-type="float" office:value="513743" calcext:value-type="float">
            <text:p>513743</text:p>
          </table:table-cell>
          <table:table-cell office:value-type="float" office:value="154.016318" calcext:value-type="float">
            <text:p>154.016318</text:p>
          </table:table-cell>
          <table:table-cell office:value-type="float" office:value="517813" calcext:value-type="float">
            <text:p>517813</text:p>
          </table:table-cell>
          <table:table-cell office:value-type="float" office:value="155.236544" calcext:value-type="float">
            <text:p>155.236544</text:p>
          </table:table-cell>
          <table:table-cell table:number-columns-repeated="2"/>
          <table:table-cell office:value-type="float" office:value="522397" calcext:value-type="float">
            <text:p>522397</text:p>
          </table:table-cell>
          <table:table-cell office:value-type="float" office:value="156.610541" calcext:value-type="float">
            <text:p>156.610541</text:p>
          </table:table-cell>
          <table:table-cell office:value-type="float" office:value="525404" calcext:value-type="float">
            <text:p>525404</text:p>
          </table:table-cell>
          <table:table-cell office:value-type="float" office:value="157.512232" calcext:value-type="float">
            <text:p>157.512232</text:p>
          </table:table-cell>
          <table:table-cell office:value-type="float" office:value="526625" calcext:value-type="float">
            <text:p>526625</text:p>
          </table:table-cell>
          <table:table-cell office:value-type="float" office:value="157.878248" calcext:value-type="float">
            <text:p>157.878248</text:p>
          </table:table-cell>
          <table:table-cell office:value-type="float" office:value="532126" calcext:value-type="float">
            <text:p>532126</text:p>
          </table:table-cell>
          <table:table-cell office:value-type="float" office:value="159.527212" calcext:value-type="float">
            <text:p>159.527212</text:p>
          </table:table-cell>
        </table:table-row>
        <table:table-row table:style-name="ro1">
          <table:table-cell table:number-columns-repeated="2"/>
          <table:table-cell office:value-type="float" office:value="513665" calcext:value-type="float">
            <text:p>513665</text:p>
          </table:table-cell>
          <table:table-cell office:value-type="float" office:value="153.992876" calcext:value-type="float">
            <text:p>153.992876</text:p>
          </table:table-cell>
          <table:table-cell office:value-type="float" office:value="517890" calcext:value-type="float">
            <text:p>517890</text:p>
          </table:table-cell>
          <table:table-cell office:value-type="float" office:value="155.259522" calcext:value-type="float">
            <text:p>155.259522</text:p>
          </table:table-cell>
          <table:table-cell table:number-columns-repeated="2"/>
          <table:table-cell office:value-type="float" office:value="522657" calcext:value-type="float">
            <text:p>522657</text:p>
          </table:table-cell>
          <table:table-cell office:value-type="float" office:value="156.688613" calcext:value-type="float">
            <text:p>156.688613</text:p>
          </table:table-cell>
          <table:table-cell office:value-type="float" office:value="525429" calcext:value-type="float">
            <text:p>525429</text:p>
          </table:table-cell>
          <table:table-cell office:value-type="float" office:value="157.519696" calcext:value-type="float">
            <text:p>157.519696</text:p>
          </table:table-cell>
          <table:table-cell office:value-type="float" office:value="525968" calcext:value-type="float">
            <text:p>525968</text:p>
          </table:table-cell>
          <table:table-cell office:value-type="float" office:value="157.681281" calcext:value-type="float">
            <text:p>157.681281</text:p>
          </table:table-cell>
          <table:table-cell office:value-type="float" office:value="530312" calcext:value-type="float">
            <text:p>530312</text:p>
          </table:table-cell>
          <table:table-cell office:value-type="float" office:value="158.983646" calcext:value-type="float">
            <text:p>158.983646</text:p>
          </table:table-cell>
        </table:table-row>
        <table:table-row table:style-name="ro1">
          <table:table-cell table:number-columns-repeated="2"/>
          <table:table-cell office:value-type="float" office:value="513591" calcext:value-type="float">
            <text:p>513591</text:p>
          </table:table-cell>
          <table:table-cell office:value-type="float" office:value="153.970628" calcext:value-type="float">
            <text:p>153.970628</text:p>
          </table:table-cell>
          <table:table-cell office:value-type="float" office:value="517980" calcext:value-type="float">
            <text:p>517980</text:p>
          </table:table-cell>
          <table:table-cell office:value-type="float" office:value="155.286387" calcext:value-type="float">
            <text:p>155.286387</text:p>
          </table:table-cell>
          <table:table-cell table:number-columns-repeated="2"/>
          <table:table-cell office:value-type="float" office:value="522621" calcext:value-type="float">
            <text:p>522621</text:p>
          </table:table-cell>
          <table:table-cell office:value-type="float" office:value="156.677907" calcext:value-type="float">
            <text:p>156.677907</text:p>
          </table:table-cell>
          <table:table-cell office:value-type="float" office:value="525628" calcext:value-type="float">
            <text:p>525628</text:p>
          </table:table-cell>
          <table:table-cell office:value-type="float" office:value="157.579206" calcext:value-type="float">
            <text:p>157.579206</text:p>
          </table:table-cell>
          <table:table-cell office:value-type="float" office:value="526650" calcext:value-type="float">
            <text:p>526650</text:p>
          </table:table-cell>
          <table:table-cell office:value-type="float" office:value="157.885567" calcext:value-type="float">
            <text:p>157.885567</text:p>
          </table:table-cell>
          <table:table-cell office:value-type="float" office:value="535879" calcext:value-type="float">
            <text:p>535879</text:p>
          </table:table-cell>
          <table:table-cell office:value-type="float" office:value="160.652391" calcext:value-type="float">
            <text:p>160.652391</text:p>
          </table:table-cell>
        </table:table-row>
        <table:table-row table:style-name="ro1">
          <table:table-cell table:number-columns-repeated="2"/>
          <table:table-cell office:value-type="float" office:value="513657" calcext:value-type="float">
            <text:p>513657</text:p>
          </table:table-cell>
          <table:table-cell office:value-type="float" office:value="153.990392" calcext:value-type="float">
            <text:p>153.990392</text:p>
          </table:table-cell>
          <table:table-cell office:value-type="float" office:value="517947" calcext:value-type="float">
            <text:p>517947</text:p>
          </table:table-cell>
          <table:table-cell office:value-type="float" office:value="155.276674" calcext:value-type="float">
            <text:p>155.276674</text:p>
          </table:table-cell>
          <table:table-cell table:number-columns-repeated="2"/>
          <table:table-cell office:value-type="float" office:value="522488" calcext:value-type="float">
            <text:p>522488</text:p>
          </table:table-cell>
          <table:table-cell office:value-type="float" office:value="156.63782" calcext:value-type="float">
            <text:p>156.63782</text:p>
          </table:table-cell>
          <table:table-cell office:value-type="float" office:value="525345" calcext:value-type="float">
            <text:p>525345</text:p>
          </table:table-cell>
          <table:table-cell office:value-type="float" office:value="157.494339" calcext:value-type="float">
            <text:p>157.494339</text:p>
          </table:table-cell>
          <table:table-cell office:value-type="float" office:value="526353" calcext:value-type="float">
            <text:p>526353</text:p>
          </table:table-cell>
          <table:table-cell office:value-type="float" office:value="157.796548" calcext:value-type="float">
            <text:p>157.796548</text:p>
          </table:table-cell>
          <table:table-cell office:value-type="float" office:value="535827" calcext:value-type="float">
            <text:p>535827</text:p>
          </table:table-cell>
          <table:table-cell office:value-type="float" office:value="160.636971" calcext:value-type="float">
            <text:p>160.636971</text:p>
          </table:table-cell>
        </table:table-row>
        <table:table-row table:style-name="ro1">
          <table:table-cell table:number-columns-repeated="2"/>
          <table:table-cell office:value-type="float" office:value="513633" calcext:value-type="float">
            <text:p>513633</text:p>
          </table:table-cell>
          <table:table-cell office:value-type="float" office:value="153.983222" calcext:value-type="float">
            <text:p>153.983222</text:p>
          </table:table-cell>
          <table:table-cell office:value-type="float" office:value="518236" calcext:value-type="float">
            <text:p>518236</text:p>
          </table:table-cell>
          <table:table-cell office:value-type="float" office:value="155.363374" calcext:value-type="float">
            <text:p>155.363374</text:p>
          </table:table-cell>
          <table:table-cell table:number-columns-repeated="2"/>
          <table:table-cell office:value-type="float" office:value="522669" calcext:value-type="float">
            <text:p>522669</text:p>
          </table:table-cell>
          <table:table-cell office:value-type="float" office:value="156.692225" calcext:value-type="float">
            <text:p>156.692225</text:p>
          </table:table-cell>
          <table:table-cell office:value-type="float" office:value="525219" calcext:value-type="float">
            <text:p>525219</text:p>
          </table:table-cell>
          <table:table-cell office:value-type="float" office:value="157.456607" calcext:value-type="float">
            <text:p>157.456607</text:p>
          </table:table-cell>
          <table:table-cell office:value-type="float" office:value="526108" calcext:value-type="float">
            <text:p>526108</text:p>
          </table:table-cell>
          <table:table-cell office:value-type="float" office:value="157.723341" calcext:value-type="float">
            <text:p>157.723341</text:p>
          </table:table-cell>
          <table:table-cell office:value-type="float" office:value="532219" calcext:value-type="float">
            <text:p>532219</text:p>
          </table:table-cell>
          <table:table-cell office:value-type="float" office:value="159.555337" calcext:value-type="float">
            <text:p>159.555337</text:p>
          </table:table-cell>
        </table:table-row>
        <table:table-row table:style-name="ro1">
          <table:table-cell table:number-columns-repeated="2"/>
          <table:table-cell office:value-type="float" office:value="513599" calcext:value-type="float">
            <text:p>513599</text:p>
          </table:table-cell>
          <table:table-cell office:value-type="float" office:value="153.973018" calcext:value-type="float">
            <text:p>153.973018</text:p>
          </table:table-cell>
          <table:table-cell office:value-type="float" office:value="517962" calcext:value-type="float">
            <text:p>517962</text:p>
          </table:table-cell>
          <table:table-cell office:value-type="float" office:value="155.281103" calcext:value-type="float">
            <text:p>155.281103</text:p>
          </table:table-cell>
          <table:table-cell table:number-columns-repeated="2"/>
          <table:table-cell office:value-type="float" office:value="522636" calcext:value-type="float">
            <text:p>522636</text:p>
          </table:table-cell>
          <table:table-cell office:value-type="float" office:value="156.682186" calcext:value-type="float">
            <text:p>156.682186</text:p>
          </table:table-cell>
          <table:table-cell office:value-type="float" office:value="525430" calcext:value-type="float">
            <text:p>525430</text:p>
          </table:table-cell>
          <table:table-cell office:value-type="float" office:value="157.519813" calcext:value-type="float">
            <text:p>157.519813</text:p>
          </table:table-cell>
          <table:table-cell office:value-type="float" office:value="526622" calcext:value-type="float">
            <text:p>526622</text:p>
          </table:table-cell>
          <table:table-cell office:value-type="float" office:value="157.877348" calcext:value-type="float">
            <text:p>157.877348</text:p>
          </table:table-cell>
          <table:table-cell office:value-type="float" office:value="535854" calcext:value-type="float">
            <text:p>535854</text:p>
          </table:table-cell>
          <table:table-cell office:value-type="float" office:value="160.645033" calcext:value-type="float">
            <text:p>160.645033</text:p>
          </table:table-cell>
        </table:table-row>
        <table:table-row table:style-name="ro1">
          <table:table-cell table:number-columns-repeated="2"/>
          <table:table-cell office:value-type="float" office:value="513628" calcext:value-type="float">
            <text:p>513628</text:p>
          </table:table-cell>
          <table:table-cell office:value-type="float" office:value="153.981945" calcext:value-type="float">
            <text:p>153.981945</text:p>
          </table:table-cell>
          <table:table-cell office:value-type="float" office:value="518248" calcext:value-type="float">
            <text:p>518248</text:p>
          </table:table-cell>
          <table:table-cell office:value-type="float" office:value="155.36673" calcext:value-type="float">
            <text:p>155.36673</text:p>
          </table:table-cell>
          <table:table-cell table:number-columns-repeated="2"/>
          <table:table-cell office:value-type="float" office:value="522616" calcext:value-type="float">
            <text:p>522616</text:p>
          </table:table-cell>
          <table:table-cell office:value-type="float" office:value="156.676194" calcext:value-type="float">
            <text:p>156.676194</text:p>
          </table:table-cell>
          <table:table-cell office:value-type="float" office:value="525625" calcext:value-type="float">
            <text:p>525625</text:p>
          </table:table-cell>
          <table:table-cell office:value-type="float" office:value="157.578352" calcext:value-type="float">
            <text:p>157.578352</text:p>
          </table:table-cell>
          <table:table-cell office:value-type="float" office:value="526599" calcext:value-type="float">
            <text:p>526599</text:p>
          </table:table-cell>
          <table:table-cell office:value-type="float" office:value="157.870341" calcext:value-type="float">
            <text:p>157.870341</text:p>
          </table:table-cell>
          <table:table-cell office:value-type="float" office:value="535981" calcext:value-type="float">
            <text:p>535981</text:p>
          </table:table-cell>
          <table:table-cell office:value-type="float" office:value="160.683115" calcext:value-type="float">
            <text:p>160.683115</text:p>
          </table:table-cell>
        </table:table-row>
        <table:table-row table:style-name="ro1">
          <table:table-cell table:number-columns-repeated="2"/>
          <table:table-cell office:value-type="float" office:value="513538" calcext:value-type="float">
            <text:p>513538</text:p>
          </table:table-cell>
          <table:table-cell office:value-type="float" office:value="153.954705" calcext:value-type="float">
            <text:p>153.954705</text:p>
          </table:table-cell>
          <table:table-cell office:value-type="float" office:value="518058" calcext:value-type="float">
            <text:p>518058</text:p>
          </table:table-cell>
          <table:table-cell office:value-type="float" office:value="155.309908" calcext:value-type="float">
            <text:p>155.309908</text:p>
          </table:table-cell>
          <table:table-cell table:number-columns-repeated="2"/>
          <table:table-cell office:value-type="float" office:value="522692" calcext:value-type="float">
            <text:p>522692</text:p>
          </table:table-cell>
          <table:table-cell office:value-type="float" office:value="156.699018" calcext:value-type="float">
            <text:p>156.699018</text:p>
          </table:table-cell>
          <table:table-cell office:value-type="float" office:value="525325" calcext:value-type="float">
            <text:p>525325</text:p>
          </table:table-cell>
          <table:table-cell office:value-type="float" office:value="157.488571" calcext:value-type="float">
            <text:p>157.488571</text:p>
          </table:table-cell>
          <table:table-cell office:value-type="float" office:value="526352" calcext:value-type="float">
            <text:p>526352</text:p>
          </table:table-cell>
          <table:table-cell office:value-type="float" office:value="157.796379" calcext:value-type="float">
            <text:p>157.796379</text:p>
          </table:table-cell>
          <table:table-cell office:value-type="float" office:value="530623" calcext:value-type="float">
            <text:p>530623</text:p>
          </table:table-cell>
          <table:table-cell office:value-type="float" office:value="159.076672" calcext:value-type="float">
            <text:p>159.076672</text:p>
          </table:table-cell>
        </table:table-row>
        <table:table-row table:style-name="ro1">
          <table:table-cell table:number-columns-repeated="2"/>
          <table:table-cell office:value-type="float" office:value="513729" calcext:value-type="float">
            <text:p>513729</text:p>
          </table:table-cell>
          <table:table-cell office:value-type="float" office:value="154.012026" calcext:value-type="float">
            <text:p>154.012026</text:p>
          </table:table-cell>
          <table:table-cell office:value-type="float" office:value="518019" calcext:value-type="float">
            <text:p>518019</text:p>
          </table:table-cell>
          <table:table-cell office:value-type="float" office:value="155.29813" calcext:value-type="float">
            <text:p>155.29813</text:p>
          </table:table-cell>
          <table:table-cell table:number-columns-repeated="2"/>
          <table:table-cell office:value-type="float" office:value="522475" calcext:value-type="float">
            <text:p>522475</text:p>
          </table:table-cell>
          <table:table-cell office:value-type="float" office:value="156.633928" calcext:value-type="float">
            <text:p>156.633928</text:p>
          </table:table-cell>
          <table:table-cell office:value-type="float" office:value="525492" calcext:value-type="float">
            <text:p>525492</text:p>
          </table:table-cell>
          <table:table-cell office:value-type="float" office:value="157.53867" calcext:value-type="float">
            <text:p>157.53867</text:p>
          </table:table-cell>
          <table:table-cell office:value-type="float" office:value="526306" calcext:value-type="float">
            <text:p>526306</text:p>
          </table:table-cell>
          <table:table-cell office:value-type="float" office:value="157.782428" calcext:value-type="float">
            <text:p>157.782428</text:p>
          </table:table-cell>
          <table:table-cell office:value-type="float" office:value="532150" calcext:value-type="float">
            <text:p>532150</text:p>
          </table:table-cell>
          <table:table-cell office:value-type="float" office:value="159.534492" calcext:value-type="float">
            <text:p>159.534492</text:p>
          </table:table-cell>
        </table:table-row>
        <table:table-row table:style-name="ro1">
          <table:table-cell table:number-columns-repeated="2"/>
          <table:table-cell office:value-type="float" office:value="513730" calcext:value-type="float">
            <text:p>513730</text:p>
          </table:table-cell>
          <table:table-cell office:value-type="float" office:value="154.012443" calcext:value-type="float">
            <text:p>154.012443</text:p>
          </table:table-cell>
          <table:table-cell office:value-type="float" office:value="517709" calcext:value-type="float">
            <text:p>517709</text:p>
          </table:table-cell>
          <table:table-cell office:value-type="float" office:value="155.205207" calcext:value-type="float">
            <text:p>155.205207</text:p>
          </table:table-cell>
          <table:table-cell table:number-columns-repeated="2"/>
          <table:table-cell office:value-type="float" office:value="522629" calcext:value-type="float">
            <text:p>522629</text:p>
          </table:table-cell>
          <table:table-cell office:value-type="float" office:value="156.680137" calcext:value-type="float">
            <text:p>156.680137</text:p>
          </table:table-cell>
          <table:table-cell office:value-type="float" office:value="525359" calcext:value-type="float">
            <text:p>525359</text:p>
          </table:table-cell>
          <table:table-cell office:value-type="float" office:value="157.498746" calcext:value-type="float">
            <text:p>157.498746</text:p>
          </table:table-cell>
          <table:table-cell office:value-type="float" office:value="526398" calcext:value-type="float">
            <text:p>526398</text:p>
          </table:table-cell>
          <table:table-cell office:value-type="float" office:value="157.81002" calcext:value-type="float">
            <text:p>157.81002</text:p>
          </table:table-cell>
          <table:table-cell office:value-type="float" office:value="533814" calcext:value-type="float">
            <text:p>533814</text:p>
          </table:table-cell>
          <table:table-cell office:value-type="float" office:value="160.033469" calcext:value-type="float">
            <text:p>160.033469</text:p>
          </table:table-cell>
        </table:table-row>
        <table:table-row table:style-name="ro1">
          <table:table-cell table:number-columns-repeated="2"/>
          <table:table-cell office:value-type="float" office:value="513669" calcext:value-type="float">
            <text:p>513669</text:p>
          </table:table-cell>
          <table:table-cell office:value-type="float" office:value="153.994046" calcext:value-type="float">
            <text:p>153.994046</text:p>
          </table:table-cell>
          <table:table-cell office:value-type="float" office:value="517932" calcext:value-type="float">
            <text:p>517932</text:p>
          </table:table-cell>
          <table:table-cell office:value-type="float" office:value="155.272118" calcext:value-type="float">
            <text:p>155.272118</text:p>
          </table:table-cell>
          <table:table-cell table:number-columns-repeated="2"/>
          <table:table-cell office:value-type="float" office:value="522710" calcext:value-type="float">
            <text:p>522710</text:p>
          </table:table-cell>
          <table:table-cell office:value-type="float" office:value="156.704382" calcext:value-type="float">
            <text:p>156.704382</text:p>
          </table:table-cell>
          <table:table-cell office:value-type="float" office:value="525466" calcext:value-type="float">
            <text:p>525466</text:p>
          </table:table-cell>
          <table:table-cell office:value-type="float" office:value="157.530618" calcext:value-type="float">
            <text:p>157.530618</text:p>
          </table:table-cell>
          <table:table-cell office:value-type="float" office:value="526585" calcext:value-type="float">
            <text:p>526585</text:p>
          </table:table-cell>
          <table:table-cell office:value-type="float" office:value="157.866189" calcext:value-type="float">
            <text:p>157.866189</text:p>
          </table:table-cell>
          <table:table-cell office:value-type="float" office:value="532318" calcext:value-type="float">
            <text:p>532318</text:p>
          </table:table-cell>
          <table:table-cell office:value-type="float" office:value="159.584956" calcext:value-type="float">
            <text:p>159.584956</text:p>
          </table:table-cell>
        </table:table-row>
        <table:table-row table:style-name="ro1">
          <table:table-cell table:number-columns-repeated="2"/>
          <table:table-cell office:value-type="float" office:value="513748" calcext:value-type="float">
            <text:p>513748</text:p>
          </table:table-cell>
          <table:table-cell office:value-type="float" office:value="154.017871" calcext:value-type="float">
            <text:p>154.017871</text:p>
          </table:table-cell>
          <table:table-cell office:value-type="float" office:value="517880" calcext:value-type="float">
            <text:p>517880</text:p>
          </table:table-cell>
          <table:table-cell office:value-type="float" office:value="155.256467" calcext:value-type="float">
            <text:p>155.256467</text:p>
          </table:table-cell>
          <table:table-cell table:number-columns-repeated="2"/>
          <table:table-cell office:value-type="float" office:value="522446" calcext:value-type="float">
            <text:p>522446</text:p>
          </table:table-cell>
          <table:table-cell office:value-type="float" office:value="156.625417" calcext:value-type="float">
            <text:p>156.625417</text:p>
          </table:table-cell>
          <table:table-cell office:value-type="float" office:value="525466" calcext:value-type="float">
            <text:p>525466</text:p>
          </table:table-cell>
          <table:table-cell office:value-type="float" office:value="157.53063" calcext:value-type="float">
            <text:p>157.53063</text:p>
          </table:table-cell>
          <table:table-cell office:value-type="float" office:value="526820" calcext:value-type="float">
            <text:p>526820</text:p>
          </table:table-cell>
          <table:table-cell office:value-type="float" office:value="157.93669" calcext:value-type="float">
            <text:p>157.93669</text:p>
          </table:table-cell>
          <table:table-cell office:value-type="float" office:value="535686" calcext:value-type="float">
            <text:p>535686</text:p>
          </table:table-cell>
          <table:table-cell office:value-type="float" office:value="160.594648" calcext:value-type="float">
            <text:p>160.594648</text:p>
          </table:table-cell>
        </table:table-row>
        <table:table-row table:style-name="ro1">
          <table:table-cell table:number-columns-repeated="2"/>
          <table:table-cell office:value-type="float" office:value="513552" calcext:value-type="float">
            <text:p>513552</text:p>
          </table:table-cell>
          <table:table-cell office:value-type="float" office:value="153.958912" calcext:value-type="float">
            <text:p>153.958912</text:p>
          </table:table-cell>
          <table:table-cell office:value-type="float" office:value="517873" calcext:value-type="float">
            <text:p>517873</text:p>
          </table:table-cell>
          <table:table-cell office:value-type="float" office:value="155.254528" calcext:value-type="float">
            <text:p>155.254528</text:p>
          </table:table-cell>
          <table:table-cell table:number-columns-repeated="2"/>
          <table:table-cell office:value-type="float" office:value="522705" calcext:value-type="float">
            <text:p>522705</text:p>
          </table:table-cell>
          <table:table-cell office:value-type="float" office:value="156.702962" calcext:value-type="float">
            <text:p>156.702962</text:p>
          </table:table-cell>
          <table:table-cell office:value-type="float" office:value="525322" calcext:value-type="float">
            <text:p>525322</text:p>
          </table:table-cell>
          <table:table-cell office:value-type="float" office:value="157.487599" calcext:value-type="float">
            <text:p>157.487599</text:p>
          </table:table-cell>
          <table:table-cell office:value-type="float" office:value="526499" calcext:value-type="float">
            <text:p>526499</text:p>
          </table:table-cell>
          <table:table-cell office:value-type="float" office:value="157.840448" calcext:value-type="float">
            <text:p>157.840448</text:p>
          </table:table-cell>
          <table:table-cell office:value-type="float" office:value="532229" calcext:value-type="float">
            <text:p>532229</text:p>
          </table:table-cell>
          <table:table-cell office:value-type="float" office:value="159.55823" calcext:value-type="float">
            <text:p>159.55823</text:p>
          </table:table-cell>
        </table:table-row>
        <table:table-row table:style-name="ro1">
          <table:table-cell table:number-columns-repeated="2"/>
          <table:table-cell office:value-type="float" office:value="513719" calcext:value-type="float">
            <text:p>513719</text:p>
          </table:table-cell>
          <table:table-cell office:value-type="float" office:value="154.008955" calcext:value-type="float">
            <text:p>154.008955</text:p>
          </table:table-cell>
          <table:table-cell office:value-type="float" office:value="518081" calcext:value-type="float">
            <text:p>518081</text:p>
          </table:table-cell>
          <table:table-cell office:value-type="float" office:value="155.31674" calcext:value-type="float">
            <text:p>155.31674</text:p>
          </table:table-cell>
          <table:table-cell table:number-columns-repeated="2"/>
          <table:table-cell office:value-type="float" office:value="522429" calcext:value-type="float">
            <text:p>522429</text:p>
          </table:table-cell>
          <table:table-cell office:value-type="float" office:value="156.620278" calcext:value-type="float">
            <text:p>156.620278</text:p>
          </table:table-cell>
          <table:table-cell office:value-type="float" office:value="525350" calcext:value-type="float">
            <text:p>525350</text:p>
          </table:table-cell>
          <table:table-cell office:value-type="float" office:value="157.496061" calcext:value-type="float">
            <text:p>157.496061</text:p>
          </table:table-cell>
          <table:table-cell office:value-type="float" office:value="526759" calcext:value-type="float">
            <text:p>526759</text:p>
          </table:table-cell>
          <table:table-cell office:value-type="float" office:value="157.91847" calcext:value-type="float">
            <text:p>157.91847</text:p>
          </table:table-cell>
          <table:table-cell office:value-type="float" office:value="535933" calcext:value-type="float">
            <text:p>535933</text:p>
          </table:table-cell>
          <table:table-cell office:value-type="float" office:value="160.668746" calcext:value-type="float">
            <text:p>160.668746</text:p>
          </table:table-cell>
        </table:table-row>
        <table:table-row table:style-name="ro1">
          <table:table-cell table:number-columns-repeated="4"/>
          <table:table-cell office:value-type="float" office:value="517985" calcext:value-type="float">
            <text:p>517985</text:p>
          </table:table-cell>
          <table:table-cell office:value-type="float" office:value="155.287941" calcext:value-type="float">
            <text:p>155.287941</text:p>
          </table:table-cell>
          <table:table-cell table:number-columns-repeated="4"/>
          <table:table-cell office:value-type="float" office:value="525489" calcext:value-type="float">
            <text:p>525489</text:p>
          </table:table-cell>
          <table:table-cell office:value-type="float" office:value="157.537768" calcext:value-type="float">
            <text:p>157.537768</text:p>
          </table:table-cell>
          <table:table-cell office:value-type="float" office:value="526520" calcext:value-type="float">
            <text:p>526520</text:p>
          </table:table-cell>
          <table:table-cell office:value-type="float" office:value="157.846844" calcext:value-type="float">
            <text:p>157.846844</text:p>
          </table:table-cell>
          <table:table-cell office:value-type="float" office:value="535668" calcext:value-type="float">
            <text:p>535668</text:p>
          </table:table-cell>
          <table:table-cell office:value-type="float" office:value="160.589343" calcext:value-type="float">
            <text:p>160.589343</text:p>
          </table:table-cell>
        </table:table-row>
        <table:table-row table:style-name="ro1">
          <table:table-cell table:number-columns-repeated="4"/>
          <table:table-cell office:value-type="float" office:value="518014" calcext:value-type="float">
            <text:p>518014</text:p>
          </table:table-cell>
          <table:table-cell office:value-type="float" office:value="155.296582" calcext:value-type="float">
            <text:p>155.296582</text:p>
          </table:table-cell>
          <table:table-cell table:number-columns-repeated="4"/>
          <table:table-cell office:value-type="float" office:value="525414" calcext:value-type="float">
            <text:p>525414</text:p>
          </table:table-cell>
          <table:table-cell office:value-type="float" office:value="157.515269" calcext:value-type="float">
            <text:p>157.515269</text:p>
          </table:table-cell>
          <table:table-cell office:value-type="float" office:value="525881" calcext:value-type="float">
            <text:p>525881</text:p>
          </table:table-cell>
          <table:table-cell office:value-type="float" office:value="157.655275" calcext:value-type="float">
            <text:p>157.655275</text:p>
          </table:table-cell>
          <table:table-cell office:value-type="float" office:value="535739" calcext:value-type="float">
            <text:p>535739</text:p>
          </table:table-cell>
          <table:table-cell office:value-type="float" office:value="160.610524" calcext:value-type="float">
            <text:p>160.610524</text:p>
          </table:table-cell>
        </table:table-row>
        <table:table-row table:style-name="ro1">
          <table:table-cell table:number-columns-repeated="4"/>
          <table:table-cell office:value-type="float" office:value="518140" calcext:value-type="float">
            <text:p>518140</text:p>
          </table:table-cell>
          <table:table-cell office:value-type="float" office:value="155.334516" calcext:value-type="float">
            <text:p>155.334516</text:p>
          </table:table-cell>
          <table:table-cell table:number-columns-repeated="4"/>
          <table:table-cell office:value-type="float" office:value="525522" calcext:value-type="float">
            <text:p>525522</text:p>
          </table:table-cell>
          <table:table-cell office:value-type="float" office:value="157.547681" calcext:value-type="float">
            <text:p>157.547681</text:p>
          </table:table-cell>
          <table:table-cell office:value-type="float" office:value="526150" calcext:value-type="float">
            <text:p>526150</text:p>
          </table:table-cell>
          <table:table-cell office:value-type="float" office:value="157.735922" calcext:value-type="float">
            <text:p>157.735922</text:p>
          </table:table-cell>
          <table:table-cell office:value-type="float" office:value="535751" calcext:value-type="float">
            <text:p>535751</text:p>
          </table:table-cell>
          <table:table-cell office:value-type="float" office:value="160.614066" calcext:value-type="float">
            <text:p>160.614066</text:p>
          </table:table-cell>
        </table:table-row>
        <table:table-row table:style-name="ro1">
          <table:table-cell table:number-columns-repeated="4"/>
          <table:table-cell office:value-type="float" office:value="517954" calcext:value-type="float">
            <text:p>517954</text:p>
          </table:table-cell>
          <table:table-cell office:value-type="float" office:value="155.27877" calcext:value-type="float">
            <text:p>155.27877</text:p>
          </table:table-cell>
          <table:table-cell table:number-columns-repeated="4"/>
          <table:table-cell office:value-type="float" office:value="525389" calcext:value-type="float">
            <text:p>525389</text:p>
          </table:table-cell>
          <table:table-cell office:value-type="float" office:value="157.507529" calcext:value-type="float">
            <text:p>157.507529</text:p>
          </table:table-cell>
          <table:table-cell office:value-type="float" office:value="526241" calcext:value-type="float">
            <text:p>526241</text:p>
          </table:table-cell>
          <table:table-cell office:value-type="float" office:value="157.762963" calcext:value-type="float">
            <text:p>157.762963</text:p>
          </table:table-cell>
          <table:table-cell office:value-type="float" office:value="535738" calcext:value-type="float">
            <text:p>535738</text:p>
          </table:table-cell>
          <table:table-cell office:value-type="float" office:value="160.610343" calcext:value-type="float">
            <text:p>160.610343</text:p>
          </table:table-cell>
        </table:table-row>
        <table:table-row table:style-name="ro1">
          <table:table-cell table:number-columns-repeated="4"/>
          <table:table-cell office:value-type="float" office:value="517973" calcext:value-type="float">
            <text:p>517973</text:p>
          </table:table-cell>
          <table:table-cell office:value-type="float" office:value="155.284429" calcext:value-type="float">
            <text:p>155.284429</text:p>
          </table:table-cell>
          <table:table-cell table:number-columns-repeated="4"/>
          <table:table-cell office:value-type="float" office:value="525521" calcext:value-type="float">
            <text:p>525521</text:p>
          </table:table-cell>
          <table:table-cell office:value-type="float" office:value="157.547289" calcext:value-type="float">
            <text:p>157.547289</text:p>
          </table:table-cell>
          <table:table-cell office:value-type="float" office:value="526388" calcext:value-type="float">
            <text:p>526388</text:p>
          </table:table-cell>
          <table:table-cell office:value-type="float" office:value="157.807158" calcext:value-type="float">
            <text:p>157.807158</text:p>
          </table:table-cell>
          <table:table-cell office:value-type="float" office:value="535623" calcext:value-type="float">
            <text:p>535623</text:p>
          </table:table-cell>
          <table:table-cell office:value-type="float" office:value="160.575801" calcext:value-type="float">
            <text:p>160.575801</text:p>
          </table:table-cell>
        </table:table-row>
        <table:table-row table:style-name="ro1">
          <table:table-cell table:number-columns-repeated="4"/>
          <table:table-cell office:value-type="float" office:value="518298" calcext:value-type="float">
            <text:p>518298</text:p>
          </table:table-cell>
          <table:table-cell office:value-type="float" office:value="155.381705" calcext:value-type="float">
            <text:p>155.381705</text:p>
          </table:table-cell>
          <table:table-cell table:number-columns-repeated="4"/>
          <table:table-cell office:value-type="float" office:value="525411" calcext:value-type="float">
            <text:p>525411</text:p>
          </table:table-cell>
          <table:table-cell office:value-type="float" office:value="157.514243" calcext:value-type="float">
            <text:p>157.514243</text:p>
          </table:table-cell>
          <table:table-cell office:value-type="float" office:value="526830" calcext:value-type="float">
            <text:p>526830</text:p>
          </table:table-cell>
          <table:table-cell office:value-type="float" office:value="157.93979" calcext:value-type="float">
            <text:p>157.93979</text:p>
          </table:table-cell>
          <table:table-cell office:value-type="float" office:value="532105" calcext:value-type="float">
            <text:p>532105</text:p>
          </table:table-cell>
          <table:table-cell office:value-type="float" office:value="159.52117" calcext:value-type="float">
            <text:p>159.52117</text:p>
          </table:table-cell>
        </table:table-row>
        <table:table-row table:style-name="ro1">
          <table:table-cell table:number-columns-repeated="4"/>
          <table:table-cell office:value-type="float" office:value="517876" calcext:value-type="float">
            <text:p>517876</text:p>
          </table:table-cell>
          <table:table-cell office:value-type="float" office:value="155.255231" calcext:value-type="float">
            <text:p>155.255231</text:p>
          </table:table-cell>
          <table:table-cell table:number-columns-repeated="4"/>
          <table:table-cell office:value-type="float" office:value="525452" calcext:value-type="float">
            <text:p>525452</text:p>
          </table:table-cell>
          <table:table-cell office:value-type="float" office:value="157.526537" calcext:value-type="float">
            <text:p>157.526537</text:p>
          </table:table-cell>
          <table:table-cell office:value-type="float" office:value="526182" calcext:value-type="float">
            <text:p>526182</text:p>
          </table:table-cell>
          <table:table-cell office:value-type="float" office:value="157.745322" calcext:value-type="float">
            <text:p>157.745322</text:p>
          </table:table-cell>
          <table:table-cell office:value-type="float" office:value="532069" calcext:value-type="float">
            <text:p>532069</text:p>
          </table:table-cell>
          <table:table-cell office:value-type="float" office:value="159.510401" calcext:value-type="float">
            <text:p>159.510401</text:p>
          </table:table-cell>
        </table:table-row>
        <table:table-row table:style-name="ro1">
          <table:table-cell table:number-columns-repeated="4"/>
          <table:table-cell office:value-type="float" office:value="518048" calcext:value-type="float">
            <text:p>518048</text:p>
          </table:table-cell>
          <table:table-cell office:value-type="float" office:value="155.306825" calcext:value-type="float">
            <text:p>155.306825</text:p>
          </table:table-cell>
          <table:table-cell table:number-columns-repeated="4"/>
          <table:table-cell office:value-type="float" office:value="525670" calcext:value-type="float">
            <text:p>525670</text:p>
          </table:table-cell>
          <table:table-cell office:value-type="float" office:value="157.591854" calcext:value-type="float">
            <text:p>157.591854</text:p>
          </table:table-cell>
          <table:table-cell office:value-type="float" office:value="525845" calcext:value-type="float">
            <text:p>525845</text:p>
          </table:table-cell>
          <table:table-cell office:value-type="float" office:value="157.644294" calcext:value-type="float">
            <text:p>157.644294</text:p>
          </table:table-cell>
          <table:table-cell office:value-type="float" office:value="532064" calcext:value-type="float">
            <text:p>532064</text:p>
          </table:table-cell>
          <table:table-cell office:value-type="float" office:value="159.508639" calcext:value-type="float">
            <text:p>159.508639</text:p>
          </table:table-cell>
        </table:table-row>
        <table:table-row table:style-name="ro1">
          <table:table-cell table:number-columns-repeated="4"/>
          <table:table-cell office:value-type="float" office:value="518071" calcext:value-type="float">
            <text:p>518071</text:p>
          </table:table-cell>
          <table:table-cell office:value-type="float" office:value="155.313791" calcext:value-type="float">
            <text:p>155.313791</text:p>
          </table:table-cell>
          <table:table-cell table:number-columns-repeated="4"/>
          <table:table-cell office:value-type="float" office:value="525356" calcext:value-type="float">
            <text:p>525356</text:p>
          </table:table-cell>
          <table:table-cell office:value-type="float" office:value="157.497718" calcext:value-type="float">
            <text:p>157.497718</text:p>
          </table:table-cell>
          <table:table-cell office:value-type="float" office:value="526580" calcext:value-type="float">
            <text:p>526580</text:p>
          </table:table-cell>
          <table:table-cell office:value-type="float" office:value="157.864826" calcext:value-type="float">
            <text:p>157.864826</text:p>
          </table:table-cell>
          <table:table-cell office:value-type="float" office:value="535611" calcext:value-type="float">
            <text:p>535611</text:p>
          </table:table-cell>
          <table:table-cell office:value-type="float" office:value="160.572146" calcext:value-type="float">
            <text:p>160.572146</text:p>
          </table:table-cell>
        </table:table-row>
        <table:table-row table:style-name="ro1">
          <table:table-cell table:number-columns-repeated="4"/>
          <table:table-cell office:value-type="float" office:value="517938" calcext:value-type="float">
            <text:p>517938</text:p>
          </table:table-cell>
          <table:table-cell office:value-type="float" office:value="155.273801" calcext:value-type="float">
            <text:p>155.273801</text:p>
          </table:table-cell>
          <table:table-cell table:number-columns-repeated="4"/>
          <table:table-cell office:value-type="float" office:value="525430" calcext:value-type="float">
            <text:p>525430</text:p>
          </table:table-cell>
          <table:table-cell office:value-type="float" office:value="157.520078" calcext:value-type="float">
            <text:p>157.520078</text:p>
          </table:table-cell>
          <table:table-cell office:value-type="float" office:value="526394" calcext:value-type="float">
            <text:p>526394</text:p>
          </table:table-cell>
          <table:table-cell office:value-type="float" office:value="157.808926" calcext:value-type="float">
            <text:p>157.808926</text:p>
          </table:table-cell>
          <table:table-cell office:value-type="float" office:value="535897" calcext:value-type="float">
            <text:p>535897</text:p>
          </table:table-cell>
          <table:table-cell office:value-type="float" office:value="160.65799" calcext:value-type="float">
            <text:p>160.65799</text:p>
          </table:table-cell>
        </table:table-row>
        <table:table-row table:style-name="ro1">
          <table:table-cell table:number-columns-repeated="4"/>
          <table:table-cell office:value-type="float" office:value="517810" calcext:value-type="float">
            <text:p>517810</text:p>
          </table:table-cell>
          <table:table-cell office:value-type="float" office:value="155.235427" calcext:value-type="float">
            <text:p>155.235427</text:p>
          </table:table-cell>
          <table:table-cell table:number-columns-repeated="4"/>
          <table:table-cell office:value-type="float" office:value="525447" calcext:value-type="float">
            <text:p>525447</text:p>
          </table:table-cell>
          <table:table-cell office:value-type="float" office:value="157.524935" calcext:value-type="float">
            <text:p>157.524935</text:p>
          </table:table-cell>
          <table:table-cell office:value-type="float" office:value="526756" calcext:value-type="float">
            <text:p>526756</text:p>
          </table:table-cell>
          <table:table-cell office:value-type="float" office:value="157.917399" calcext:value-type="float">
            <text:p>157.917399</text:p>
          </table:table-cell>
          <table:table-cell office:value-type="float" office:value="533881" calcext:value-type="float">
            <text:p>533881</text:p>
          </table:table-cell>
          <table:table-cell office:value-type="float" office:value="160.053433" calcext:value-type="float">
            <text:p>160.053433</text:p>
          </table:table-cell>
        </table:table-row>
        <table:table-row table:style-name="ro1">
          <table:table-cell table:number-columns-repeated="4"/>
          <table:table-cell office:value-type="float" office:value="518073" calcext:value-type="float">
            <text:p>518073</text:p>
          </table:table-cell>
          <table:table-cell office:value-type="float" office:value="155.314527" calcext:value-type="float">
            <text:p>155.314527</text:p>
          </table:table-cell>
          <table:table-cell table:number-columns-repeated="4"/>
          <table:table-cell office:value-type="float" office:value="525258" calcext:value-type="float">
            <text:p>525258</text:p>
          </table:table-cell>
          <table:table-cell office:value-type="float" office:value="157.468438" calcext:value-type="float">
            <text:p>157.468438</text:p>
          </table:table-cell>
          <table:table-cell office:value-type="float" office:value="526535" calcext:value-type="float">
            <text:p>526535</text:p>
          </table:table-cell>
          <table:table-cell office:value-type="float" office:value="157.851259" calcext:value-type="float">
            <text:p>157.851259</text:p>
          </table:table-cell>
          <table:table-cell office:value-type="float" office:value="535833" calcext:value-type="float">
            <text:p>535833</text:p>
          </table:table-cell>
          <table:table-cell office:value-type="float" office:value="160.638752" calcext:value-type="float">
            <text:p>160.638752</text:p>
          </table:table-cell>
        </table:table-row>
        <table:table-row table:style-name="ro1">
          <table:table-cell table:number-columns-repeated="4"/>
          <table:table-cell office:value-type="float" office:value="517904" calcext:value-type="float">
            <text:p>517904</text:p>
          </table:table-cell>
          <table:table-cell office:value-type="float" office:value="155.263686" calcext:value-type="float">
            <text:p>155.263686</text:p>
          </table:table-cell>
          <table:table-cell table:number-columns-repeated="4"/>
          <table:table-cell office:value-type="float" office:value="525483" calcext:value-type="float">
            <text:p>525483</text:p>
          </table:table-cell>
          <table:table-cell office:value-type="float" office:value="157.535739" calcext:value-type="float">
            <text:p>157.535739</text:p>
          </table:table-cell>
          <table:table-cell office:value-type="float" office:value="526420" calcext:value-type="float">
            <text:p>526420</text:p>
          </table:table-cell>
          <table:table-cell office:value-type="float" office:value="157.816793" calcext:value-type="float">
            <text:p>157.816793</text:p>
          </table:table-cell>
          <table:table-cell office:value-type="float" office:value="533975" calcext:value-type="float">
            <text:p>533975</text:p>
          </table:table-cell>
          <table:table-cell office:value-type="float" office:value="160.081804" calcext:value-type="float">
            <text:p>160.081804</text:p>
          </table:table-cell>
        </table:table-row>
        <table:table-row table:style-name="ro1">
          <table:table-cell table:number-columns-repeated="4"/>
          <table:table-cell office:value-type="float" office:value="518028" calcext:value-type="float">
            <text:p>518028</text:p>
          </table:table-cell>
          <table:table-cell office:value-type="float" office:value="155.301014" calcext:value-type="float">
            <text:p>155.301014</text:p>
          </table:table-cell>
          <table:table-cell table:number-columns-repeated="4"/>
          <table:table-cell office:value-type="float" office:value="525314" calcext:value-type="float">
            <text:p>525314</text:p>
          </table:table-cell>
          <table:table-cell office:value-type="float" office:value="157.485139" calcext:value-type="float">
            <text:p>157.485139</text:p>
          </table:table-cell>
          <table:table-cell office:value-type="float" office:value="526354" calcext:value-type="float">
            <text:p>526354</text:p>
          </table:table-cell>
          <table:table-cell office:value-type="float" office:value="157.796871" calcext:value-type="float">
            <text:p>157.796871</text:p>
          </table:table-cell>
          <table:table-cell office:value-type="float" office:value="533887" calcext:value-type="float">
            <text:p>533887</text:p>
          </table:table-cell>
          <table:table-cell office:value-type="float" office:value="160.055346" calcext:value-type="float">
            <text:p>160.055346</text:p>
          </table:table-cell>
        </table:table-row>
        <table:table-row table:style-name="ro1">
          <table:table-cell table:number-columns-repeated="4"/>
          <table:table-cell office:value-type="float" office:value="518130" calcext:value-type="float">
            <text:p>518130</text:p>
          </table:table-cell>
          <table:table-cell office:value-type="float" office:value="155.331495" calcext:value-type="float">
            <text:p>155.331495</text:p>
          </table:table-cell>
          <table:table-cell table:number-columns-repeated="4"/>
          <table:table-cell office:value-type="float" office:value="525211" calcext:value-type="float">
            <text:p>525211</text:p>
          </table:table-cell>
          <table:table-cell office:value-type="float" office:value="157.454275" calcext:value-type="float">
            <text:p>157.454275</text:p>
          </table:table-cell>
          <table:table-cell office:value-type="float" office:value="526749" calcext:value-type="float">
            <text:p>526749</text:p>
          </table:table-cell>
          <table:table-cell office:value-type="float" office:value="157.915374" calcext:value-type="float">
            <text:p>157.915374</text:p>
          </table:table-cell>
          <table:table-cell office:value-type="float" office:value="532032" calcext:value-type="float">
            <text:p>532032</text:p>
          </table:table-cell>
          <table:table-cell office:value-type="float" office:value="159.499231" calcext:value-type="float">
            <text:p>159.499231</text:p>
          </table:table-cell>
        </table:table-row>
        <table:table-row table:style-name="ro1">
          <table:table-cell table:number-columns-repeated="4"/>
          <table:table-cell office:value-type="float" office:value="518039" calcext:value-type="float">
            <text:p>518039</text:p>
          </table:table-cell>
          <table:table-cell office:value-type="float" office:value="155.304081" calcext:value-type="float">
            <text:p>155.304081</text:p>
          </table:table-cell>
          <table:table-cell table:number-columns-repeated="4"/>
          <table:table-cell office:value-type="float" office:value="525293" calcext:value-type="float">
            <text:p>525293</text:p>
          </table:table-cell>
          <table:table-cell office:value-type="float" office:value="157.478757" calcext:value-type="float">
            <text:p>157.478757</text:p>
          </table:table-cell>
          <table:table-cell office:value-type="float" office:value="526153" calcext:value-type="float">
            <text:p>526153</text:p>
          </table:table-cell>
          <table:table-cell office:value-type="float" office:value="157.736637" calcext:value-type="float">
            <text:p>157.736637</text:p>
          </table:table-cell>
          <table:table-cell office:value-type="float" office:value="534110" calcext:value-type="float">
            <text:p>534110</text:p>
          </table:table-cell>
          <table:table-cell office:value-type="float" office:value="160.122231" calcext:value-type="float">
            <text:p>160.122231</text:p>
          </table:table-cell>
        </table:table-row>
        <table:table-row table:style-name="ro1">
          <table:table-cell table:number-columns-repeated="4"/>
          <table:table-cell office:value-type="float" office:value="517953" calcext:value-type="float">
            <text:p>517953</text:p>
          </table:table-cell>
          <table:table-cell office:value-type="float" office:value="155.278453" calcext:value-type="float">
            <text:p>155.278453</text:p>
          </table:table-cell>
          <table:table-cell table:number-columns-repeated="4"/>
          <table:table-cell office:value-type="float" office:value="525429" calcext:value-type="float">
            <text:p>525429</text:p>
          </table:table-cell>
          <table:table-cell office:value-type="float" office:value="157.519754" calcext:value-type="float">
            <text:p>157.519754</text:p>
          </table:table-cell>
          <table:table-cell office:value-type="float" office:value="526384" calcext:value-type="float">
            <text:p>526384</text:p>
          </table:table-cell>
          <table:table-cell office:value-type="float" office:value="157.806038" calcext:value-type="float">
            <text:p>157.806038</text:p>
          </table:table-cell>
          <table:table-cell office:value-type="float" office:value="533775" calcext:value-type="float">
            <text:p>533775</text:p>
          </table:table-cell>
          <table:table-cell office:value-type="float" office:value="160.021643" calcext:value-type="float">
            <text:p>160.021643</text:p>
          </table:table-cell>
        </table:table-row>
        <table:table-row table:style-name="ro1">
          <table:table-cell table:number-columns-repeated="4"/>
          <table:table-cell office:value-type="float" office:value="518247" calcext:value-type="float">
            <text:p>518247</text:p>
          </table:table-cell>
          <table:table-cell office:value-type="float" office:value="155.366533" calcext:value-type="float">
            <text:p>155.366533</text:p>
          </table:table-cell>
          <table:table-cell table:number-columns-repeated="4"/>
          <table:table-cell office:value-type="float" office:value="525457" calcext:value-type="float">
            <text:p>525457</text:p>
          </table:table-cell>
          <table:table-cell office:value-type="float" office:value="157.527974" calcext:value-type="float">
            <text:p>157.527974</text:p>
          </table:table-cell>
          <table:table-cell office:value-type="float" office:value="526578" calcext:value-type="float">
            <text:p>526578</text:p>
          </table:table-cell>
          <table:table-cell office:value-type="float" office:value="157.864001" calcext:value-type="float">
            <text:p>157.864001</text:p>
          </table:table-cell>
          <table:table-cell office:value-type="float" office:value="535753" calcext:value-type="float">
            <text:p>535753</text:p>
          </table:table-cell>
          <table:table-cell office:value-type="float" office:value="160.614796" calcext:value-type="float">
            <text:p>160.614796</text:p>
          </table:table-cell>
        </table:table-row>
        <table:table-row table:style-name="ro1">
          <table:table-cell table:number-columns-repeated="4"/>
          <table:table-cell office:value-type="float" office:value="518050" calcext:value-type="float">
            <text:p>518050</text:p>
          </table:table-cell>
          <table:table-cell office:value-type="float" office:value="155.307444" calcext:value-type="float">
            <text:p>155.307444</text:p>
          </table:table-cell>
          <table:table-cell table:number-columns-repeated="4"/>
          <table:table-cell office:value-type="float" office:value="525428" calcext:value-type="float">
            <text:p>525428</text:p>
          </table:table-cell>
          <table:table-cell office:value-type="float" office:value="157.519323" calcext:value-type="float">
            <text:p>157.519323</text:p>
          </table:table-cell>
          <table:table-cell office:value-type="float" office:value="525857" calcext:value-type="float">
            <text:p>525857</text:p>
          </table:table-cell>
          <table:table-cell office:value-type="float" office:value="157.647992" calcext:value-type="float">
            <text:p>157.647992</text:p>
          </table:table-cell>
          <table:table-cell office:value-type="float" office:value="532213" calcext:value-type="float">
            <text:p>532213</text:p>
          </table:table-cell>
          <table:table-cell office:value-type="float" office:value="159.553528" calcext:value-type="float">
            <text:p>159.553528</text:p>
          </table:table-cell>
        </table:table-row>
        <table:table-row table:style-name="ro1">
          <table:table-cell table:number-columns-repeated="4"/>
          <table:table-cell office:value-type="float" office:value="517983" calcext:value-type="float">
            <text:p>517983</text:p>
          </table:table-cell>
          <table:table-cell office:value-type="float" office:value="155.287361" calcext:value-type="float">
            <text:p>155.287361</text:p>
          </table:table-cell>
          <table:table-cell table:number-columns-repeated="4"/>
          <table:table-cell office:value-type="float" office:value="525328" calcext:value-type="float">
            <text:p>525328</text:p>
          </table:table-cell>
          <table:table-cell office:value-type="float" office:value="157.4893" calcext:value-type="float">
            <text:p>157.4893</text:p>
          </table:table-cell>
          <table:table-cell office:value-type="float" office:value="526736" calcext:value-type="float">
            <text:p>526736</text:p>
          </table:table-cell>
          <table:table-cell office:value-type="float" office:value="157.911604" calcext:value-type="float">
            <text:p>157.911604</text:p>
          </table:table-cell>
          <table:table-cell office:value-type="float" office:value="532288" calcext:value-type="float">
            <text:p>532288</text:p>
          </table:table-cell>
          <table:table-cell office:value-type="float" office:value="159.576013" calcext:value-type="float">
            <text:p>159.576013</text:p>
          </table:table-cell>
        </table:table-row>
        <table:table-row table:style-name="ro1">
          <table:table-cell table:number-columns-repeated="4"/>
          <table:table-cell office:value-type="float" office:value="518123" calcext:value-type="float">
            <text:p>518123</text:p>
          </table:table-cell>
          <table:table-cell office:value-type="float" office:value="155.329364" calcext:value-type="float">
            <text:p>155.329364</text:p>
          </table:table-cell>
          <table:table-cell table:number-columns-repeated="4"/>
          <table:table-cell office:value-type="float" office:value="525366" calcext:value-type="float">
            <text:p>525366</text:p>
          </table:table-cell>
          <table:table-cell office:value-type="float" office:value="157.500653" calcext:value-type="float">
            <text:p>157.500653</text:p>
          </table:table-cell>
          <table:table-cell office:value-type="float" office:value="526333" calcext:value-type="float">
            <text:p>526333</text:p>
          </table:table-cell>
          <table:table-cell office:value-type="float" office:value="157.790622" calcext:value-type="float">
            <text:p>157.790622</text:p>
          </table:table-cell>
          <table:table-cell office:value-type="float" office:value="534049" calcext:value-type="float">
            <text:p>534049</text:p>
          </table:table-cell>
          <table:table-cell office:value-type="float" office:value="160.103907" calcext:value-type="float">
            <text:p>160.103907</text:p>
          </table:table-cell>
        </table:table-row>
        <table:table-row table:style-name="ro1">
          <table:table-cell table:number-columns-repeated="4"/>
          <table:table-cell office:value-type="float" office:value="517989" calcext:value-type="float">
            <text:p>517989</text:p>
          </table:table-cell>
          <table:table-cell office:value-type="float" office:value="155.289136" calcext:value-type="float">
            <text:p>155.289136</text:p>
          </table:table-cell>
          <table:table-cell table:number-columns-repeated="4"/>
          <table:table-cell office:value-type="float" office:value="525383" calcext:value-type="float">
            <text:p>525383</text:p>
          </table:table-cell>
          <table:table-cell office:value-type="float" office:value="157.505872" calcext:value-type="float">
            <text:p>157.505872</text:p>
          </table:table-cell>
          <table:table-cell office:value-type="float" office:value="526529" calcext:value-type="float">
            <text:p>526529</text:p>
          </table:table-cell>
          <table:table-cell office:value-type="float" office:value="157.849537" calcext:value-type="float">
            <text:p>157.849537</text:p>
          </table:table-cell>
          <table:table-cell office:value-type="float" office:value="535800" calcext:value-type="float">
            <text:p>535800</text:p>
          </table:table-cell>
          <table:table-cell office:value-type="float" office:value="160.628938" calcext:value-type="float">
            <text:p>160.628938</text:p>
          </table:table-cell>
        </table:table-row>
        <table:table-row table:style-name="ro1">
          <table:table-cell table:number-columns-repeated="4"/>
          <table:table-cell office:value-type="float" office:value="517824" calcext:value-type="float">
            <text:p>517824</text:p>
          </table:table-cell>
          <table:table-cell office:value-type="float" office:value="155.239662" calcext:value-type="float">
            <text:p>155.239662</text:p>
          </table:table-cell>
          <table:table-cell table:number-columns-repeated="4"/>
          <table:table-cell office:value-type="float" office:value="525422" calcext:value-type="float">
            <text:p>525422</text:p>
          </table:table-cell>
          <table:table-cell office:value-type="float" office:value="157.517627" calcext:value-type="float">
            <text:p>157.517627</text:p>
          </table:table-cell>
          <table:table-cell office:value-type="float" office:value="526973" calcext:value-type="float">
            <text:p>526973</text:p>
          </table:table-cell>
          <table:table-cell office:value-type="float" office:value="157.982462" calcext:value-type="float">
            <text:p>157.982462</text:p>
          </table:table-cell>
          <table:table-cell office:value-type="float" office:value="535899" calcext:value-type="float">
            <text:p>535899</text:p>
          </table:table-cell>
          <table:table-cell office:value-type="float" office:value="160.658367" calcext:value-type="float">
            <text:p>160.658367</text:p>
          </table:table-cell>
        </table:table-row>
        <table:table-row table:style-name="ro1">
          <table:table-cell table:number-columns-repeated="4"/>
          <table:table-cell office:value-type="float" office:value="518050" calcext:value-type="float">
            <text:p>518050</text:p>
          </table:table-cell>
          <table:table-cell office:value-type="float" office:value="155.307565" calcext:value-type="float">
            <text:p>155.307565</text:p>
          </table:table-cell>
          <table:table-cell table:number-columns-repeated="4"/>
          <table:table-cell office:value-type="float" office:value="525444" calcext:value-type="float">
            <text:p>525444</text:p>
          </table:table-cell>
          <table:table-cell office:value-type="float" office:value="157.524132" calcext:value-type="float">
            <text:p>157.524132</text:p>
          </table:table-cell>
          <table:table-cell office:value-type="float" office:value="526961" calcext:value-type="float">
            <text:p>526961</text:p>
          </table:table-cell>
          <table:table-cell office:value-type="float" office:value="157.978998" calcext:value-type="float">
            <text:p>157.978998</text:p>
          </table:table-cell>
          <table:table-cell office:value-type="float" office:value="532311" calcext:value-type="float">
            <text:p>532311</text:p>
          </table:table-cell>
          <table:table-cell office:value-type="float" office:value="159.582772" calcext:value-type="float">
            <text:p>159.582772</text:p>
          </table:table-cell>
        </table:table-row>
        <table:table-row table:style-name="ro1">
          <table:table-cell table:number-columns-repeated="4"/>
          <table:table-cell office:value-type="float" office:value="518252" calcext:value-type="float">
            <text:p>518252</text:p>
          </table:table-cell>
          <table:table-cell office:value-type="float" office:value="155.367993" calcext:value-type="float">
            <text:p>155.367993</text:p>
          </table:table-cell>
          <table:table-cell table:number-columns-repeated="4"/>
          <table:table-cell office:value-type="float" office:value="525714" calcext:value-type="float">
            <text:p>525714</text:p>
          </table:table-cell>
          <table:table-cell office:value-type="float" office:value="157.605117" calcext:value-type="float">
            <text:p>157.605117</text:p>
          </table:table-cell>
          <table:table-cell office:value-type="float" office:value="526208" calcext:value-type="float">
            <text:p>526208</text:p>
          </table:table-cell>
          <table:table-cell office:value-type="float" office:value="157.753181" calcext:value-type="float">
            <text:p>157.753181</text:p>
          </table:table-cell>
          <table:table-cell office:value-type="float" office:value="532178" calcext:value-type="float">
            <text:p>532178</text:p>
          </table:table-cell>
          <table:table-cell office:value-type="float" office:value="159.542911" calcext:value-type="float">
            <text:p>159.542911</text:p>
          </table:table-cell>
        </table:table-row>
        <table:table-row table:style-name="ro1">
          <table:table-cell table:number-columns-repeated="4"/>
          <table:table-cell office:value-type="float" office:value="518017" calcext:value-type="float">
            <text:p>518017</text:p>
          </table:table-cell>
          <table:table-cell office:value-type="float" office:value="155.297587" calcext:value-type="float">
            <text:p>155.297587</text:p>
          </table:table-cell>
          <table:table-cell table:number-columns-repeated="4"/>
          <table:table-cell office:value-type="float" office:value="525427" calcext:value-type="float">
            <text:p>525427</text:p>
          </table:table-cell>
          <table:table-cell office:value-type="float" office:value="157.519133" calcext:value-type="float">
            <text:p>157.519133</text:p>
          </table:table-cell>
          <table:table-cell office:value-type="float" office:value="526924" calcext:value-type="float">
            <text:p>526924</text:p>
          </table:table-cell>
          <table:table-cell office:value-type="float" office:value="157.967955" calcext:value-type="float">
            <text:p>157.967955</text:p>
          </table:table-cell>
          <table:table-cell office:value-type="float" office:value="532283" calcext:value-type="float">
            <text:p>532283</text:p>
          </table:table-cell>
          <table:table-cell office:value-type="float" office:value="159.574348" calcext:value-type="float">
            <text:p>159.574348</text:p>
          </table:table-cell>
        </table:table-row>
        <table:table-row table:style-name="ro1">
          <table:table-cell table:number-columns-repeated="4"/>
          <table:table-cell office:value-type="float" office:value="518185" calcext:value-type="float">
            <text:p>518185</text:p>
          </table:table-cell>
          <table:table-cell office:value-type="float" office:value="155.347815" calcext:value-type="float">
            <text:p>155.347815</text:p>
          </table:table-cell>
          <table:table-cell table:number-columns-repeated="4"/>
          <table:table-cell office:value-type="float" office:value="525187" calcext:value-type="float">
            <text:p>525187</text:p>
          </table:table-cell>
          <table:table-cell office:value-type="float" office:value="157.447191" calcext:value-type="float">
            <text:p>157.447191</text:p>
          </table:table-cell>
          <table:table-cell office:value-type="float" office:value="526178" calcext:value-type="float">
            <text:p>526178</text:p>
          </table:table-cell>
          <table:table-cell office:value-type="float" office:value="157.744106" calcext:value-type="float">
            <text:p>157.744106</text:p>
          </table:table-cell>
          <table:table-cell office:value-type="float" office:value="533999" calcext:value-type="float">
            <text:p>533999</text:p>
          </table:table-cell>
          <table:table-cell office:value-type="float" office:value="160.088916" calcext:value-type="float">
            <text:p>160.088916</text:p>
          </table:table-cell>
        </table:table-row>
        <table:table-row table:style-name="ro1">
          <table:table-cell table:number-columns-repeated="4"/>
          <table:table-cell office:value-type="float" office:value="517835" calcext:value-type="float">
            <text:p>517835</text:p>
          </table:table-cell>
          <table:table-cell office:value-type="float" office:value="155.243028" calcext:value-type="float">
            <text:p>155.243028</text:p>
          </table:table-cell>
          <table:table-cell table:number-columns-repeated="6"/>
          <table:table-cell office:value-type="float" office:value="526607" calcext:value-type="float">
            <text:p>526607</text:p>
          </table:table-cell>
          <table:table-cell office:value-type="float" office:value="157.872875" calcext:value-type="float">
            <text:p>157.872875</text:p>
          </table:table-cell>
          <table:table-cell office:value-type="float" office:value="533734" calcext:value-type="float">
            <text:p>533734</text:p>
          </table:table-cell>
          <table:table-cell office:value-type="float" office:value="160.009361" calcext:value-type="float">
            <text:p>160.009361</text:p>
          </table:table-cell>
        </table:table-row>
        <table:table-row table:style-name="ro1">
          <table:table-cell table:number-columns-repeated="4"/>
          <table:table-cell office:value-type="float" office:value="518089" calcext:value-type="float">
            <text:p>518089</text:p>
          </table:table-cell>
          <table:table-cell office:value-type="float" office:value="155.319181" calcext:value-type="float">
            <text:p>155.319181</text:p>
          </table:table-cell>
          <table:table-cell table:number-columns-repeated="6"/>
          <table:table-cell office:value-type="float" office:value="526903" calcext:value-type="float">
            <text:p>526903</text:p>
          </table:table-cell>
          <table:table-cell office:value-type="float" office:value="157.961688" calcext:value-type="float">
            <text:p>157.961688</text:p>
          </table:table-cell>
          <table:table-cell office:value-type="float" office:value="534004" calcext:value-type="float">
            <text:p>534004</text:p>
          </table:table-cell>
          <table:table-cell office:value-type="float" office:value="160.090337" calcext:value-type="float">
            <text:p>160.090337</text:p>
          </table:table-cell>
        </table:table-row>
        <table:table-row table:style-name="ro1">
          <table:table-cell table:number-columns-repeated="4"/>
          <table:table-cell office:value-type="float" office:value="518049" calcext:value-type="float">
            <text:p>518049</text:p>
          </table:table-cell>
          <table:table-cell office:value-type="float" office:value="155.30724" calcext:value-type="float">
            <text:p>155.30724</text:p>
          </table:table-cell>
          <table:table-cell table:number-columns-repeated="6"/>
          <table:table-cell office:value-type="float" office:value="526293" calcext:value-type="float">
            <text:p>526293</text:p>
          </table:table-cell>
          <table:table-cell office:value-type="float" office:value="157.778645" calcext:value-type="float">
            <text:p>157.778645</text:p>
          </table:table-cell>
          <table:table-cell office:value-type="float" office:value="535763" calcext:value-type="float">
            <text:p>535763</text:p>
          </table:table-cell>
          <table:table-cell office:value-type="float" office:value="160.617612" calcext:value-type="float">
            <text:p>160.617612</text:p>
          </table:table-cell>
        </table:table-row>
        <table:table-row table:style-name="ro1">
          <table:table-cell table:number-columns-repeated="4"/>
          <table:table-cell office:value-type="float" office:value="517745" calcext:value-type="float">
            <text:p>517745</text:p>
          </table:table-cell>
          <table:table-cell office:value-type="float" office:value="155.216081" calcext:value-type="float">
            <text:p>155.216081</text:p>
          </table:table-cell>
          <table:table-cell table:number-columns-repeated="6"/>
          <table:table-cell office:value-type="float" office:value="526674" calcext:value-type="float">
            <text:p>526674</text:p>
          </table:table-cell>
          <table:table-cell office:value-type="float" office:value="157.892824" calcext:value-type="float">
            <text:p>157.892824</text:p>
          </table:table-cell>
          <table:table-cell office:value-type="float" office:value="530373" calcext:value-type="float">
            <text:p>530373</text:p>
          </table:table-cell>
          <table:table-cell office:value-type="float" office:value="159.001754" calcext:value-type="float">
            <text:p>159.001754</text:p>
          </table:table-cell>
        </table:table-row>
        <table:table-row table:style-name="ro1">
          <table:table-cell table:number-columns-repeated="4"/>
          <table:table-cell office:value-type="float" office:value="517982" calcext:value-type="float">
            <text:p>517982</text:p>
          </table:table-cell>
          <table:table-cell office:value-type="float" office:value="155.287123" calcext:value-type="float">
            <text:p>155.287123</text:p>
          </table:table-cell>
          <table:table-cell table:number-columns-repeated="6"/>
          <table:table-cell office:value-type="float" office:value="526422" calcext:value-type="float">
            <text:p>526422</text:p>
          </table:table-cell>
          <table:table-cell office:value-type="float" office:value="157.817394" calcext:value-type="float">
            <text:p>157.817394</text:p>
          </table:table-cell>
          <table:table-cell office:value-type="float" office:value="534193" calcext:value-type="float">
            <text:p>534193</text:p>
          </table:table-cell>
          <table:table-cell office:value-type="float" office:value="160.14695" calcext:value-type="float">
            <text:p>160.14695</text:p>
          </table:table-cell>
        </table:table-row>
        <table:table-row table:style-name="ro1">
          <table:table-cell table:number-columns-repeated="4"/>
          <table:table-cell office:value-type="float" office:value="518269" calcext:value-type="float">
            <text:p>518269</text:p>
          </table:table-cell>
          <table:table-cell office:value-type="float" office:value="155.373219" calcext:value-type="float">
            <text:p>155.373219</text:p>
          </table:table-cell>
          <table:table-cell table:number-columns-repeated="6"/>
          <table:table-cell office:value-type="float" office:value="526000" calcext:value-type="float">
            <text:p>526000</text:p>
          </table:table-cell>
          <table:table-cell office:value-type="float" office:value="157.69091" calcext:value-type="float">
            <text:p>157.69091</text:p>
          </table:table-cell>
          <table:table-cell office:value-type="float" office:value="532199" calcext:value-type="float">
            <text:p>532199</text:p>
          </table:table-cell>
          <table:table-cell office:value-type="float" office:value="159.549139" calcext:value-type="float">
            <text:p>159.549139</text:p>
          </table:table-cell>
        </table:table-row>
        <table:table-row table:style-name="ro1">
          <table:table-cell table:number-columns-repeated="4"/>
          <table:table-cell office:value-type="float" office:value="518165" calcext:value-type="float">
            <text:p>518165</text:p>
          </table:table-cell>
          <table:table-cell office:value-type="float" office:value="155.342086" calcext:value-type="float">
            <text:p>155.342086</text:p>
          </table:table-cell>
          <table:table-cell table:number-columns-repeated="6"/>
          <table:table-cell office:value-type="float" office:value="526261" calcext:value-type="float">
            <text:p>526261</text:p>
          </table:table-cell>
          <table:table-cell office:value-type="float" office:value="157.769187" calcext:value-type="float">
            <text:p>157.769187</text:p>
          </table:table-cell>
          <table:table-cell office:value-type="float" office:value="535766" calcext:value-type="float">
            <text:p>535766</text:p>
          </table:table-cell>
          <table:table-cell office:value-type="float" office:value="160.618586" calcext:value-type="float">
            <text:p>160.618586</text:p>
          </table:table-cell>
        </table:table-row>
        <table:table-row table:style-name="ro1">
          <table:table-cell table:number-columns-repeated="4"/>
          <table:table-cell office:value-type="float" office:value="517962" calcext:value-type="float">
            <text:p>517962</text:p>
          </table:table-cell>
          <table:table-cell office:value-type="float" office:value="155.281045" calcext:value-type="float">
            <text:p>155.281045</text:p>
          </table:table-cell>
          <table:table-cell table:number-columns-repeated="6"/>
          <table:table-cell office:value-type="float" office:value="526344" calcext:value-type="float">
            <text:p>526344</text:p>
          </table:table-cell>
          <table:table-cell office:value-type="float" office:value="157.793983" calcext:value-type="float">
            <text:p>157.793983</text:p>
          </table:table-cell>
          <table:table-cell office:value-type="float" office:value="535821" calcext:value-type="float">
            <text:p>535821</text:p>
          </table:table-cell>
          <table:table-cell office:value-type="float" office:value="160.635007" calcext:value-type="float">
            <text:p>160.635007</text:p>
          </table:table-cell>
        </table:table-row>
        <table:table-row table:style-name="ro1">
          <table:table-cell table:number-columns-repeated="4"/>
          <table:table-cell office:value-type="float" office:value="518184" calcext:value-type="float">
            <text:p>518184</text:p>
          </table:table-cell>
          <table:table-cell office:value-type="float" office:value="155.347512" calcext:value-type="float">
            <text:p>155.347512</text:p>
          </table:table-cell>
          <table:table-cell table:number-columns-repeated="6"/>
          <table:table-cell office:value-type="float" office:value="526225" calcext:value-type="float">
            <text:p>526225</text:p>
          </table:table-cell>
          <table:table-cell office:value-type="float" office:value="157.758365" calcext:value-type="float">
            <text:p>157.758365</text:p>
          </table:table-cell>
          <table:table-cell office:value-type="float" office:value="535800" calcext:value-type="float">
            <text:p>535800</text:p>
          </table:table-cell>
          <table:table-cell office:value-type="float" office:value="160.628854" calcext:value-type="float">
            <text:p>160.628854</text:p>
          </table:table-cell>
        </table:table-row>
        <table:table-row table:style-name="ro1">
          <table:table-cell table:number-columns-repeated="4"/>
          <table:table-cell office:value-type="float" office:value="517983" calcext:value-type="float">
            <text:p>517983</text:p>
          </table:table-cell>
          <table:table-cell office:value-type="float" office:value="155.287464" calcext:value-type="float">
            <text:p>155.287464</text:p>
          </table:table-cell>
          <table:table-cell table:number-columns-repeated="6"/>
          <table:table-cell office:value-type="float" office:value="526127" calcext:value-type="float">
            <text:p>526127</text:p>
          </table:table-cell>
          <table:table-cell office:value-type="float" office:value="157.728935" calcext:value-type="float">
            <text:p>157.728935</text:p>
          </table:table-cell>
          <table:table-cell office:value-type="float" office:value="534164" calcext:value-type="float">
            <text:p>534164</text:p>
          </table:table-cell>
          <table:table-cell office:value-type="float" office:value="160.138219" calcext:value-type="float">
            <text:p>160.138219</text:p>
          </table:table-cell>
        </table:table-row>
        <table:table-row table:style-name="ro1">
          <table:table-cell table:number-columns-repeated="4"/>
          <table:table-cell office:value-type="float" office:value="518200" calcext:value-type="float">
            <text:p>518200</text:p>
          </table:table-cell>
          <table:table-cell office:value-type="float" office:value="155.352345" calcext:value-type="float">
            <text:p>155.352345</text:p>
          </table:table-cell>
          <table:table-cell table:number-columns-repeated="6"/>
          <table:table-cell office:value-type="float" office:value="526455" calcext:value-type="float">
            <text:p>526455</text:p>
          </table:table-cell>
          <table:table-cell office:value-type="float" office:value="157.827375" calcext:value-type="float">
            <text:p>157.827375</text:p>
          </table:table-cell>
          <table:table-cell office:value-type="float" office:value="533981" calcext:value-type="float">
            <text:p>533981</text:p>
          </table:table-cell>
          <table:table-cell office:value-type="float" office:value="160.083498" calcext:value-type="float">
            <text:p>160.083498</text:p>
          </table:table-cell>
        </table:table-row>
        <table:table-row table:style-name="ro1">
          <table:table-cell table:number-columns-repeated="4"/>
          <table:table-cell office:value-type="float" office:value="517877" calcext:value-type="float">
            <text:p>517877</text:p>
          </table:table-cell>
          <table:table-cell office:value-type="float" office:value="155.255587" calcext:value-type="float">
            <text:p>155.255587</text:p>
          </table:table-cell>
          <table:table-cell table:number-columns-repeated="6"/>
          <table:table-cell office:value-type="float" office:value="526338" calcext:value-type="float">
            <text:p>526338</text:p>
          </table:table-cell>
          <table:table-cell office:value-type="float" office:value="157.792178" calcext:value-type="float">
            <text:p>157.792178</text:p>
          </table:table-cell>
          <table:table-cell office:value-type="float" office:value="530389" calcext:value-type="float">
            <text:p>530389</text:p>
          </table:table-cell>
          <table:table-cell office:value-type="float" office:value="159.006644" calcext:value-type="float">
            <text:p>159.006644</text:p>
          </table:table-cell>
        </table:table-row>
        <table:table-row table:style-name="ro1">
          <table:table-cell table:number-columns-repeated="4"/>
          <table:table-cell office:value-type="float" office:value="518388" calcext:value-type="float">
            <text:p>518388</text:p>
          </table:table-cell>
          <table:table-cell office:value-type="float" office:value="155.408719" calcext:value-type="float">
            <text:p>155.408719</text:p>
          </table:table-cell>
          <table:table-cell table:number-columns-repeated="6"/>
          <table:table-cell office:value-type="float" office:value="526833" calcext:value-type="float">
            <text:p>526833</text:p>
          </table:table-cell>
          <table:table-cell office:value-type="float" office:value="157.94047" calcext:value-type="float">
            <text:p>157.94047</text:p>
          </table:table-cell>
          <table:table-cell office:value-type="float" office:value="535767" calcext:value-type="float">
            <text:p>535767</text:p>
          </table:table-cell>
          <table:table-cell office:value-type="float" office:value="160.618774" calcext:value-type="float">
            <text:p>160.618774</text:p>
          </table:table-cell>
        </table:table-row>
        <table:table-row table:style-name="ro1">
          <table:table-cell table:number-columns-repeated="4"/>
          <table:table-cell office:value-type="float" office:value="518188" calcext:value-type="float">
            <text:p>518188</text:p>
          </table:table-cell>
          <table:table-cell office:value-type="float" office:value="155.348726" calcext:value-type="float">
            <text:p>155.348726</text:p>
          </table:table-cell>
          <table:table-cell table:number-columns-repeated="6"/>
          <table:table-cell office:value-type="float" office:value="526472" calcext:value-type="float">
            <text:p>526472</text:p>
          </table:table-cell>
          <table:table-cell office:value-type="float" office:value="157.832415" calcext:value-type="float">
            <text:p>157.832415</text:p>
          </table:table-cell>
          <table:table-cell office:value-type="float" office:value="532291" calcext:value-type="float">
            <text:p>532291</text:p>
          </table:table-cell>
          <table:table-cell office:value-type="float" office:value="159.576941" calcext:value-type="float">
            <text:p>159.576941</text:p>
          </table:table-cell>
        </table:table-row>
        <table:table-row table:style-name="ro1">
          <table:table-cell table:number-columns-repeated="4"/>
          <table:table-cell office:value-type="float" office:value="517769" calcext:value-type="float">
            <text:p>517769</text:p>
          </table:table-cell>
          <table:table-cell office:value-type="float" office:value="155.223192" calcext:value-type="float">
            <text:p>155.223192</text:p>
          </table:table-cell>
          <table:table-cell table:number-columns-repeated="6"/>
          <table:table-cell office:value-type="float" office:value="526379" calcext:value-type="float">
            <text:p>526379</text:p>
          </table:table-cell>
          <table:table-cell office:value-type="float" office:value="157.804546" calcext:value-type="float">
            <text:p>157.804546</text:p>
          </table:table-cell>
          <table:table-cell office:value-type="float" office:value="535735" calcext:value-type="float">
            <text:p>535735</text:p>
          </table:table-cell>
          <table:table-cell office:value-type="float" office:value="160.609248" calcext:value-type="float">
            <text:p>160.609248</text:p>
          </table:table-cell>
        </table:table-row>
        <table:table-row table:style-name="ro1">
          <table:table-cell table:number-columns-repeated="4"/>
          <table:table-cell office:value-type="float" office:value="517975" calcext:value-type="float">
            <text:p>517975</text:p>
          </table:table-cell>
          <table:table-cell office:value-type="float" office:value="155.284874" calcext:value-type="float">
            <text:p>155.284874</text:p>
          </table:table-cell>
          <table:table-cell table:number-columns-repeated="6"/>
          <table:table-cell office:value-type="float" office:value="526510" calcext:value-type="float">
            <text:p>526510</text:p>
          </table:table-cell>
          <table:table-cell office:value-type="float" office:value="157.843843" calcext:value-type="float">
            <text:p>157.843843</text:p>
          </table:table-cell>
          <table:table-cell office:value-type="float" office:value="535748" calcext:value-type="float">
            <text:p>535748</text:p>
          </table:table-cell>
          <table:table-cell office:value-type="float" office:value="160.61316" calcext:value-type="float">
            <text:p>160.61316</text:p>
          </table:table-cell>
        </table:table-row>
        <table:table-row table:style-name="ro1">
          <table:table-cell table:number-columns-repeated="4"/>
          <table:table-cell office:value-type="float" office:value="517926" calcext:value-type="float">
            <text:p>517926</text:p>
          </table:table-cell>
          <table:table-cell office:value-type="float" office:value="155.270219" calcext:value-type="float">
            <text:p>155.270219</text:p>
          </table:table-cell>
          <table:table-cell table:number-columns-repeated="6"/>
          <table:table-cell office:value-type="float" office:value="526314" calcext:value-type="float">
            <text:p>526314</text:p>
          </table:table-cell>
          <table:table-cell office:value-type="float" office:value="157.784877" calcext:value-type="float">
            <text:p>157.784877</text:p>
          </table:table-cell>
          <table:table-cell office:value-type="float" office:value="535911" calcext:value-type="float">
            <text:p>535911</text:p>
          </table:table-cell>
          <table:table-cell office:value-type="float" office:value="160.662038" calcext:value-type="float">
            <text:p>160.662038</text:p>
          </table:table-cell>
        </table:table-row>
        <table:table-row table:style-name="ro1">
          <table:table-cell table:number-columns-repeated="4"/>
          <table:table-cell office:value-type="float" office:value="518038" calcext:value-type="float">
            <text:p>518038</text:p>
          </table:table-cell>
          <table:table-cell office:value-type="float" office:value="155.303808" calcext:value-type="float">
            <text:p>155.303808</text:p>
          </table:table-cell>
          <table:table-cell table:number-columns-repeated="6"/>
          <table:table-cell office:value-type="float" office:value="526725" calcext:value-type="float">
            <text:p>526725</text:p>
          </table:table-cell>
          <table:table-cell office:value-type="float" office:value="157.908172" calcext:value-type="float">
            <text:p>157.908172</text:p>
          </table:table-cell>
          <table:table-cell office:value-type="float" office:value="533899" calcext:value-type="float">
            <text:p>533899</text:p>
          </table:table-cell>
          <table:table-cell office:value-type="float" office:value="160.05877" calcext:value-type="float">
            <text:p>160.05877</text:p>
          </table:table-cell>
        </table:table-row>
        <table:table-row table:style-name="ro1">
          <table:table-cell table:number-columns-repeated="4"/>
          <table:table-cell office:value-type="float" office:value="518315" calcext:value-type="float">
            <text:p>518315</text:p>
          </table:table-cell>
          <table:table-cell office:value-type="float" office:value="155.386914" calcext:value-type="float">
            <text:p>155.386914</text:p>
          </table:table-cell>
          <table:table-cell table:number-columns-repeated="6"/>
          <table:table-cell office:value-type="float" office:value="526923" calcext:value-type="float">
            <text:p>526923</text:p>
          </table:table-cell>
          <table:table-cell office:value-type="float" office:value="157.967485" calcext:value-type="float">
            <text:p>157.967485</text:p>
          </table:table-cell>
          <table:table-cell office:value-type="float" office:value="532243" calcext:value-type="float">
            <text:p>532243</text:p>
          </table:table-cell>
          <table:table-cell office:value-type="float" office:value="159.562416" calcext:value-type="float">
            <text:p>159.562416</text:p>
          </table:table-cell>
        </table:table-row>
        <table:table-row table:style-name="ro1">
          <table:table-cell table:number-columns-repeated="4"/>
          <table:table-cell office:value-type="float" office:value="518334" calcext:value-type="float">
            <text:p>518334</text:p>
          </table:table-cell>
          <table:table-cell office:value-type="float" office:value="155.392767" calcext:value-type="float">
            <text:p>155.392767</text:p>
          </table:table-cell>
          <table:table-cell table:number-columns-repeated="6"/>
          <table:table-cell office:value-type="float" office:value="526474" calcext:value-type="float">
            <text:p>526474</text:p>
          </table:table-cell>
          <table:table-cell office:value-type="float" office:value="157.832818" calcext:value-type="float">
            <text:p>157.832818</text:p>
          </table:table-cell>
          <table:table-cell office:value-type="float" office:value="534060" calcext:value-type="float">
            <text:p>534060</text:p>
          </table:table-cell>
          <table:table-cell office:value-type="float" office:value="160.107037" calcext:value-type="float">
            <text:p>160.107037</text:p>
          </table:table-cell>
        </table:table-row>
        <table:table-row table:style-name="ro1">
          <table:table-cell table:number-columns-repeated="4"/>
          <table:table-cell office:value-type="float" office:value="518134" calcext:value-type="float">
            <text:p>518134</text:p>
          </table:table-cell>
          <table:table-cell office:value-type="float" office:value="155.33281" calcext:value-type="float">
            <text:p>155.33281</text:p>
          </table:table-cell>
          <table:table-cell table:number-columns-repeated="6"/>
          <table:table-cell office:value-type="float" office:value="526304" calcext:value-type="float">
            <text:p>526304</text:p>
          </table:table-cell>
          <table:table-cell office:value-type="float" office:value="157.782" calcext:value-type="float">
            <text:p>157.782</text:p>
          </table:table-cell>
          <table:table-cell office:value-type="float" office:value="533962" calcext:value-type="float">
            <text:p>533962</text:p>
          </table:table-cell>
          <table:table-cell office:value-type="float" office:value="160.077819" calcext:value-type="float">
            <text:p>160.077819</text:p>
          </table:table-cell>
        </table:table-row>
        <table:table-row table:style-name="ro1">
          <table:table-cell table:number-columns-repeated="4"/>
          <table:table-cell office:value-type="float" office:value="518008" calcext:value-type="float">
            <text:p>518008</text:p>
          </table:table-cell>
          <table:table-cell office:value-type="float" office:value="155.294796" calcext:value-type="float">
            <text:p>155.294796</text:p>
          </table:table-cell>
          <table:table-cell table:number-columns-repeated="6"/>
          <table:table-cell office:value-type="float" office:value="526674" calcext:value-type="float">
            <text:p>526674</text:p>
          </table:table-cell>
          <table:table-cell office:value-type="float" office:value="157.892967" calcext:value-type="float">
            <text:p>157.892967</text:p>
          </table:table-cell>
          <table:table-cell office:value-type="float" office:value="535604" calcext:value-type="float">
            <text:p>535604</text:p>
          </table:table-cell>
          <table:table-cell office:value-type="float" office:value="160.570105" calcext:value-type="float">
            <text:p>160.570105</text:p>
          </table:table-cell>
        </table:table-row>
        <table:table-row table:style-name="ro1">
          <table:table-cell table:number-columns-repeated="4"/>
          <table:table-cell office:value-type="float" office:value="518067" calcext:value-type="float">
            <text:p>518067</text:p>
          </table:table-cell>
          <table:table-cell office:value-type="float" office:value="155.312649" calcext:value-type="float">
            <text:p>155.312649</text:p>
          </table:table-cell>
          <table:table-cell table:number-columns-repeated="6"/>
          <table:table-cell office:value-type="float" office:value="526898" calcext:value-type="float">
            <text:p>526898</text:p>
          </table:table-cell>
          <table:table-cell office:value-type="float" office:value="157.959921" calcext:value-type="float">
            <text:p>157.959921</text:p>
          </table:table-cell>
          <table:table-cell office:value-type="float" office:value="535842" calcext:value-type="float">
            <text:p>535842</text:p>
          </table:table-cell>
          <table:table-cell office:value-type="float" office:value="160.641265" calcext:value-type="float">
            <text:p>160.641265</text:p>
          </table:table-cell>
        </table:table-row>
        <table:table-row table:style-name="ro1">
          <table:table-cell table:number-columns-repeated="4"/>
          <table:table-cell office:value-type="float" office:value="518310" calcext:value-type="float">
            <text:p>518310</text:p>
          </table:table-cell>
          <table:table-cell office:value-type="float" office:value="155.385508" calcext:value-type="float">
            <text:p>155.385508</text:p>
          </table:table-cell>
          <table:table-cell table:number-columns-repeated="6"/>
          <table:table-cell office:value-type="float" office:value="526185" calcext:value-type="float">
            <text:p>526185</text:p>
          </table:table-cell>
          <table:table-cell office:value-type="float" office:value="157.746395" calcext:value-type="float">
            <text:p>157.746395</text:p>
          </table:table-cell>
          <table:table-cell office:value-type="float" office:value="534068" calcext:value-type="float">
            <text:p>534068</text:p>
          </table:table-cell>
          <table:table-cell office:value-type="float" office:value="160.109418" calcext:value-type="float">
            <text:p>160.109418</text:p>
          </table:table-cell>
        </table:table-row>
        <table:table-row table:style-name="ro1">
          <table:table-cell table:number-columns-repeated="4"/>
          <table:table-cell office:value-type="float" office:value="518304" calcext:value-type="float">
            <text:p>518304</text:p>
          </table:table-cell>
          <table:table-cell office:value-type="float" office:value="155.383601" calcext:value-type="float">
            <text:p>155.383601</text:p>
          </table:table-cell>
          <table:table-cell table:number-columns-repeated="6"/>
          <table:table-cell office:value-type="float" office:value="526931" calcext:value-type="float">
            <text:p>526931</text:p>
          </table:table-cell>
          <table:table-cell office:value-type="float" office:value="157.969977" calcext:value-type="float">
            <text:p>157.969977</text:p>
          </table:table-cell>
          <table:table-cell office:value-type="float" office:value="534038" calcext:value-type="float">
            <text:p>534038</text:p>
          </table:table-cell>
          <table:table-cell office:value-type="float" office:value="160.100681" calcext:value-type="float">
            <text:p>160.100681</text:p>
          </table:table-cell>
        </table:table-row>
        <table:table-row table:style-name="ro1">
          <table:table-cell table:number-columns-repeated="4"/>
          <table:table-cell office:value-type="float" office:value="518311" calcext:value-type="float">
            <text:p>518311</text:p>
          </table:table-cell>
          <table:table-cell office:value-type="float" office:value="155.385755" calcext:value-type="float">
            <text:p>155.385755</text:p>
          </table:table-cell>
          <table:table-cell table:number-columns-repeated="6"/>
          <table:table-cell office:value-type="float" office:value="526820" calcext:value-type="float">
            <text:p>526820</text:p>
          </table:table-cell>
          <table:table-cell office:value-type="float" office:value="157.936525" calcext:value-type="float">
            <text:p>157.936525</text:p>
          </table:table-cell>
          <table:table-cell office:value-type="float" office:value="535732" calcext:value-type="float">
            <text:p>535732</text:p>
          </table:table-cell>
          <table:table-cell office:value-type="float" office:value="160.608317" calcext:value-type="float">
            <text:p>160.608317</text:p>
          </table:table-cell>
        </table:table-row>
        <table:table-row table:style-name="ro1">
          <table:table-cell table:number-columns-repeated="4"/>
          <table:table-cell office:value-type="float" office:value="517892" calcext:value-type="float">
            <text:p>517892</text:p>
          </table:table-cell>
          <table:table-cell office:value-type="float" office:value="155.260012" calcext:value-type="float">
            <text:p>155.260012</text:p>
          </table:table-cell>
          <table:table-cell table:number-columns-repeated="6"/>
          <table:table-cell office:value-type="float" office:value="526715" calcext:value-type="float">
            <text:p>526715</text:p>
          </table:table-cell>
          <table:table-cell office:value-type="float" office:value="157.905103" calcext:value-type="float">
            <text:p>157.905103</text:p>
          </table:table-cell>
          <table:table-cell office:value-type="float" office:value="530358" calcext:value-type="float">
            <text:p>530358</text:p>
          </table:table-cell>
          <table:table-cell office:value-type="float" office:value="158.997333" calcext:value-type="float">
            <text:p>158.997333</text:p>
          </table:table-cell>
        </table:table-row>
        <table:table-row table:style-name="ro1">
          <table:table-cell table:number-columns-repeated="4"/>
          <table:table-cell office:value-type="float" office:value="518098" calcext:value-type="float">
            <text:p>518098</text:p>
          </table:table-cell>
          <table:table-cell office:value-type="float" office:value="155.321979" calcext:value-type="float">
            <text:p>155.321979</text:p>
          </table:table-cell>
          <table:table-cell table:number-columns-repeated="6"/>
          <table:table-cell office:value-type="float" office:value="526125" calcext:value-type="float">
            <text:p>526125</text:p>
          </table:table-cell>
          <table:table-cell office:value-type="float" office:value="157.728179" calcext:value-type="float">
            <text:p>157.728179</text:p>
          </table:table-cell>
          <table:table-cell office:value-type="float" office:value="532286" calcext:value-type="float">
            <text:p>532286</text:p>
          </table:table-cell>
          <table:table-cell office:value-type="float" office:value="159.575331" calcext:value-type="float">
            <text:p>159.575331</text:p>
          </table:table-cell>
        </table:table-row>
        <table:table-row table:style-name="ro1">
          <table:table-cell table:number-columns-repeated="4"/>
          <table:table-cell office:value-type="float" office:value="517849" calcext:value-type="float">
            <text:p>517849</text:p>
          </table:table-cell>
          <table:table-cell office:value-type="float" office:value="155.247265" calcext:value-type="float">
            <text:p>155.247265</text:p>
          </table:table-cell>
          <table:table-cell table:number-columns-repeated="6"/>
          <table:table-cell office:value-type="float" office:value="526681" calcext:value-type="float">
            <text:p>526681</text:p>
          </table:table-cell>
          <table:table-cell office:value-type="float" office:value="157.894849" calcext:value-type="float">
            <text:p>157.894849</text:p>
          </table:table-cell>
          <table:table-cell office:value-type="float" office:value="534070" calcext:value-type="float">
            <text:p>534070</text:p>
          </table:table-cell>
          <table:table-cell office:value-type="float" office:value="160.110124" calcext:value-type="float">
            <text:p>160.110124</text:p>
          </table:table-cell>
        </table:table-row>
        <table:table-row table:style-name="ro1">
          <table:table-cell table:number-columns-repeated="4"/>
          <table:table-cell office:value-type="float" office:value="518158" calcext:value-type="float">
            <text:p>518158</text:p>
          </table:table-cell>
          <table:table-cell office:value-type="float" office:value="155.339912" calcext:value-type="float">
            <text:p>155.339912</text:p>
          </table:table-cell>
          <table:table-cell table:number-columns-repeated="6"/>
          <table:table-cell office:value-type="float" office:value="526765" calcext:value-type="float">
            <text:p>526765</text:p>
          </table:table-cell>
          <table:table-cell office:value-type="float" office:value="157.920275" calcext:value-type="float">
            <text:p>157.920275</text:p>
          </table:table-cell>
          <table:table-cell office:value-type="float" office:value="535813" calcext:value-type="float">
            <text:p>535813</text:p>
          </table:table-cell>
          <table:table-cell office:value-type="float" office:value="160.632601" calcext:value-type="float">
            <text:p>160.632601</text:p>
          </table:table-cell>
        </table:table-row>
        <table:table-row table:style-name="ro1">
          <table:table-cell table:number-columns-repeated="4"/>
          <table:table-cell office:value-type="float" office:value="517996" calcext:value-type="float">
            <text:p>517996</text:p>
          </table:table-cell>
          <table:table-cell office:value-type="float" office:value="155.291201" calcext:value-type="float">
            <text:p>155.291201</text:p>
          </table:table-cell>
          <table:table-cell table:number-columns-repeated="6"/>
          <table:table-cell office:value-type="float" office:value="535192" calcext:value-type="float">
            <text:p>535192</text:p>
          </table:table-cell>
          <table:table-cell office:value-type="float" office:value="160.446666" calcext:value-type="float">
            <text:p>160.446666</text:p>
          </table:table-cell>
          <table:table-cell office:value-type="float" office:value="534041" calcext:value-type="float">
            <text:p>534041</text:p>
          </table:table-cell>
          <table:table-cell office:value-type="float" office:value="160.10157" calcext:value-type="float">
            <text:p>160.10157</text:p>
          </table:table-cell>
        </table:table-row>
        <table:table-row table:style-name="ro1">
          <table:table-cell table:number-columns-repeated="4"/>
          <table:table-cell office:value-type="float" office:value="517895" calcext:value-type="float">
            <text:p>517895</text:p>
          </table:table-cell>
          <table:table-cell office:value-type="float" office:value="155.261084" calcext:value-type="float">
            <text:p>155.261084</text:p>
          </table:table-cell>
          <table:table-cell table:number-columns-repeated="8"/>
          <table:table-cell office:value-type="float" office:value="531091" calcext:value-type="float">
            <text:p>531091</text:p>
          </table:table-cell>
          <table:table-cell office:value-type="float" office:value="159.217125" calcext:value-type="float">
            <text:p>159.217125</text:p>
          </table:table-cell>
        </table:table-row>
        <table:table-row table:style-name="ro1">
          <table:table-cell table:number-columns-repeated="4"/>
          <table:table-cell office:value-type="float" office:value="517974" calcext:value-type="float">
            <text:p>517974</text:p>
          </table:table-cell>
          <table:table-cell office:value-type="float" office:value="155.284599" calcext:value-type="float">
            <text:p>155.2845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18001" calcext:value-type="float">
            <text:p>518001</text:p>
          </table:table-cell>
          <table:table-cell office:value-type="float" office:value="155.292747" calcext:value-type="float">
            <text:p>155.29274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2:50:58.164101008</meta:creation-date>
    <dc:date>2018-07-05T15:22:04.949752021</dc:date>
    <meta:editing-duration>PT27M54S</meta:editing-duration>
    <meta:editing-cycles>8</meta:editing-cycles>
    <meta:generator>LibreOffice/5.1.6.2$Linux_X86_64 LibreOffice_project/10m0$Build-2</meta:generator>
    <meta:document-statistic meta:table-count="2" meta:cell-count="45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Average Distances</text:p>
        </chart:title>
        <chart:plot-area chart:style-name="ch3" table:cell-range-address="RangeTests.C1:RangeTests.I2" chart:data-source-has-labels="both" svg:x="0.534cm" svg:y="1.433cm" svg:width="14.347cm" svg:height="6.562cm">
          <chartooo:coordinate-region svg:x="1.341cm" svg:y="1.632cm" svg:width="13.446cm" svg:height="5.716cm"/>
          <chart:axis chart:dimension="x" chart:name="primary-x" chart:style-name="ch4" chartooo:axis-type="auto">
            <chartooo:date-scale/>
            <chart:title svg:x="6.684cm" svg:y="8.175cm" chart:style-name="ch5">
              <text:p>Location in m</text:p>
            </chart:title>
            <chart:categories table:cell-range-address="RangeTests.C1:RangeTests.I1"/>
          </chart:axis>
          <chart:axis chart:dimension="y" chart:name="primary-y" chart:style-name="ch4">
            <chart:title svg:x="0cm" svg:y="5.75cm" chart:style-name="ch6">
              <text:p>Distance in m</text:p>
            </chart:title>
            <chart:grid chart:style-name="ch7" chart:class="major"/>
          </chart:axis>
          <chart:series chart:style-name="ch8" chart:values-cell-range-address="RangeTests.C2:RangeTests.I2" loext:label-string="distance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RangeTests.C1:RangeTests.I1</svg:desc>
                </draw:g>
              </table:table-cell>
              <table:table-cell office:value-type="float" office:value="154.081124115044">
                <text:p>154.081124115044</text:p>
                <draw:g>
                  <svg:desc>RangeTests.C2:RangeTests.I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55.321068666667">
                <text:p>155.32106866666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6.119416669856">
                <text:p>156.11941666985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56.666409894273">
                <text:p>156.66640989427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7.514551393701">
                <text:p>157.51455139370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57.843601021053">
                <text:p>157.8436010210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0.168416094406">
                <text:p>160.168416094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5.324cm" svg:y="0.316cm" chart:style-name="ch2">
          <text:p>Average Propagationtimes</text:p>
        </chart:title>
        <chart:plot-area chart:style-name="ch3" table:cell-range-address="RangeTests.Y12:RangeTests.Y12 RangeTests.C1:RangeTests.I1 RangeTests.C3:RangeTests.I3" chart:data-source-has-labels="both" svg:x="1.331cm" svg:y="1.275cm" svg:width="14.349cm" svg:height="6.569cm">
          <chartooo:coordinate-region svg:x="2.693cm" svg:y="1.474cm" svg:width="12.893cm" svg:height="5.723cm"/>
          <chart:axis chart:dimension="x" chart:name="primary-x" chart:style-name="ch4" chartooo:axis-type="auto">
            <chartooo:date-scale/>
            <chart:title svg:x="7.482cm" svg:y="8.024cm" chart:style-name="ch5">
              <text:p>Location in m</text:p>
            </chart:title>
            <chart:categories table:cell-range-address="RangeTests.C1:RangeTests.I1"/>
          </chart:axis>
          <chart:axis chart:dimension="y" chart:name="primary-y" chart:style-name="ch4">
            <chart:title svg:x="0.451cm" svg:y="6.191cm" chart:style-name="ch6">
              <text:p>Propagationtime in ps</text:p>
            </chart:title>
            <chart:grid chart:style-name="ch7" chart:class="major"/>
          </chart:axis>
          <chart:series chart:style-name="ch8" chart:values-cell-range-address="RangeTests.C3:RangeTests.I3" loext:label-string="propagation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pagation</text:p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RangeTests.C1:RangeTests.I1</svg:desc>
                </draw:g>
              </table:table-cell>
              <table:table-cell office:value-type="float" office:value="513959.265486726">
                <text:p>513959.265486726</text:p>
                <draw:g>
                  <svg:desc>RangeTests.C3:RangeTests.I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18095.319444444">
                <text:p>518095.31944444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0758.315789474">
                <text:p>520758.31578947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522582.920704846">
                <text:p>522582.9207048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25411.964566929">
                <text:p>525411.96456692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26509.575438597">
                <text:p>526509.5754385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34264.318181818">
                <text:p>534264.3181818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